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752in"/>
    </style:style>
    <style:style style:name="co2" style:family="table-column">
      <style:table-column-properties fo:break-before="auto" style:column-width="2.0508in"/>
    </style:style>
    <style:style style:name="co3" style:family="table-column">
      <style:table-column-properties fo:break-before="auto" style:column-width="3.0339in"/>
    </style:style>
    <style:style style:name="co4" style:family="table-column">
      <style:table-column-properties fo:break-before="auto" style:column-width="4.202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5.0173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000000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(COUNTIF([.A$1:.A$1048576];[.$A1]) &gt; 1))" style:apply-style-name="Bad" style:base-cell-address="import.A1"/>
    </style:style>
    <style:style style:name="ce8" style:family="table-cell" style:parent-style-name="Defaul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(COUNTIF([.A$1:.A$1048576];[.$A1]) &gt; 1))" style:apply-style-name="Bad" style:base-cell-address="import.A1"/>
    </style:style>
    <style:style style:name="ce9" style:family="table-cell" style:parent-style-name="Default">
      <style:text-properties fo:font-size="11pt" fo:font-weight="normal" style:font-size-asian="11pt" style:font-weight-asian="normal" style:font-size-complex="11pt" style:font-weight-complex="normal"/>
      <style:map style:condition="is-true-formula((COUNTIF([.A$1:.A$1048576];[.$A1]) &gt; 1))" style:apply-style-name="Bad" style:base-cell-address="import.A1"/>
    </style:style>
    <style:style style:name="ce1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normal" style:font-size-asian="11pt" style:font-weight-asian="normal" style:font-size-complex="11pt" style:font-weight-complex="normal"/>
    </style:style>
    <style:style style:name="ce13" style:family="table-cell" style:parent-style-name="Default">
      <style:table-cell-properties fo:background-color="#000000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import" table:style-name="ta1">
        <office:forms form:automatic-focus="false" form:apply-design-mode="false"/>
        <table:table-column table:style-name="co1" table:default-cell-style-name="ce8"/>
        <table:table-column table:style-name="co1" table:number-columns-repeated="6" table:default-cell-style-name="ce11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1014" table:default-cell-style-name="ce14"/>
        <table:table-row table:style-name="ro1">
          <table:table-cell table:style-name="ce7" office:value-type="string" calcext:value-type="string">
            <text:p>file</text:p>
          </table:table-cell>
          <table:table-cell table:style-name="ce10" office:value-type="string" calcext:value-type="string">
            <text:p>gender</text:p>
          </table:table-cell>
          <table:table-cell table:style-name="ce10" office:value-type="string" calcext:value-type="string">
            <text:p>sex</text:p>
          </table:table-cell>
          <table:table-cell table:style-name="ce10" office:value-type="string" calcext:value-type="string">
            <text:p>alignment</text:p>
          </table:table-cell>
          <table:table-cell table:style-name="ce10" office:value-type="string" calcext:value-type="string">
            <text:p>general</text:p>
          </table:table-cell>
          <table:table-cell table:style-name="ce10" office:value-type="string" calcext:value-type="string">
            <text:p>race</text:p>
          </table:table-cell>
          <table:table-cell table:style-name="ce10" office:value-type="string" calcext:value-type="string">
            <text:p>class</text:p>
          </table:table-cell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15"/>
        </table:table-row>
        <table:table-row table:style-name="ro1">
          <table:table-cell office:value-type="string" calcext:value-type="string">
            <text:p>acoldea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Acoly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colpois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Acoly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1skl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2skl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2skl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2z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3skl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3skl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3z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4skl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4z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5z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bion</text:p>
          </table:table-cell>
          <table:table-cell table:number-columns-repeated="5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b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pheus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phe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pheus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phe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gaa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nga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de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Arden Thurl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den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Arden Thurlow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as1bear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table:style-name="ce15" office:value-type="string" calcext:value-type="string">
            <text:p>Black Be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1wolf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olf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as2cave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table:style-name="ce15" office:value-type="string" calcext:value-type="string">
            <text:p>Cave Be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2d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ire Wolf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as3polr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table:style-name="ce15" office:value-type="string" calcext:value-type="string">
            <text:p>Polar Be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3wint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ds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rother Ads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ldema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aldemar Thurl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ldema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aldemar Thurlo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ar1ax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ear Tribe Warrio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ar1mc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ear Tribe Warrio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ar1sw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ear Tribe Warri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2ax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Wyrm Tribe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ar2hm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Wyrm Tribe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2sw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Wyrm Tribe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3ax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lk Tribe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3mc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lk Tribe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3sw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lk Tribe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keep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risell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tc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a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bsp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lack Bear Spiri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bspir2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unknown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bearbel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table:style-name="ce15" office:value-type="string" calcext:value-type="string">
            <text:p>Black Be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arpol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Polar Bear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bearpolr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table:style-name="ce15" office:value-type="string" calcext:value-type="string">
            <text:p>Polar Be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dd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leeping Dwar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etb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ombardier Beet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etbo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oring Beet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etl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et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etle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eet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etleg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et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etrhi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Rhinoceros Beet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lhi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elhifet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bergclaw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table:style-name="ce15" office:value-type="string" calcext:value-type="string">
            <text:p>Bergclaw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berserk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table:style-name="ce15" office:value-type="string" calcext:value-type="string">
            <text:p>Berserk Warrior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hark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rother Hark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iknigh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lack Ice Knigh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i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ir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knight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lack Knight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n800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oneguard Skelet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on801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oneguard Skelet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negar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oneguard Skelet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onse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ronze Sentr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Ca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air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airm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airm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airm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cken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Chick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uri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Chur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kinv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Invisible Stalk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nlan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Conla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o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oo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pspi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lanar Spiri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w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o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rypthng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rypt Th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ust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Custhanto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animp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Animated Pla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animp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Animated Plat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yanimp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Animated Pla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beet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Rhinoceros Beet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clops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yclop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earth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yfire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ymyco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Red Myconi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yshamb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office:value-type="float" office:value="176" calcext:value-type="float">
            <text:p>17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hambl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wate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Water Element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vi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av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bar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arbarian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bar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arbarian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bar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arbarian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bar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arbarian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bar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arbarian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bar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arbarian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advi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aptive Villag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advilf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aptive Villag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adwolf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Do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ddo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Jack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epgn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Unconscious Deep Gnom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naini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Denain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igby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Digb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ire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ire Be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jinni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Djinni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lbar1a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ear Tribe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ar1m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ear Tribe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ar1s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ear Tribe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ar3a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lk Tribe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ar3m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lk Tribe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ar3s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lk Tribe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negr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oneguard Skelet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lbone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one Scaveng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lcldax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old Bon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lcldhn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old Bon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lcldmc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old Bon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lcldsw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old Bon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lfznbn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Frozen Bon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liceax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Iced Bon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licehn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Iced Bon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licesw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Iced Bone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licet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reater Ice Trol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lscra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cra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lsnot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reater Snow Trol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lwate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Water Kin Element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lyeti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erg Yet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la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Dol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oga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Doog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owp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Priest-Mage of Vhaerau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ows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row Sorcer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ows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Drow Spellswor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owv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Drow Vanguard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druidbb</text:p>
          </table:table-cell>
          <table:table-cell table:number-columns-repeated="2" table:style-name="ce12" office:value-type="string" calcext:value-type="string">
            <text:p><text:s/>null</text:p>
          </table:table-cell>
          <table:table-cell table:style-name="ce12" office:value-type="float" office:value="34" calcext:value-type="float">
            <text:p>34</text:p>
          </table:table-cell>
          <table:table-cell table:number-columns-repeated="3" table:style-name="ce12" office:value-type="string" calcext:value-type="string">
            <text:p><text:s/>null</text:p>
          </table:table-cell>
          <table:table-cell table:style-name="ce15" office:value-type="string" calcext:value-type="string">
            <text:p>Boring Beet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uide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uidf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druidpb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table:style-name="ce15" office:value-type="string" calcext:value-type="string">
            <text:p>Polar Be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uidw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Water Element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uidw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v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rp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g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g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ogr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Ogr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corps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cyc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yclop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le801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eepomab</text:p>
          </table:table-cell>
          <table:table-cell table:number-columns-repeated="2" table:style-name="ce12" office:value-type="string" calcext:value-type="string">
            <text:p><text:s/>null</text:p>
          </table:table-cell>
          <table:table-cell table:style-name="ce12" office:value-type="float" office:value="19" calcext:value-type="float">
            <text:p>19</text:p>
          </table:table-cell>
          <table:table-cell table:number-columns-repeated="3" table:style-name="ce12" office:value-type="string" calcext:value-type="string">
            <text:p><text:s/>null</text:p>
          </table:table-cell>
          <table:table-cell table:style-name="ce15" office:value-type="string" calcext:value-type="string">
            <text:p>Poma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squir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quirre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girl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hmador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girl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Dillsandr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hbeetl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eet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dathyf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Eldathy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emear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em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emwa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Water Element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isia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Elisi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mmeric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Emmerich Haw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mmrch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Emmerich Haw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revdea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revain Blackshea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rris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e of Sir Erris</text:p>
          </table:table-cell>
          <table:table-cell office:value-type="string" calcext:value-type="string">
            <text:p>Should be general: undead, but don’t want to be turna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12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12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12wat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Water Element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16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16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16wat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Water Element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20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20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20wat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Water Element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24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24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24wat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Water Element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8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8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8wat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Water Element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m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tti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Ett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mcapvi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aptive Villager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frostbit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table:style-name="ce15" office:value-type="string" calcext:value-type="string">
            <text:p>Frostbi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re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are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spa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asp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bard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Luremaster</text:p>
          </table:table-cell>
          <table:table-cell office:value-type="string" calcext:value-type="string">
            <text:p>Should be general: undead, but don’t want to be turna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eddian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e of Sir Geddian</text:p>
          </table:table-cell>
          <table:table-cell office:value-type="string" calcext:value-type="string">
            <text:p>Should be general: undead, but don’t want to be turna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eeze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elari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elarit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ha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ha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hereg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here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ho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Gho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hou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houl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iantf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Frost Giant Guar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iantfi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Fire Gi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iantfi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Fire Gi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iantf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Frost Gi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iantf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Frost Gi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iantf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Joril's Bodyguar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isb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ombardier Beet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isbor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oring Beet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obeh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oblina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oblin Arch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oblin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oboax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obob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or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or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le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Hailee Dun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leeh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Hailee Dun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rm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Hermit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higharch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table:style-name="ce15" office:value-type="string" calcext:value-type="string">
            <text:p>High Arch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ghbap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High Bapti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ghritu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High Rituali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ghsumm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High Summon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ghtor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High Tortur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ldreth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Hildreth Highhamm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stac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Histachi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jollde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Hjolld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jolldr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Hjolld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bar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Hobart Stubbleto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bart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Hobart Stubbletoes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hobartf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table:style-name="ce15" office:value-type="string" calcext:value-type="string">
            <text:p>Hobart Stubbleto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ba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Hobart Stubbleto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rs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Hor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rpinf</text:p>
          </table:table-cell>
          <table:table-cell table:number-columns-repeated="5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fernal Harp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rpmat</text:p>
          </table:table-cell>
          <table:table-cell table:number-columns-repeated="5" office:value-type="string" calcext:value-type="string">
            <text:p><text:s/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arpy Que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vissa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vist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now Trol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vstlk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Invisible Stalk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eme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Jemelia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kldo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Jack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klgt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reater Jack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klld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Jackal Pack Lead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klshm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Jackal Sha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klsum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ummon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klwa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Jackal Warri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Jori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alab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rp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ao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Neo Oro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aoro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Neo Orog Maraud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arr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arr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atown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atown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atown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aylessa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Kayless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animp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Animated Pla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ieran</text:p>
          </table:table-cell>
          <table:table-cell table:number-columns-repeated="5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eran Ny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ontik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Konti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ress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ressela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tghl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tgst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ha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tmu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umm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tsk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tska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tska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tska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tskh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tskh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tskt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attered Skelet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tskt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attered Skelet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ttas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attered Skelet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ttas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attered Skelet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ttga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ttga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ttga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ttg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ttgm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twgt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twgti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bued Wigh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tzo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tzomj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Chosen Zombie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kubear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table:style-name="ce15" office:value-type="string" calcext:value-type="string">
            <text:p>Cave Be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umirek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ire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uye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undra Yet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rre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arre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rrel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arrel's Send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h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ehlan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thias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Lethia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gha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ha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ghou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zd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zking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izard Man K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m1hw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m1hwax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m1hw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m1hwms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m1hwp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m1hwpo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m2hwla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m2hwlay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m2hwna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m2hwnay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m2hwt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m2hwtey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msham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zard Man Sha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msham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zard Man Sha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msham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zard Man Sha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mshki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izard Man Sha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rdm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Lord Malurade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skarmms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skarmsw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wigh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ysanba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ys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zombi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zombiej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Ju-ju Zombi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lavons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Malav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rcth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ercenary Thie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rcthf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ercenary Thie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rcwar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Mercenary Warri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rcwar2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Mercenary Warri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rcwr1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Mercenary Warri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rcwr2d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Mercenary Warri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n8005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lind Minotau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n8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Minotau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nca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inotau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ne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Minotaur Eld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nf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inotau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nl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inotaur Lor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nota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lind Minotau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notau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Minotau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u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agic Mou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s1f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Beetl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s1goba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s1gob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s2bbt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ombardier Beet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s2gob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s2gob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s2lizm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s3bor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oring Beet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s3gh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s3orog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Neo Oro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s3tliz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s4gh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ha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s4og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Ogr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s4yeti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Yet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s5jzo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Ju-ju Zombi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s5mino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Minotau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s6crw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Carrion Crawl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s6sal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s7bgr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oneguard Skelet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s7umb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smcrw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Carrion Crawl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smsal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smyua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ts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now Troll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mummy</text:p>
          </table:table-cell>
          <table:table-cell table:number-columns-repeated="2" table:style-name="ce12" office:value-type="string" calcext:value-type="string">
            <text:p><text:s/>null</text:p>
          </table:table-cell>
          <table:table-cell table:style-name="ce12" office:value-type="float" office:value="19" calcext:value-type="float">
            <text:p>19</text:p>
          </table:table-cell>
          <table:table-cell table:number-columns-repeated="3" table:style-name="ce12" office:value-type="string" calcext:value-type="string">
            <text:p><text:s/>null</text:p>
          </table:table-cell>
          <table:table-cell table:style-name="ce15" office:value-type="string" calcext:value-type="string">
            <text:p>Mumm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urdaug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urdaug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yc801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Red Myconi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yconid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lue Myconi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yconid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Red Myconi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ytos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yto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ooro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Neo Oro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oorog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Krila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oorog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Neo Orog Maraud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oorog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Neo Orog Gener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ooro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Neo Oro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li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rlinor</text:p>
          </table:table-cell>
          <table:table-cell office:value-type="string" calcext:value-type="string">
            <text:p>Should be general: undead, but don’t want to be turna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gr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Ogr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rc2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Or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rca2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Or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rcewax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Orc Elite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orcewbow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table:style-name="ce15" office:value-type="string" calcext:value-type="string">
            <text:p>Orc Elit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rcsham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c Shama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rcwax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Or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rcwb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Or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rrick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Orrick the Gre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bspir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olar Bear Spiri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oma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Pomab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omimg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alse Pomab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oquel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vered Brother Poquel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resapp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Presio's Apprentic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resfi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Warrio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riest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Acolyt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sborbt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oring Beetl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sentry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ronze Sentr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sh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estess of Sha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shar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estess of Sha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urvis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Purvi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urvish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Purvis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rakshasa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table:style-name="ce15" office:value-type="string" calcext:value-type="string">
            <text:p>Rakshasa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rakshinv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table:style-name="ce15" office:value-type="string" calcext:value-type="string">
            <text:p>Rakshas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awleig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Rawleigh Gallawa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deliz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delizt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deyua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vnant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Reven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ikasha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Rikash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ktskel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ktskel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kttgua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ldmyc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Red Myconi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ldumb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db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ombardier Beet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dcry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rypt Th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dghos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ho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drevn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Reven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dstr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now Trol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dwwol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rndwyv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table:style-name="ce15" office:value-type="string" calcext:value-type="string">
            <text:p>Wyver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al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Roald Tunnelfi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cor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Or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hea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Elven Acoly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helf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Elven Arch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helfs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horca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Orc Gru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horc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Orc Arch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tfgver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Verbee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udo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Neo Orog Aveng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udoro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Neo Orog Maraud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sye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Yet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wtgic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reater Ice Trol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wtwwol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abli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aablic T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grd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ahuagin Royal Guar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rguar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ahuagin Royal Guar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rpries</text:p>
          </table:table-cell>
          <table:table-cell table:number-columns-repeated="5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huagin Royal High Priestes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umbe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Vodyano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umber2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Vodyano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bethla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riestess of Illma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elfa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Elven Acoly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elfbw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Elven Arch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elfbw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Elven Arch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elfc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Elven Cleri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elfcl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Elven Cleri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delfof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Elven Offic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elfof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Elven Offic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elfof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Elven Offic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elfp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Elven Prie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elfsw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elfsw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elfsw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elfsw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elfsw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elfwz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Elven Wizar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gobax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Goblin Gru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gobax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Goblin Warri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gobax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Goblin Warri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gobbw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Goblin Arch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gobbw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Goblin Marks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gobtr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Goblin Train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dog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null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Ogr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dogre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null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Ogr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orcax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Orc Gru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orcax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Orc Chiefta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orcbw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Orc Arch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orcbw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Orc Marks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orcsh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Orc Sha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worg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nul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Wor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ntry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ryshal Sentr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rrhya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ehriy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sou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evered Sou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adow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had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adow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uff Shad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adsou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hadowed Sou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atsou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hattered Sou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delfp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hadowed El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eemis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heemis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mbl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mbl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rieke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hriek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cylia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ister Incyli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armax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armms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armsw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elar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elbla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laded Skelet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elbla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urning Skelet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elbow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elser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errated Skelet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lavedf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Dead Sla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lavedf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Dead Sla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laved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Dead Sla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lavedm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Dead Sla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lavef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lavef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lavef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lavef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lavef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lave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lavem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lavem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lavem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lmzomb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lime Zombi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o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pcook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Coo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pcourtf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Courti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pcourtm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Courti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pknigh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Knigh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quire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quirre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quirel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quirre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1gob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1gob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1gob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1liz3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1liz4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1trl6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1trl7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1trl8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2gob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2gob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2gob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2liz5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2liz6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2liz7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3trl7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3trl8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3umb8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3umb9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hamb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mbling Moun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nnui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tone Nuisanc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ool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oolm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oolm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mdoo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Creeping Doo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msha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had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mstlk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Invisible Stalk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irfne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virfnebl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lode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lonite Priest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tarnelm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table:style-name="ce15" office:value-type="string" calcext:value-type="string">
            <text:p>Tarnel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arnse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arnished Sentr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elan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elani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herik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heri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hom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hom Farol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ierno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iern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ownief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ownief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ownief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ownief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ownief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ownie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owniem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owniem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owniem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owniem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radran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rcriek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rgbar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Luremast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rharl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rhobrt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rol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rollic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Ice Trol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rolls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now Trol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rollt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rolly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rshelh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rsph1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rsph2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rsph3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rsph4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rsph5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rsph6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rsph7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rsph8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rsph9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dgha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has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dghou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dwigh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hlk800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hlk8010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liga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Uliga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mberhlk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ndeadl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Undead Lieutenan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aarglan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argla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aargln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argla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alest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Valesti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erbd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Verbee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erbe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Verbee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erbeeg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Verbee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oice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he Voice of Durdel Anath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scye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Yeti Chiefta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slyeti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Yeti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sshad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esser Shado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sshadow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esser Shado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sye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Yeti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syeti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Yeti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ul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Vultur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bishop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hite Bishop 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erewl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reater Werewolf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hitcom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Whitcomb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igh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ight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ight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inwol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inwolf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olf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olf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olf1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olf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olfbe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olf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olf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olf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olfwin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spir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Wolf Spiri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tcyeti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Yeti Chiefta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tetti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Ett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ticetr1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reater Ice Trol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ticetr2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Ice Trol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ticetri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unknow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ticetr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reater Ice Trol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tsalf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tsalf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tsalf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tsalf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Dead Salamand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tsnot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now Trol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tye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lacier Yeti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wyrm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table:style-name="ce15" office:value-type="string" calcext:value-type="string">
            <text:p>White Wyrm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wyvern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table:style-name="ce15" office:value-type="string" calcext:value-type="string">
            <text:p>Wyver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yvmat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yvern Matr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actil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255" calcext:value-type="float">
            <text:p>255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Xactil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uaew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uaewb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yuaewbo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table:style-name="ce15" office:value-type="string" calcext:value-type="string">
            <text:p>Yuan-ti Elit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uaews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uanmag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Yuan-ti Mag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uan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uant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uanti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uan-ti Pries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uanw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uanw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uanws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uaxd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ubld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yuchamp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table:style-name="ce15" office:value-type="string" calcext:value-type="string">
            <text:p>Yuan-Ti Champi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uswd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xungir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Odd Little Gir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ombi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ombie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ombiej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Ju-ju Zombie</text:p>
          </table:table-cell>
          <table:table-cell table:number-columns-repeated="1016"/>
        </table:table-row>
        <table:table-row table:style-name="ro2" table:number-rows-repeated="39">
          <table:table-cell table:style-name="ce9"/>
          <table:table-cell table:style-name="ce12" table:number-columns-repeated="6"/>
          <table:table-cell table:style-name="ce15"/>
          <table:table-cell table:number-columns-repeated="1016"/>
        </table:table-row>
        <table:table-row table:style-name="ro1" table:number-rows-repeated="16">
          <table:table-cell table:style-name="ce9"/>
          <table:table-cell table:style-name="ce12" table:number-columns-repeated="6"/>
          <table:table-cell table:style-name="ce15"/>
          <table:table-cell table:number-columns-repeated="1016"/>
        </table:table-row>
        <table:table-row table:style-name="ro2" table:number-rows-repeated="40">
          <table:table-cell table:style-name="ce9"/>
          <table:table-cell table:style-name="ce12" table:number-columns-repeated="6"/>
          <table:table-cell table:style-name="ce15"/>
          <table:table-cell table:number-columns-repeated="1016"/>
        </table:table-row>
        <table:table-row table:style-name="ro2" table:number-rows-repeated="104786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import.A1:import.A1048576">
            <calcext:condition calcext:apply-style-name="Bad" calcext:value="formula-is((COUNTIF([.A$1:.A$1048576];[.$A1]) &gt; 1))" calcext:base-cell-address="import.A1"/>
          </calcext:conditional-format>
        </calcext:conditional-formats>
      </table:table>
      <table:table table:name="copy2array" table:style-name="ta1">
        <table:table-column table:style-name="co6" table:default-cell-style-name="Default"/>
        <table:table-row table:style-name="ro3">
          <table:table-cell table:formula="of:=CONCATENATE([$import.$A1];&quot;, &quot;;[$import.$B1];&quot;, &quot;;[$import.$C1];&quot;, &quot;;[$import.$D1];&quot;, &quot;;[$import.$E1];&quot;, &quot;;[$import.$F1];&quot;, &quot;;[$import.$G1];&quot; =&gt; &quot;;[$import.$A1];&quot; // &quot;;[$import.$H1])" office:value-type="string" office:string-value="file, gender, sex, alignment, general, race, class =&gt; file // name" calcext:value-type="string">
            <text:p>file, gender, sex, alignment, general, race, class =&gt; file // name</text:p>
          </table:table-cell>
        </table:table-row>
        <table:table-row table:style-name="ro3">
          <table:table-cell table:formula="of:=CONCATENATE([$import.$A2];&quot;, &quot;;[$import.$B2];&quot;, &quot;;[$import.$C2];&quot;, &quot;;[$import.$D2];&quot;, &quot;;[$import.$E2];&quot;, &quot;;[$import.$F2];&quot;, &quot;;[$import.$G2];&quot; =&gt; &quot;;[$import.$A2];&quot; // &quot;;[$import.$H2])" office:value-type="string" office:string-value="acoldead,  null,  null,  null, 3,  null,  null =&gt; acoldead // Acolyte" calcext:value-type="string">
            <text:p>acoldead, <text:s/>null, <text:s/>null, <text:s/>null, 3, <text:s/>null, <text:s/>null =&gt; acoldead // Acolyte</text:p>
          </table:table-cell>
        </table:table-row>
        <table:table-row table:style-name="ro3">
          <table:table-cell table:formula="of:=CONCATENATE([$import.$A3];&quot;, &quot;;[$import.$B3];&quot;, &quot;;[$import.$C3];&quot;, &quot;;[$import.$D3];&quot;, &quot;;[$import.$E3];&quot;, &quot;;[$import.$F3];&quot;, &quot;;[$import.$G3];&quot; =&gt; &quot;;[$import.$A3];&quot; // &quot;;[$import.$H3])" office:value-type="string" office:string-value="acolpois,  null,  null,  null, 3,  null,  null =&gt; acolpois // Acolyte" calcext:value-type="string">
            <text:p>acolpois, <text:s/>null, <text:s/>null, <text:s/>null, 3, <text:s/>null, <text:s/>null =&gt; acolpois // Acolyte</text:p>
          </table:table-cell>
        </table:table-row>
        <table:table-row table:style-name="ro3">
          <table:table-cell table:formula="of:=CONCATENATE([$import.$A4];&quot;, &quot;;[$import.$B4];&quot;, &quot;;[$import.$C4];&quot;, &quot;;[$import.$D4];&quot;, &quot;;[$import.$E4];&quot;, &quot;;[$import.$F4];&quot;, &quot;;[$import.$G4];&quot; =&gt; &quot;;[$import.$A4];&quot; // &quot;;[$import.$H4])" office:value-type="string" office:string-value="ad1sklm,  null,  null, 34,  null,  null,  null =&gt; ad1sklm // Skeleton" calcext:value-type="string">
            <text:p>ad1sklm, <text:s/>null, <text:s/>null, 34, <text:s/>null, <text:s/>null, <text:s/>null =&gt; ad1sklm // Skeleton</text:p>
          </table:table-cell>
        </table:table-row>
        <table:table-row table:style-name="ro3">
          <table:table-cell table:formula="of:=CONCATENATE([$import.$A5];&quot;, &quot;;[$import.$B5];&quot;, &quot;;[$import.$C5];&quot;, &quot;;[$import.$D5];&quot;, &quot;;[$import.$E5];&quot;, &quot;;[$import.$F5];&quot;, &quot;;[$import.$G5];&quot; =&gt; &quot;;[$import.$A5];&quot; // &quot;;[$import.$H5])" office:value-type="string" office:string-value="ad2sklm,  null,  null, 34,  null,  null,  null =&gt; ad2sklm // Skeleton" calcext:value-type="string">
            <text:p>ad2sklm, <text:s/>null, <text:s/>null, 34, <text:s/>null, <text:s/>null, <text:s/>null =&gt; ad2sklm // Skeleton</text:p>
          </table:table-cell>
        </table:table-row>
        <table:table-row table:style-name="ro3">
          <table:table-cell table:formula="of:=CONCATENATE([$import.$A6];&quot;, &quot;;[$import.$B6];&quot;, &quot;;[$import.$C6];&quot;, &quot;;[$import.$D6];&quot;, &quot;;[$import.$E6];&quot;, &quot;;[$import.$F6];&quot;, &quot;;[$import.$G6];&quot; =&gt; &quot;;[$import.$A6];&quot; // &quot;;[$import.$H6])" office:value-type="string" office:string-value="ad2sklr,  null,  null, 34,  null,  null,  null =&gt; ad2sklr // Skeleton Archer" calcext:value-type="string">
            <text:p>ad2sklr, <text:s/>null, <text:s/>null, 34, <text:s/>null, <text:s/>null, <text:s/>null =&gt; ad2sklr // Skeleton Archer</text:p>
          </table:table-cell>
        </table:table-row>
        <table:table-row table:style-name="ro3">
          <table:table-cell table:formula="of:=CONCATENATE([$import.$A7];&quot;, &quot;;[$import.$B7];&quot;, &quot;;[$import.$C7];&quot;, &quot;;[$import.$D7];&quot;, &quot;;[$import.$E7];&quot;, &quot;;[$import.$F7];&quot;, &quot;;[$import.$G7];&quot; =&gt; &quot;;[$import.$A7];&quot; // &quot;;[$import.$H7])" office:value-type="string" office:string-value="ad2zomb,  null,  null, 34,  null,  null,  null =&gt; ad2zomb // Zombie" calcext:value-type="string">
            <text:p>ad2zomb, <text:s/>null, <text:s/>null, 34, <text:s/>null, <text:s/>null, <text:s/>null =&gt; ad2zomb // Zombie</text:p>
          </table:table-cell>
        </table:table-row>
        <table:table-row table:style-name="ro3">
          <table:table-cell table:formula="of:=CONCATENATE([$import.$A8];&quot;, &quot;;[$import.$B8];&quot;, &quot;;[$import.$C8];&quot;, &quot;;[$import.$D8];&quot;, &quot;;[$import.$E8];&quot;, &quot;;[$import.$F8];&quot;, &quot;;[$import.$G8];&quot; =&gt; &quot;;[$import.$A8];&quot; // &quot;;[$import.$H8])" office:value-type="string" office:string-value="ad3sklm,  null,  null, 34,  null,  null,  null =&gt; ad3sklm // Skeleton" calcext:value-type="string">
            <text:p>ad3sklm, <text:s/>null, <text:s/>null, 34, <text:s/>null, <text:s/>null, <text:s/>null =&gt; ad3sklm // Skeleton</text:p>
          </table:table-cell>
        </table:table-row>
        <table:table-row table:style-name="ro3">
          <table:table-cell table:formula="of:=CONCATENATE([$import.$A9];&quot;, &quot;;[$import.$B9];&quot;, &quot;;[$import.$C9];&quot;, &quot;;[$import.$D9];&quot;, &quot;;[$import.$E9];&quot;, &quot;;[$import.$F9];&quot;, &quot;;[$import.$G9];&quot; =&gt; &quot;;[$import.$A9];&quot; // &quot;;[$import.$H9])" office:value-type="string" office:string-value="ad3sklr,  null,  null, 34,  null,  null,  null =&gt; ad3sklr // Skeleton Archer" calcext:value-type="string">
            <text:p>ad3sklr, <text:s/>null, <text:s/>null, 34, <text:s/>null, <text:s/>null, <text:s/>null =&gt; ad3sklr // Skeleton Archer</text:p>
          </table:table-cell>
        </table:table-row>
        <table:table-row table:style-name="ro3">
          <table:table-cell table:formula="of:=CONCATENATE([$import.$A10];&quot;, &quot;;[$import.$B10];&quot;, &quot;;[$import.$C10];&quot;, &quot;;[$import.$D10];&quot;, &quot;;[$import.$E10];&quot;, &quot;;[$import.$F10];&quot;, &quot;;[$import.$G10];&quot; =&gt; &quot;;[$import.$A10];&quot; // &quot;;[$import.$H10])" office:value-type="string" office:string-value="ad3zomb,  null,  null, 34,  null,  null,  null =&gt; ad3zomb // Zombie" calcext:value-type="string">
            <text:p>ad3zomb, <text:s/>null, <text:s/>null, 34, <text:s/>null, <text:s/>null, <text:s/>null =&gt; ad3zomb // Zombie</text:p>
          </table:table-cell>
        </table:table-row>
        <table:table-row table:style-name="ro3">
          <table:table-cell table:formula="of:=CONCATENATE([$import.$A11];&quot;, &quot;;[$import.$B11];&quot;, &quot;;[$import.$C11];&quot;, &quot;;[$import.$D11];&quot;, &quot;;[$import.$E11];&quot;, &quot;;[$import.$F11];&quot;, &quot;;[$import.$G11];&quot; =&gt; &quot;;[$import.$A11];&quot; // &quot;;[$import.$H11])" office:value-type="string" office:string-value="ad4sklr,  null,  null, 34,  null,  null,  null =&gt; ad4sklr // Skeleton Archer" calcext:value-type="string">
            <text:p>ad4sklr, <text:s/>null, <text:s/>null, 34, <text:s/>null, <text:s/>null, <text:s/>null =&gt; ad4sklr // Skeleton Archer</text:p>
          </table:table-cell>
        </table:table-row>
        <table:table-row table:style-name="ro3">
          <table:table-cell table:formula="of:=CONCATENATE([$import.$A12];&quot;, &quot;;[$import.$B12];&quot;, &quot;;[$import.$C12];&quot;, &quot;;[$import.$D12];&quot;, &quot;;[$import.$E12];&quot;, &quot;;[$import.$F12];&quot;, &quot;;[$import.$G12];&quot; =&gt; &quot;;[$import.$A12];&quot; // &quot;;[$import.$H12])" office:value-type="string" office:string-value="ad4zomb,  null,  null, 34,  null,  null,  null =&gt; ad4zomb // Zombie" calcext:value-type="string">
            <text:p>ad4zomb, <text:s/>null, <text:s/>null, 34, <text:s/>null, <text:s/>null, <text:s/>null =&gt; ad4zomb // Zombie</text:p>
          </table:table-cell>
        </table:table-row>
        <table:table-row table:style-name="ro3">
          <table:table-cell table:formula="of:=CONCATENATE([$import.$A13];&quot;, &quot;;[$import.$B13];&quot;, &quot;;[$import.$C13];&quot;, &quot;;[$import.$D13];&quot;, &quot;;[$import.$E13];&quot;, &quot;;[$import.$F13];&quot;, &quot;;[$import.$G13];&quot; =&gt; &quot;;[$import.$A13];&quot; // &quot;;[$import.$H13])" office:value-type="string" office:string-value="ad5zomb,  null,  null, 34,  null,  null,  null =&gt; ad5zomb // Zombie" calcext:value-type="string">
            <text:p>ad5zomb, <text:s/>null, <text:s/>null, 34, <text:s/>null, <text:s/>null, <text:s/>null =&gt; ad5zomb // Zombie</text:p>
          </table:table-cell>
        </table:table-row>
        <table:table-row table:style-name="ro3">
          <table:table-cell table:formula="of:=CONCATENATE([$import.$A14];&quot;, &quot;;[$import.$B14];&quot;, &quot;;[$import.$C14];&quot;, &quot;;[$import.$D14];&quot;, &quot;;[$import.$E14];&quot;, &quot;;[$import.$F14];&quot;, &quot;;[$import.$G14];&quot; =&gt; &quot;;[$import.$A14];&quot; // &quot;;[$import.$H14])" office:value-type="string" office:string-value="albion,  null,  null,  null,  null,  null, 3 =&gt; albion // Albion" calcext:value-type="string">
            <text:p>albion, <text:s/>null, <text:s/>null, <text:s/>null, <text:s/>null, <text:s/>null, 3 =&gt; albion // Albion</text:p>
          </table:table-cell>
        </table:table-row>
        <table:table-row table:style-name="ro3">
          <table:table-cell table:formula="of:=CONCATENATE([$import.$A15];&quot;, &quot;;[$import.$B15];&quot;, &quot;;[$import.$C15];&quot;, &quot;;[$import.$D15];&quot;, &quot;;[$import.$E15];&quot;, &quot;;[$import.$F15];&quot;, &quot;;[$import.$G15];&quot; =&gt; &quot;;[$import.$A15];&quot; // &quot;;[$import.$H15])" office:value-type="string" office:string-value="alpheus,  null,  null,  null, 1,  null, 1 =&gt; alpheus // Alpheus" calcext:value-type="string">
            <text:p>alpheus, <text:s/>null, <text:s/>null, <text:s/>null, 1, <text:s/>null, 1 =&gt; alpheus // Alpheus</text:p>
          </table:table-cell>
        </table:table-row>
        <table:table-row table:style-name="ro3">
          <table:table-cell table:formula="of:=CONCATENATE([$import.$A16];&quot;, &quot;;[$import.$B16];&quot;, &quot;;[$import.$C16];&quot;, &quot;;[$import.$D16];&quot;, &quot;;[$import.$E16];&quot;, &quot;;[$import.$F16];&quot;, &quot;;[$import.$G16];&quot; =&gt; &quot;;[$import.$A16];&quot; // &quot;;[$import.$H16])" office:value-type="string" office:string-value="alpheusd,  null,  null,  null, 3,  null, 1 =&gt; alpheusd // Alpheus" calcext:value-type="string">
            <text:p>alpheusd, <text:s/>null, <text:s/>null, <text:s/>null, 3, <text:s/>null, 1 =&gt; alpheusd // Alpheus</text:p>
          </table:table-cell>
        </table:table-row>
        <table:table-row table:style-name="ro3">
          <table:table-cell table:formula="of:=CONCATENATE([$import.$A17];&quot;, &quot;;[$import.$B17];&quot;, &quot;;[$import.$C17];&quot;, &quot;;[$import.$D17];&quot;, &quot;;[$import.$E17];&quot;, &quot;;[$import.$F17];&quot;, &quot;;[$import.$G17];&quot; =&gt; &quot;;[$import.$A17];&quot; // &quot;;[$import.$H17])" office:value-type="string" office:string-value="angaar, 1,  null,  null,  null, 1,  null =&gt; angaar // Angaar" calcext:value-type="string">
            <text:p>angaar, 1, <text:s/>null, <text:s/>null, <text:s/>null, 1, <text:s/>null =&gt; angaar // Angaar</text:p>
          </table:table-cell>
        </table:table-row>
        <table:table-row table:style-name="ro3">
          <table:table-cell table:formula="of:=CONCATENATE([$import.$A18];&quot;, &quot;;[$import.$B18];&quot;, &quot;;[$import.$C18];&quot;, &quot;;[$import.$D18];&quot;, &quot;;[$import.$E18];&quot;, &quot;;[$import.$F18];&quot;, &quot;;[$import.$G18];&quot; =&gt; &quot;;[$import.$A18];&quot; // &quot;;[$import.$H18])" office:value-type="string" office:string-value="arden,  null,  null, 18,  null,  null,  null =&gt; arden // Arden Thurlow" calcext:value-type="string">
            <text:p>arden, <text:s/>null, <text:s/>null, 18, <text:s/>null, <text:s/>null, <text:s/>null =&gt; arden // Arden Thurlow</text:p>
          </table:table-cell>
        </table:table-row>
        <table:table-row table:style-name="ro3">
          <table:table-cell table:formula="of:=CONCATENATE([$import.$A19];&quot;, &quot;;[$import.$B19];&quot;, &quot;;[$import.$C19];&quot;, &quot;;[$import.$D19];&quot;, &quot;;[$import.$E19];&quot;, &quot;;[$import.$F19];&quot;, &quot;;[$import.$G19];&quot; =&gt; &quot;;[$import.$A19];&quot; // &quot;;[$import.$H19])" office:value-type="string" office:string-value="ardend,  null,  null, 18, 3,  null,  null =&gt; ardend // Arden Thurlow" calcext:value-type="string">
            <text:p>ardend, <text:s/>null, <text:s/>null, 18, 3, <text:s/>null, <text:s/>null =&gt; ardend // Arden Thurlow</text:p>
          </table:table-cell>
        </table:table-row>
        <table:table-row table:style-name="ro3">
          <table:table-cell table:formula="of:=CONCATENATE([$import.$A20];&quot;, &quot;;[$import.$B20];&quot;, &quot;;[$import.$C20];&quot;, &quot;;[$import.$D20];&quot;, &quot;;[$import.$E20];&quot;, &quot;;[$import.$F20];&quot;, &quot;;[$import.$G20];&quot; =&gt; &quot;;[$import.$A20];&quot; // &quot;;[$import.$H20])" office:value-type="string" office:string-value="as1bear, 1,  null,  null,  null,  null,  null =&gt; as1bear // Black Bear" calcext:value-type="string">
            <text:p>as1bear, 1, <text:s/>null, <text:s/>null, <text:s/>null, <text:s/>null, <text:s/>null =&gt; as1bear // Black Bear</text:p>
          </table:table-cell>
        </table:table-row>
        <table:table-row table:style-name="ro3">
          <table:table-cell table:formula="of:=CONCATENATE([$import.$A21];&quot;, &quot;;[$import.$B21];&quot;, &quot;;[$import.$C21];&quot;, &quot;;[$import.$D21];&quot;, &quot;;[$import.$E21];&quot;, &quot;;[$import.$F21];&quot;, &quot;;[$import.$G21];&quot; =&gt; &quot;;[$import.$A21];&quot; // &quot;;[$import.$H21])" office:value-type="string" office:string-value="as1wolf,  null,  null, 34,  null,  null,  null =&gt; as1wolf // Wolf" calcext:value-type="string">
            <text:p>as1wolf, <text:s/>null, <text:s/>null, 34, <text:s/>null, <text:s/>null, <text:s/>null =&gt; as1wolf // Wolf</text:p>
          </table:table-cell>
        </table:table-row>
        <table:table-row table:style-name="ro3">
          <table:table-cell table:formula="of:=CONCATENATE([$import.$A22];&quot;, &quot;;[$import.$B22];&quot;, &quot;;[$import.$C22];&quot;, &quot;;[$import.$D22];&quot;, &quot;;[$import.$E22];&quot;, &quot;;[$import.$F22];&quot;, &quot;;[$import.$G22];&quot; =&gt; &quot;;[$import.$A22];&quot; // &quot;;[$import.$H22])" office:value-type="string" office:string-value="as2cave, 1,  null,  null,  null,  null,  null =&gt; as2cave // Cave Bear" calcext:value-type="string">
            <text:p>as2cave, 1, <text:s/>null, <text:s/>null, <text:s/>null, <text:s/>null, <text:s/>null =&gt; as2cave // Cave Bear</text:p>
          </table:table-cell>
        </table:table-row>
        <table:table-row table:style-name="ro3">
          <table:table-cell table:formula="of:=CONCATENATE([$import.$A23];&quot;, &quot;;[$import.$B23];&quot;, &quot;;[$import.$C23];&quot;, &quot;;[$import.$D23];&quot;, &quot;;[$import.$E23];&quot;, &quot;;[$import.$F23];&quot;, &quot;;[$import.$G23];&quot; =&gt; &quot;;[$import.$A23];&quot; // &quot;;[$import.$H23])" office:value-type="string" office:string-value="as2dire, 1,  null, 34,  null,  null,  null =&gt; as2dire // Dire Wolf" calcext:value-type="string">
            <text:p>as2dire, 1, <text:s/>null, 34, <text:s/>null, <text:s/>null, <text:s/>null =&gt; as2dire // Dire Wolf</text:p>
          </table:table-cell>
        </table:table-row>
        <table:table-row table:style-name="ro3">
          <table:table-cell table:formula="of:=CONCATENATE([$import.$A24];&quot;, &quot;;[$import.$B24];&quot;, &quot;;[$import.$C24];&quot;, &quot;;[$import.$D24];&quot;, &quot;;[$import.$E24];&quot;, &quot;;[$import.$F24];&quot;, &quot;;[$import.$G24];&quot; =&gt; &quot;;[$import.$A24];&quot; // &quot;;[$import.$H24])" office:value-type="string" office:string-value="as3polr, 1,  null,  null,  null,  null,  null =&gt; as3polr // Polar Bear" calcext:value-type="string">
            <text:p>as3polr, 1, <text:s/>null, <text:s/>null, <text:s/>null, <text:s/>null, <text:s/>null =&gt; as3polr // Polar Bear</text:p>
          </table:table-cell>
        </table:table-row>
        <table:table-row table:style-name="ro3">
          <table:table-cell table:formula="of:=CONCATENATE([$import.$A25];&quot;, &quot;;[$import.$B25];&quot;, &quot;;[$import.$C25];&quot;, &quot;;[$import.$D25];&quot;, &quot;;[$import.$E25];&quot;, &quot;;[$import.$F25];&quot;, &quot;;[$import.$G25];&quot; =&gt; &quot;;[$import.$A25];&quot; // &quot;;[$import.$H25])" office:value-type="string" office:string-value="as3wint,  null, 2, 35,  null,  null,  null =&gt; as3wint // Winter Wolf" calcext:value-type="string">
            <text:p>as3wint, <text:s/>null, 2, 35, <text:s/>null, <text:s/>null, <text:s/>null =&gt; as3wint // Winter Wolf</text:p>
          </table:table-cell>
        </table:table-row>
        <table:table-row table:style-name="ro3">
          <table:table-cell table:formula="of:=CONCATENATE([$import.$A26];&quot;, &quot;;[$import.$B26];&quot;, &quot;;[$import.$C26];&quot;, &quot;;[$import.$D26];&quot;, &quot;;[$import.$E26];&quot;, &quot;;[$import.$F26];&quot;, &quot;;[$import.$G26];&quot; =&gt; &quot;;[$import.$A26];&quot; // &quot;;[$import.$H26])" office:value-type="string" office:string-value="badson, 1,  null,  null, 1, 1,  null =&gt; badson // Brother Adson" calcext:value-type="string">
            <text:p>badson, 1, <text:s/>null, <text:s/>null, 1, 1, <text:s/>null =&gt; badson // Brother Adson</text:p>
          </table:table-cell>
        </table:table-row>
        <table:table-row table:style-name="ro3">
          <table:table-cell table:formula="of:=CONCATENATE([$import.$A27];&quot;, &quot;;[$import.$B27];&quot;, &quot;;[$import.$C27];&quot;, &quot;;[$import.$D27];&quot;, &quot;;[$import.$E27];&quot;, &quot;;[$import.$F27];&quot;, &quot;;[$import.$G27];&quot; =&gt; &quot;;[$import.$A27];&quot; // &quot;;[$import.$H27])" office:value-type="string" office:string-value="baldemad, 1,  null,  null, 3,  null,  null =&gt; baldemad // Baldemar Thurlow" calcext:value-type="string">
            <text:p>baldemad, 1, <text:s/>null, <text:s/>null, 3, <text:s/>null, <text:s/>null =&gt; baldemad // Baldemar Thurlow</text:p>
          </table:table-cell>
        </table:table-row>
        <table:table-row table:style-name="ro3">
          <table:table-cell table:formula="of:=CONCATENATE([$import.$A28];&quot;, &quot;;[$import.$B28];&quot;, &quot;;[$import.$C28];&quot;, &quot;;[$import.$D28];&quot;, &quot;;[$import.$E28];&quot;, &quot;;[$import.$F28];&quot;, &quot;;[$import.$G28];&quot; =&gt; &quot;;[$import.$A28];&quot; // &quot;;[$import.$H28])" office:value-type="string" office:string-value="baldemar, 1,  null,  null, 1,  null,  null =&gt; baldemar // Baldemar Thurlow" calcext:value-type="string">
            <text:p>baldemar, 1, <text:s/>null, <text:s/>null, 1, <text:s/>null, <text:s/>null =&gt; baldemar // Baldemar Thurlow</text:p>
          </table:table-cell>
        </table:table-row>
        <table:table-row table:style-name="ro3">
          <table:table-cell table:formula="of:=CONCATENATE([$import.$A29];&quot;, &quot;;[$import.$B29];&quot;, &quot;;[$import.$C29];&quot;, &quot;;[$import.$D29];&quot;, &quot;;[$import.$E29];&quot;, &quot;;[$import.$F29];&quot;, &quot;;[$import.$G29];&quot; =&gt; &quot;;[$import.$A29];&quot; // &quot;;[$import.$H29])" office:value-type="string" office:string-value="bar1axe,  null,  null,  null, 1,  null,  null =&gt; bar1axe // Bear Tribe Warrior" calcext:value-type="string">
            <text:p>bar1axe, <text:s/>null, <text:s/>null, <text:s/>null, 1, <text:s/>null, <text:s/>null =&gt; bar1axe // Bear Tribe Warrior</text:p>
          </table:table-cell>
        </table:table-row>
        <table:table-row table:style-name="ro3">
          <table:table-cell table:formula="of:=CONCATENATE([$import.$A30];&quot;, &quot;;[$import.$B30];&quot;, &quot;;[$import.$C30];&quot;, &quot;;[$import.$D30];&quot;, &quot;;[$import.$E30];&quot;, &quot;;[$import.$F30];&quot;, &quot;;[$import.$G30];&quot; =&gt; &quot;;[$import.$A30];&quot; // &quot;;[$import.$H30])" office:value-type="string" office:string-value="bar1mce,  null,  null,  null, 1,  null,  null =&gt; bar1mce // Bear Tribe Warrior" calcext:value-type="string">
            <text:p>bar1mce, <text:s/>null, <text:s/>null, <text:s/>null, 1, <text:s/>null, <text:s/>null =&gt; bar1mce // Bear Tribe Warrior</text:p>
          </table:table-cell>
        </table:table-row>
        <table:table-row table:style-name="ro3">
          <table:table-cell table:formula="of:=CONCATENATE([$import.$A31];&quot;, &quot;;[$import.$B31];&quot;, &quot;;[$import.$C31];&quot;, &quot;;[$import.$D31];&quot;, &quot;;[$import.$E31];&quot;, &quot;;[$import.$F31];&quot;, &quot;;[$import.$G31];&quot; =&gt; &quot;;[$import.$A31];&quot; // &quot;;[$import.$H31])" office:value-type="string" office:string-value="bar1swd,  null,  null,  null, 1,  null,  null =&gt; bar1swd // Bear Tribe Warrior" calcext:value-type="string">
            <text:p>bar1swd, <text:s/>null, <text:s/>null, <text:s/>null, 1, <text:s/>null, <text:s/>null =&gt; bar1swd // Bear Tribe Warrior</text:p>
          </table:table-cell>
        </table:table-row>
        <table:table-row table:style-name="ro3">
          <table:table-cell table:formula="of:=CONCATENATE([$import.$A32];&quot;, &quot;;[$import.$B32];&quot;, &quot;;[$import.$C32];&quot;, &quot;;[$import.$D32];&quot;, &quot;;[$import.$E32];&quot;, &quot;;[$import.$F32];&quot;, &quot;;[$import.$G32];&quot; =&gt; &quot;;[$import.$A32];&quot; // &quot;;[$import.$H32])" office:value-type="string" office:string-value="bar2axe,  null,  null,  null, 1,  null,  null =&gt; bar2axe // Wyrm Tribe Warrior" calcext:value-type="string">
            <text:p>bar2axe, <text:s/>null, <text:s/>null, <text:s/>null, 1, <text:s/>null, <text:s/>null =&gt; bar2axe // Wyrm Tribe Warrior</text:p>
          </table:table-cell>
        </table:table-row>
        <table:table-row table:style-name="ro3">
          <table:table-cell table:formula="of:=CONCATENATE([$import.$A33];&quot;, &quot;;[$import.$B33];&quot;, &quot;;[$import.$C33];&quot;, &quot;;[$import.$D33];&quot;, &quot;;[$import.$E33];&quot;, &quot;;[$import.$F33];&quot;, &quot;;[$import.$G33];&quot; =&gt; &quot;;[$import.$A33];&quot; // &quot;;[$import.$H33])" office:value-type="string" office:string-value="bar2hmr,  null,  null,  null, 1,  null,  null =&gt; bar2hmr // Wyrm Tribe Warrior" calcext:value-type="string">
            <text:p>bar2hmr, <text:s/>null, <text:s/>null, <text:s/>null, 1, <text:s/>null, <text:s/>null =&gt; bar2hmr // Wyrm Tribe Warrior</text:p>
          </table:table-cell>
        </table:table-row>
        <table:table-row table:style-name="ro3">
          <table:table-cell table:formula="of:=CONCATENATE([$import.$A34];&quot;, &quot;;[$import.$B34];&quot;, &quot;;[$import.$C34];&quot;, &quot;;[$import.$D34];&quot;, &quot;;[$import.$E34];&quot;, &quot;;[$import.$F34];&quot;, &quot;;[$import.$G34];&quot; =&gt; &quot;;[$import.$A34];&quot; // &quot;;[$import.$H34])" office:value-type="string" office:string-value="bar2swd,  null,  null,  null, 1,  null,  null =&gt; bar2swd // Wyrm Tribe Warrior" calcext:value-type="string">
            <text:p>bar2swd, <text:s/>null, <text:s/>null, <text:s/>null, 1, <text:s/>null, <text:s/>null =&gt; bar2swd // Wyrm Tribe Warrior</text:p>
          </table:table-cell>
        </table:table-row>
        <table:table-row table:style-name="ro3">
          <table:table-cell table:formula="of:=CONCATENATE([$import.$A35];&quot;, &quot;;[$import.$B35];&quot;, &quot;;[$import.$C35];&quot;, &quot;;[$import.$D35];&quot;, &quot;;[$import.$E35];&quot;, &quot;;[$import.$F35];&quot;, &quot;;[$import.$G35];&quot; =&gt; &quot;;[$import.$A35];&quot; // &quot;;[$import.$H35])" office:value-type="string" office:string-value="bar3axe,  null,  null,  null, 1,  null,  null =&gt; bar3axe // Elk Tribe Warrior" calcext:value-type="string">
            <text:p>bar3axe, <text:s/>null, <text:s/>null, <text:s/>null, 1, <text:s/>null, <text:s/>null =&gt; bar3axe // Elk Tribe Warrior</text:p>
          </table:table-cell>
        </table:table-row>
        <table:table-row table:style-name="ro3">
          <table:table-cell table:formula="of:=CONCATENATE([$import.$A36];&quot;, &quot;;[$import.$B36];&quot;, &quot;;[$import.$C36];&quot;, &quot;;[$import.$D36];&quot;, &quot;;[$import.$E36];&quot;, &quot;;[$import.$F36];&quot;, &quot;;[$import.$G36];&quot; =&gt; &quot;;[$import.$A36];&quot; // &quot;;[$import.$H36])" office:value-type="string" office:string-value="bar3mce,  null,  null,  null, 1,  null,  null =&gt; bar3mce // Elk Tribe Warrior" calcext:value-type="string">
            <text:p>bar3mce, <text:s/>null, <text:s/>null, <text:s/>null, 1, <text:s/>null, <text:s/>null =&gt; bar3mce // Elk Tribe Warrior</text:p>
          </table:table-cell>
        </table:table-row>
        <table:table-row table:style-name="ro3">
          <table:table-cell table:formula="of:=CONCATENATE([$import.$A37];&quot;, &quot;;[$import.$B37];&quot;, &quot;;[$import.$C37];&quot;, &quot;;[$import.$D37];&quot;, &quot;;[$import.$E37];&quot;, &quot;;[$import.$F37];&quot;, &quot;;[$import.$G37];&quot; =&gt; &quot;;[$import.$A37];&quot; // &quot;;[$import.$H37])" office:value-type="string" office:string-value="bar3swd,  null,  null,  null, 1,  null,  null =&gt; bar3swd // Elk Tribe Warrior" calcext:value-type="string">
            <text:p>bar3swd, <text:s/>null, <text:s/>null, <text:s/>null, 1, <text:s/>null, <text:s/>null =&gt; bar3swd // Elk Tribe Warrior</text:p>
          </table:table-cell>
        </table:table-row>
        <table:table-row table:style-name="ro3">
          <table:table-cell table:formula="of:=CONCATENATE([$import.$A38];&quot;, &quot;;[$import.$B38];&quot;, &quot;;[$import.$C38];&quot;, &quot;;[$import.$D38];&quot;, &quot;;[$import.$E38];&quot;, &quot;;[$import.$F38];&quot;, &quot;;[$import.$G38];&quot; =&gt; &quot;;[$import.$A38];&quot; // &quot;;[$import.$H38])" office:value-type="string" office:string-value="barkeep,  null,  null, 34,  null,  null,  null =&gt; barkeep // Grisella" calcext:value-type="string">
            <text:p>barkeep, <text:s/>null, <text:s/>null, 34, <text:s/>null, <text:s/>null, <text:s/>null =&gt; barkeep // Grisella</text:p>
          </table:table-cell>
        </table:table-row>
        <table:table-row table:style-name="ro3">
          <table:table-cell table:formula="of:=CONCATENATE([$import.$A39];&quot;, &quot;;[$import.$B39];&quot;, &quot;;[$import.$C39];&quot;, &quot;;[$import.$D39];&quot;, &quot;;[$import.$E39];&quot;, &quot;;[$import.$F39];&quot;, &quot;;[$import.$G39];&quot; =&gt; &quot;;[$import.$A39];&quot; // &quot;;[$import.$H39])" office:value-type="string" office:string-value="batcat, 1,  null, 34,  null,  null,  null =&gt; batcat // Bat" calcext:value-type="string">
            <text:p>batcat, 1, <text:s/>null, 34, <text:s/>null, <text:s/>null, <text:s/>null =&gt; batcat // Bat</text:p>
          </table:table-cell>
        </table:table-row>
        <table:table-row table:style-name="ro3">
          <table:table-cell table:formula="of:=CONCATENATE([$import.$A40];&quot;, &quot;;[$import.$B40];&quot;, &quot;;[$import.$C40];&quot;, &quot;;[$import.$D40];&quot;, &quot;;[$import.$E40];&quot;, &quot;;[$import.$F40];&quot;, &quot;;[$import.$G40];&quot; =&gt; &quot;;[$import.$A40];&quot; // &quot;;[$import.$H40])" office:value-type="string" office:string-value="bbspir, 4,  null, 34,  null, 103,  null =&gt; bbspir // Black Bear Spirit" calcext:value-type="string">
            <text:p>bbspir, 4, <text:s/>null, 34, <text:s/>null, 103, <text:s/>null =&gt; bbspir // Black Bear Spirit</text:p>
          </table:table-cell>
        </table:table-row>
        <table:table-row table:style-name="ro3">
          <table:table-cell table:formula="of:=CONCATENATE([$import.$A41];&quot;, &quot;;[$import.$B41];&quot;, &quot;;[$import.$C41];&quot;, &quot;;[$import.$D41];&quot;, &quot;;[$import.$E41];&quot;, &quot;;[$import.$F41];&quot;, &quot;;[$import.$G41];&quot; =&gt; &quot;;[$import.$A41];&quot; // &quot;;[$import.$H41])" office:value-type="string" office:string-value="bbspir2,  null,  null,  null,  null, 103,  null =&gt; bbspir2 // unknown" calcext:value-type="string">
            <text:p>bbspir2, <text:s/>null, <text:s/>null, <text:s/>null, <text:s/>null, 103, <text:s/>null =&gt; bbspir2 // unknown</text:p>
          </table:table-cell>
        </table:table-row>
        <table:table-row table:style-name="ro3">
          <table:table-cell table:formula="of:=CONCATENATE([$import.$A42];&quot;, &quot;;[$import.$B42];&quot;, &quot;;[$import.$C42];&quot;, &quot;;[$import.$D42];&quot;, &quot;;[$import.$E42];&quot;, &quot;;[$import.$F42];&quot;, &quot;;[$import.$G42];&quot; =&gt; &quot;;[$import.$A42];&quot; // &quot;;[$import.$H42])" office:value-type="string" office:string-value="bearbel, 1,  null,  null,  null,  null,  null =&gt; bearbel // Black Bear" calcext:value-type="string">
            <text:p>bearbel, 1, <text:s/>null, <text:s/>null, <text:s/>null, <text:s/>null, <text:s/>null =&gt; bearbel // Black Bear</text:p>
          </table:table-cell>
        </table:table-row>
        <table:table-row table:style-name="ro3">
          <table:table-cell table:formula="of:=CONCATENATE([$import.$A43];&quot;, &quot;;[$import.$B43];&quot;, &quot;;[$import.$C43];&quot;, &quot;;[$import.$D43];&quot;, &quot;;[$import.$E43];&quot;, &quot;;[$import.$F43];&quot;, &quot;;[$import.$G43];&quot; =&gt; &quot;;[$import.$A43];&quot; // &quot;;[$import.$H43])" office:value-type="string" office:string-value="bearpold, 1,  null,  null, 3,  null,  null =&gt; bearpold // Polar Bear" calcext:value-type="string">
            <text:p>bearpold, 1, <text:s/>null, <text:s/>null, 3, <text:s/>null, <text:s/>null =&gt; bearpold // Polar Bear</text:p>
          </table:table-cell>
        </table:table-row>
        <table:table-row table:style-name="ro3">
          <table:table-cell table:formula="of:=CONCATENATE([$import.$A44];&quot;, &quot;;[$import.$B44];&quot;, &quot;;[$import.$C44];&quot;, &quot;;[$import.$D44];&quot;, &quot;;[$import.$E44];&quot;, &quot;;[$import.$F44];&quot;, &quot;;[$import.$G44];&quot; =&gt; &quot;;[$import.$A44];&quot; // &quot;;[$import.$H44])" office:value-type="string" office:string-value="bearpolr, 1,  null,  null,  null,  null,  null =&gt; bearpolr // Polar Bear" calcext:value-type="string">
            <text:p>bearpolr, 1, <text:s/>null, <text:s/>null, <text:s/>null, <text:s/>null, <text:s/>null =&gt; bearpolr // Polar Bear</text:p>
          </table:table-cell>
        </table:table-row>
        <table:table-row table:style-name="ro3">
          <table:table-cell table:formula="of:=CONCATENATE([$import.$A45];&quot;, &quot;;[$import.$B45];&quot;, &quot;;[$import.$C45];&quot;, &quot;;[$import.$D45];&quot;, &quot;;[$import.$E45];&quot;, &quot;;[$import.$F45];&quot;, &quot;;[$import.$G45];&quot; =&gt; &quot;;[$import.$A45];&quot; // &quot;;[$import.$H45])" office:value-type="string" office:string-value="bedd1,  null,  null, 17,  null,  null,  null =&gt; bedd1 // Sleeping Dwarf" calcext:value-type="string">
            <text:p>bedd1, <text:s/>null, <text:s/>null, 17, <text:s/>null, <text:s/>null, <text:s/>null =&gt; bedd1 // Sleeping Dwarf</text:p>
          </table:table-cell>
        </table:table-row>
        <table:table-row table:style-name="ro3">
          <table:table-cell table:formula="of:=CONCATENATE([$import.$A46];&quot;, &quot;;[$import.$B46];&quot;, &quot;;[$import.$C46];&quot;, &quot;;[$import.$D46];&quot;, &quot;;[$import.$E46];&quot;, &quot;;[$import.$F46];&quot;, &quot;;[$import.$G46];&quot; =&gt; &quot;;[$import.$A46];&quot; // &quot;;[$import.$H46])" office:value-type="string" office:string-value="beetbomb,  null,  null, 34,  null,  null,  null =&gt; beetbomb // Bombardier Beetle" calcext:value-type="string">
            <text:p>beetbomb, <text:s/>null, <text:s/>null, 34, <text:s/>null, <text:s/>null, <text:s/>null =&gt; beetbomb // Bombardier Beetle</text:p>
          </table:table-cell>
        </table:table-row>
        <table:table-row table:style-name="ro3">
          <table:table-cell table:formula="of:=CONCATENATE([$import.$A47];&quot;, &quot;;[$import.$B47];&quot;, &quot;;[$import.$C47];&quot;, &quot;;[$import.$D47];&quot;, &quot;;[$import.$E47];&quot;, &quot;;[$import.$F47];&quot;, &quot;;[$import.$G47];&quot; =&gt; &quot;;[$import.$A47];&quot; // &quot;;[$import.$H47])" office:value-type="string" office:string-value="beetbor,  null,  null, 34,  null,  null,  null =&gt; beetbor // Boring Beetle" calcext:value-type="string">
            <text:p>beetbor, <text:s/>null, <text:s/>null, 34, <text:s/>null, <text:s/>null, <text:s/>null =&gt; beetbor // Boring Beetle</text:p>
          </table:table-cell>
        </table:table-row>
        <table:table-row table:style-name="ro3">
          <table:table-cell table:formula="of:=CONCATENATE([$import.$A48];&quot;, &quot;;[$import.$B48];&quot;, &quot;;[$import.$C48];&quot;, &quot;;[$import.$D48];&quot;, &quot;;[$import.$E48];&quot;, &quot;;[$import.$F48];&quot;, &quot;;[$import.$G48];&quot; =&gt; &quot;;[$import.$A48];&quot; // &quot;;[$import.$H48])" office:value-type="string" office:string-value="beetle,  null,  null, 34,  null,  null,  null =&gt; beetle // Beetle" calcext:value-type="string">
            <text:p>beetle, <text:s/>null, <text:s/>null, 34, <text:s/>null, <text:s/>null, <text:s/>null =&gt; beetle // Beetle</text:p>
          </table:table-cell>
        </table:table-row>
        <table:table-row table:style-name="ro3">
          <table:table-cell table:formula="of:=CONCATENATE([$import.$A49];&quot;, &quot;;[$import.$B49];&quot;, &quot;;[$import.$C49];&quot;, &quot;;[$import.$D49];&quot;, &quot;;[$import.$E49];&quot;, &quot;;[$import.$F49];&quot;, &quot;;[$import.$G49];&quot; =&gt; &quot;;[$import.$A49];&quot; // &quot;;[$import.$H49])" office:value-type="string" office:string-value="beetled,  null,  null, 34, 3,  null,  null =&gt; beetled // Beetle" calcext:value-type="string">
            <text:p>beetled, <text:s/>null, <text:s/>null, 34, 3, <text:s/>null, <text:s/>null =&gt; beetled // Beetle</text:p>
          </table:table-cell>
        </table:table-row>
        <table:table-row table:style-name="ro3">
          <table:table-cell table:formula="of:=CONCATENATE([$import.$A50];&quot;, &quot;;[$import.$B50];&quot;, &quot;;[$import.$C50];&quot;, &quot;;[$import.$D50];&quot;, &quot;;[$import.$E50];&quot;, &quot;;[$import.$F50];&quot;, &quot;;[$import.$G50];&quot; =&gt; &quot;;[$import.$A50];&quot; // &quot;;[$import.$H50])" office:value-type="string" office:string-value="beetleg,  null,  null, 34,  null,  null,  null =&gt; beetleg // Beetle" calcext:value-type="string">
            <text:p>beetleg, <text:s/>null, <text:s/>null, 34, <text:s/>null, <text:s/>null, <text:s/>null =&gt; beetleg // Beetle</text:p>
          </table:table-cell>
        </table:table-row>
        <table:table-row table:style-name="ro3">
          <table:table-cell table:formula="of:=CONCATENATE([$import.$A51];&quot;, &quot;;[$import.$B51];&quot;, &quot;;[$import.$C51];&quot;, &quot;;[$import.$D51];&quot;, &quot;;[$import.$E51];&quot;, &quot;;[$import.$F51];&quot;, &quot;;[$import.$G51];&quot; =&gt; &quot;;[$import.$A51];&quot; // &quot;;[$import.$H51])" office:value-type="string" office:string-value="beetrhin,  null,  null, 34,  null,  null,  null =&gt; beetrhin // Rhinoceros Beetle" calcext:value-type="string">
            <text:p>beetrhin, <text:s/>null, <text:s/>null, 34, <text:s/>null, <text:s/>null, <text:s/>null =&gt; beetrhin // Rhinoceros Beetle</text:p>
          </table:table-cell>
        </table:table-row>
        <table:table-row table:style-name="ro3">
          <table:table-cell table:formula="of:=CONCATENATE([$import.$A52];&quot;, &quot;;[$import.$B52];&quot;, &quot;;[$import.$C52];&quot;, &quot;;[$import.$D52];&quot;, &quot;;[$import.$E52];&quot;, &quot;;[$import.$F52];&quot;, &quot;;[$import.$G52];&quot; =&gt; &quot;;[$import.$A52];&quot; // &quot;;[$import.$H52])" office:value-type="string" office:string-value="belhif, 1,  null,  null, 255,  null,  null =&gt; belhif // Belhifet" calcext:value-type="string">
            <text:p>belhif, 1, <text:s/>null, <text:s/>null, 255, <text:s/>null, <text:s/>null =&gt; belhif // Belhifet</text:p>
          </table:table-cell>
        </table:table-row>
        <table:table-row table:style-name="ro3">
          <table:table-cell table:formula="of:=CONCATENATE([$import.$A53];&quot;, &quot;;[$import.$B53];&quot;, &quot;;[$import.$C53];&quot;, &quot;;[$import.$D53];&quot;, &quot;;[$import.$E53];&quot;, &quot;;[$import.$F53];&quot;, &quot;;[$import.$G53];&quot; =&gt; &quot;;[$import.$A53];&quot; // &quot;;[$import.$H53])" office:value-type="string" office:string-value="bergclaw, 1,  null,  null,  null,  null,  null =&gt; bergclaw // Bergclaw" calcext:value-type="string">
            <text:p>bergclaw, 1, <text:s/>null, <text:s/>null, <text:s/>null, <text:s/>null, <text:s/>null =&gt; bergclaw // Bergclaw</text:p>
          </table:table-cell>
        </table:table-row>
        <table:table-row table:style-name="ro3">
          <table:table-cell table:formula="of:=CONCATENATE([$import.$A54];&quot;, &quot;;[$import.$B54];&quot;, &quot;;[$import.$C54];&quot;, &quot;;[$import.$D54];&quot;, &quot;;[$import.$E54];&quot;, &quot;;[$import.$F54];&quot;, &quot;;[$import.$G54];&quot; =&gt; &quot;;[$import.$A54];&quot; // &quot;;[$import.$H54])" office:value-type="string" office:string-value="berserk, 1,  null,  null,  null,  null,  null =&gt; berserk // Berserk Warrior " calcext:value-type="string">
            <text:p>berserk, 1, <text:s/>null, <text:s/>null, <text:s/>null, <text:s/>null, <text:s/>null =&gt; berserk // Berserk Warrior </text:p>
          </table:table-cell>
        </table:table-row>
        <table:table-row table:style-name="ro3">
          <table:table-cell table:formula="of:=CONCATENATE([$import.$A55];&quot;, &quot;;[$import.$B55];&quot;, &quot;;[$import.$C55];&quot;, &quot;;[$import.$D55];&quot;, &quot;;[$import.$E55];&quot;, &quot;;[$import.$F55];&quot;, &quot;;[$import.$G55];&quot; =&gt; &quot;;[$import.$A55];&quot; // &quot;;[$import.$H55])" office:value-type="string" office:string-value="bharken, 1,  null,  null, 1, 1,  null =&gt; bharken // Brother Harken" calcext:value-type="string">
            <text:p>bharken, 1, <text:s/>null, <text:s/>null, 1, 1, <text:s/>null =&gt; bharken // Brother Harken</text:p>
          </table:table-cell>
        </table:table-row>
        <table:table-row table:style-name="ro3">
          <table:table-cell table:formula="of:=CONCATENATE([$import.$A56];&quot;, &quot;;[$import.$B56];&quot;, &quot;;[$import.$C56];&quot;, &quot;;[$import.$D56];&quot;, &quot;;[$import.$E56];&quot;, &quot;;[$import.$F56];&quot;, &quot;;[$import.$G56];&quot; =&gt; &quot;;[$import.$A56];&quot; // &quot;;[$import.$H56])" office:value-type="string" office:string-value="biknight, 4,  null,  null, 255, 255,  null =&gt; biknight // Black Ice Knight" calcext:value-type="string">
            <text:p>biknight, 4, <text:s/>null, <text:s/>null, 255, 255, <text:s/>null =&gt; biknight // Black Ice Knight</text:p>
          </table:table-cell>
        </table:table-row>
        <table:table-row table:style-name="ro3">
          <table:table-cell table:formula="of:=CONCATENATE([$import.$A57];&quot;, &quot;;[$import.$B57];&quot;, &quot;;[$import.$C57];&quot;, &quot;;[$import.$D57];&quot;, &quot;;[$import.$E57];&quot;, &quot;;[$import.$F57];&quot;, &quot;;[$import.$G57];&quot; =&gt; &quot;;[$import.$A57];&quot; // &quot;;[$import.$H57])" office:value-type="string" office:string-value="bird, 1,  null, 34,  null, 255, 255 =&gt; bird // Bird" calcext:value-type="string">
            <text:p>bird, 1, <text:s/>null, 34, <text:s/>null, 255, 255 =&gt; bird // Bird</text:p>
          </table:table-cell>
        </table:table-row>
        <table:table-row table:style-name="ro3">
          <table:table-cell table:formula="of:=CONCATENATE([$import.$A58];&quot;, &quot;;[$import.$B58];&quot;, &quot;;[$import.$C58];&quot;, &quot;;[$import.$D58];&quot;, &quot;;[$import.$E58];&quot;, &quot;;[$import.$F58];&quot;, &quot;;[$import.$G58];&quot; =&gt; &quot;;[$import.$A58];&quot; // &quot;;[$import.$H58])" office:value-type="string" office:string-value="bknight,  null, 2, 34,  null,  null,  null =&gt; bknight // Black Knight " calcext:value-type="string">
            <text:p>bknight, <text:s/>null, 2, 34, <text:s/>null, <text:s/>null, <text:s/>null =&gt; bknight // Black Knight </text:p>
          </table:table-cell>
        </table:table-row>
        <table:table-row table:style-name="ro3">
          <table:table-cell table:formula="of:=CONCATENATE([$import.$A59];&quot;, &quot;;[$import.$B59];&quot;, &quot;;[$import.$C59];&quot;, &quot;;[$import.$D59];&quot;, &quot;;[$import.$E59];&quot;, &quot;;[$import.$F59];&quot;, &quot;;[$import.$G59];&quot; =&gt; &quot;;[$import.$A59];&quot; // &quot;;[$import.$H59])" office:value-type="string" office:string-value="bon8005,  null,  null, 34,  null,  null,  null =&gt; bon8005 // Boneguard Skeleton" calcext:value-type="string">
            <text:p>bon8005, <text:s/>null, <text:s/>null, 34, <text:s/>null, <text:s/>null, <text:s/>null =&gt; bon8005 // Boneguard Skeleton</text:p>
          </table:table-cell>
        </table:table-row>
        <table:table-row table:style-name="ro3">
          <table:table-cell table:formula="of:=CONCATENATE([$import.$A60];&quot;, &quot;;[$import.$B60];&quot;, &quot;;[$import.$C60];&quot;, &quot;;[$import.$D60];&quot;, &quot;;[$import.$E60];&quot;, &quot;;[$import.$F60];&quot;, &quot;;[$import.$G60];&quot; =&gt; &quot;;[$import.$A60];&quot; // &quot;;[$import.$H60])" office:value-type="string" office:string-value="bon8013,  null,  null, 34,  null,  null,  null =&gt; bon8013 // Boneguard Skeleton" calcext:value-type="string">
            <text:p>bon8013, <text:s/>null, <text:s/>null, 34, <text:s/>null, <text:s/>null, <text:s/>null =&gt; bon8013 // Boneguard Skeleton</text:p>
          </table:table-cell>
        </table:table-row>
        <table:table-row table:style-name="ro3">
          <table:table-cell table:formula="of:=CONCATENATE([$import.$A61];&quot;, &quot;;[$import.$B61];&quot;, &quot;;[$import.$C61];&quot;, &quot;;[$import.$D61];&quot;, &quot;;[$import.$E61];&quot;, &quot;;[$import.$F61];&quot;, &quot;;[$import.$G61];&quot; =&gt; &quot;;[$import.$A61];&quot; // &quot;;[$import.$H61])" office:value-type="string" office:string-value="bonegard,  null,  null, 34,  null,  null,  null =&gt; bonegard // Boneguard Skeleton" calcext:value-type="string">
            <text:p>bonegard, <text:s/>null, <text:s/>null, 34, <text:s/>null, <text:s/>null, <text:s/>null =&gt; bonegard // Boneguard Skeleton</text:p>
          </table:table-cell>
        </table:table-row>
        <table:table-row table:style-name="ro3">
          <table:table-cell table:formula="of:=CONCATENATE([$import.$A62];&quot;, &quot;;[$import.$B62];&quot;, &quot;;[$import.$C62];&quot;, &quot;;[$import.$D62];&quot;, &quot;;[$import.$E62];&quot;, &quot;;[$import.$F62];&quot;, &quot;;[$import.$G62];&quot; =&gt; &quot;;[$import.$A62];&quot; // &quot;;[$import.$H62])" office:value-type="string" office:string-value="bronsen,  null,  null, 34,  null,  null,  null =&gt; bronsen // Bronze Sentry" calcext:value-type="string">
            <text:p>bronsen, <text:s/>null, <text:s/>null, 34, <text:s/>null, <text:s/>null, <text:s/>null =&gt; bronsen // Bronze Sentry</text:p>
          </table:table-cell>
        </table:table-row>
        <table:table-row table:style-name="ro3">
          <table:table-cell table:formula="of:=CONCATENATE([$import.$A63];&quot;, &quot;;[$import.$B63];&quot;, &quot;;[$import.$C63];&quot;, &quot;;[$import.$D63];&quot;, &quot;;[$import.$E63];&quot;, &quot;;[$import.$F63];&quot;, &quot;;[$import.$G63];&quot; =&gt; &quot;;[$import.$A63];&quot; // &quot;;[$import.$H63])" office:value-type="string" office:string-value="cat,  null,  null, 34,  null,  null,  null =&gt; cat // Cat" calcext:value-type="string">
            <text:p>cat, <text:s/>null, <text:s/>null, 34, <text:s/>null, <text:s/>null, <text:s/>null =&gt; cat // Cat</text:p>
          </table:table-cell>
        </table:table-row>
        <table:table-row table:style-name="ro3">
          <table:table-cell table:formula="of:=CONCATENATE([$import.$A64];&quot;, &quot;;[$import.$B64];&quot;, &quot;;[$import.$C64];&quot;, &quot;;[$import.$D64];&quot;, &quot;;[$import.$E64];&quot;, &quot;;[$import.$F64];&quot;, &quot;;[$import.$G64];&quot; =&gt; &quot;;[$import.$A64];&quot; // &quot;;[$import.$H64])" office:value-type="string" office:string-value="chairm1,  null,  null, 34,  null,  null,  null =&gt; chairm1 // Townsperson" calcext:value-type="string">
            <text:p>chairm1, <text:s/>null, <text:s/>null, 34, <text:s/>null, <text:s/>null, <text:s/>null =&gt; chairm1 // Townsperson</text:p>
          </table:table-cell>
        </table:table-row>
        <table:table-row table:style-name="ro3">
          <table:table-cell table:formula="of:=CONCATENATE([$import.$A65];&quot;, &quot;;[$import.$B65];&quot;, &quot;;[$import.$C65];&quot;, &quot;;[$import.$D65];&quot;, &quot;;[$import.$E65];&quot;, &quot;;[$import.$F65];&quot;, &quot;;[$import.$G65];&quot; =&gt; &quot;;[$import.$A65];&quot; // &quot;;[$import.$H65])" office:value-type="string" office:string-value="chairm2,  null,  null, 34,  null,  null,  null =&gt; chairm2 // Townsperson" calcext:value-type="string">
            <text:p>chairm2, <text:s/>null, <text:s/>null, 34, <text:s/>null, <text:s/>null, <text:s/>null =&gt; chairm2 // Townsperson</text:p>
          </table:table-cell>
        </table:table-row>
        <table:table-row table:style-name="ro3">
          <table:table-cell table:formula="of:=CONCATENATE([$import.$A66];&quot;, &quot;;[$import.$B66];&quot;, &quot;;[$import.$C66];&quot;, &quot;;[$import.$D66];&quot;, &quot;;[$import.$E66];&quot;, &quot;;[$import.$F66];&quot;, &quot;;[$import.$G66];&quot; =&gt; &quot;;[$import.$A66];&quot; // &quot;;[$import.$H66])" office:value-type="string" office:string-value="chairm3,  null,  null, 34,  null,  null,  null =&gt; chairm3 // Townsperson" calcext:value-type="string">
            <text:p>chairm3, <text:s/>null, <text:s/>null, 34, <text:s/>null, <text:s/>null, <text:s/>null =&gt; chairm3 // Townsperson</text:p>
          </table:table-cell>
        </table:table-row>
        <table:table-row table:style-name="ro3">
          <table:table-cell table:formula="of:=CONCATENATE([$import.$A67];&quot;, &quot;;[$import.$B67];&quot;, &quot;;[$import.$C67];&quot;, &quot;;[$import.$D67];&quot;, &quot;;[$import.$E67];&quot;, &quot;;[$import.$F67];&quot;, &quot;;[$import.$G67];&quot; =&gt; &quot;;[$import.$A67];&quot; // &quot;;[$import.$H67])" office:value-type="string" office:string-value="chairm4,  null,  null, 34,  null,  null,  null =&gt; chairm4 // Townsperson" calcext:value-type="string">
            <text:p>chairm4, <text:s/>null, <text:s/>null, 34, <text:s/>null, <text:s/>null, <text:s/>null =&gt; chairm4 // Townsperson</text:p>
          </table:table-cell>
        </table:table-row>
        <table:table-row table:style-name="ro3">
          <table:table-cell table:formula="of:=CONCATENATE([$import.$A68];&quot;, &quot;;[$import.$B68];&quot;, &quot;;[$import.$C68];&quot;, &quot;;[$import.$D68];&quot;, &quot;;[$import.$E68];&quot;, &quot;;[$import.$F68];&quot;, &quot;;[$import.$G68];&quot; =&gt; &quot;;[$import.$A68];&quot; // &quot;;[$import.$H68])" office:value-type="string" office:string-value="chicken,  null, 2, 34,  null,  null,  null =&gt; chicken // Chicken" calcext:value-type="string">
            <text:p>chicken, <text:s/>null, 2, 34, <text:s/>null, <text:s/>null, <text:s/>null =&gt; chicken // Chicken</text:p>
          </table:table-cell>
        </table:table-row>
        <table:table-row table:style-name="ro3">
          <table:table-cell table:formula="of:=CONCATENATE([$import.$A69];&quot;, &quot;;[$import.$B69];&quot;, &quot;;[$import.$C69];&quot;, &quot;;[$import.$D69];&quot;, &quot;;[$import.$E69];&quot;, &quot;;[$import.$F69];&quot;, &quot;;[$import.$G69];&quot; =&gt; &quot;;[$import.$A69];&quot; // &quot;;[$import.$H69])" office:value-type="string" office:string-value="churin,  null,  null, 34,  null,  null,  null =&gt; churin // Churin" calcext:value-type="string">
            <text:p>churin, <text:s/>null, <text:s/>null, 34, <text:s/>null, <text:s/>null, <text:s/>null =&gt; churin // Churin</text:p>
          </table:table-cell>
        </table:table-row>
        <table:table-row table:style-name="ro3">
          <table:table-cell table:formula="of:=CONCATENATE([$import.$A70];&quot;, &quot;;[$import.$B70];&quot;, &quot;;[$import.$C70];&quot;, &quot;;[$import.$D70];&quot;, &quot;;[$import.$E70];&quot;, &quot;;[$import.$F70];&quot;, &quot;;[$import.$G70];&quot; =&gt; &quot;;[$import.$A70];&quot; // &quot;;[$import.$H70])" office:value-type="string" office:string-value="ckinvst,  null,  null, 34,  null,  null,  null =&gt; ckinvst // Invisible Stalker" calcext:value-type="string">
            <text:p>ckinvst, <text:s/>null, <text:s/>null, 34, <text:s/>null, <text:s/>null, <text:s/>null =&gt; ckinvst // Invisible Stalker</text:p>
          </table:table-cell>
        </table:table-row>
        <table:table-row table:style-name="ro3">
          <table:table-cell table:formula="of:=CONCATENATE([$import.$A71];&quot;, &quot;;[$import.$B71];&quot;, &quot;;[$import.$C71];&quot;, &quot;;[$import.$D71];&quot;, &quot;;[$import.$E71];&quot;, &quot;;[$import.$F71];&quot;, &quot;;[$import.$G71];&quot; =&gt; &quot;;[$import.$A71];&quot; // &quot;;[$import.$H71])" office:value-type="string" office:string-value="conlan, 1,  null,  null,  null,  null,  null =&gt; conlan // Conlan" calcext:value-type="string">
            <text:p>conlan, 1, <text:s/>null, <text:s/>null, <text:s/>null, <text:s/>null, <text:s/>null =&gt; conlan // Conlan</text:p>
          </table:table-cell>
        </table:table-row>
        <table:table-row table:style-name="ro3">
          <table:table-cell table:formula="of:=CONCATENATE([$import.$A72];&quot;, &quot;;[$import.$B72];&quot;, &quot;;[$import.$C72];&quot;, &quot;;[$import.$D72];&quot;, &quot;;[$import.$E72];&quot;, &quot;;[$import.$F72];&quot;, &quot;;[$import.$G72];&quot; =&gt; &quot;;[$import.$A72];&quot; // &quot;;[$import.$H72])" office:value-type="string" office:string-value="cook, 1,  null,  null, 1, 1,  null =&gt; cook // Cook" calcext:value-type="string">
            <text:p>cook, 1, <text:s/>null, <text:s/>null, 1, 1, <text:s/>null =&gt; cook // Cook</text:p>
          </table:table-cell>
        </table:table-row>
        <table:table-row table:style-name="ro3">
          <table:table-cell table:formula="of:=CONCATENATE([$import.$A73];&quot;, &quot;;[$import.$B73];&quot;, &quot;;[$import.$C73];&quot;, &quot;;[$import.$D73];&quot;, &quot;;[$import.$E73];&quot;, &quot;;[$import.$F73];&quot;, &quot;;[$import.$G73];&quot; =&gt; &quot;;[$import.$A73];&quot; // &quot;;[$import.$H73])" office:value-type="string" office:string-value="copspir,  null,  null, 34,  null, 255, 255 =&gt; copspir // Planar Spirit" calcext:value-type="string">
            <text:p>copspir, <text:s/>null, <text:s/>null, 34, <text:s/>null, 255, 255 =&gt; copspir // Planar Spirit</text:p>
          </table:table-cell>
        </table:table-row>
        <table:table-row table:style-name="ro3">
          <table:table-cell table:formula="of:=CONCATENATE([$import.$A74];&quot;, &quot;;[$import.$B74];&quot;, &quot;;[$import.$C74];&quot;, &quot;;[$import.$D74];&quot;, &quot;;[$import.$E74];&quot;, &quot;;[$import.$F74];&quot;, &quot;;[$import.$G74];&quot; =&gt; &quot;;[$import.$A74];&quot; // &quot;;[$import.$H74])" office:value-type="string" office:string-value="cow, 2, 2,  null,  null,  null,  null =&gt; cow // Cow" calcext:value-type="string">
            <text:p>cow, 2, 2, <text:s/>null, <text:s/>null, <text:s/>null, <text:s/>null =&gt; cow // Cow</text:p>
          </table:table-cell>
        </table:table-row>
        <table:table-row table:style-name="ro3">
          <table:table-cell table:formula="of:=CONCATENATE([$import.$A75];&quot;, &quot;;[$import.$B75];&quot;, &quot;;[$import.$C75];&quot;, &quot;;[$import.$D75];&quot;, &quot;;[$import.$E75];&quot;, &quot;;[$import.$F75];&quot;, &quot;;[$import.$G75];&quot; =&gt; &quot;;[$import.$A75];&quot; // &quot;;[$import.$H75])" office:value-type="string" office:string-value="crypthng,  null,  null,  null, 4, 167,  null =&gt; crypthng // Crypt Thing" calcext:value-type="string">
            <text:p>crypthng, <text:s/>null, <text:s/>null, <text:s/>null, 4, 167, <text:s/>null =&gt; crypthng // Crypt Thing</text:p>
          </table:table-cell>
        </table:table-row>
        <table:table-row table:style-name="ro3">
          <table:table-cell table:formula="of:=CONCATENATE([$import.$A76];&quot;, &quot;;[$import.$B76];&quot;, &quot;;[$import.$C76];&quot;, &quot;;[$import.$D76];&quot;, &quot;;[$import.$E76];&quot;, &quot;;[$import.$F76];&quot;, &quot;;[$import.$G76];&quot; =&gt; &quot;;[$import.$A76];&quot; // &quot;;[$import.$H76])" office:value-type="string" office:string-value="custos, 1,  null, 49,  null,  null,  null =&gt; custos // Custhantos" calcext:value-type="string">
            <text:p>custos, 1, <text:s/>null, 49, <text:s/>null, <text:s/>null, <text:s/>null =&gt; custos // Custhantos</text:p>
          </table:table-cell>
        </table:table-row>
        <table:table-row table:style-name="ro3">
          <table:table-cell table:formula="of:=CONCATENATE([$import.$A77];&quot;, &quot;;[$import.$B77];&quot;, &quot;;[$import.$C77];&quot;, &quot;;[$import.$D77];&quot;, &quot;;[$import.$E77];&quot;, &quot;;[$import.$F77];&quot;, &quot;;[$import.$G77];&quot; =&gt; &quot;;[$import.$A77];&quot; // &quot;;[$import.$H77])" office:value-type="string" office:string-value="cyanimp1,  null,  null, 34,  null,  null,  null =&gt; cyanimp1 // Animated Plate" calcext:value-type="string">
            <text:p>cyanimp1, <text:s/>null, <text:s/>null, 34, <text:s/>null, <text:s/>null, <text:s/>null =&gt; cyanimp1 // Animated Plate</text:p>
          </table:table-cell>
        </table:table-row>
        <table:table-row table:style-name="ro3">
          <table:table-cell table:formula="of:=CONCATENATE([$import.$A78];&quot;, &quot;;[$import.$B78];&quot;, &quot;;[$import.$C78];&quot;, &quot;;[$import.$D78];&quot;, &quot;;[$import.$E78];&quot;, &quot;;[$import.$F78];&quot;, &quot;;[$import.$G78];&quot; =&gt; &quot;;[$import.$A78];&quot; // &quot;;[$import.$H78])" office:value-type="string" office:string-value="cyanimp2,  null,  null, 34,  null,  null,  null =&gt; cyanimp2 // Animated Plate" calcext:value-type="string">
            <text:p>cyanimp2, <text:s/>null, <text:s/>null, 34, <text:s/>null, <text:s/>null, <text:s/>null =&gt; cyanimp2 // Animated Plate</text:p>
          </table:table-cell>
        </table:table-row>
        <table:table-row table:style-name="ro3">
          <table:table-cell table:formula="of:=CONCATENATE([$import.$A79];&quot;, &quot;;[$import.$B79];&quot;, &quot;;[$import.$C79];&quot;, &quot;;[$import.$D79];&quot;, &quot;;[$import.$E79];&quot;, &quot;;[$import.$F79];&quot;, &quot;;[$import.$G79];&quot; =&gt; &quot;;[$import.$A79];&quot; // &quot;;[$import.$H79])" office:value-type="string" office:string-value="cyanimp3,  null,  null, 34,  null,  null,  null =&gt; cyanimp3 // Animated Plate" calcext:value-type="string">
            <text:p>cyanimp3, <text:s/>null, <text:s/>null, 34, <text:s/>null, <text:s/>null, <text:s/>null =&gt; cyanimp3 // Animated Plate</text:p>
          </table:table-cell>
        </table:table-row>
        <table:table-row table:style-name="ro3">
          <table:table-cell table:formula="of:=CONCATENATE([$import.$A80];&quot;, &quot;;[$import.$B80];&quot;, &quot;;[$import.$C80];&quot;, &quot;;[$import.$D80];&quot;, &quot;;[$import.$E80];&quot;, &quot;;[$import.$F80];&quot;, &quot;;[$import.$G80];&quot; =&gt; &quot;;[$import.$A80];&quot; // &quot;;[$import.$H80])" office:value-type="string" office:string-value="cybeetr,  null,  null, 34,  null,  null,  null =&gt; cybeetr // Rhinoceros Beetle" calcext:value-type="string">
            <text:p>cybeetr, <text:s/>null, <text:s/>null, 34, <text:s/>null, <text:s/>null, <text:s/>null =&gt; cybeetr // Rhinoceros Beetle</text:p>
          </table:table-cell>
        </table:table-row>
        <table:table-row table:style-name="ro3">
          <table:table-cell table:formula="of:=CONCATENATE([$import.$A81];&quot;, &quot;;[$import.$B81];&quot;, &quot;;[$import.$C81];&quot;, &quot;;[$import.$D81];&quot;, &quot;;[$import.$E81];&quot;, &quot;;[$import.$F81];&quot;, &quot;;[$import.$G81];&quot; =&gt; &quot;;[$import.$A81];&quot; // &quot;;[$import.$H81])" office:value-type="string" office:string-value="cyclops,  null,  null, 51, 5,  null,  null =&gt; cyclops // Cyclops" calcext:value-type="string">
            <text:p>cyclops, <text:s/>null, <text:s/>null, 51, 5, <text:s/>null, <text:s/>null =&gt; cyclops // Cyclops</text:p>
          </table:table-cell>
        </table:table-row>
        <table:table-row table:style-name="ro3">
          <table:table-cell table:formula="of:=CONCATENATE([$import.$A82];&quot;, &quot;;[$import.$B82];&quot;, &quot;;[$import.$C82];&quot;, &quot;;[$import.$D82];&quot;, &quot;;[$import.$E82];&quot;, &quot;;[$import.$F82];&quot;, &quot;;[$import.$G82];&quot; =&gt; &quot;;[$import.$A82];&quot; // &quot;;[$import.$H82])" office:value-type="string" office:string-value="cyearthe,  null,  null, 34, 5,  null,  null =&gt; cyearthe // Earth Elemental" calcext:value-type="string">
            <text:p>cyearthe, <text:s/>null, <text:s/>null, 34, 5, <text:s/>null, <text:s/>null =&gt; cyearthe // Earth Elemental</text:p>
          </table:table-cell>
        </table:table-row>
        <table:table-row table:style-name="ro3">
          <table:table-cell table:formula="of:=CONCATENATE([$import.$A83];&quot;, &quot;;[$import.$B83];&quot;, &quot;;[$import.$C83];&quot;, &quot;;[$import.$D83];&quot;, &quot;;[$import.$E83];&quot;, &quot;;[$import.$F83];&quot;, &quot;;[$import.$G83];&quot; =&gt; &quot;;[$import.$A83];&quot; // &quot;;[$import.$H83])" office:value-type="string" office:string-value="cyfiree,  null,  null, 34, 5,  null,  null =&gt; cyfiree // Fire Elemental" calcext:value-type="string">
            <text:p>cyfiree, <text:s/>null, <text:s/>null, 34, 5, <text:s/>null, <text:s/>null =&gt; cyfiree // Fire Elemental</text:p>
          </table:table-cell>
        </table:table-row>
        <table:table-row table:style-name="ro3">
          <table:table-cell table:formula="of:=CONCATENATE([$import.$A84];&quot;, &quot;;[$import.$B84];&quot;, &quot;;[$import.$C84];&quot;, &quot;;[$import.$D84];&quot;, &quot;;[$import.$E84];&quot;, &quot;;[$import.$F84];&quot;, &quot;;[$import.$G84];&quot; =&gt; &quot;;[$import.$A84];&quot; // &quot;;[$import.$H84])" office:value-type="string" office:string-value="cymycon,  null,  null, 18,  null,  null,  null =&gt; cymycon // Red Myconid" calcext:value-type="string">
            <text:p>cymycon, <text:s/>null, <text:s/>null, 18, <text:s/>null, <text:s/>null, <text:s/>null =&gt; cymycon // Red Myconid</text:p>
          </table:table-cell>
        </table:table-row>
        <table:table-row table:style-name="ro3">
          <table:table-cell table:formula="of:=CONCATENATE([$import.$A85];&quot;, &quot;;[$import.$B85];&quot;, &quot;;[$import.$C85];&quot;, &quot;;[$import.$D85];&quot;, &quot;;[$import.$E85];&quot;, &quot;;[$import.$F85];&quot;, &quot;;[$import.$G85];&quot; =&gt; &quot;;[$import.$A85];&quot; // &quot;;[$import.$H85])" office:value-type="string" office:string-value="cyshamb, 4,  null,  null, 255, 176, 8 =&gt; cyshamb // Shambler" calcext:value-type="string">
            <text:p>cyshamb, 4, <text:s/>null, <text:s/>null, 255, 176, 8 =&gt; cyshamb // Shambler</text:p>
          </table:table-cell>
        </table:table-row>
        <table:table-row table:style-name="ro3">
          <table:table-cell table:formula="of:=CONCATENATE([$import.$A86];&quot;, &quot;;[$import.$B86];&quot;, &quot;;[$import.$C86];&quot;, &quot;;[$import.$D86];&quot;, &quot;;[$import.$E86];&quot;, &quot;;[$import.$F86];&quot;, &quot;;[$import.$G86];&quot; =&gt; &quot;;[$import.$A86];&quot; // &quot;;[$import.$H86])" office:value-type="string" office:string-value="cywatere,  null,  null, 34, 5,  null,  null =&gt; cywatere // Water Elemental" calcext:value-type="string">
            <text:p>cywatere, <text:s/>null, <text:s/>null, 34, 5, <text:s/>null, <text:s/>null =&gt; cywatere // Water Elemental</text:p>
          </table:table-cell>
        </table:table-row>
        <table:table-row table:style-name="ro3">
          <table:table-cell table:formula="of:=CONCATENATE([$import.$A87];&quot;, &quot;;[$import.$B87];&quot;, &quot;;[$import.$C87];&quot;, &quot;;[$import.$D87];&quot;, &quot;;[$import.$E87];&quot;, &quot;;[$import.$F87];&quot;, &quot;;[$import.$G87];&quot; =&gt; &quot;;[$import.$A87];&quot; // &quot;;[$import.$H87])" office:value-type="string" office:string-value="davin,  null,  null, 34,  null,  null,  null =&gt; davin // Davin" calcext:value-type="string">
            <text:p>davin, <text:s/>null, <text:s/>null, 34, <text:s/>null, <text:s/>null, <text:s/>null =&gt; davin // Davin</text:p>
          </table:table-cell>
        </table:table-row>
        <table:table-row table:style-name="ro3">
          <table:table-cell table:formula="of:=CONCATENATE([$import.$A88];&quot;, &quot;;[$import.$B88];&quot;, &quot;;[$import.$C88];&quot;, &quot;;[$import.$D88];&quot;, &quot;;[$import.$E88];&quot;, &quot;;[$import.$F88];&quot;, &quot;;[$import.$G88];&quot; =&gt; &quot;;[$import.$A88];&quot; // &quot;;[$import.$H88])" office:value-type="string" office:string-value="dbar1, 1,  null,  null, 3,  null,  null =&gt; dbar1 // Barbarian Warrior" calcext:value-type="string">
            <text:p>dbar1, 1, <text:s/>null, <text:s/>null, 3, <text:s/>null, <text:s/>null =&gt; dbar1 // Barbarian Warrior</text:p>
          </table:table-cell>
        </table:table-row>
        <table:table-row table:style-name="ro3">
          <table:table-cell table:formula="of:=CONCATENATE([$import.$A89];&quot;, &quot;;[$import.$B89];&quot;, &quot;;[$import.$C89];&quot;, &quot;;[$import.$D89];&quot;, &quot;;[$import.$E89];&quot;, &quot;;[$import.$F89];&quot;, &quot;;[$import.$G89];&quot; =&gt; &quot;;[$import.$A89];&quot; // &quot;;[$import.$H89])" office:value-type="string" office:string-value="dbar2, 1,  null,  null, 3,  null,  null =&gt; dbar2 // Barbarian Warrior" calcext:value-type="string">
            <text:p>dbar2, 1, <text:s/>null, <text:s/>null, 3, <text:s/>null, <text:s/>null =&gt; dbar2 // Barbarian Warrior</text:p>
          </table:table-cell>
        </table:table-row>
        <table:table-row table:style-name="ro3">
          <table:table-cell table:formula="of:=CONCATENATE([$import.$A90];&quot;, &quot;;[$import.$B90];&quot;, &quot;;[$import.$C90];&quot;, &quot;;[$import.$D90];&quot;, &quot;;[$import.$E90];&quot;, &quot;;[$import.$F90];&quot;, &quot;;[$import.$G90];&quot; =&gt; &quot;;[$import.$A90];&quot; // &quot;;[$import.$H90])" office:value-type="string" office:string-value="dbar3, 1,  null,  null, 3,  null,  null =&gt; dbar3 // Barbarian Warrior" calcext:value-type="string">
            <text:p>dbar3, 1, <text:s/>null, <text:s/>null, 3, <text:s/>null, <text:s/>null =&gt; dbar3 // Barbarian Warrior</text:p>
          </table:table-cell>
        </table:table-row>
        <table:table-row table:style-name="ro3">
          <table:table-cell table:formula="of:=CONCATENATE([$import.$A91];&quot;, &quot;;[$import.$B91];&quot;, &quot;;[$import.$C91];&quot;, &quot;;[$import.$D91];&quot;, &quot;;[$import.$E91];&quot;, &quot;;[$import.$F91];&quot;, &quot;;[$import.$G91];&quot; =&gt; &quot;;[$import.$A91];&quot; // &quot;;[$import.$H91])" office:value-type="string" office:string-value="dbar4, 1,  null,  null, 3,  null,  null =&gt; dbar4 // Barbarian Warrior" calcext:value-type="string">
            <text:p>dbar4, 1, <text:s/>null, <text:s/>null, 3, <text:s/>null, <text:s/>null =&gt; dbar4 // Barbarian Warrior</text:p>
          </table:table-cell>
        </table:table-row>
        <table:table-row table:style-name="ro3">
          <table:table-cell table:formula="of:=CONCATENATE([$import.$A92];&quot;, &quot;;[$import.$B92];&quot;, &quot;;[$import.$C92];&quot;, &quot;;[$import.$D92];&quot;, &quot;;[$import.$E92];&quot;, &quot;;[$import.$F92];&quot;, &quot;;[$import.$G92];&quot; =&gt; &quot;;[$import.$A92];&quot; // &quot;;[$import.$H92])" office:value-type="string" office:string-value="dbar5, 1,  null,  null, 3,  null,  null =&gt; dbar5 // Barbarian Warrior" calcext:value-type="string">
            <text:p>dbar5, 1, <text:s/>null, <text:s/>null, 3, <text:s/>null, <text:s/>null =&gt; dbar5 // Barbarian Warrior</text:p>
          </table:table-cell>
        </table:table-row>
        <table:table-row table:style-name="ro3">
          <table:table-cell table:formula="of:=CONCATENATE([$import.$A93];&quot;, &quot;;[$import.$B93];&quot;, &quot;;[$import.$C93];&quot;, &quot;;[$import.$D93];&quot;, &quot;;[$import.$E93];&quot;, &quot;;[$import.$F93];&quot;, &quot;;[$import.$G93];&quot; =&gt; &quot;;[$import.$A93];&quot; // &quot;;[$import.$H93])" office:value-type="string" office:string-value="dbar6, 1,  null,  null, 3,  null,  null =&gt; dbar6 // Barbarian Warrior" calcext:value-type="string">
            <text:p>dbar6, 1, <text:s/>null, <text:s/>null, 3, <text:s/>null, <text:s/>null =&gt; dbar6 // Barbarian Warrior</text:p>
          </table:table-cell>
        </table:table-row>
        <table:table-row table:style-name="ro3">
          <table:table-cell table:formula="of:=CONCATENATE([$import.$A94];&quot;, &quot;;[$import.$B94];&quot;, &quot;;[$import.$C94];&quot;, &quot;;[$import.$D94];&quot;, &quot;;[$import.$E94];&quot;, &quot;;[$import.$F94];&quot;, &quot;;[$import.$G94];&quot; =&gt; &quot;;[$import.$A94];&quot; // &quot;;[$import.$H94])" office:value-type="string" office:string-value="deadvil,  null,  null,  null, 3,  null,  null =&gt; deadvil // Captive Villager" calcext:value-type="string">
            <text:p>deadvil, <text:s/>null, <text:s/>null, <text:s/>null, 3, <text:s/>null, <text:s/>null =&gt; deadvil // Captive Villager</text:p>
          </table:table-cell>
        </table:table-row>
        <table:table-row table:style-name="ro3">
          <table:table-cell table:formula="of:=CONCATENATE([$import.$A95];&quot;, &quot;;[$import.$B95];&quot;, &quot;;[$import.$C95];&quot;, &quot;;[$import.$D95];&quot;, &quot;;[$import.$E95];&quot;, &quot;;[$import.$F95];&quot;, &quot;;[$import.$G95];&quot; =&gt; &quot;;[$import.$A95];&quot; // &quot;;[$import.$H95])" office:value-type="string" office:string-value="deadvilf,  null,  null,  null, 3,  null,  null =&gt; deadvilf // Captive Villager" calcext:value-type="string">
            <text:p>deadvilf, <text:s/>null, <text:s/>null, <text:s/>null, 3, <text:s/>null, <text:s/>null =&gt; deadvilf // Captive Villager</text:p>
          </table:table-cell>
        </table:table-row>
        <table:table-row table:style-name="ro3">
          <table:table-cell table:formula="of:=CONCATENATE([$import.$A96];&quot;, &quot;;[$import.$B96];&quot;, &quot;;[$import.$C96];&quot;, &quot;;[$import.$D96];&quot;, &quot;;[$import.$E96];&quot;, &quot;;[$import.$F96];&quot;, &quot;;[$import.$G96];&quot; =&gt; &quot;;[$import.$A96];&quot; // &quot;;[$import.$H96])" office:value-type="string" office:string-value="deadwolf,  null,  null, 34, 3,  null,  null =&gt; deadwolf // Dog" calcext:value-type="string">
            <text:p>deadwolf, <text:s/>null, <text:s/>null, 34, 3, <text:s/>null, <text:s/>null =&gt; deadwolf // Dog</text:p>
          </table:table-cell>
        </table:table-row>
        <table:table-row table:style-name="ro3">
          <table:table-cell table:formula="of:=CONCATENATE([$import.$A97];&quot;, &quot;;[$import.$B97];&quot;, &quot;;[$import.$C97];&quot;, &quot;;[$import.$D97];&quot;, &quot;;[$import.$E97];&quot;, &quot;;[$import.$F97];&quot;, &quot;;[$import.$G97];&quot; =&gt; &quot;;[$import.$A97];&quot; // &quot;;[$import.$H97])" office:value-type="string" office:string-value="deddog, 1,  null,  null, 3, 105,  null =&gt; deddog // Jackal" calcext:value-type="string">
            <text:p>deddog, 1, <text:s/>null, <text:s/>null, 3, 105, <text:s/>null =&gt; deddog // Jackal</text:p>
          </table:table-cell>
        </table:table-row>
        <table:table-row table:style-name="ro3">
          <table:table-cell table:formula="of:=CONCATENATE([$import.$A98];&quot;, &quot;;[$import.$B98];&quot;, &quot;;[$import.$C98];&quot;, &quot;;[$import.$D98];&quot;, &quot;;[$import.$E98];&quot;, &quot;;[$import.$F98];&quot;, &quot;;[$import.$G98];&quot; =&gt; &quot;;[$import.$A98];&quot; // &quot;;[$import.$H98])" office:value-type="string" office:string-value="deepgnun, 1,  null, 33,  null,  null,  null =&gt; deepgnun // Unconscious Deep Gnome" calcext:value-type="string">
            <text:p>deepgnun, 1, <text:s/>null, 33, <text:s/>null, <text:s/>null, <text:s/>null =&gt; deepgnun // Unconscious Deep Gnome</text:p>
          </table:table-cell>
        </table:table-row>
        <table:table-row table:style-name="ro3">
          <table:table-cell table:formula="of:=CONCATENATE([$import.$A99];&quot;, &quot;;[$import.$B99];&quot;, &quot;;[$import.$C99];&quot;, &quot;;[$import.$D99];&quot;, &quot;;[$import.$E99];&quot;, &quot;;[$import.$F99];&quot;, &quot;;[$import.$G99];&quot; =&gt; &quot;;[$import.$A99];&quot; // &quot;;[$import.$H99])" office:value-type="string" office:string-value="denaini,  null,  null, 49, 4,  null,  null =&gt; denaini // Denaini" calcext:value-type="string">
            <text:p>denaini, <text:s/>null, <text:s/>null, 49, 4, <text:s/>null, <text:s/>null =&gt; denaini // Denaini</text:p>
          </table:table-cell>
        </table:table-row>
        <table:table-row table:style-name="ro3">
          <table:table-cell table:formula="of:=CONCATENATE([$import.$A100];&quot;, &quot;;[$import.$B100];&quot;, &quot;;[$import.$C100];&quot;, &quot;;[$import.$D100];&quot;, &quot;;[$import.$E100];&quot;, &quot;;[$import.$F100];&quot;, &quot;;[$import.$G100];&quot; =&gt; &quot;;[$import.$A100];&quot; // &quot;;[$import.$H100])" office:value-type="string" office:string-value="digby,  null,  null, 34, 1,  null,  null =&gt; digby // Digby" calcext:value-type="string">
            <text:p>digby, <text:s/>null, <text:s/>null, 34, 1, <text:s/>null, <text:s/>null =&gt; digby // Digby</text:p>
          </table:table-cell>
        </table:table-row>
        <table:table-row table:style-name="ro3">
          <table:table-cell table:formula="of:=CONCATENATE([$import.$A101];&quot;, &quot;;[$import.$B101];&quot;, &quot;;[$import.$C101];&quot;, &quot;;[$import.$D101];&quot;, &quot;;[$import.$E101];&quot;, &quot;;[$import.$F101];&quot;, &quot;;[$import.$G101];&quot; =&gt; &quot;;[$import.$A101];&quot; // &quot;;[$import.$H101])" office:value-type="string" office:string-value="direb, 1,  null,  null,  null, 103,  null =&gt; direb // Dire Bear" calcext:value-type="string">
            <text:p>direb, 1, <text:s/>null, <text:s/>null, <text:s/>null, 103, <text:s/>null =&gt; direb // Dire Bear</text:p>
          </table:table-cell>
        </table:table-row>
        <table:table-row table:style-name="ro3">
          <table:table-cell table:formula="of:=CONCATENATE([$import.$A102];&quot;, &quot;;[$import.$B102];&quot;, &quot;;[$import.$C102];&quot;, &quot;;[$import.$D102];&quot;, &quot;;[$import.$E102];&quot;, &quot;;[$import.$F102];&quot;, &quot;;[$import.$G102];&quot; =&gt; &quot;;[$import.$A102];&quot; // &quot;;[$import.$H102])" office:value-type="string" office:string-value="djinni,  null,  null,  null, 5,  null,  null =&gt; djinni // Djinni" calcext:value-type="string">
            <text:p>djinni, <text:s/>null, <text:s/>null, <text:s/>null, 5, <text:s/>null, <text:s/>null =&gt; djinni // Djinni</text:p>
          </table:table-cell>
        </table:table-row>
        <table:table-row table:style-name="ro3">
          <table:table-cell table:formula="of:=CONCATENATE([$import.$A103];&quot;, &quot;;[$import.$B103];&quot;, &quot;;[$import.$C103];&quot;, &quot;;[$import.$D103];&quot;, &quot;;[$import.$E103];&quot;, &quot;;[$import.$F103];&quot;, &quot;;[$import.$G103];&quot; =&gt; &quot;;[$import.$A103];&quot; // &quot;;[$import.$H103])" office:value-type="string" office:string-value="dlbar1a,  null,  null,  null, 1,  null,  null =&gt; dlbar1a // Bear Tribe Warrior" calcext:value-type="string">
            <text:p>dlbar1a, <text:s/>null, <text:s/>null, <text:s/>null, 1, <text:s/>null, <text:s/>null =&gt; dlbar1a // Bear Tribe Warrior</text:p>
          </table:table-cell>
        </table:table-row>
        <table:table-row table:style-name="ro3">
          <table:table-cell table:formula="of:=CONCATENATE([$import.$A104];&quot;, &quot;;[$import.$B104];&quot;, &quot;;[$import.$C104];&quot;, &quot;;[$import.$D104];&quot;, &quot;;[$import.$E104];&quot;, &quot;;[$import.$F104];&quot;, &quot;;[$import.$G104];&quot; =&gt; &quot;;[$import.$A104];&quot; // &quot;;[$import.$H104])" office:value-type="string" office:string-value="dlbar1m,  null,  null,  null, 1,  null,  null =&gt; dlbar1m // Bear Tribe Warrior" calcext:value-type="string">
            <text:p>dlbar1m, <text:s/>null, <text:s/>null, <text:s/>null, 1, <text:s/>null, <text:s/>null =&gt; dlbar1m // Bear Tribe Warrior</text:p>
          </table:table-cell>
        </table:table-row>
        <table:table-row table:style-name="ro3">
          <table:table-cell table:formula="of:=CONCATENATE([$import.$A105];&quot;, &quot;;[$import.$B105];&quot;, &quot;;[$import.$C105];&quot;, &quot;;[$import.$D105];&quot;, &quot;;[$import.$E105];&quot;, &quot;;[$import.$F105];&quot;, &quot;;[$import.$G105];&quot; =&gt; &quot;;[$import.$A105];&quot; // &quot;;[$import.$H105])" office:value-type="string" office:string-value="dlbar1s,  null,  null,  null, 1,  null,  null =&gt; dlbar1s // Bear Tribe Warrior" calcext:value-type="string">
            <text:p>dlbar1s, <text:s/>null, <text:s/>null, <text:s/>null, 1, <text:s/>null, <text:s/>null =&gt; dlbar1s // Bear Tribe Warrior</text:p>
          </table:table-cell>
        </table:table-row>
        <table:table-row table:style-name="ro3">
          <table:table-cell table:formula="of:=CONCATENATE([$import.$A106];&quot;, &quot;;[$import.$B106];&quot;, &quot;;[$import.$C106];&quot;, &quot;;[$import.$D106];&quot;, &quot;;[$import.$E106];&quot;, &quot;;[$import.$F106];&quot;, &quot;;[$import.$G106];&quot; =&gt; &quot;;[$import.$A106];&quot; // &quot;;[$import.$H106])" office:value-type="string" office:string-value="dlbar3a,  null,  null,  null, 1,  null,  null =&gt; dlbar3a // Elk Tribe Warrior" calcext:value-type="string">
            <text:p>dlbar3a, <text:s/>null, <text:s/>null, <text:s/>null, 1, <text:s/>null, <text:s/>null =&gt; dlbar3a // Elk Tribe Warrior</text:p>
          </table:table-cell>
        </table:table-row>
        <table:table-row table:style-name="ro3">
          <table:table-cell table:formula="of:=CONCATENATE([$import.$A107];&quot;, &quot;;[$import.$B107];&quot;, &quot;;[$import.$C107];&quot;, &quot;;[$import.$D107];&quot;, &quot;;[$import.$E107];&quot;, &quot;;[$import.$F107];&quot;, &quot;;[$import.$G107];&quot; =&gt; &quot;;[$import.$A107];&quot; // &quot;;[$import.$H107])" office:value-type="string" office:string-value="dlbar3m,  null,  null,  null, 1,  null,  null =&gt; dlbar3m // Elk Tribe Warrior" calcext:value-type="string">
            <text:p>dlbar3m, <text:s/>null, <text:s/>null, <text:s/>null, 1, <text:s/>null, <text:s/>null =&gt; dlbar3m // Elk Tribe Warrior</text:p>
          </table:table-cell>
        </table:table-row>
        <table:table-row table:style-name="ro3">
          <table:table-cell table:formula="of:=CONCATENATE([$import.$A108];&quot;, &quot;;[$import.$B108];&quot;, &quot;;[$import.$C108];&quot;, &quot;;[$import.$D108];&quot;, &quot;;[$import.$E108];&quot;, &quot;;[$import.$F108];&quot;, &quot;;[$import.$G108];&quot; =&gt; &quot;;[$import.$A108];&quot; // &quot;;[$import.$H108])" office:value-type="string" office:string-value="dlbar3s,  null,  null,  null, 1,  null,  null =&gt; dlbar3s // Elk Tribe Warrior" calcext:value-type="string">
            <text:p>dlbar3s, <text:s/>null, <text:s/>null, <text:s/>null, 1, <text:s/>null, <text:s/>null =&gt; dlbar3s // Elk Tribe Warrior</text:p>
          </table:table-cell>
        </table:table-row>
        <table:table-row table:style-name="ro3">
          <table:table-cell table:formula="of:=CONCATENATE([$import.$A109];&quot;, &quot;;[$import.$B109];&quot;, &quot;;[$import.$C109];&quot;, &quot;;[$import.$D109];&quot;, &quot;;[$import.$E109];&quot;, &quot;;[$import.$F109];&quot;, &quot;;[$import.$G109];&quot; =&gt; &quot;;[$import.$A109];&quot; // &quot;;[$import.$H109])" office:value-type="string" office:string-value="dlbnegrd,  null,  null, 34,  null,  null,  null =&gt; dlbnegrd // Boneguard Skeleton" calcext:value-type="string">
            <text:p>dlbnegrd, <text:s/>null, <text:s/>null, 34, <text:s/>null, <text:s/>null, <text:s/>null =&gt; dlbnegrd // Boneguard Skeleton</text:p>
          </table:table-cell>
        </table:table-row>
        <table:table-row table:style-name="ro3">
          <table:table-cell table:formula="of:=CONCATENATE([$import.$A110];&quot;, &quot;;[$import.$B110];&quot;, &quot;;[$import.$C110];&quot;, &quot;;[$import.$D110];&quot;, &quot;;[$import.$E110];&quot;, &quot;;[$import.$F110];&quot;, &quot;;[$import.$G110];&quot; =&gt; &quot;;[$import.$A110];&quot; // &quot;;[$import.$H110])" office:value-type="string" office:string-value="dlbonec,  null,  null, 35,  null,  null,  null =&gt; dlbonec // Bone Scavenger" calcext:value-type="string">
            <text:p>dlbonec, <text:s/>null, <text:s/>null, 35, <text:s/>null, <text:s/>null, <text:s/>null =&gt; dlbonec // Bone Scavenger</text:p>
          </table:table-cell>
        </table:table-row>
        <table:table-row table:style-name="ro3">
          <table:table-cell table:formula="of:=CONCATENATE([$import.$A111];&quot;, &quot;;[$import.$B111];&quot;, &quot;;[$import.$C111];&quot;, &quot;;[$import.$D111];&quot;, &quot;;[$import.$E111];&quot;, &quot;;[$import.$F111];&quot;, &quot;;[$import.$G111];&quot; =&gt; &quot;;[$import.$A111];&quot; // &quot;;[$import.$H111])" office:value-type="string" office:string-value="dlcldaxe,  null,  null, 34, 4, 115,  null =&gt; dlcldaxe // Cold Bones" calcext:value-type="string">
            <text:p>dlcldaxe, <text:s/>null, <text:s/>null, 34, 4, 115, <text:s/>null =&gt; dlcldaxe // Cold Bones</text:p>
          </table:table-cell>
        </table:table-row>
        <table:table-row table:style-name="ro3">
          <table:table-cell table:formula="of:=CONCATENATE([$import.$A112];&quot;, &quot;;[$import.$B112];&quot;, &quot;;[$import.$C112];&quot;, &quot;;[$import.$D112];&quot;, &quot;;[$import.$E112];&quot;, &quot;;[$import.$F112];&quot;, &quot;;[$import.$G112];&quot; =&gt; &quot;;[$import.$A112];&quot; // &quot;;[$import.$H112])" office:value-type="string" office:string-value="dlcldhnd,  null,  null, 34,  null, 115,  null =&gt; dlcldhnd // Cold Bones" calcext:value-type="string">
            <text:p>dlcldhnd, <text:s/>null, <text:s/>null, 34, <text:s/>null, 115, <text:s/>null =&gt; dlcldhnd // Cold Bones</text:p>
          </table:table-cell>
        </table:table-row>
        <table:table-row table:style-name="ro3">
          <table:table-cell table:formula="of:=CONCATENATE([$import.$A113];&quot;, &quot;;[$import.$B113];&quot;, &quot;;[$import.$C113];&quot;, &quot;;[$import.$D113];&quot;, &quot;;[$import.$E113];&quot;, &quot;;[$import.$F113];&quot;, &quot;;[$import.$G113];&quot; =&gt; &quot;;[$import.$A113];&quot; // &quot;;[$import.$H113])" office:value-type="string" office:string-value="dlcldmce,  null,  null, 34,  null, 115,  null =&gt; dlcldmce // Cold Bones" calcext:value-type="string">
            <text:p>dlcldmce, <text:s/>null, <text:s/>null, 34, <text:s/>null, 115, <text:s/>null =&gt; dlcldmce // Cold Bones</text:p>
          </table:table-cell>
        </table:table-row>
        <table:table-row table:style-name="ro3">
          <table:table-cell table:formula="of:=CONCATENATE([$import.$A114];&quot;, &quot;;[$import.$B114];&quot;, &quot;;[$import.$C114];&quot;, &quot;;[$import.$D114];&quot;, &quot;;[$import.$E114];&quot;, &quot;;[$import.$F114];&quot;, &quot;;[$import.$G114];&quot; =&gt; &quot;;[$import.$A114];&quot; // &quot;;[$import.$H114])" office:value-type="string" office:string-value="dlcldswd,  null,  null, 34,  null, 115,  null =&gt; dlcldswd // Cold Bones" calcext:value-type="string">
            <text:p>dlcldswd, <text:s/>null, <text:s/>null, 34, <text:s/>null, 115, <text:s/>null =&gt; dlcldswd // Cold Bones</text:p>
          </table:table-cell>
        </table:table-row>
        <table:table-row table:style-name="ro3">
          <table:table-cell table:formula="of:=CONCATENATE([$import.$A115];&quot;, &quot;;[$import.$B115];&quot;, &quot;;[$import.$C115];&quot;, &quot;;[$import.$D115];&quot;, &quot;;[$import.$E115];&quot;, &quot;;[$import.$F115];&quot;, &quot;;[$import.$G115];&quot; =&gt; &quot;;[$import.$A115];&quot; // &quot;;[$import.$H115])" office:value-type="string" office:string-value="dlfznbne,  null,  null, 34, 4, 115,  null =&gt; dlfznbne // Frozen Bones" calcext:value-type="string">
            <text:p>dlfznbne, <text:s/>null, <text:s/>null, 34, 4, 115, <text:s/>null =&gt; dlfznbne // Frozen Bones</text:p>
          </table:table-cell>
        </table:table-row>
        <table:table-row table:style-name="ro3">
          <table:table-cell table:formula="of:=CONCATENATE([$import.$A116];&quot;, &quot;;[$import.$B116];&quot;, &quot;;[$import.$C116];&quot;, &quot;;[$import.$D116];&quot;, &quot;;[$import.$E116];&quot;, &quot;;[$import.$F116];&quot;, &quot;;[$import.$G116];&quot; =&gt; &quot;;[$import.$A116];&quot; // &quot;;[$import.$H116])" office:value-type="string" office:string-value="dliceaxe,  null,  null, 34,  null, 115,  null =&gt; dliceaxe // Iced Bones" calcext:value-type="string">
            <text:p>dliceaxe, <text:s/>null, <text:s/>null, 34, <text:s/>null, 115, <text:s/>null =&gt; dliceaxe // Iced Bones</text:p>
          </table:table-cell>
        </table:table-row>
        <table:table-row table:style-name="ro3">
          <table:table-cell table:formula="of:=CONCATENATE([$import.$A117];&quot;, &quot;;[$import.$B117];&quot;, &quot;;[$import.$C117];&quot;, &quot;;[$import.$D117];&quot;, &quot;;[$import.$E117];&quot;, &quot;;[$import.$F117];&quot;, &quot;;[$import.$G117];&quot; =&gt; &quot;;[$import.$A117];&quot; // &quot;;[$import.$H117])" office:value-type="string" office:string-value="dlicehnd,  null,  null, 34,  null, 115,  null =&gt; dlicehnd // Iced Bones" calcext:value-type="string">
            <text:p>dlicehnd, <text:s/>null, <text:s/>null, 34, <text:s/>null, 115, <text:s/>null =&gt; dlicehnd // Iced Bones</text:p>
          </table:table-cell>
        </table:table-row>
        <table:table-row table:style-name="ro3">
          <table:table-cell table:formula="of:=CONCATENATE([$import.$A118];&quot;, &quot;;[$import.$B118];&quot;, &quot;;[$import.$C118];&quot;, &quot;;[$import.$D118];&quot;, &quot;;[$import.$E118];&quot;, &quot;;[$import.$F118];&quot;, &quot;;[$import.$G118];&quot; =&gt; &quot;;[$import.$A118];&quot; // &quot;;[$import.$H118])" office:value-type="string" office:string-value="dliceswd,  null,  null, 34, 4, 115,  null =&gt; dliceswd // Iced Bones" calcext:value-type="string">
            <text:p>dliceswd, <text:s/>null, <text:s/>null, 34, 4, 115, <text:s/>null =&gt; dliceswd // Iced Bones</text:p>
          </table:table-cell>
        </table:table-row>
        <table:table-row table:style-name="ro3">
          <table:table-cell table:formula="of:=CONCATENATE([$import.$A119];&quot;, &quot;;[$import.$B119];&quot;, &quot;;[$import.$C119];&quot;, &quot;;[$import.$D119];&quot;, &quot;;[$import.$E119];&quot;, &quot;;[$import.$F119];&quot;, &quot;;[$import.$G119];&quot; =&gt; &quot;;[$import.$A119];&quot; // &quot;;[$import.$H119])" office:value-type="string" office:string-value="dlicetr, 1,  null,  null, 5,  null,  null =&gt; dlicetr // Greater Ice Troll" calcext:value-type="string">
            <text:p>dlicetr, 1, <text:s/>null, <text:s/>null, 5, <text:s/>null, <text:s/>null =&gt; dlicetr // Greater Ice Troll</text:p>
          </table:table-cell>
        </table:table-row>
        <table:table-row table:style-name="ro3">
          <table:table-cell table:formula="of:=CONCATENATE([$import.$A120];&quot;, &quot;;[$import.$B120];&quot;, &quot;;[$import.$C120];&quot;, &quot;;[$import.$D120];&quot;, &quot;;[$import.$E120];&quot;, &quot;;[$import.$F120];&quot;, &quot;;[$import.$G120];&quot; =&gt; &quot;;[$import.$A120];&quot; // &quot;;[$import.$H120])" office:value-type="string" office:string-value="dlscrag, 1,  null,  null, 5,  null,  null =&gt; dlscrag // Scrag" calcext:value-type="string">
            <text:p>dlscrag, 1, <text:s/>null, <text:s/>null, 5, <text:s/>null, <text:s/>null =&gt; dlscrag // Scrag</text:p>
          </table:table-cell>
        </table:table-row>
        <table:table-row table:style-name="ro3">
          <table:table-cell table:formula="of:=CONCATENATE([$import.$A121];&quot;, &quot;;[$import.$B121];&quot;, &quot;;[$import.$C121];&quot;, &quot;;[$import.$D121];&quot;, &quot;;[$import.$E121];&quot;, &quot;;[$import.$F121];&quot;, &quot;;[$import.$G121];&quot; =&gt; &quot;;[$import.$A121];&quot; // &quot;;[$import.$H121])" office:value-type="string" office:string-value="dlsnotr, 1,  null,  null, 5,  null,  null =&gt; dlsnotr // Greater Snow Troll" calcext:value-type="string">
            <text:p>dlsnotr, 1, <text:s/>null, <text:s/>null, 5, <text:s/>null, <text:s/>null =&gt; dlsnotr // Greater Snow Troll</text:p>
          </table:table-cell>
        </table:table-row>
        <table:table-row table:style-name="ro3">
          <table:table-cell table:formula="of:=CONCATENATE([$import.$A122];&quot;, &quot;;[$import.$B122];&quot;, &quot;;[$import.$C122];&quot;, &quot;;[$import.$D122];&quot;, &quot;;[$import.$E122];&quot;, &quot;;[$import.$F122];&quot;, &quot;;[$import.$G122];&quot; =&gt; &quot;;[$import.$A122];&quot; // &quot;;[$import.$H122])" office:value-type="string" office:string-value="dlwater,  null,  null,  null, 5,  null,  null =&gt; dlwater // Water Kin Elemental" calcext:value-type="string">
            <text:p>dlwater, <text:s/>null, <text:s/>null, <text:s/>null, 5, <text:s/>null, <text:s/>null =&gt; dlwater // Water Kin Elemental</text:p>
          </table:table-cell>
        </table:table-row>
        <table:table-row table:style-name="ro3">
          <table:table-cell table:formula="of:=CONCATENATE([$import.$A123];&quot;, &quot;;[$import.$B123];&quot;, &quot;;[$import.$C123];&quot;, &quot;;[$import.$D123];&quot;, &quot;;[$import.$E123];&quot;, &quot;;[$import.$F123];&quot;, &quot;;[$import.$G123];&quot; =&gt; &quot;;[$import.$A123];&quot; // &quot;;[$import.$H123])" office:value-type="string" office:string-value="dlyeti,  null,  null,  null, 5,  null,  null =&gt; dlyeti // Berg Yeti" calcext:value-type="string">
            <text:p>dlyeti, <text:s/>null, <text:s/>null, <text:s/>null, 5, <text:s/>null, <text:s/>null =&gt; dlyeti // Berg Yeti</text:p>
          </table:table-cell>
        </table:table-row>
        <table:table-row table:style-name="ro3">
          <table:table-cell table:formula="of:=CONCATENATE([$import.$A124];&quot;, &quot;;[$import.$B124];&quot;, &quot;;[$import.$C124];&quot;, &quot;;[$import.$D124];&quot;, &quot;;[$import.$E124];&quot;, &quot;;[$import.$F124];&quot;, &quot;;[$import.$G124];&quot; =&gt; &quot;;[$import.$A124];&quot; // &quot;;[$import.$H124])" office:value-type="string" office:string-value="dolan,  null,  null, 34, 1,  null,  null =&gt; dolan // Dolan" calcext:value-type="string">
            <text:p>dolan, <text:s/>null, <text:s/>null, 34, 1, <text:s/>null, <text:s/>null =&gt; dolan // Dolan</text:p>
          </table:table-cell>
        </table:table-row>
        <table:table-row table:style-name="ro3">
          <table:table-cell table:formula="of:=CONCATENATE([$import.$A125];&quot;, &quot;;[$import.$B125];&quot;, &quot;;[$import.$C125];&quot;, &quot;;[$import.$D125];&quot;, &quot;;[$import.$E125];&quot;, &quot;;[$import.$F125];&quot;, &quot;;[$import.$G125];&quot; =&gt; &quot;;[$import.$A125];&quot; // &quot;;[$import.$H125])" office:value-type="string" office:string-value="doogal,  null,  null,  null, 1,  null,  null =&gt; doogal // Doogal" calcext:value-type="string">
            <text:p>doogal, <text:s/>null, <text:s/>null, <text:s/>null, 1, <text:s/>null, <text:s/>null =&gt; doogal // Doogal</text:p>
          </table:table-cell>
        </table:table-row>
        <table:table-row table:style-name="ro3">
          <table:table-cell table:formula="of:=CONCATENATE([$import.$A126];&quot;, &quot;;[$import.$B126];&quot;, &quot;;[$import.$C126];&quot;, &quot;;[$import.$D126];&quot;, &quot;;[$import.$E126];&quot;, &quot;;[$import.$F126];&quot;, &quot;;[$import.$G126];&quot; =&gt; &quot;;[$import.$A126];&quot; // &quot;;[$import.$H126])" office:value-type="string" office:string-value="drowpm, 1,  null, 51,  null,  null,  null =&gt; drowpm // Priest-Mage of Vhaeraun" calcext:value-type="string">
            <text:p>drowpm, 1, <text:s/>null, 51, <text:s/>null, <text:s/>null, <text:s/>null =&gt; drowpm // Priest-Mage of Vhaeraun</text:p>
          </table:table-cell>
        </table:table-row>
        <table:table-row table:style-name="ro3">
          <table:table-cell table:formula="of:=CONCATENATE([$import.$A127];&quot;, &quot;;[$import.$B127];&quot;, &quot;;[$import.$C127];&quot;, &quot;;[$import.$D127];&quot;, &quot;;[$import.$E127];&quot;, &quot;;[$import.$F127];&quot;, &quot;;[$import.$G127];&quot; =&gt; &quot;;[$import.$A127];&quot; // &quot;;[$import.$H127])" office:value-type="string" office:string-value="drowsor, 1,  null, 51,  null,  null,  null =&gt; drowsor // Drow Sorcerer" calcext:value-type="string">
            <text:p>drowsor, 1, <text:s/>null, 51, <text:s/>null, <text:s/>null, <text:s/>null =&gt; drowsor // Drow Sorcerer</text:p>
          </table:table-cell>
        </table:table-row>
        <table:table-row table:style-name="ro3">
          <table:table-cell table:formula="of:=CONCATENATE([$import.$A128];&quot;, &quot;;[$import.$B128];&quot;, &quot;;[$import.$C128];&quot;, &quot;;[$import.$D128];&quot;, &quot;;[$import.$E128];&quot;, &quot;;[$import.$F128];&quot;, &quot;;[$import.$G128];&quot; =&gt; &quot;;[$import.$A128];&quot; // &quot;;[$import.$H128])" office:value-type="string" office:string-value="drowspe, 1,  null, 51, 1,  null,  null =&gt; drowspe // Drow Spellsword" calcext:value-type="string">
            <text:p>drowspe, 1, <text:s/>null, 51, 1, <text:s/>null, <text:s/>null =&gt; drowspe // Drow Spellsword</text:p>
          </table:table-cell>
        </table:table-row>
        <table:table-row table:style-name="ro3">
          <table:table-cell table:formula="of:=CONCATENATE([$import.$A129];&quot;, &quot;;[$import.$B129];&quot;, &quot;;[$import.$C129];&quot;, &quot;;[$import.$D129];&quot;, &quot;;[$import.$E129];&quot;, &quot;;[$import.$F129];&quot;, &quot;;[$import.$G129];&quot; =&gt; &quot;;[$import.$A129];&quot; // &quot;;[$import.$H129])" office:value-type="string" office:string-value="drowvan, 1,  null, 51, 1,  null,  null =&gt; drowvan // Drow Vanguard" calcext:value-type="string">
            <text:p>drowvan, 1, <text:s/>null, 51, 1, <text:s/>null, <text:s/>null =&gt; drowvan // Drow Vanguard</text:p>
          </table:table-cell>
        </table:table-row>
        <table:table-row table:style-name="ro3">
          <table:table-cell table:formula="of:=CONCATENATE([$import.$A130];&quot;, &quot;;[$import.$B130];&quot;, &quot;;[$import.$C130];&quot;, &quot;;[$import.$D130];&quot;, &quot;;[$import.$E130];&quot;, &quot;;[$import.$F130];&quot;, &quot;;[$import.$G130];&quot; =&gt; &quot;;[$import.$A130];&quot; // &quot;;[$import.$H130])" office:value-type="string" office:string-value="druidbb,  null,  null, 34,  null,  null,  null =&gt; druidbb // Boring Beetle" calcext:value-type="string">
            <text:p>druidbb, <text:s/>null, <text:s/>null, 34, <text:s/>null, <text:s/>null, <text:s/>null =&gt; druidbb // Boring Beetle</text:p>
          </table:table-cell>
        </table:table-row>
        <table:table-row table:style-name="ro3">
          <table:table-cell table:formula="of:=CONCATENATE([$import.$A131];&quot;, &quot;;[$import.$B131];&quot;, &quot;;[$import.$C131];&quot;, &quot;;[$import.$D131];&quot;, &quot;;[$import.$E131];&quot;, &quot;;[$import.$F131];&quot;, &quot;;[$import.$G131];&quot; =&gt; &quot;;[$import.$A131];&quot; // &quot;;[$import.$H131])" office:value-type="string" office:string-value="druidee,  null,  null, 34, 5,  null,  null =&gt; druidee // Earth Elemental" calcext:value-type="string">
            <text:p>druidee, <text:s/>null, <text:s/>null, 34, 5, <text:s/>null, <text:s/>null =&gt; druidee // Earth Elemental</text:p>
          </table:table-cell>
        </table:table-row>
        <table:table-row table:style-name="ro3">
          <table:table-cell table:formula="of:=CONCATENATE([$import.$A132];&quot;, &quot;;[$import.$B132];&quot;, &quot;;[$import.$C132];&quot;, &quot;;[$import.$D132];&quot;, &quot;;[$import.$E132];&quot;, &quot;;[$import.$F132];&quot;, &quot;;[$import.$G132];&quot; =&gt; &quot;;[$import.$A132];&quot; // &quot;;[$import.$H132])" office:value-type="string" office:string-value="druidfe,  null,  null, 34, 5,  null,  null =&gt; druidfe // Fire Elemental" calcext:value-type="string">
            <text:p>druidfe, <text:s/>null, <text:s/>null, 34, 5, <text:s/>null, <text:s/>null =&gt; druidfe // Fire Elemental</text:p>
          </table:table-cell>
        </table:table-row>
        <table:table-row table:style-name="ro3">
          <table:table-cell table:formula="of:=CONCATENATE([$import.$A133];&quot;, &quot;;[$import.$B133];&quot;, &quot;;[$import.$C133];&quot;, &quot;;[$import.$D133];&quot;, &quot;;[$import.$E133];&quot;, &quot;;[$import.$F133];&quot;, &quot;;[$import.$G133];&quot; =&gt; &quot;;[$import.$A133];&quot; // &quot;;[$import.$H133])" office:value-type="string" office:string-value="druidpb, 1,  null,  null,  null,  null,  null =&gt; druidpb // Polar Bear" calcext:value-type="string">
            <text:p>druidpb, 1, <text:s/>null, <text:s/>null, <text:s/>null, <text:s/>null, <text:s/>null =&gt; druidpb // Polar Bear</text:p>
          </table:table-cell>
        </table:table-row>
        <table:table-row table:style-name="ro3">
          <table:table-cell table:formula="of:=CONCATENATE([$import.$A134];&quot;, &quot;;[$import.$B134];&quot;, &quot;;[$import.$C134];&quot;, &quot;;[$import.$D134];&quot;, &quot;;[$import.$E134];&quot;, &quot;;[$import.$F134];&quot;, &quot;;[$import.$G134];&quot; =&gt; &quot;;[$import.$A134];&quot; // &quot;;[$import.$H134])" office:value-type="string" office:string-value="druidwe,  null,  null, 34, 5,  null,  null =&gt; druidwe // Water Elemental" calcext:value-type="string">
            <text:p>druidwe, <text:s/>null, <text:s/>null, 34, 5, <text:s/>null, <text:s/>null =&gt; druidwe // Water Elemental</text:p>
          </table:table-cell>
        </table:table-row>
        <table:table-row table:style-name="ro3">
          <table:table-cell table:formula="of:=CONCATENATE([$import.$A135];&quot;, &quot;;[$import.$B135];&quot;, &quot;;[$import.$C135];&quot;, &quot;;[$import.$D135];&quot;, &quot;;[$import.$E135];&quot;, &quot;;[$import.$F135];&quot;, &quot;;[$import.$G135];&quot; =&gt; &quot;;[$import.$A135];&quot; // &quot;;[$import.$H135])" office:value-type="string" office:string-value="druidww, 1,  null, 35,  null,  null,  null =&gt; druidww // Winter Wolf" calcext:value-type="string">
            <text:p>druidww, 1, <text:s/>null, 35, <text:s/>null, <text:s/>null, <text:s/>null =&gt; druidww // Winter Wolf</text:p>
          </table:table-cell>
        </table:table-row>
        <table:table-row table:style-name="ro3">
          <table:table-cell table:formula="of:=CONCATENATE([$import.$A136];&quot;, &quot;;[$import.$B136];&quot;, &quot;;[$import.$C136];&quot;, &quot;;[$import.$D136];&quot;, &quot;;[$import.$E136];&quot;, &quot;;[$import.$F136];&quot;, &quot;;[$import.$G136];&quot; =&gt; &quot;;[$import.$A136];&quot; // &quot;;[$import.$H136])" office:value-type="string" office:string-value="dver, 4,  null, 34, 1, 108, 255 =&gt; dver // Corpse" calcext:value-type="string">
            <text:p>dver, 4, <text:s/>null, 34, 1, 108, 255 =&gt; dver // Corpse</text:p>
          </table:table-cell>
        </table:table-row>
        <table:table-row table:style-name="ro3">
          <table:table-cell table:formula="of:=CONCATENATE([$import.$A137];&quot;, &quot;;[$import.$B137];&quot;, &quot;;[$import.$C137];&quot;, &quot;;[$import.$D137];&quot;, &quot;;[$import.$E137];&quot;, &quot;;[$import.$F137];&quot;, &quot;;[$import.$G137];&quot; =&gt; &quot;;[$import.$A137];&quot; // &quot;;[$import.$H137])" office:value-type="string" office:string-value="eagle, 1,  null, 34,  null,  null,  null =&gt; eagle // Eagle" calcext:value-type="string">
            <text:p>eagle, 1, <text:s/>null, 34, <text:s/>null, <text:s/>null, <text:s/>null =&gt; eagle // Eagle</text:p>
          </table:table-cell>
        </table:table-row>
        <table:table-row table:style-name="ro3">
          <table:table-cell table:formula="of:=CONCATENATE([$import.$A138];&quot;, &quot;;[$import.$B138];&quot;, &quot;;[$import.$C138];&quot;, &quot;;[$import.$D138];&quot;, &quot;;[$import.$E138];&quot;, &quot;;[$import.$F138];&quot;, &quot;;[$import.$G138];&quot; =&gt; &quot;;[$import.$A138];&quot; // &quot;;[$import.$H138])" office:value-type="string" office:string-value="ecogre,  null,  null,  null, 5,  null,  null =&gt; ecogre // Ogre" calcext:value-type="string">
            <text:p>ecogre, <text:s/>null, <text:s/>null, <text:s/>null, 5, <text:s/>null, <text:s/>null =&gt; ecogre // Ogre</text:p>
          </table:table-cell>
        </table:table-row>
        <table:table-row table:style-name="ro3">
          <table:table-cell table:formula="of:=CONCATENATE([$import.$A139];&quot;, &quot;;[$import.$B139];&quot;, &quot;;[$import.$C139];&quot;, &quot;;[$import.$D139];&quot;, &quot;;[$import.$E139];&quot;, &quot;;[$import.$F139];&quot;, &quot;;[$import.$G139];&quot; =&gt; &quot;;[$import.$A139];&quot; // &quot;;[$import.$H139])" office:value-type="string" office:string-value="eecorpse,  null,  null, 34, 3,  null,  null =&gt; eecorpse // Townsperson" calcext:value-type="string">
            <text:p>eecorpse, <text:s/>null, <text:s/>null, 34, 3, <text:s/>null, <text:s/>null =&gt; eecorpse // Townsperson</text:p>
          </table:table-cell>
        </table:table-row>
        <table:table-row table:style-name="ro3">
          <table:table-cell table:formula="of:=CONCATENATE([$import.$A140];&quot;, &quot;;[$import.$B140];&quot;, &quot;;[$import.$C140];&quot;, &quot;;[$import.$D140];&quot;, &quot;;[$import.$E140];&quot;, &quot;;[$import.$F140];&quot;, &quot;;[$import.$G140];&quot; =&gt; &quot;;[$import.$A140];&quot; // &quot;;[$import.$H140])" office:value-type="string" office:string-value="eecyc1,  null,  null, 51, 5,  null,  null =&gt; eecyc1 // Cyclops" calcext:value-type="string">
            <text:p>eecyc1, <text:s/>null, <text:s/>null, 51, 5, <text:s/>null, <text:s/>null =&gt; eecyc1 // Cyclops</text:p>
          </table:table-cell>
        </table:table-row>
        <table:table-row table:style-name="ro3">
          <table:table-cell table:formula="of:=CONCATENATE([$import.$A141];&quot;, &quot;;[$import.$B141];&quot;, &quot;;[$import.$C141];&quot;, &quot;;[$import.$D141];&quot;, &quot;;[$import.$E141];&quot;, &quot;;[$import.$F141];&quot;, &quot;;[$import.$G141];&quot; =&gt; &quot;;[$import.$A141];&quot; // &quot;;[$import.$H141])" office:value-type="string" office:string-value="eele8013,  null,  null, 34, 5,  null,  null =&gt; eele8013 // Earth Elemental" calcext:value-type="string">
            <text:p>eele8013, <text:s/>null, <text:s/>null, 34, 5, <text:s/>null, <text:s/>null =&gt; eele8013 // Earth Elemental</text:p>
          </table:table-cell>
        </table:table-row>
        <table:table-row table:style-name="ro3">
          <table:table-cell table:formula="of:=CONCATENATE([$import.$A142];&quot;, &quot;;[$import.$B142];&quot;, &quot;;[$import.$C142];&quot;, &quot;;[$import.$D142];&quot;, &quot;;[$import.$E142];&quot;, &quot;;[$import.$F142];&quot;, &quot;;[$import.$G142];&quot; =&gt; &quot;;[$import.$A142];&quot; // &quot;;[$import.$H142])" office:value-type="string" office:string-value="eepomab,  null,  null, 19,  null,  null,  null =&gt; eepomab // Pomab" calcext:value-type="string">
            <text:p>eepomab, <text:s/>null, <text:s/>null, 19, <text:s/>null, <text:s/>null, <text:s/>null =&gt; eepomab // Pomab</text:p>
          </table:table-cell>
        </table:table-row>
        <table:table-row table:style-name="ro3">
          <table:table-cell table:formula="of:=CONCATENATE([$import.$A143];&quot;, &quot;;[$import.$B143];&quot;, &quot;;[$import.$C143];&quot;, &quot;;[$import.$D143];&quot;, &quot;;[$import.$E143];&quot;, &quot;;[$import.$F143];&quot;, &quot;;[$import.$G143];&quot; =&gt; &quot;;[$import.$A143];&quot; // &quot;;[$import.$H143])" office:value-type="string" office:string-value="eesquirl,  null,  null, 34,  null,  null,  null =&gt; eesquirl // Squirrel" calcext:value-type="string">
            <text:p>eesquirl, <text:s/>null, <text:s/>null, 34, <text:s/>null, <text:s/>null, <text:s/>null =&gt; eesquirl // Squirrel</text:p>
          </table:table-cell>
        </table:table-row>
        <table:table-row table:style-name="ro3">
          <table:table-cell table:formula="of:=CONCATENATE([$import.$A144];&quot;, &quot;;[$import.$B144];&quot;, &quot;;[$import.$C144];&quot;, &quot;;[$import.$D144];&quot;, &quot;;[$import.$E144];&quot;, &quot;;[$import.$F144];&quot;, &quot;;[$import.$G144];&quot; =&gt; &quot;;[$import.$A144];&quot; // &quot;;[$import.$H144])" office:value-type="string" office:string-value="egirl1, 2, 2,  null,  null,  null,  null =&gt; egirl1 // Ahmadora" calcext:value-type="string">
            <text:p>egirl1, 2, 2, <text:s/>null, <text:s/>null, <text:s/>null, <text:s/>null =&gt; egirl1 // Ahmadora</text:p>
          </table:table-cell>
        </table:table-row>
        <table:table-row table:style-name="ro3">
          <table:table-cell table:formula="of:=CONCATENATE([$import.$A145];&quot;, &quot;;[$import.$B145];&quot;, &quot;;[$import.$C145];&quot;, &quot;;[$import.$D145];&quot;, &quot;;[$import.$E145];&quot;, &quot;;[$import.$F145];&quot;, &quot;;[$import.$G145];&quot; =&gt; &quot;;[$import.$A145];&quot; // &quot;;[$import.$H145])" office:value-type="string" office:string-value="egirl2, 2, 2,  null,  null,  null,  null =&gt; egirl2 // Dillsandra" calcext:value-type="string">
            <text:p>egirl2, 2, 2, <text:s/>null, <text:s/>null, <text:s/>null, <text:s/>null =&gt; egirl2 // Dillsandra</text:p>
          </table:table-cell>
        </table:table-row>
        <table:table-row table:style-name="ro3">
          <table:table-cell table:formula="of:=CONCATENATE([$import.$A146];&quot;, &quot;;[$import.$B146];&quot;, &quot;;[$import.$C146];&quot;, &quot;;[$import.$D146];&quot;, &quot;;[$import.$E146];&quot;, &quot;;[$import.$F146];&quot;, &quot;;[$import.$G146];&quot; =&gt; &quot;;[$import.$A146];&quot; // &quot;;[$import.$H146])" office:value-type="string" office:string-value="ehbeetle,  null,  null, 34, 2,  null,  null =&gt; ehbeetle // Beetle" calcext:value-type="string">
            <text:p>ehbeetle, <text:s/>null, <text:s/>null, 34, 2, <text:s/>null, <text:s/>null =&gt; ehbeetle // Beetle</text:p>
          </table:table-cell>
        </table:table-row>
        <table:table-row table:style-name="ro3">
          <table:table-cell table:formula="of:=CONCATENATE([$import.$A147];&quot;, &quot;;[$import.$B147];&quot;, &quot;;[$import.$C147];&quot;, &quot;;[$import.$D147];&quot;, &quot;;[$import.$E147];&quot;, &quot;;[$import.$F147];&quot;, &quot;;[$import.$G147];&quot; =&gt; &quot;;[$import.$A147];&quot; // &quot;;[$import.$H147])" office:value-type="string" office:string-value="eldathyf, 2, 2,  null,  null,  null,  null =&gt; eldathyf // Eldathyn" calcext:value-type="string">
            <text:p>eldathyf, 2, 2, <text:s/>null, <text:s/>null, <text:s/>null, <text:s/>null =&gt; eldathyf // Eldathyn</text:p>
          </table:table-cell>
        </table:table-row>
        <table:table-row table:style-name="ro3">
          <table:table-cell table:formula="of:=CONCATENATE([$import.$A148];&quot;, &quot;;[$import.$B148];&quot;, &quot;;[$import.$C148];&quot;, &quot;;[$import.$D148];&quot;, &quot;;[$import.$E148];&quot;, &quot;;[$import.$F148];&quot;, &quot;;[$import.$G148];&quot; =&gt; &quot;;[$import.$A148];&quot; // &quot;;[$import.$H148])" office:value-type="string" office:string-value="elemeart,  null,  null, 34, 5,  null,  null =&gt; elemeart // Earth Elemental" calcext:value-type="string">
            <text:p>elemeart, <text:s/>null, <text:s/>null, 34, 5, <text:s/>null, <text:s/>null =&gt; elemeart // Earth Elemental</text:p>
          </table:table-cell>
        </table:table-row>
        <table:table-row table:style-name="ro3">
          <table:table-cell table:formula="of:=CONCATENATE([$import.$A149];&quot;, &quot;;[$import.$B149];&quot;, &quot;;[$import.$C149];&quot;, &quot;;[$import.$D149];&quot;, &quot;;[$import.$E149];&quot;, &quot;;[$import.$F149];&quot;, &quot;;[$import.$G149];&quot; =&gt; &quot;;[$import.$A149];&quot; // &quot;;[$import.$H149])" office:value-type="string" office:string-value="elemfire,  null,  null, 34, 5,  null,  null =&gt; elemfire // Fire Elemental" calcext:value-type="string">
            <text:p>elemfire, <text:s/>null, <text:s/>null, 34, 5, <text:s/>null, <text:s/>null =&gt; elemfire // Fire Elemental</text:p>
          </table:table-cell>
        </table:table-row>
        <table:table-row table:style-name="ro3">
          <table:table-cell table:formula="of:=CONCATENATE([$import.$A150];&quot;, &quot;;[$import.$B150];&quot;, &quot;;[$import.$C150];&quot;, &quot;;[$import.$D150];&quot;, &quot;;[$import.$E150];&quot;, &quot;;[$import.$F150];&quot;, &quot;;[$import.$G150];&quot; =&gt; &quot;;[$import.$A150];&quot; // &quot;;[$import.$H150])" office:value-type="string" office:string-value="elemwat,  null,  null, 34, 5,  null,  null =&gt; elemwat // Water Elemental" calcext:value-type="string">
            <text:p>elemwat, <text:s/>null, <text:s/>null, 34, 5, <text:s/>null, <text:s/>null =&gt; elemwat // Water Elemental</text:p>
          </table:table-cell>
        </table:table-row>
        <table:table-row table:style-name="ro3">
          <table:table-cell table:formula="of:=CONCATENATE([$import.$A151];&quot;, &quot;;[$import.$B151];&quot;, &quot;;[$import.$C151];&quot;, &quot;;[$import.$D151];&quot;, &quot;;[$import.$E151];&quot;, &quot;;[$import.$F151];&quot;, &quot;;[$import.$G151];&quot; =&gt; &quot;;[$import.$A151];&quot; // &quot;;[$import.$H151])" office:value-type="string" office:string-value="elisia,  null,  null, 49,  null, 2,  null =&gt; elisia // Elisia" calcext:value-type="string">
            <text:p>elisia, <text:s/>null, <text:s/>null, 49, <text:s/>null, 2, <text:s/>null =&gt; elisia // Elisia</text:p>
          </table:table-cell>
        </table:table-row>
        <table:table-row table:style-name="ro3">
          <table:table-cell table:formula="of:=CONCATENATE([$import.$A152];&quot;, &quot;;[$import.$B152];&quot;, &quot;;[$import.$C152];&quot;, &quot;;[$import.$D152];&quot;, &quot;;[$import.$E152];&quot;, &quot;;[$import.$F152];&quot;, &quot;;[$import.$G152];&quot; =&gt; &quot;;[$import.$A152];&quot; // &quot;;[$import.$H152])" office:value-type="string" office:string-value="emmerich,  null,  null, 33, 1, 3,  null =&gt; emmerich // Emmerich Hawk" calcext:value-type="string">
            <text:p>emmerich, <text:s/>null, <text:s/>null, 33, 1, 3, <text:s/>null =&gt; emmerich // Emmerich Hawk</text:p>
          </table:table-cell>
        </table:table-row>
        <table:table-row table:style-name="ro3">
          <table:table-cell table:formula="of:=CONCATENATE([$import.$A153];&quot;, &quot;;[$import.$B153];&quot;, &quot;;[$import.$C153];&quot;, &quot;;[$import.$D153];&quot;, &quot;;[$import.$E153];&quot;, &quot;;[$import.$F153];&quot;, &quot;;[$import.$G153];&quot; =&gt; &quot;;[$import.$A153];&quot; // &quot;;[$import.$H153])" office:value-type="string" office:string-value="emmrchd,  null,  null, 33, 3, 3,  null =&gt; emmrchd // Emmerich Hawk" calcext:value-type="string">
            <text:p>emmrchd, <text:s/>null, <text:s/>null, 33, 3, 3, <text:s/>null =&gt; emmrchd // Emmerich Hawk</text:p>
          </table:table-cell>
        </table:table-row>
        <table:table-row table:style-name="ro3">
          <table:table-cell table:formula="of:=CONCATENATE([$import.$A154];&quot;, &quot;;[$import.$B154];&quot;, &quot;;[$import.$C154];&quot;, &quot;;[$import.$D154];&quot;, &quot;;[$import.$E154];&quot;, &quot;;[$import.$F154];&quot;, &quot;;[$import.$G154];&quot; =&gt; &quot;;[$import.$A154];&quot; // &quot;;[$import.$H154])" office:value-type="string" office:string-value="erevdead,  null,  null,  null, 3,  null,  null =&gt; erevdead // Erevain Blacksheaf" calcext:value-type="string">
            <text:p>erevdead, <text:s/>null, <text:s/>null, <text:s/>null, 3, <text:s/>null, <text:s/>null =&gt; erevdead // Erevain Blacksheaf</text:p>
          </table:table-cell>
        </table:table-row>
        <table:table-row table:style-name="ro3">
          <table:table-cell table:formula="of:=CONCATENATE([$import.$A155];&quot;, &quot;;[$import.$B155];&quot;, &quot;;[$import.$C155];&quot;, &quot;;[$import.$D155];&quot;, &quot;;[$import.$E155];&quot;, &quot;;[$import.$F155];&quot;, &quot;;[$import.$G155];&quot; =&gt; &quot;;[$import.$A155];&quot; // &quot;;[$import.$H155])" office:value-type="string" office:string-value="erris,  null,  null,  null,  null, 167,  null =&gt; erris // Shade of Sir Erris" calcext:value-type="string">
            <text:p>erris, <text:s/>null, <text:s/>null, <text:s/>null, <text:s/>null, 167, <text:s/>null =&gt; erris // Shade of Sir Erris</text:p>
          </table:table-cell>
        </table:table-row>
        <table:table-row table:style-name="ro3">
          <table:table-cell table:formula="of:=CONCATENATE([$import.$A156];&quot;, &quot;;[$import.$B156];&quot;, &quot;;[$import.$C156];&quot;, &quot;;[$import.$D156];&quot;, &quot;;[$import.$E156];&quot;, &quot;;[$import.$F156];&quot;, &quot;;[$import.$G156];&quot; =&gt; &quot;;[$import.$A156];&quot; // &quot;;[$import.$H156])" office:value-type="string" office:string-value="es12erth,  null,  null, 34, 5,  null,  null =&gt; es12erth // Earth Elemental" calcext:value-type="string">
            <text:p>es12erth, <text:s/>null, <text:s/>null, 34, 5, <text:s/>null, <text:s/>null =&gt; es12erth // Earth Elemental</text:p>
          </table:table-cell>
        </table:table-row>
        <table:table-row table:style-name="ro3">
          <table:table-cell table:formula="of:=CONCATENATE([$import.$A157];&quot;, &quot;;[$import.$B157];&quot;, &quot;;[$import.$C157];&quot;, &quot;;[$import.$D157];&quot;, &quot;;[$import.$E157];&quot;, &quot;;[$import.$F157];&quot;, &quot;;[$import.$G157];&quot; =&gt; &quot;;[$import.$A157];&quot; // &quot;;[$import.$H157])" office:value-type="string" office:string-value="es12fire,  null,  null, 34, 5,  null,  null =&gt; es12fire // Fire Elemental" calcext:value-type="string">
            <text:p>es12fire, <text:s/>null, <text:s/>null, 34, 5, <text:s/>null, <text:s/>null =&gt; es12fire // Fire Elemental</text:p>
          </table:table-cell>
        </table:table-row>
        <table:table-row table:style-name="ro3">
          <table:table-cell table:formula="of:=CONCATENATE([$import.$A158];&quot;, &quot;;[$import.$B158];&quot;, &quot;;[$import.$C158];&quot;, &quot;;[$import.$D158];&quot;, &quot;;[$import.$E158];&quot;, &quot;;[$import.$F158];&quot;, &quot;;[$import.$G158];&quot; =&gt; &quot;;[$import.$A158];&quot; // &quot;;[$import.$H158])" office:value-type="string" office:string-value="es12watr,  null,  null,  null, 5,  null,  null =&gt; es12watr // Water Elemental" calcext:value-type="string">
            <text:p>es12watr, <text:s/>null, <text:s/>null, <text:s/>null, 5, <text:s/>null, <text:s/>null =&gt; es12watr // Water Elemental</text:p>
          </table:table-cell>
        </table:table-row>
        <table:table-row table:style-name="ro3">
          <table:table-cell table:formula="of:=CONCATENATE([$import.$A159];&quot;, &quot;;[$import.$B159];&quot;, &quot;;[$import.$C159];&quot;, &quot;;[$import.$D159];&quot;, &quot;;[$import.$E159];&quot;, &quot;;[$import.$F159];&quot;, &quot;;[$import.$G159];&quot; =&gt; &quot;;[$import.$A159];&quot; // &quot;;[$import.$H159])" office:value-type="string" office:string-value="es16erth,  null,  null, 34, 5,  null,  null =&gt; es16erth // Earth Elemental" calcext:value-type="string">
            <text:p>es16erth, <text:s/>null, <text:s/>null, 34, 5, <text:s/>null, <text:s/>null =&gt; es16erth // Earth Elemental</text:p>
          </table:table-cell>
        </table:table-row>
        <table:table-row table:style-name="ro3">
          <table:table-cell table:formula="of:=CONCATENATE([$import.$A160];&quot;, &quot;;[$import.$B160];&quot;, &quot;;[$import.$C160];&quot;, &quot;;[$import.$D160];&quot;, &quot;;[$import.$E160];&quot;, &quot;;[$import.$F160];&quot;, &quot;;[$import.$G160];&quot; =&gt; &quot;;[$import.$A160];&quot; // &quot;;[$import.$H160])" office:value-type="string" office:string-value="es16fire,  null,  null, 34, 5,  null,  null =&gt; es16fire // Fire Elemental" calcext:value-type="string">
            <text:p>es16fire, <text:s/>null, <text:s/>null, 34, 5, <text:s/>null, <text:s/>null =&gt; es16fire // Fire Elemental</text:p>
          </table:table-cell>
        </table:table-row>
        <table:table-row table:style-name="ro3">
          <table:table-cell table:formula="of:=CONCATENATE([$import.$A161];&quot;, &quot;;[$import.$B161];&quot;, &quot;;[$import.$C161];&quot;, &quot;;[$import.$D161];&quot;, &quot;;[$import.$E161];&quot;, &quot;;[$import.$F161];&quot;, &quot;;[$import.$G161];&quot; =&gt; &quot;;[$import.$A161];&quot; // &quot;;[$import.$H161])" office:value-type="string" office:string-value="es16watr,  null,  null,  null, 5,  null,  null =&gt; es16watr // Water Elemental" calcext:value-type="string">
            <text:p>es16watr, <text:s/>null, <text:s/>null, <text:s/>null, 5, <text:s/>null, <text:s/>null =&gt; es16watr // Water Elemental</text:p>
          </table:table-cell>
        </table:table-row>
        <table:table-row table:style-name="ro3">
          <table:table-cell table:formula="of:=CONCATENATE([$import.$A162];&quot;, &quot;;[$import.$B162];&quot;, &quot;;[$import.$C162];&quot;, &quot;;[$import.$D162];&quot;, &quot;;[$import.$E162];&quot;, &quot;;[$import.$F162];&quot;, &quot;;[$import.$G162];&quot; =&gt; &quot;;[$import.$A162];&quot; // &quot;;[$import.$H162])" office:value-type="string" office:string-value="es20erth,  null,  null, 34, 5,  null,  null =&gt; es20erth // Earth Elemental" calcext:value-type="string">
            <text:p>es20erth, <text:s/>null, <text:s/>null, 34, 5, <text:s/>null, <text:s/>null =&gt; es20erth // Earth Elemental</text:p>
          </table:table-cell>
        </table:table-row>
        <table:table-row table:style-name="ro3">
          <table:table-cell table:formula="of:=CONCATENATE([$import.$A163];&quot;, &quot;;[$import.$B163];&quot;, &quot;;[$import.$C163];&quot;, &quot;;[$import.$D163];&quot;, &quot;;[$import.$E163];&quot;, &quot;;[$import.$F163];&quot;, &quot;;[$import.$G163];&quot; =&gt; &quot;;[$import.$A163];&quot; // &quot;;[$import.$H163])" office:value-type="string" office:string-value="es20fire,  null,  null, 34, 5,  null,  null =&gt; es20fire // Fire Elemental" calcext:value-type="string">
            <text:p>es20fire, <text:s/>null, <text:s/>null, 34, 5, <text:s/>null, <text:s/>null =&gt; es20fire // Fire Elemental</text:p>
          </table:table-cell>
        </table:table-row>
        <table:table-row table:style-name="ro3">
          <table:table-cell table:formula="of:=CONCATENATE([$import.$A164];&quot;, &quot;;[$import.$B164];&quot;, &quot;;[$import.$C164];&quot;, &quot;;[$import.$D164];&quot;, &quot;;[$import.$E164];&quot;, &quot;;[$import.$F164];&quot;, &quot;;[$import.$G164];&quot; =&gt; &quot;;[$import.$A164];&quot; // &quot;;[$import.$H164])" office:value-type="string" office:string-value="es20watr,  null,  null,  null, 5,  null,  null =&gt; es20watr // Water Elemental" calcext:value-type="string">
            <text:p>es20watr, <text:s/>null, <text:s/>null, <text:s/>null, 5, <text:s/>null, <text:s/>null =&gt; es20watr // Water Elemental</text:p>
          </table:table-cell>
        </table:table-row>
        <table:table-row table:style-name="ro3">
          <table:table-cell table:formula="of:=CONCATENATE([$import.$A165];&quot;, &quot;;[$import.$B165];&quot;, &quot;;[$import.$C165];&quot;, &quot;;[$import.$D165];&quot;, &quot;;[$import.$E165];&quot;, &quot;;[$import.$F165];&quot;, &quot;;[$import.$G165];&quot; =&gt; &quot;;[$import.$A165];&quot; // &quot;;[$import.$H165])" office:value-type="string" office:string-value="es24erth,  null,  null, 34, 5,  null,  null =&gt; es24erth // Earth Elemental" calcext:value-type="string">
            <text:p>es24erth, <text:s/>null, <text:s/>null, 34, 5, <text:s/>null, <text:s/>null =&gt; es24erth // Earth Elemental</text:p>
          </table:table-cell>
        </table:table-row>
        <table:table-row table:style-name="ro3">
          <table:table-cell table:formula="of:=CONCATENATE([$import.$A166];&quot;, &quot;;[$import.$B166];&quot;, &quot;;[$import.$C166];&quot;, &quot;;[$import.$D166];&quot;, &quot;;[$import.$E166];&quot;, &quot;;[$import.$F166];&quot;, &quot;;[$import.$G166];&quot; =&gt; &quot;;[$import.$A166];&quot; // &quot;;[$import.$H166])" office:value-type="string" office:string-value="es24fire,  null,  null, 34, 5,  null,  null =&gt; es24fire // Fire Elemental" calcext:value-type="string">
            <text:p>es24fire, <text:s/>null, <text:s/>null, 34, 5, <text:s/>null, <text:s/>null =&gt; es24fire // Fire Elemental</text:p>
          </table:table-cell>
        </table:table-row>
        <table:table-row table:style-name="ro3">
          <table:table-cell table:formula="of:=CONCATENATE([$import.$A167];&quot;, &quot;;[$import.$B167];&quot;, &quot;;[$import.$C167];&quot;, &quot;;[$import.$D167];&quot;, &quot;;[$import.$E167];&quot;, &quot;;[$import.$F167];&quot;, &quot;;[$import.$G167];&quot; =&gt; &quot;;[$import.$A167];&quot; // &quot;;[$import.$H167])" office:value-type="string" office:string-value="es24watr,  null,  null,  null, 5,  null,  null =&gt; es24watr // Water Elemental" calcext:value-type="string">
            <text:p>es24watr, <text:s/>null, <text:s/>null, <text:s/>null, 5, <text:s/>null, <text:s/>null =&gt; es24watr // Water Elemental</text:p>
          </table:table-cell>
        </table:table-row>
        <table:table-row table:style-name="ro3">
          <table:table-cell table:formula="of:=CONCATENATE([$import.$A168];&quot;, &quot;;[$import.$B168];&quot;, &quot;;[$import.$C168];&quot;, &quot;;[$import.$D168];&quot;, &quot;;[$import.$E168];&quot;, &quot;;[$import.$F168];&quot;, &quot;;[$import.$G168];&quot; =&gt; &quot;;[$import.$A168];&quot; // &quot;;[$import.$H168])" office:value-type="string" office:string-value="es8erth,  null,  null, 34, 5,  null,  null =&gt; es8erth // Earth Elemental" calcext:value-type="string">
            <text:p>es8erth, <text:s/>null, <text:s/>null, 34, 5, <text:s/>null, <text:s/>null =&gt; es8erth // Earth Elemental</text:p>
          </table:table-cell>
        </table:table-row>
        <table:table-row table:style-name="ro3">
          <table:table-cell table:formula="of:=CONCATENATE([$import.$A169];&quot;, &quot;;[$import.$B169];&quot;, &quot;;[$import.$C169];&quot;, &quot;;[$import.$D169];&quot;, &quot;;[$import.$E169];&quot;, &quot;;[$import.$F169];&quot;, &quot;;[$import.$G169];&quot; =&gt; &quot;;[$import.$A169];&quot; // &quot;;[$import.$H169])" office:value-type="string" office:string-value="es8fire,  null,  null, 34, 5,  null,  null =&gt; es8fire // Fire Elemental" calcext:value-type="string">
            <text:p>es8fire, <text:s/>null, <text:s/>null, 34, 5, <text:s/>null, <text:s/>null =&gt; es8fire // Fire Elemental</text:p>
          </table:table-cell>
        </table:table-row>
        <table:table-row table:style-name="ro3">
          <table:table-cell table:formula="of:=CONCATENATE([$import.$A170];&quot;, &quot;;[$import.$B170];&quot;, &quot;;[$import.$C170];&quot;, &quot;;[$import.$D170];&quot;, &quot;;[$import.$E170];&quot;, &quot;;[$import.$F170];&quot;, &quot;;[$import.$G170];&quot; =&gt; &quot;;[$import.$A170];&quot; // &quot;;[$import.$H170])" office:value-type="string" office:string-value="es8watr,  null,  null, 34, 5,  null,  null =&gt; es8watr // Water Elemental" calcext:value-type="string">
            <text:p>es8watr, <text:s/>null, <text:s/>null, 34, 5, <text:s/>null, <text:s/>null =&gt; es8watr // Water Elemental</text:p>
          </table:table-cell>
        </table:table-row>
        <table:table-row table:style-name="ro3">
          <table:table-cell table:formula="of:=CONCATENATE([$import.$A171];&quot;, &quot;;[$import.$B171];&quot;, &quot;;[$import.$C171];&quot;, &quot;;[$import.$D171];&quot;, &quot;;[$import.$E171];&quot;, &quot;;[$import.$F171];&quot;, &quot;;[$import.$G171];&quot; =&gt; &quot;;[$import.$A171];&quot; // &quot;;[$import.$H171])" office:value-type="string" office:string-value="esmerth,  null,  null, 34, 5,  null,  null =&gt; esmerth // Earth Elemental" calcext:value-type="string">
            <text:p>esmerth, <text:s/>null, <text:s/>null, 34, 5, <text:s/>null, <text:s/>null =&gt; esmerth // Earth Elemental</text:p>
          </table:table-cell>
        </table:table-row>
        <table:table-row table:style-name="ro3">
          <table:table-cell table:formula="of:=CONCATENATE([$import.$A172];&quot;, &quot;;[$import.$B172];&quot;, &quot;;[$import.$C172];&quot;, &quot;;[$import.$D172];&quot;, &quot;;[$import.$E172];&quot;, &quot;;[$import.$F172];&quot;, &quot;;[$import.$G172];&quot; =&gt; &quot;;[$import.$A172];&quot; // &quot;;[$import.$H172])" office:value-type="string" office:string-value="ettin,  null,  null, 51, 5, 153,  null =&gt; ettin // Ettin" calcext:value-type="string">
            <text:p>ettin, <text:s/>null, <text:s/>null, 51, 5, 153, <text:s/>null =&gt; ettin // Ettin</text:p>
          </table:table-cell>
        </table:table-row>
        <table:table-row table:style-name="ro3">
          <table:table-cell table:formula="of:=CONCATENATE([$import.$A173];&quot;, &quot;;[$import.$B173];&quot;, &quot;;[$import.$C173];&quot;, &quot;;[$import.$D173];&quot;, &quot;;[$import.$E173];&quot;, &quot;;[$import.$F173];&quot;, &quot;;[$import.$G173];&quot; =&gt; &quot;;[$import.$A173];&quot; // &quot;;[$import.$H173])" office:value-type="string" office:string-value="fmcapvil, 1, 1,  null,  null,  null,  null =&gt; fmcapvil // Captive Villager" calcext:value-type="string">
            <text:p>fmcapvil, 1, 1, <text:s/>null, <text:s/>null, <text:s/>null, <text:s/>null =&gt; fmcapvil // Captive Villager</text:p>
          </table:table-cell>
        </table:table-row>
        <table:table-row table:style-name="ro3">
          <table:table-cell table:formula="of:=CONCATENATE([$import.$A174];&quot;, &quot;;[$import.$B174];&quot;, &quot;;[$import.$C174];&quot;, &quot;;[$import.$D174];&quot;, &quot;;[$import.$E174];&quot;, &quot;;[$import.$F174];&quot;, &quot;;[$import.$G174];&quot; =&gt; &quot;;[$import.$A174];&quot; // &quot;;[$import.$H174])" office:value-type="string" office:string-value="frostbit, 1,  null,  null,  null,  null,  null =&gt; frostbit // Frostbite" calcext:value-type="string">
            <text:p>frostbit, 1, <text:s/>null, <text:s/>null, <text:s/>null, <text:s/>null, <text:s/>null =&gt; frostbit // Frostbite</text:p>
          </table:table-cell>
        </table:table-row>
        <table:table-row table:style-name="ro3">
          <table:table-cell table:formula="of:=CONCATENATE([$import.$A175];&quot;, &quot;;[$import.$B175];&quot;, &quot;;[$import.$C175];&quot;, &quot;;[$import.$D175];&quot;, &quot;;[$import.$E175];&quot;, &quot;;[$import.$F175];&quot;, &quot;;[$import.$G175];&quot; =&gt; &quot;;[$import.$A175];&quot; // &quot;;[$import.$H175])" office:value-type="string" office:string-value="gareth,  null,  null, 34,  null,  null,  null =&gt; gareth // Gareth" calcext:value-type="string">
            <text:p>gareth, <text:s/>null, <text:s/>null, 34, <text:s/>null, <text:s/>null, <text:s/>null =&gt; gareth // Gareth</text:p>
          </table:table-cell>
        </table:table-row>
        <table:table-row table:style-name="ro3">
          <table:table-cell table:formula="of:=CONCATENATE([$import.$A176];&quot;, &quot;;[$import.$B176];&quot;, &quot;;[$import.$C176];&quot;, &quot;;[$import.$D176];&quot;, &quot;;[$import.$E176];&quot;, &quot;;[$import.$F176];&quot;, &quot;;[$import.$G176];&quot; =&gt; &quot;;[$import.$A176];&quot; // &quot;;[$import.$H176])" office:value-type="string" office:string-value="gaspar,  null,  null, 34,  null,  null,  null =&gt; gaspar // Gaspar" calcext:value-type="string">
            <text:p>gaspar, <text:s/>null, <text:s/>null, 34, <text:s/>null, <text:s/>null, <text:s/>null =&gt; gaspar // Gaspar</text:p>
          </table:table-cell>
        </table:table-row>
        <table:table-row table:style-name="ro3">
          <table:table-cell table:formula="of:=CONCATENATE([$import.$A177];&quot;, &quot;;[$import.$B177];&quot;, &quot;;[$import.$C177];&quot;, &quot;;[$import.$D177];&quot;, &quot;;[$import.$E177];&quot;, &quot;;[$import.$F177];&quot;, &quot;;[$import.$G177];&quot; =&gt; &quot;;[$import.$A177];&quot; // &quot;;[$import.$H177])" office:value-type="string" office:string-value="gbard,  null,  null,  null,  null, 1,  null =&gt; gbard // Luremaster" calcext:value-type="string">
            <text:p>gbard, <text:s/>null, <text:s/>null, <text:s/>null, <text:s/>null, 1, <text:s/>null =&gt; gbard // Luremaster</text:p>
          </table:table-cell>
        </table:table-row>
        <table:table-row table:style-name="ro3">
          <table:table-cell table:formula="of:=CONCATENATE([$import.$A178];&quot;, &quot;;[$import.$B178];&quot;, &quot;;[$import.$C178];&quot;, &quot;;[$import.$D178];&quot;, &quot;;[$import.$E178];&quot;, &quot;;[$import.$F178];&quot;, &quot;;[$import.$G178];&quot; =&gt; &quot;;[$import.$A178];&quot; // &quot;;[$import.$H178])" office:value-type="string" office:string-value="geddian,  null,  null,  null,  null, 167,  null =&gt; geddian // Shade of Sir Geddian" calcext:value-type="string">
            <text:p>geddian, <text:s/>null, <text:s/>null, <text:s/>null, <text:s/>null, 167, <text:s/>null =&gt; geddian // Shade of Sir Geddian</text:p>
          </table:table-cell>
        </table:table-row>
        <table:table-row table:style-name="ro3">
          <table:table-cell table:formula="of:=CONCATENATE([$import.$A179];&quot;, &quot;;[$import.$B179];&quot;, &quot;;[$import.$C179];&quot;, &quot;;[$import.$D179];&quot;, &quot;;[$import.$E179];&quot;, &quot;;[$import.$F179];&quot;, &quot;;[$import.$G179];&quot; =&gt; &quot;;[$import.$A179];&quot; // &quot;;[$import.$H179])" office:value-type="string" office:string-value="geezer,  null,  null, 34,  null,  null,  null =&gt; geezer // Townsperson" calcext:value-type="string">
            <text:p>geezer, <text:s/>null, <text:s/>null, 34, <text:s/>null, <text:s/>null, <text:s/>null =&gt; geezer // Townsperson</text:p>
          </table:table-cell>
        </table:table-row>
        <table:table-row table:style-name="ro3">
          <table:table-cell table:formula="of:=CONCATENATE([$import.$A180];&quot;, &quot;;[$import.$B180];&quot;, &quot;;[$import.$C180];&quot;, &quot;;[$import.$D180];&quot;, &quot;;[$import.$E180];&quot;, &quot;;[$import.$F180];&quot;, &quot;;[$import.$G180];&quot; =&gt; &quot;;[$import.$A180];&quot; // &quot;;[$import.$H180])" office:value-type="string" office:string-value="gelarith, 1,  null, 49, 4,  null,  null =&gt; gelarith // Gelarith" calcext:value-type="string">
            <text:p>gelarith, 1, <text:s/>null, 49, 4, <text:s/>null, <text:s/>null =&gt; gelarith // Gelarith</text:p>
          </table:table-cell>
        </table:table-row>
        <table:table-row table:style-name="ro3">
          <table:table-cell table:formula="of:=CONCATENATE([$import.$A181];&quot;, &quot;;[$import.$B181];&quot;, &quot;;[$import.$C181];&quot;, &quot;;[$import.$D181];&quot;, &quot;;[$import.$E181];&quot;, &quot;;[$import.$F181];&quot;, &quot;;[$import.$G181];&quot; =&gt; &quot;;[$import.$A181];&quot; // &quot;;[$import.$H181])" office:value-type="string" office:string-value="ghast,  null,  null, 51,  null,  null,  null =&gt; ghast // Ghast" calcext:value-type="string">
            <text:p>ghast, <text:s/>null, <text:s/>null, 51, <text:s/>null, <text:s/>null, <text:s/>null =&gt; ghast // Ghast</text:p>
          </table:table-cell>
        </table:table-row>
        <table:table-row table:style-name="ro3">
          <table:table-cell table:formula="of:=CONCATENATE([$import.$A182];&quot;, &quot;;[$import.$B182];&quot;, &quot;;[$import.$C182];&quot;, &quot;;[$import.$D182];&quot;, &quot;;[$import.$E182];&quot;, &quot;;[$import.$F182];&quot;, &quot;;[$import.$G182];&quot; =&gt; &quot;;[$import.$A182];&quot; // &quot;;[$import.$H182])" office:value-type="string" office:string-value="ghereg,  null,  null,  null, 5,  null,  null =&gt; ghereg // Ghereg" calcext:value-type="string">
            <text:p>ghereg, <text:s/>null, <text:s/>null, <text:s/>null, 5, <text:s/>null, <text:s/>null =&gt; ghereg // Ghereg</text:p>
          </table:table-cell>
        </table:table-row>
        <table:table-row table:style-name="ro3">
          <table:table-cell table:formula="of:=CONCATENATE([$import.$A183];&quot;, &quot;;[$import.$B183];&quot;, &quot;;[$import.$C183];&quot;, &quot;;[$import.$D183];&quot;, &quot;;[$import.$E183];&quot;, &quot;;[$import.$F183];&quot;, &quot;;[$import.$G183];&quot; =&gt; &quot;;[$import.$A183];&quot; // &quot;;[$import.$H183])" office:value-type="string" office:string-value="ghost,  null,  null, 19,  null, 167,  null =&gt; ghost // Ghost" calcext:value-type="string">
            <text:p>ghost, <text:s/>null, <text:s/>null, 19, <text:s/>null, 167, <text:s/>null =&gt; ghost // Ghost</text:p>
          </table:table-cell>
        </table:table-row>
        <table:table-row table:style-name="ro3">
          <table:table-cell table:formula="of:=CONCATENATE([$import.$A184];&quot;, &quot;;[$import.$B184];&quot;, &quot;;[$import.$C184];&quot;, &quot;;[$import.$D184];&quot;, &quot;;[$import.$E184];&quot;, &quot;;[$import.$F184];&quot;, &quot;;[$import.$G184];&quot; =&gt; &quot;;[$import.$A184];&quot; // &quot;;[$import.$H184])" office:value-type="string" office:string-value="ghoul,  null,  null, 51,  null,  null,  null =&gt; ghoul // Ghoul" calcext:value-type="string">
            <text:p>ghoul, <text:s/>null, <text:s/>null, 51, <text:s/>null, <text:s/>null, <text:s/>null =&gt; ghoul // Ghoul</text:p>
          </table:table-cell>
        </table:table-row>
        <table:table-row table:style-name="ro3">
          <table:table-cell table:formula="of:=CONCATENATE([$import.$A185];&quot;, &quot;;[$import.$B185];&quot;, &quot;;[$import.$C185];&quot;, &quot;;[$import.$D185];&quot;, &quot;;[$import.$E185];&quot;, &quot;;[$import.$F185];&quot;, &quot;;[$import.$G185];&quot; =&gt; &quot;;[$import.$A185];&quot; // &quot;;[$import.$H185])" office:value-type="string" office:string-value="ghoul2,  null,  null, 51,  null,  null,  null =&gt; ghoul2 // Ghoul" calcext:value-type="string">
            <text:p>ghoul2, <text:s/>null, <text:s/>null, 51, <text:s/>null, <text:s/>null, <text:s/>null =&gt; ghoul2 // Ghoul</text:p>
          </table:table-cell>
        </table:table-row>
        <table:table-row table:style-name="ro3">
          <table:table-cell table:formula="of:=CONCATENATE([$import.$A186];&quot;, &quot;;[$import.$B186];&quot;, &quot;;[$import.$C186];&quot;, &quot;;[$import.$D186];&quot;, &quot;;[$import.$E186];&quot;, &quot;;[$import.$F186];&quot;, &quot;;[$import.$G186];&quot; =&gt; &quot;;[$import.$A186];&quot; // &quot;;[$import.$H186])" office:value-type="string" office:string-value="giantfg, 1,  null, 51, 5,  null,  null =&gt; giantfg // Frost Giant Guard" calcext:value-type="string">
            <text:p>giantfg, 1, <text:s/>null, 51, 5, <text:s/>null, <text:s/>null =&gt; giantfg // Frost Giant Guard</text:p>
          </table:table-cell>
        </table:table-row>
        <table:table-row table:style-name="ro3">
          <table:table-cell table:formula="of:=CONCATENATE([$import.$A187];&quot;, &quot;;[$import.$B187];&quot;, &quot;;[$import.$C187];&quot;, &quot;;[$import.$D187];&quot;, &quot;;[$import.$E187];&quot;, &quot;;[$import.$F187];&quot;, &quot;;[$import.$G187];&quot; =&gt; &quot;;[$import.$A187];&quot; // &quot;;[$import.$H187])" office:value-type="string" office:string-value="giantfi2,  null,  null, 19, 5,  null,  null =&gt; giantfi2 // Fire Giant" calcext:value-type="string">
            <text:p>giantfi2, <text:s/>null, <text:s/>null, 19, 5, <text:s/>null, <text:s/>null =&gt; giantfi2 // Fire Giant</text:p>
          </table:table-cell>
        </table:table-row>
        <table:table-row table:style-name="ro3">
          <table:table-cell table:formula="of:=CONCATENATE([$import.$A188];&quot;, &quot;;[$import.$B188];&quot;, &quot;;[$import.$C188];&quot;, &quot;;[$import.$D188];&quot;, &quot;;[$import.$E188];&quot;, &quot;;[$import.$F188];&quot;, &quot;;[$import.$G188];&quot; =&gt; &quot;;[$import.$A188];&quot; // &quot;;[$import.$H188])" office:value-type="string" office:string-value="giantfir,  null,  null, 19, 5,  null,  null =&gt; giantfir // Fire Giant" calcext:value-type="string">
            <text:p>giantfir, <text:s/>null, <text:s/>null, 19, 5, <text:s/>null, <text:s/>null =&gt; giantfir // Fire Giant</text:p>
          </table:table-cell>
        </table:table-row>
        <table:table-row table:style-name="ro3">
          <table:table-cell table:formula="of:=CONCATENATE([$import.$A189];&quot;, &quot;;[$import.$B189];&quot;, &quot;;[$import.$C189];&quot;, &quot;;[$import.$D189];&quot;, &quot;;[$import.$E189];&quot;, &quot;;[$import.$F189];&quot;, &quot;;[$import.$G189];&quot; =&gt; &quot;;[$import.$A189];&quot; // &quot;;[$import.$H189])" office:value-type="string" office:string-value="giantfn, 1,  null, 51, 5,  null,  null =&gt; giantfn // Frost Giant" calcext:value-type="string">
            <text:p>giantfn, 1, <text:s/>null, 51, 5, <text:s/>null, <text:s/>null =&gt; giantfn // Frost Giant</text:p>
          </table:table-cell>
        </table:table-row>
        <table:table-row table:style-name="ro3">
          <table:table-cell table:formula="of:=CONCATENATE([$import.$A190];&quot;, &quot;;[$import.$B190];&quot;, &quot;;[$import.$C190];&quot;, &quot;;[$import.$D190];&quot;, &quot;;[$import.$E190];&quot;, &quot;;[$import.$F190];&quot;, &quot;;[$import.$G190];&quot; =&gt; &quot;;[$import.$A190];&quot; // &quot;;[$import.$H190])" office:value-type="string" office:string-value="giantfro, 1,  null, 51, 5,  null,  null =&gt; giantfro // Frost Giant" calcext:value-type="string">
            <text:p>giantfro, 1, <text:s/>null, 51, 5, <text:s/>null, <text:s/>null =&gt; giantfro // Frost Giant</text:p>
          </table:table-cell>
        </table:table-row>
        <table:table-row table:style-name="ro3">
          <table:table-cell table:formula="of:=CONCATENATE([$import.$A191];&quot;, &quot;;[$import.$B191];&quot;, &quot;;[$import.$C191];&quot;, &quot;;[$import.$D191];&quot;, &quot;;[$import.$E191];&quot;, &quot;;[$import.$F191];&quot;, &quot;;[$import.$G191];&quot; =&gt; &quot;;[$import.$A191];&quot; // &quot;;[$import.$H191])" office:value-type="string" office:string-value="giantfs, 1,  null, 51, 5,  null,  null =&gt; giantfs // Joril's Bodyguard" calcext:value-type="string">
            <text:p>giantfs, 1, <text:s/>null, 51, 5, <text:s/>null, <text:s/>null =&gt; giantfs // Joril's Bodyguard</text:p>
          </table:table-cell>
        </table:table-row>
        <table:table-row table:style-name="ro3">
          <table:table-cell table:formula="of:=CONCATENATE([$import.$A192];&quot;, &quot;;[$import.$B192];&quot;, &quot;;[$import.$C192];&quot;, &quot;;[$import.$D192];&quot;, &quot;;[$import.$E192];&quot;, &quot;;[$import.$F192];&quot;, &quot;;[$import.$G192];&quot; =&gt; &quot;;[$import.$A192];&quot; // &quot;;[$import.$H192])" office:value-type="string" office:string-value="gisbomb,  null,  null, 34,  null,  null,  null =&gt; gisbomb // Bombardier Beetle" calcext:value-type="string">
            <text:p>gisbomb, <text:s/>null, <text:s/>null, 34, <text:s/>null, <text:s/>null, <text:s/>null =&gt; gisbomb // Bombardier Beetle</text:p>
          </table:table-cell>
        </table:table-row>
        <table:table-row table:style-name="ro3">
          <table:table-cell table:formula="of:=CONCATENATE([$import.$A193];&quot;, &quot;;[$import.$B193];&quot;, &quot;;[$import.$C193];&quot;, &quot;;[$import.$D193];&quot;, &quot;;[$import.$E193];&quot;, &quot;;[$import.$F193];&quot;, &quot;;[$import.$G193];&quot; =&gt; &quot;;[$import.$A193];&quot; // &quot;;[$import.$H193])" office:value-type="string" office:string-value="gisborb,  null,  null, 34,  null,  null,  null =&gt; gisborb // Boring Beetle" calcext:value-type="string">
            <text:p>gisborb, <text:s/>null, <text:s/>null, 34, <text:s/>null, <text:s/>null, <text:s/>null =&gt; gisborb // Boring Beetle</text:p>
          </table:table-cell>
        </table:table-row>
        <table:table-row table:style-name="ro3">
          <table:table-cell table:formula="of:=CONCATENATE([$import.$A194];&quot;, &quot;;[$import.$B194];&quot;, &quot;;[$import.$C194];&quot;, &quot;;[$import.$D194];&quot;, &quot;;[$import.$E194];&quot;, &quot;;[$import.$F194];&quot;, &quot;;[$import.$G194];&quot; =&gt; &quot;;[$import.$A194];&quot; // &quot;;[$import.$H194])" office:value-type="string" office:string-value="gobehq1, 1,  null, 19, 1,  null,  null =&gt; gobehq1 // Goblin Elite" calcext:value-type="string">
            <text:p>gobehq1, 1, <text:s/>null, 19, 1, <text:s/>null, <text:s/>null =&gt; gobehq1 // Goblin Elite</text:p>
          </table:table-cell>
        </table:table-row>
        <table:table-row table:style-name="ro3">
          <table:table-cell table:formula="of:=CONCATENATE([$import.$A195];&quot;, &quot;;[$import.$B195];&quot;, &quot;;[$import.$C195];&quot;, &quot;;[$import.$D195];&quot;, &quot;;[$import.$E195];&quot;, &quot;;[$import.$F195];&quot;, &quot;;[$import.$G195];&quot; =&gt; &quot;;[$import.$A195];&quot; // &quot;;[$import.$H195])" office:value-type="string" office:string-value="goblinad,  null,  null,  null, 3,  null,  null =&gt; goblinad // Goblin Archer" calcext:value-type="string">
            <text:p>goblinad, <text:s/>null, <text:s/>null, <text:s/>null, 3, <text:s/>null, <text:s/>null =&gt; goblinad // Goblin Archer</text:p>
          </table:table-cell>
        </table:table-row>
        <table:table-row table:style-name="ro3">
          <table:table-cell table:formula="of:=CONCATENATE([$import.$A196];&quot;, &quot;;[$import.$B196];&quot;, &quot;;[$import.$C196];&quot;, &quot;;[$import.$D196];&quot;, &quot;;[$import.$E196];&quot;, &quot;;[$import.$F196];&quot;, &quot;;[$import.$G196];&quot; =&gt; &quot;;[$import.$A196];&quot; // &quot;;[$import.$H196])" office:value-type="string" office:string-value="goblind,  null,  null,  null, 3,  null,  null =&gt; goblind // Goblin" calcext:value-type="string">
            <text:p>goblind, <text:s/>null, <text:s/>null, <text:s/>null, 3, <text:s/>null, <text:s/>null =&gt; goblind // Goblin</text:p>
          </table:table-cell>
        </table:table-row>
        <table:table-row table:style-name="ro3">
          <table:table-cell table:formula="of:=CONCATENATE([$import.$A197];&quot;, &quot;;[$import.$B197];&quot;, &quot;;[$import.$C197];&quot;, &quot;;[$import.$D197];&quot;, &quot;;[$import.$E197];&quot;, &quot;;[$import.$F197];&quot;, &quot;;[$import.$G197];&quot; =&gt; &quot;;[$import.$A197];&quot; // &quot;;[$import.$H197])" office:value-type="string" office:string-value="goboaxe, 1,  null, 19, 1,  null,  null =&gt; goboaxe // Goblin" calcext:value-type="string">
            <text:p>goboaxe, 1, <text:s/>null, 19, 1, <text:s/>null, <text:s/>null =&gt; goboaxe // Goblin</text:p>
          </table:table-cell>
        </table:table-row>
        <table:table-row table:style-name="ro3">
          <table:table-cell table:formula="of:=CONCATENATE([$import.$A198];&quot;, &quot;;[$import.$B198];&quot;, &quot;;[$import.$C198];&quot;, &quot;;[$import.$D198];&quot;, &quot;;[$import.$E198];&quot;, &quot;;[$import.$F198];&quot;, &quot;;[$import.$G198];&quot; =&gt; &quot;;[$import.$A198];&quot; // &quot;;[$import.$H198])" office:value-type="string" office:string-value="gobobow, 1,  null, 19, 1,  null,  null =&gt; gobobow // Goblin" calcext:value-type="string">
            <text:p>gobobow, 1, <text:s/>null, 19, 1, <text:s/>null, <text:s/>null =&gt; gobobow // Goblin</text:p>
          </table:table-cell>
        </table:table-row>
        <table:table-row table:style-name="ro3">
          <table:table-cell table:formula="of:=CONCATENATE([$import.$A199];&quot;, &quot;;[$import.$B199];&quot;, &quot;;[$import.$C199];&quot;, &quot;;[$import.$D199];&quot;, &quot;;[$import.$E199];&quot;, &quot;;[$import.$F199];&quot;, &quot;;[$import.$G199];&quot; =&gt; &quot;;[$import.$A199];&quot; // &quot;;[$import.$H199])" office:value-type="string" office:string-value="gorg, 1,  null, 51, 5,  null,  null =&gt; gorg // Gorg" calcext:value-type="string">
            <text:p>gorg, 1, <text:s/>null, 51, 5, <text:s/>null, <text:s/>null =&gt; gorg // Gorg</text:p>
          </table:table-cell>
        </table:table-row>
        <table:table-row table:style-name="ro3">
          <table:table-cell table:formula="of:=CONCATENATE([$import.$A200];&quot;, &quot;;[$import.$B200];&quot;, &quot;;[$import.$C200];&quot;, &quot;;[$import.$D200];&quot;, &quot;;[$import.$E200];&quot;, &quot;;[$import.$F200];&quot;, &quot;;[$import.$G200];&quot; =&gt; &quot;;[$import.$A200];&quot; // &quot;;[$import.$H200])" office:value-type="string" office:string-value="hailee,  null,  null,  null, 1,  null,  null =&gt; hailee // Hailee Dunn" calcext:value-type="string">
            <text:p>hailee, <text:s/>null, <text:s/>null, <text:s/>null, 1, <text:s/>null, <text:s/>null =&gt; hailee // Hailee Dunn</text:p>
          </table:table-cell>
        </table:table-row>
        <table:table-row table:style-name="ro3">
          <table:table-cell table:formula="of:=CONCATENATE([$import.$A201];&quot;, &quot;;[$import.$B201];&quot;, &quot;;[$import.$C201];&quot;, &quot;;[$import.$D201];&quot;, &quot;;[$import.$E201];&quot;, &quot;;[$import.$F201];&quot;, &quot;;[$import.$G201];&quot; =&gt; &quot;;[$import.$A201];&quot; // &quot;;[$import.$H201])" office:value-type="string" office:string-value="haileeh,  null,  null,  null, 1,  null,  null =&gt; haileeh // Hailee Dunn" calcext:value-type="string">
            <text:p>haileeh, <text:s/>null, <text:s/>null, <text:s/>null, 1, <text:s/>null, <text:s/>null =&gt; haileeh // Hailee Dunn</text:p>
          </table:table-cell>
        </table:table-row>
        <table:table-row table:style-name="ro3">
          <table:table-cell table:formula="of:=CONCATENATE([$import.$A202];&quot;, &quot;;[$import.$B202];&quot;, &quot;;[$import.$C202];&quot;, &quot;;[$import.$D202];&quot;, &quot;;[$import.$E202];&quot;, &quot;;[$import.$F202];&quot;, &quot;;[$import.$G202];&quot; =&gt; &quot;;[$import.$A202];&quot; // &quot;;[$import.$H202])" office:value-type="string" office:string-value="hermit, 1,  null, 34, 1, 1,  null =&gt; hermit // Hermit" calcext:value-type="string">
            <text:p>hermit, 1, <text:s/>null, 34, 1, 1, <text:s/>null =&gt; hermit // Hermit</text:p>
          </table:table-cell>
        </table:table-row>
        <table:table-row table:style-name="ro3">
          <table:table-cell table:formula="of:=CONCATENATE([$import.$A203];&quot;, &quot;;[$import.$B203];&quot;, &quot;;[$import.$C203];&quot;, &quot;;[$import.$D203];&quot;, &quot;;[$import.$E203];&quot;, &quot;;[$import.$F203];&quot;, &quot;;[$import.$G203];&quot; =&gt; &quot;;[$import.$A203];&quot; // &quot;;[$import.$H203])" office:value-type="string" office:string-value="higharch, 1,  null,  null,  null,  null,  null =&gt; higharch // High Archer" calcext:value-type="string">
            <text:p>higharch, 1, <text:s/>null, <text:s/>null, <text:s/>null, <text:s/>null, <text:s/>null =&gt; higharch // High Archer</text:p>
          </table:table-cell>
        </table:table-row>
        <table:table-row table:style-name="ro3">
          <table:table-cell table:formula="of:=CONCATENATE([$import.$A204];&quot;, &quot;;[$import.$B204];&quot;, &quot;;[$import.$C204];&quot;, &quot;;[$import.$D204];&quot;, &quot;;[$import.$E204];&quot;, &quot;;[$import.$F204];&quot;, &quot;;[$import.$G204];&quot; =&gt; &quot;;[$import.$A204];&quot; // &quot;;[$import.$H204])" office:value-type="string" office:string-value="highbapt, 1,  null,  null,  null,  null, 3 =&gt; highbapt // The High Baptist" calcext:value-type="string">
            <text:p>highbapt, 1, <text:s/>null, <text:s/>null, <text:s/>null, <text:s/>null, 3 =&gt; highbapt // The High Baptist</text:p>
          </table:table-cell>
        </table:table-row>
        <table:table-row table:style-name="ro3">
          <table:table-cell table:formula="of:=CONCATENATE([$import.$A205];&quot;, &quot;;[$import.$B205];&quot;, &quot;;[$import.$C205];&quot;, &quot;;[$import.$D205];&quot;, &quot;;[$import.$E205];&quot;, &quot;;[$import.$F205];&quot;, &quot;;[$import.$G205];&quot; =&gt; &quot;;[$import.$A205];&quot; // &quot;;[$import.$H205])" office:value-type="string" office:string-value="highritu, 1,  null,  null,  null,  null, 3 =&gt; highritu // The High Ritualist" calcext:value-type="string">
            <text:p>highritu, 1, <text:s/>null, <text:s/>null, <text:s/>null, <text:s/>null, 3 =&gt; highritu // The High Ritualist</text:p>
          </table:table-cell>
        </table:table-row>
        <table:table-row table:style-name="ro3">
          <table:table-cell table:formula="of:=CONCATENATE([$import.$A206];&quot;, &quot;;[$import.$B206];&quot;, &quot;;[$import.$C206];&quot;, &quot;;[$import.$D206];&quot;, &quot;;[$import.$E206];&quot;, &quot;;[$import.$F206];&quot;, &quot;;[$import.$G206];&quot; =&gt; &quot;;[$import.$A206];&quot; // &quot;;[$import.$H206])" office:value-type="string" office:string-value="highsumm, 1,  null,  null,  null,  null, 3 =&gt; highsumm // The High Summoner" calcext:value-type="string">
            <text:p>highsumm, 1, <text:s/>null, <text:s/>null, <text:s/>null, <text:s/>null, 3 =&gt; highsumm // The High Summoner</text:p>
          </table:table-cell>
        </table:table-row>
        <table:table-row table:style-name="ro3">
          <table:table-cell table:formula="of:=CONCATENATE([$import.$A207];&quot;, &quot;;[$import.$B207];&quot;, &quot;;[$import.$C207];&quot;, &quot;;[$import.$D207];&quot;, &quot;;[$import.$E207];&quot;, &quot;;[$import.$F207];&quot;, &quot;;[$import.$G207];&quot; =&gt; &quot;;[$import.$A207];&quot; // &quot;;[$import.$H207])" office:value-type="string" office:string-value="hightort, 1,  null,  null,  null,  null, 3 =&gt; hightort // The High Torturer" calcext:value-type="string">
            <text:p>hightort, 1, <text:s/>null, <text:s/>null, <text:s/>null, <text:s/>null, 3 =&gt; hightort // The High Torturer</text:p>
          </table:table-cell>
        </table:table-row>
        <table:table-row table:style-name="ro3">
          <table:table-cell table:formula="of:=CONCATENATE([$import.$A208];&quot;, &quot;;[$import.$B208];&quot;, &quot;;[$import.$C208];&quot;, &quot;;[$import.$D208];&quot;, &quot;;[$import.$E208];&quot;, &quot;;[$import.$F208];&quot;, &quot;;[$import.$G208];&quot; =&gt; &quot;;[$import.$A208];&quot; // &quot;;[$import.$H208])" office:value-type="string" office:string-value="hildreth,  null,  null,  null,  null, 4,  null =&gt; hildreth // Hildreth Highhammer" calcext:value-type="string">
            <text:p>hildreth, <text:s/>null, <text:s/>null, <text:s/>null, <text:s/>null, 4, <text:s/>null =&gt; hildreth // Hildreth Highhammer</text:p>
          </table:table-cell>
        </table:table-row>
        <table:table-row table:style-name="ro3">
          <table:table-cell table:formula="of:=CONCATENATE([$import.$A209];&quot;, &quot;;[$import.$B209];&quot;, &quot;;[$import.$C209];&quot;, &quot;;[$import.$D209];&quot;, &quot;;[$import.$E209];&quot;, &quot;;[$import.$F209];&quot;, &quot;;[$import.$G209];&quot; =&gt; &quot;;[$import.$A209];&quot; // &quot;;[$import.$H209])" office:value-type="string" office:string-value="histach,  null,  null, 51,  null,  null,  null =&gt; histach // Histachii" calcext:value-type="string">
            <text:p>histach, <text:s/>null, <text:s/>null, 51, <text:s/>null, <text:s/>null, <text:s/>null =&gt; histach // Histachii</text:p>
          </table:table-cell>
        </table:table-row>
        <table:table-row table:style-name="ro3">
          <table:table-cell table:formula="of:=CONCATENATE([$import.$A210];&quot;, &quot;;[$import.$B210];&quot;, &quot;;[$import.$C210];&quot;, &quot;;[$import.$D210];&quot;, &quot;;[$import.$E210];&quot;, &quot;;[$import.$F210];&quot;, &quot;;[$import.$G210];&quot; =&gt; &quot;;[$import.$A210];&quot; // &quot;;[$import.$H210])" office:value-type="string" office:string-value="hjollder,  null,  null, 18,  null,  null,  null =&gt; hjollder // Hjollder" calcext:value-type="string">
            <text:p>hjollder, <text:s/>null, <text:s/>null, 18, <text:s/>null, <text:s/>null, <text:s/>null =&gt; hjollder // Hjollder</text:p>
          </table:table-cell>
        </table:table-row>
        <table:table-row table:style-name="ro3">
          <table:table-cell table:formula="of:=CONCATENATE([$import.$A211];&quot;, &quot;;[$import.$B211];&quot;, &quot;;[$import.$C211];&quot;, &quot;;[$import.$D211];&quot;, &quot;;[$import.$E211];&quot;, &quot;;[$import.$F211];&quot;, &quot;;[$import.$G211];&quot; =&gt; &quot;;[$import.$A211];&quot; // &quot;;[$import.$H211])" office:value-type="string" office:string-value="hjolldrh,  null,  null, 18,  null,  null,  null =&gt; hjolldrh // Hjollder" calcext:value-type="string">
            <text:p>hjolldrh, <text:s/>null, <text:s/>null, 18, <text:s/>null, <text:s/>null, <text:s/>null =&gt; hjolldrh // Hjollder</text:p>
          </table:table-cell>
        </table:table-row>
        <table:table-row table:style-name="ro3">
          <table:table-cell table:formula="of:=CONCATENATE([$import.$A212];&quot;, &quot;;[$import.$B212];&quot;, &quot;;[$import.$C212];&quot;, &quot;;[$import.$D212];&quot;, &quot;;[$import.$E212];&quot;, &quot;;[$import.$F212];&quot;, &quot;;[$import.$G212];&quot; =&gt; &quot;;[$import.$A212];&quot; // &quot;;[$import.$H212])" office:value-type="string" office:string-value="hobart,  null,  null, 19,  null, 178,  null =&gt; hobart // Hobart Stubbletoes" calcext:value-type="string">
            <text:p>hobart, <text:s/>null, <text:s/>null, 19, <text:s/>null, 178, <text:s/>null =&gt; hobart // Hobart Stubbletoes</text:p>
          </table:table-cell>
        </table:table-row>
        <table:table-row table:style-name="ro3">
          <table:table-cell table:formula="of:=CONCATENATE([$import.$A213];&quot;, &quot;;[$import.$B213];&quot;, &quot;;[$import.$C213];&quot;, &quot;;[$import.$D213];&quot;, &quot;;[$import.$E213];&quot;, &quot;;[$import.$F213];&quot;, &quot;;[$import.$G213];&quot; =&gt; &quot;;[$import.$A213];&quot; // &quot;;[$import.$H213])" office:value-type="string" office:string-value="hobart2,  null,  null, 19,  null, 178,  null =&gt; hobart2 // Hobart Stubbletoes" calcext:value-type="string">
            <text:p>hobart2, <text:s/>null, <text:s/>null, 19, <text:s/>null, 178, <text:s/>null =&gt; hobart2 // Hobart Stubbletoes</text:p>
          </table:table-cell>
        </table:table-row>
        <table:table-row table:style-name="ro3">
          <table:table-cell table:formula="of:=CONCATENATE([$import.$A214];&quot;, &quot;;[$import.$B214];&quot;, &quot;;[$import.$C214];&quot;, &quot;;[$import.$D214];&quot;, &quot;;[$import.$E214];&quot;, &quot;;[$import.$F214];&quot;, &quot;;[$import.$G214];&quot; =&gt; &quot;;[$import.$A214];&quot; // &quot;;[$import.$H214])" office:value-type="string" office:string-value="hobartf, 1,  null,  null,  null,  null,  null =&gt; hobartf // Hobart Stubbletoes" calcext:value-type="string">
            <text:p>hobartf, 1, <text:s/>null, <text:s/>null, <text:s/>null, <text:s/>null, <text:s/>null =&gt; hobartf // Hobart Stubbletoes</text:p>
          </table:table-cell>
        </table:table-row>
        <table:table-row table:style-name="ro3">
          <table:table-cell table:formula="of:=CONCATENATE([$import.$A215];&quot;, &quot;;[$import.$B215];&quot;, &quot;;[$import.$C215];&quot;, &quot;;[$import.$D215];&quot;, &quot;;[$import.$E215];&quot;, &quot;;[$import.$F215];&quot;, &quot;;[$import.$G215];&quot; =&gt; &quot;;[$import.$A215];&quot; // &quot;;[$import.$H215])" office:value-type="string" office:string-value="hobarth,  null,  null, 19,  null, 178,  null =&gt; hobarth // Hobart Stubbletoes" calcext:value-type="string">
            <text:p>hobarth, <text:s/>null, <text:s/>null, 19, <text:s/>null, 178, <text:s/>null =&gt; hobarth // Hobart Stubbletoes</text:p>
          </table:table-cell>
        </table:table-row>
        <table:table-row table:style-name="ro3">
          <table:table-cell table:formula="of:=CONCATENATE([$import.$A216];&quot;, &quot;;[$import.$B216];&quot;, &quot;;[$import.$C216];&quot;, &quot;;[$import.$D216];&quot;, &quot;;[$import.$E216];&quot;, &quot;;[$import.$F216];&quot;, &quot;;[$import.$G216];&quot; =&gt; &quot;;[$import.$A216];&quot; // &quot;;[$import.$H216])" office:value-type="string" office:string-value="horse,  null,  null, 34,  null,  null,  null =&gt; horse // Horse" calcext:value-type="string">
            <text:p>horse, <text:s/>null, <text:s/>null, 34, <text:s/>null, <text:s/>null, <text:s/>null =&gt; horse // Horse</text:p>
          </table:table-cell>
        </table:table-row>
        <table:table-row table:style-name="ro3">
          <table:table-cell table:formula="of:=CONCATENATE([$import.$A217];&quot;, &quot;;[$import.$B217];&quot;, &quot;;[$import.$C217];&quot;, &quot;;[$import.$D217];&quot;, &quot;;[$import.$E217];&quot;, &quot;;[$import.$F217];&quot;, &quot;;[$import.$G217];&quot; =&gt; &quot;;[$import.$A217];&quot; // &quot;;[$import.$H217])" office:value-type="string" office:string-value="hrpinf,  null,  null,  null,  null,  null, 1 =&gt; hrpinf // Infernal Harpy" calcext:value-type="string">
            <text:p>hrpinf, <text:s/>null, <text:s/>null, <text:s/>null, <text:s/>null, <text:s/>null, 1 =&gt; hrpinf // Infernal Harpy</text:p>
          </table:table-cell>
        </table:table-row>
        <table:table-row table:style-name="ro3">
          <table:table-cell table:formula="of:=CONCATENATE([$import.$A218];&quot;, &quot;;[$import.$B218];&quot;, &quot;;[$import.$C218];&quot;, &quot;;[$import.$D218];&quot;, &quot;;[$import.$E218];&quot;, &quot;;[$import.$F218];&quot;, &quot;;[$import.$G218];&quot; =&gt; &quot;;[$import.$A218];&quot; // &quot;;[$import.$H218])" office:value-type="string" office:string-value="hrpmat,  null,  null,  null,  null,  null, 7 =&gt; hrpmat // Harpy Queen" calcext:value-type="string">
            <text:p>hrpmat, <text:s/>null, <text:s/>null, <text:s/>null, <text:s/>null, <text:s/>null, 7 =&gt; hrpmat // Harpy Queen</text:p>
          </table:table-cell>
        </table:table-row>
        <table:table-row table:style-name="ro3">
          <table:table-cell table:formula="of:=CONCATENATE([$import.$A219];&quot;, &quot;;[$import.$B219];&quot;, &quot;;[$import.$C219];&quot;, &quot;;[$import.$D219];&quot;, &quot;;[$import.$E219];&quot;, &quot;;[$import.$F219];&quot;, &quot;;[$import.$G219];&quot; =&gt; &quot;;[$import.$A219];&quot; // &quot;;[$import.$H219])" office:value-type="string" office:string-value="invissal,  null,  null, 51,  null,  null,  null =&gt; invissal // Frost Salamander" calcext:value-type="string">
            <text:p>invissal, <text:s/>null, <text:s/>null, 51, <text:s/>null, <text:s/>null, <text:s/>null =&gt; invissal // Frost Salamander</text:p>
          </table:table-cell>
        </table:table-row>
        <table:table-row table:style-name="ro3">
          <table:table-cell table:formula="of:=CONCATENATE([$import.$A220];&quot;, &quot;;[$import.$B220];&quot;, &quot;;[$import.$C220];&quot;, &quot;;[$import.$D220];&quot;, &quot;;[$import.$E220];&quot;, &quot;;[$import.$F220];&quot;, &quot;;[$import.$G220];&quot; =&gt; &quot;;[$import.$A220];&quot; // &quot;;[$import.$H220])" office:value-type="string" office:string-value="invistrl, 1,  null, 51, 5,  null,  null =&gt; invistrl // Snow Troll" calcext:value-type="string">
            <text:p>invistrl, 1, <text:s/>null, 51, 5, <text:s/>null, <text:s/>null =&gt; invistrl // Snow Troll</text:p>
          </table:table-cell>
        </table:table-row>
        <table:table-row table:style-name="ro3">
          <table:table-cell table:formula="of:=CONCATENATE([$import.$A221];&quot;, &quot;;[$import.$B221];&quot;, &quot;;[$import.$C221];&quot;, &quot;;[$import.$D221];&quot;, &quot;;[$import.$E221];&quot;, &quot;;[$import.$F221];&quot;, &quot;;[$import.$G221];&quot; =&gt; &quot;;[$import.$A221];&quot; // &quot;;[$import.$H221])" office:value-type="string" office:string-value="invstlk,  null,  null, 34,  null,  null,  null =&gt; invstlk // Invisible Stalker" calcext:value-type="string">
            <text:p>invstlk, <text:s/>null, <text:s/>null, 34, <text:s/>null, <text:s/>null, <text:s/>null =&gt; invstlk // Invisible Stalker</text:p>
          </table:table-cell>
        </table:table-row>
        <table:table-row table:style-name="ro3">
          <table:table-cell table:formula="of:=CONCATENATE([$import.$A222];&quot;, &quot;;[$import.$B222];&quot;, &quot;;[$import.$C222];&quot;, &quot;;[$import.$D222];&quot;, &quot;;[$import.$E222];&quot;, &quot;;[$import.$F222];&quot;, &quot;;[$import.$G222];&quot; =&gt; &quot;;[$import.$A222];&quot; // &quot;;[$import.$H222])" office:value-type="string" office:string-value="jemel,  null,  null, 34,  null, 3,  null =&gt; jemel // Jemeliah" calcext:value-type="string">
            <text:p>jemel, <text:s/>null, <text:s/>null, 34, <text:s/>null, 3, <text:s/>null =&gt; jemel // Jemeliah</text:p>
          </table:table-cell>
        </table:table-row>
        <table:table-row table:style-name="ro3">
          <table:table-cell table:formula="of:=CONCATENATE([$import.$A223];&quot;, &quot;;[$import.$B223];&quot;, &quot;;[$import.$C223];&quot;, &quot;;[$import.$D223];&quot;, &quot;;[$import.$E223];&quot;, &quot;;[$import.$F223];&quot;, &quot;;[$import.$G223];&quot; =&gt; &quot;;[$import.$A223];&quot; // &quot;;[$import.$H223])" office:value-type="string" office:string-value="jkldog, 1,  null,  null, 2, 105,  null =&gt; jkldog // Jackal" calcext:value-type="string">
            <text:p>jkldog, 1, <text:s/>null, <text:s/>null, 2, 105, <text:s/>null =&gt; jkldog // Jackal</text:p>
          </table:table-cell>
        </table:table-row>
        <table:table-row table:style-name="ro3">
          <table:table-cell table:formula="of:=CONCATENATE([$import.$A224];&quot;, &quot;;[$import.$B224];&quot;, &quot;;[$import.$C224];&quot;, &quot;;[$import.$D224];&quot;, &quot;;[$import.$E224];&quot;, &quot;;[$import.$F224];&quot;, &quot;;[$import.$G224];&quot; =&gt; &quot;;[$import.$A224];&quot; // &quot;;[$import.$H224])" office:value-type="string" office:string-value="jklgtr,  null,  null,  null, 1,  null,  null =&gt; jklgtr // Greater Jackal" calcext:value-type="string">
            <text:p>jklgtr, <text:s/>null, <text:s/>null, <text:s/>null, 1, <text:s/>null, <text:s/>null =&gt; jklgtr // Greater Jackal</text:p>
          </table:table-cell>
        </table:table-row>
        <table:table-row table:style-name="ro3">
          <table:table-cell table:formula="of:=CONCATENATE([$import.$A225];&quot;, &quot;;[$import.$B225];&quot;, &quot;;[$import.$C225];&quot;, &quot;;[$import.$D225];&quot;, &quot;;[$import.$E225];&quot;, &quot;;[$import.$F225];&quot;, &quot;;[$import.$G225];&quot; =&gt; &quot;;[$import.$A225];&quot; // &quot;;[$import.$H225])" office:value-type="string" office:string-value="jklldr,  null,  null,  null, 1,  null,  null =&gt; jklldr // Jackal Pack Leader" calcext:value-type="string">
            <text:p>jklldr, <text:s/>null, <text:s/>null, <text:s/>null, 1, <text:s/>null, <text:s/>null =&gt; jklldr // Jackal Pack Leader</text:p>
          </table:table-cell>
        </table:table-row>
        <table:table-row table:style-name="ro3">
          <table:table-cell table:formula="of:=CONCATENATE([$import.$A226];&quot;, &quot;;[$import.$B226];&quot;, &quot;;[$import.$C226];&quot;, &quot;;[$import.$D226];&quot;, &quot;;[$import.$E226];&quot;, &quot;;[$import.$F226];&quot;, &quot;;[$import.$G226];&quot; =&gt; &quot;;[$import.$A226];&quot; // &quot;;[$import.$H226])" office:value-type="string" office:string-value="jklshm,  null,  null,  null,  null, 255,  null =&gt; jklshm // Jackal Shaman" calcext:value-type="string">
            <text:p>jklshm, <text:s/>null, <text:s/>null, <text:s/>null, <text:s/>null, 255, <text:s/>null =&gt; jklshm // Jackal Shaman</text:p>
          </table:table-cell>
        </table:table-row>
        <table:table-row table:style-name="ro3">
          <table:table-cell table:formula="of:=CONCATENATE([$import.$A227];&quot;, &quot;;[$import.$B227];&quot;, &quot;;[$import.$C227];&quot;, &quot;;[$import.$D227];&quot;, &quot;;[$import.$E227];&quot;, &quot;;[$import.$F227];&quot;, &quot;;[$import.$G227];&quot; =&gt; &quot;;[$import.$A227];&quot; // &quot;;[$import.$H227])" office:value-type="string" office:string-value="jklsum,  null, 2,  null,  null, 255,  null =&gt; jklsum // Summoner" calcext:value-type="string">
            <text:p>jklsum, <text:s/>null, 2, <text:s/>null, <text:s/>null, 255, <text:s/>null =&gt; jklsum // Summoner</text:p>
          </table:table-cell>
        </table:table-row>
        <table:table-row table:style-name="ro3">
          <table:table-cell table:formula="of:=CONCATENATE([$import.$A228];&quot;, &quot;;[$import.$B228];&quot;, &quot;;[$import.$C228];&quot;, &quot;;[$import.$D228];&quot;, &quot;;[$import.$E228];&quot;, &quot;;[$import.$F228];&quot;, &quot;;[$import.$G228];&quot; =&gt; &quot;;[$import.$A228];&quot; // &quot;;[$import.$H228])" office:value-type="string" office:string-value="jklwar,  null,  null,  null, 1,  null,  null =&gt; jklwar // Jackal Warrior" calcext:value-type="string">
            <text:p>jklwar, <text:s/>null, <text:s/>null, <text:s/>null, 1, <text:s/>null, <text:s/>null =&gt; jklwar // Jackal Warrior</text:p>
          </table:table-cell>
        </table:table-row>
        <table:table-row table:style-name="ro3">
          <table:table-cell table:formula="of:=CONCATENATE([$import.$A229];&quot;, &quot;;[$import.$B229];&quot;, &quot;;[$import.$C229];&quot;, &quot;;[$import.$D229];&quot;, &quot;;[$import.$E229];&quot;, &quot;;[$import.$F229];&quot;, &quot;;[$import.$G229];&quot; =&gt; &quot;;[$import.$A229];&quot; // &quot;;[$import.$H229])" office:value-type="string" office:string-value="joril, 1,  null, 51, 5,  null,  null =&gt; joril // Joril" calcext:value-type="string">
            <text:p>joril, 1, <text:s/>null, 51, 5, <text:s/>null, <text:s/>null =&gt; joril // Joril</text:p>
          </table:table-cell>
        </table:table-row>
        <table:table-row table:style-name="ro3">
          <table:table-cell table:formula="of:=CONCATENATE([$import.$A230];&quot;, &quot;;[$import.$B230];&quot;, &quot;;[$import.$C230];&quot;, &quot;;[$import.$D230];&quot;, &quot;;[$import.$E230];&quot;, &quot;;[$import.$F230];&quot;, &quot;;[$import.$G230];&quot; =&gt; &quot;;[$import.$A230];&quot; // &quot;;[$import.$H230])" office:value-type="string" office:string-value="kalabac, 1,  null, 34, 1, 1, 255 =&gt; kalabac // Corpse" calcext:value-type="string">
            <text:p>kalabac, 1, <text:s/>null, 34, 1, 1, 255 =&gt; kalabac // Corpse</text:p>
          </table:table-cell>
        </table:table-row>
        <table:table-row table:style-name="ro3">
          <table:table-cell table:formula="of:=CONCATENATE([$import.$A231];&quot;, &quot;;[$import.$B231];&quot;, &quot;;[$import.$C231];&quot;, &quot;;[$import.$D231];&quot;, &quot;;[$import.$E231];&quot;, &quot;;[$import.$F231];&quot;, &quot;;[$import.$G231];&quot; =&gt; &quot;;[$import.$A231];&quot; // &quot;;[$import.$H231])" office:value-type="string" office:string-value="kaorog, 1,  null, 19, 1,  null,  null =&gt; kaorog // Neo Orog" calcext:value-type="string">
            <text:p>kaorog, 1, <text:s/>null, 19, 1, <text:s/>null, <text:s/>null =&gt; kaorog // Neo Orog</text:p>
          </table:table-cell>
        </table:table-row>
        <table:table-row table:style-name="ro3">
          <table:table-cell table:formula="of:=CONCATENATE([$import.$A232];&quot;, &quot;;[$import.$B232];&quot;, &quot;;[$import.$C232];&quot;, &quot;;[$import.$D232];&quot;, &quot;;[$import.$E232];&quot;, &quot;;[$import.$F232];&quot;, &quot;;[$import.$G232];&quot; =&gt; &quot;;[$import.$A232];&quot; // &quot;;[$import.$H232])" office:value-type="string" office:string-value="kaoroge, 1,  null, 19, 1,  null,  null =&gt; kaoroge // Neo Orog Marauder" calcext:value-type="string">
            <text:p>kaoroge, 1, <text:s/>null, 19, 1, <text:s/>null, <text:s/>null =&gt; kaoroge // Neo Orog Marauder</text:p>
          </table:table-cell>
        </table:table-row>
        <table:table-row table:style-name="ro3">
          <table:table-cell table:formula="of:=CONCATENATE([$import.$A233];&quot;, &quot;;[$import.$B233];&quot;, &quot;;[$import.$C233];&quot;, &quot;;[$import.$D233];&quot;, &quot;;[$import.$E233];&quot;, &quot;;[$import.$F233];&quot;, &quot;;[$import.$G233];&quot; =&gt; &quot;;[$import.$A233];&quot; // &quot;;[$import.$H233])" office:value-type="string" office:string-value="karrl,  null,  null, 34,  null, 3,  null =&gt; karrl // Karrl" calcext:value-type="string">
            <text:p>karrl, <text:s/>null, <text:s/>null, 34, <text:s/>null, 3, <text:s/>null =&gt; karrl // Karrl</text:p>
          </table:table-cell>
        </table:table-row>
        <table:table-row table:style-name="ro3">
          <table:table-cell table:formula="of:=CONCATENATE([$import.$A234];&quot;, &quot;;[$import.$B234];&quot;, &quot;;[$import.$C234];&quot;, &quot;;[$import.$D234];&quot;, &quot;;[$import.$E234];&quot;, &quot;;[$import.$F234];&quot;, &quot;;[$import.$G234];&quot; =&gt; &quot;;[$import.$A234];&quot; // &quot;;[$import.$H234])" office:value-type="string" office:string-value="katown1,  null,  null, 34,  null, 1,  null =&gt; katown1 // Townsperson" calcext:value-type="string">
            <text:p>katown1, <text:s/>null, <text:s/>null, 34, <text:s/>null, 1, <text:s/>null =&gt; katown1 // Townsperson</text:p>
          </table:table-cell>
        </table:table-row>
        <table:table-row table:style-name="ro3">
          <table:table-cell table:formula="of:=CONCATENATE([$import.$A235];&quot;, &quot;;[$import.$B235];&quot;, &quot;;[$import.$C235];&quot;, &quot;;[$import.$D235];&quot;, &quot;;[$import.$E235];&quot;, &quot;;[$import.$F235];&quot;, &quot;;[$import.$G235];&quot; =&gt; &quot;;[$import.$A235];&quot; // &quot;;[$import.$H235])" office:value-type="string" office:string-value="katown2,  null,  null, 34,  null, 1,  null =&gt; katown2 // Townsperson" calcext:value-type="string">
            <text:p>katown2, <text:s/>null, <text:s/>null, 34, <text:s/>null, 1, <text:s/>null =&gt; katown2 // Townsperson</text:p>
          </table:table-cell>
        </table:table-row>
        <table:table-row table:style-name="ro3">
          <table:table-cell table:formula="of:=CONCATENATE([$import.$A236];&quot;, &quot;;[$import.$B236];&quot;, &quot;;[$import.$C236];&quot;, &quot;;[$import.$D236];&quot;, &quot;;[$import.$E236];&quot;, &quot;;[$import.$F236];&quot;, &quot;;[$import.$G236];&quot; =&gt; &quot;;[$import.$A236];&quot; // &quot;;[$import.$H236])" office:value-type="string" office:string-value="katown3,  null,  null, 34,  null, 1,  null =&gt; katown3 // Townsperson" calcext:value-type="string">
            <text:p>katown3, <text:s/>null, <text:s/>null, 34, <text:s/>null, 1, <text:s/>null =&gt; katown3 // Townsperson</text:p>
          </table:table-cell>
        </table:table-row>
        <table:table-row table:style-name="ro3">
          <table:table-cell table:formula="of:=CONCATENATE([$import.$A237];&quot;, &quot;;[$import.$B237];&quot;, &quot;;[$import.$C237];&quot;, &quot;;[$import.$D237];&quot;, &quot;;[$import.$E237];&quot;, &quot;;[$import.$F237];&quot;, &quot;;[$import.$G237];&quot; =&gt; &quot;;[$import.$A237];&quot; // &quot;;[$import.$H237])" office:value-type="string" office:string-value="kaylessa,  null, 2, 49,  null,  null,  null =&gt; kaylessa // Kaylessa" calcext:value-type="string">
            <text:p>kaylessa, <text:s/>null, 2, 49, <text:s/>null, <text:s/>null, <text:s/>null =&gt; kaylessa // Kaylessa</text:p>
          </table:table-cell>
        </table:table-row>
        <table:table-row table:style-name="ro3">
          <table:table-cell table:formula="of:=CONCATENATE([$import.$A238];&quot;, &quot;;[$import.$B238];&quot;, &quot;;[$import.$C238];&quot;, &quot;;[$import.$D238];&quot;, &quot;;[$import.$E238];&quot;, &quot;;[$import.$F238];&quot;, &quot;;[$import.$G238];&quot; =&gt; &quot;;[$import.$A238];&quot; // &quot;;[$import.$H238])" office:value-type="string" office:string-value="keanimph,  null,  null, 34,  null,  null,  null =&gt; keanimph // Animated Plate" calcext:value-type="string">
            <text:p>keanimph, <text:s/>null, <text:s/>null, 34, <text:s/>null, <text:s/>null, <text:s/>null =&gt; keanimph // Animated Plate</text:p>
          </table:table-cell>
        </table:table-row>
        <table:table-row table:style-name="ro3">
          <table:table-cell table:formula="of:=CONCATENATE([$import.$A239];&quot;, &quot;;[$import.$B239];&quot;, &quot;;[$import.$C239];&quot;, &quot;;[$import.$D239];&quot;, &quot;;[$import.$E239];&quot;, &quot;;[$import.$F239];&quot;, &quot;;[$import.$G239];&quot; =&gt; &quot;;[$import.$A239];&quot; // &quot;;[$import.$H239])" office:value-type="string" office:string-value="kieran,  null,  null,  null,  null,  null, 1 =&gt; kieran // Kieran Nye" calcext:value-type="string">
            <text:p>kieran, <text:s/>null, <text:s/>null, <text:s/>null, <text:s/>null, <text:s/>null, 1 =&gt; kieran // Kieran Nye</text:p>
          </table:table-cell>
        </table:table-row>
        <table:table-row table:style-name="ro3">
          <table:table-cell table:formula="of:=CONCATENATE([$import.$A240];&quot;, &quot;;[$import.$B240];&quot;, &quot;;[$import.$C240];&quot;, &quot;;[$import.$D240];&quot;, &quot;;[$import.$E240];&quot;, &quot;;[$import.$F240];&quot;, &quot;;[$import.$G240];&quot; =&gt; &quot;;[$import.$A240];&quot; // &quot;;[$import.$H240])" office:value-type="string" office:string-value="kontik,  null, 2,  null,  null,  null,  null =&gt; kontik // Kontik" calcext:value-type="string">
            <text:p>kontik, <text:s/>null, 2, <text:s/>null, <text:s/>null, <text:s/>null, <text:s/>null =&gt; kontik // Kontik</text:p>
          </table:table-cell>
        </table:table-row>
        <table:table-row table:style-name="ro3">
          <table:table-cell table:formula="of:=CONCATENATE([$import.$A241];&quot;, &quot;;[$import.$B241];&quot;, &quot;;[$import.$C241];&quot;, &quot;;[$import.$D241];&quot;, &quot;;[$import.$E241];&quot;, &quot;;[$import.$F241];&quot;, &quot;;[$import.$G241];&quot; =&gt; &quot;;[$import.$A241];&quot; // &quot;;[$import.$H241])" office:value-type="string" office:string-value="kress,  null,  null,  null, 4, 167, 2 =&gt; kress // Kresselack" calcext:value-type="string">
            <text:p>kress, <text:s/>null, <text:s/>null, <text:s/>null, 4, 167, 2 =&gt; kress // Kresselack</text:p>
          </table:table-cell>
        </table:table-row>
        <table:table-row table:style-name="ro3">
          <table:table-cell table:formula="of:=CONCATENATE([$import.$A242];&quot;, &quot;;[$import.$B242];&quot;, &quot;;[$import.$C242];&quot;, &quot;;[$import.$D242];&quot;, &quot;;[$import.$E242];&quot;, &quot;;[$import.$F242];&quot;, &quot;;[$import.$G242];&quot; =&gt; &quot;;[$import.$A242];&quot; // &quot;;[$import.$H242])" office:value-type="string" office:string-value="ktghl1,  null,  null, 51,  null,  null,  null =&gt; ktghl1 // Ghoul" calcext:value-type="string">
            <text:p>ktghl1, <text:s/>null, <text:s/>null, 51, <text:s/>null, <text:s/>null, <text:s/>null =&gt; ktghl1 // Ghoul</text:p>
          </table:table-cell>
        </table:table-row>
        <table:table-row table:style-name="ro3">
          <table:table-cell table:formula="of:=CONCATENATE([$import.$A243];&quot;, &quot;;[$import.$B243];&quot;, &quot;;[$import.$C243];&quot;, &quot;;[$import.$D243];&quot;, &quot;;[$import.$E243];&quot;, &quot;;[$import.$F243];&quot;, &quot;;[$import.$G243];&quot; =&gt; &quot;;[$import.$A243];&quot; // &quot;;[$import.$H243])" office:value-type="string" office:string-value="ktgst1,  null,  null, 51,  null,  null,  null =&gt; ktgst1 // Ghast" calcext:value-type="string">
            <text:p>ktgst1, <text:s/>null, <text:s/>null, 51, <text:s/>null, <text:s/>null, <text:s/>null =&gt; ktgst1 // Ghast</text:p>
          </table:table-cell>
        </table:table-row>
        <table:table-row table:style-name="ro3">
          <table:table-cell table:formula="of:=CONCATENATE([$import.$A244];&quot;, &quot;;[$import.$B244];&quot;, &quot;;[$import.$C244];&quot;, &quot;;[$import.$D244];&quot;, &quot;;[$import.$E244];&quot;, &quot;;[$import.$F244];&quot;, &quot;;[$import.$G244];&quot; =&gt; &quot;;[$import.$A244];&quot; // &quot;;[$import.$H244])" office:value-type="string" office:string-value="ktmum1,  null,  null, 19,  null,  null,  null =&gt; ktmum1 // Mummy" calcext:value-type="string">
            <text:p>ktmum1, <text:s/>null, <text:s/>null, 19, <text:s/>null, <text:s/>null, <text:s/>null =&gt; ktmum1 // Mummy</text:p>
          </table:table-cell>
        </table:table-row>
        <table:table-row table:style-name="ro3">
          <table:table-cell table:formula="of:=CONCATENATE([$import.$A245];&quot;, &quot;;[$import.$B245];&quot;, &quot;;[$import.$C245];&quot;, &quot;;[$import.$D245];&quot;, &quot;;[$import.$E245];&quot;, &quot;;[$import.$F245];&quot;, &quot;;[$import.$G245];&quot; =&gt; &quot;;[$import.$A245];&quot; // &quot;;[$import.$H245])" office:value-type="string" office:string-value="ktsk1,  null,  null, 34,  null,  null,  null =&gt; ktsk1 // Skeleton" calcext:value-type="string">
            <text:p>ktsk1, <text:s/>null, <text:s/>null, 34, <text:s/>null, <text:s/>null, <text:s/>null =&gt; ktsk1 // Skeleton</text:p>
          </table:table-cell>
        </table:table-row>
        <table:table-row table:style-name="ro3">
          <table:table-cell table:formula="of:=CONCATENATE([$import.$A246];&quot;, &quot;;[$import.$B246];&quot;, &quot;;[$import.$C246];&quot;, &quot;;[$import.$D246];&quot;, &quot;;[$import.$E246];&quot;, &quot;;[$import.$F246];&quot;, &quot;;[$import.$G246];&quot; =&gt; &quot;;[$import.$A246];&quot; // &quot;;[$import.$H246])" office:value-type="string" office:string-value="ktska1,  null,  null, 34,  null,  null,  null =&gt; ktska1 // Skeleton Archer" calcext:value-type="string">
            <text:p>ktska1, <text:s/>null, <text:s/>null, 34, <text:s/>null, <text:s/>null, <text:s/>null =&gt; ktska1 // Skeleton Archer</text:p>
          </table:table-cell>
        </table:table-row>
        <table:table-row table:style-name="ro3">
          <table:table-cell table:formula="of:=CONCATENATE([$import.$A247];&quot;, &quot;;[$import.$B247];&quot;, &quot;;[$import.$C247];&quot;, &quot;;[$import.$D247];&quot;, &quot;;[$import.$E247];&quot;, &quot;;[$import.$F247];&quot;, &quot;;[$import.$G247];&quot; =&gt; &quot;;[$import.$A247];&quot; // &quot;;[$import.$H247])" office:value-type="string" office:string-value="ktska2,  null,  null, 34,  null,  null,  null =&gt; ktska2 // Skeleton Archer" calcext:value-type="string">
            <text:p>ktska2, <text:s/>null, <text:s/>null, 34, <text:s/>null, <text:s/>null, <text:s/>null =&gt; ktska2 // Skeleton Archer</text:p>
          </table:table-cell>
        </table:table-row>
        <table:table-row table:style-name="ro3">
          <table:table-cell table:formula="of:=CONCATENATE([$import.$A248];&quot;, &quot;;[$import.$B248];&quot;, &quot;;[$import.$C248];&quot;, &quot;;[$import.$D248];&quot;, &quot;;[$import.$E248];&quot;, &quot;;[$import.$F248];&quot;, &quot;;[$import.$G248];&quot; =&gt; &quot;;[$import.$A248];&quot; // &quot;;[$import.$H248])" office:value-type="string" office:string-value="ktska3,  null,  null, 34,  null,  null,  null =&gt; ktska3 // Skeleton Archer" calcext:value-type="string">
            <text:p>ktska3, <text:s/>null, <text:s/>null, 34, <text:s/>null, <text:s/>null, <text:s/>null =&gt; ktska3 // Skeleton Archer</text:p>
          </table:table-cell>
        </table:table-row>
        <table:table-row table:style-name="ro3">
          <table:table-cell table:formula="of:=CONCATENATE([$import.$A249];&quot;, &quot;;[$import.$B249];&quot;, &quot;;[$import.$C249];&quot;, &quot;;[$import.$D249];&quot;, &quot;;[$import.$E249];&quot;, &quot;;[$import.$F249];&quot;, &quot;;[$import.$G249];&quot; =&gt; &quot;;[$import.$A249];&quot; // &quot;;[$import.$H249])" office:value-type="string" office:string-value="ktskh2,  null,  null, 34,  null,  null,  null =&gt; ktskh2 // Temple Guardian" calcext:value-type="string">
            <text:p>ktskh2, <text:s/>null, <text:s/>null, 34, <text:s/>null, <text:s/>null, <text:s/>null =&gt; ktskh2 // Temple Guardian</text:p>
          </table:table-cell>
        </table:table-row>
        <table:table-row table:style-name="ro3">
          <table:table-cell table:formula="of:=CONCATENATE([$import.$A250];&quot;, &quot;;[$import.$B250];&quot;, &quot;;[$import.$C250];&quot;, &quot;;[$import.$D250];&quot;, &quot;;[$import.$E250];&quot;, &quot;;[$import.$F250];&quot;, &quot;;[$import.$G250];&quot; =&gt; &quot;;[$import.$A250];&quot; // &quot;;[$import.$H250])" office:value-type="string" office:string-value="ktskh3,  null,  null, 34,  null,  null,  null =&gt; ktskh3 // Temple Guardian" calcext:value-type="string">
            <text:p>ktskh3, <text:s/>null, <text:s/>null, 34, <text:s/>null, <text:s/>null, <text:s/>null =&gt; ktskh3 // Temple Guardian</text:p>
          </table:table-cell>
        </table:table-row>
        <table:table-row table:style-name="ro3">
          <table:table-cell table:formula="of:=CONCATENATE([$import.$A251];&quot;, &quot;;[$import.$B251];&quot;, &quot;;[$import.$C251];&quot;, &quot;;[$import.$D251];&quot;, &quot;;[$import.$E251];&quot;, &quot;;[$import.$F251];&quot;, &quot;;[$import.$G251];&quot; =&gt; &quot;;[$import.$A251];&quot; // &quot;;[$import.$H251])" office:value-type="string" office:string-value="ktskt1,  null,  null, 34,  null,  null,  null =&gt; ktskt1 // Tattered Skeleton" calcext:value-type="string">
            <text:p>ktskt1, <text:s/>null, <text:s/>null, 34, <text:s/>null, <text:s/>null, <text:s/>null =&gt; ktskt1 // Tattered Skeleton</text:p>
          </table:table-cell>
        </table:table-row>
        <table:table-row table:style-name="ro3">
          <table:table-cell table:formula="of:=CONCATENATE([$import.$A252];&quot;, &quot;;[$import.$B252];&quot;, &quot;;[$import.$C252];&quot;, &quot;;[$import.$D252];&quot;, &quot;;[$import.$E252];&quot;, &quot;;[$import.$F252];&quot;, &quot;;[$import.$G252];&quot; =&gt; &quot;;[$import.$A252];&quot; // &quot;;[$import.$H252])" office:value-type="string" office:string-value="ktskt2,  null,  null, 34,  null,  null,  null =&gt; ktskt2 // Tattered Skeleton" calcext:value-type="string">
            <text:p>ktskt2, <text:s/>null, <text:s/>null, 34, <text:s/>null, <text:s/>null, <text:s/>null =&gt; ktskt2 // Tattered Skeleton</text:p>
          </table:table-cell>
        </table:table-row>
        <table:table-row table:style-name="ro3">
          <table:table-cell table:formula="of:=CONCATENATE([$import.$A253];&quot;, &quot;;[$import.$B253];&quot;, &quot;;[$import.$C253];&quot;, &quot;;[$import.$D253];&quot;, &quot;;[$import.$E253];&quot;, &quot;;[$import.$F253];&quot;, &quot;;[$import.$G253];&quot; =&gt; &quot;;[$import.$A253];&quot; // &quot;;[$import.$H253])" office:value-type="string" office:string-value="kttas1,  null,  null, 34,  null,  null,  null =&gt; kttas1 // Tattered Skeleton" calcext:value-type="string">
            <text:p>kttas1, <text:s/>null, <text:s/>null, 34, <text:s/>null, <text:s/>null, <text:s/>null =&gt; kttas1 // Tattered Skeleton</text:p>
          </table:table-cell>
        </table:table-row>
        <table:table-row table:style-name="ro3">
          <table:table-cell table:formula="of:=CONCATENATE([$import.$A254];&quot;, &quot;;[$import.$B254];&quot;, &quot;;[$import.$C254];&quot;, &quot;;[$import.$D254];&quot;, &quot;;[$import.$E254];&quot;, &quot;;[$import.$F254];&quot;, &quot;;[$import.$G254];&quot; =&gt; &quot;;[$import.$A254];&quot; // &quot;;[$import.$H254])" office:value-type="string" office:string-value="kttas2,  null,  null, 34,  null,  null,  null =&gt; kttas2 // Tattered Skeleton" calcext:value-type="string">
            <text:p>kttas2, <text:s/>null, <text:s/>null, 34, <text:s/>null, <text:s/>null, <text:s/>null =&gt; kttas2 // Tattered Skeleton</text:p>
          </table:table-cell>
        </table:table-row>
        <table:table-row table:style-name="ro3">
          <table:table-cell table:formula="of:=CONCATENATE([$import.$A255];&quot;, &quot;;[$import.$B255];&quot;, &quot;;[$import.$C255];&quot;, &quot;;[$import.$D255];&quot;, &quot;;[$import.$E255];&quot;, &quot;;[$import.$F255];&quot;, &quot;;[$import.$G255];&quot; =&gt; &quot;;[$import.$A255];&quot; // &quot;;[$import.$H255])" office:value-type="string" office:string-value="kttga1,  null,  null, 34,  null,  null,  null =&gt; kttga1 // Temple Guardian" calcext:value-type="string">
            <text:p>kttga1, <text:s/>null, <text:s/>null, 34, <text:s/>null, <text:s/>null, <text:s/>null =&gt; kttga1 // Temple Guardian</text:p>
          </table:table-cell>
        </table:table-row>
        <table:table-row table:style-name="ro3">
          <table:table-cell table:formula="of:=CONCATENATE([$import.$A256];&quot;, &quot;;[$import.$B256];&quot;, &quot;;[$import.$C256];&quot;, &quot;;[$import.$D256];&quot;, &quot;;[$import.$E256];&quot;, &quot;;[$import.$F256];&quot;, &quot;;[$import.$G256];&quot; =&gt; &quot;;[$import.$A256];&quot; // &quot;;[$import.$H256])" office:value-type="string" office:string-value="kttga2,  null,  null, 34,  null,  null,  null =&gt; kttga2 // Temple Guardian" calcext:value-type="string">
            <text:p>kttga2, <text:s/>null, <text:s/>null, 34, <text:s/>null, <text:s/>null, <text:s/>null =&gt; kttga2 // Temple Guardian</text:p>
          </table:table-cell>
        </table:table-row>
        <table:table-row table:style-name="ro3">
          <table:table-cell table:formula="of:=CONCATENATE([$import.$A257];&quot;, &quot;;[$import.$B257];&quot;, &quot;;[$import.$C257];&quot;, &quot;;[$import.$D257];&quot;, &quot;;[$import.$E257];&quot;, &quot;;[$import.$F257];&quot;, &quot;;[$import.$G257];&quot; =&gt; &quot;;[$import.$A257];&quot; // &quot;;[$import.$H257])" office:value-type="string" office:string-value="kttga3,  null,  null, 34,  null,  null,  null =&gt; kttga3 // Temple Guardian" calcext:value-type="string">
            <text:p>kttga3, <text:s/>null, <text:s/>null, 34, <text:s/>null, <text:s/>null, <text:s/>null =&gt; kttga3 // Temple Guardian</text:p>
          </table:table-cell>
        </table:table-row>
        <table:table-row table:style-name="ro3">
          <table:table-cell table:formula="of:=CONCATENATE([$import.$A258];&quot;, &quot;;[$import.$B258];&quot;, &quot;;[$import.$C258];&quot;, &quot;;[$import.$D258];&quot;, &quot;;[$import.$E258];&quot;, &quot;;[$import.$F258];&quot;, &quot;;[$import.$G258];&quot; =&gt; &quot;;[$import.$A258];&quot; // &quot;;[$import.$H258])" office:value-type="string" office:string-value="kttgm1,  null,  null, 34,  null,  null,  null =&gt; kttgm1 // Temple Guardian" calcext:value-type="string">
            <text:p>kttgm1, <text:s/>null, <text:s/>null, 34, <text:s/>null, <text:s/>null, <text:s/>null =&gt; kttgm1 // Temple Guardian</text:p>
          </table:table-cell>
        </table:table-row>
        <table:table-row table:style-name="ro3">
          <table:table-cell table:formula="of:=CONCATENATE([$import.$A259];&quot;, &quot;;[$import.$B259];&quot;, &quot;;[$import.$C259];&quot;, &quot;;[$import.$D259];&quot;, &quot;;[$import.$E259];&quot;, &quot;;[$import.$F259];&quot;, &quot;;[$import.$G259];&quot; =&gt; &quot;;[$import.$A259];&quot; // &quot;;[$import.$H259])" office:value-type="string" office:string-value="kttgm3,  null,  null, 34,  null,  null,  null =&gt; kttgm3 // Temple Guardian" calcext:value-type="string">
            <text:p>kttgm3, <text:s/>null, <text:s/>null, 34, <text:s/>null, <text:s/>null, <text:s/>null =&gt; kttgm3 // Temple Guardian</text:p>
          </table:table-cell>
        </table:table-row>
        <table:table-row table:style-name="ro3">
          <table:table-cell table:formula="of:=CONCATENATE([$import.$A260];&quot;, &quot;;[$import.$B260];&quot;, &quot;;[$import.$C260];&quot;, &quot;;[$import.$D260];&quot;, &quot;;[$import.$E260];&quot;, &quot;;[$import.$F260];&quot;, &quot;;[$import.$G260];&quot; =&gt; &quot;;[$import.$A260];&quot; // &quot;;[$import.$H260])" office:value-type="string" office:string-value="ktwgt1,  null,  null, 19,  null,  null,  null =&gt; ktwgt1 // Wight" calcext:value-type="string">
            <text:p>ktwgt1, <text:s/>null, <text:s/>null, 19, <text:s/>null, <text:s/>null, <text:s/>null =&gt; ktwgt1 // Wight</text:p>
          </table:table-cell>
        </table:table-row>
        <table:table-row table:style-name="ro3">
          <table:table-cell table:formula="of:=CONCATENATE([$import.$A261];&quot;, &quot;;[$import.$B261];&quot;, &quot;;[$import.$C261];&quot;, &quot;;[$import.$D261];&quot;, &quot;;[$import.$E261];&quot;, &quot;;[$import.$F261];&quot;, &quot;;[$import.$G261];&quot; =&gt; &quot;;[$import.$A261];&quot; // &quot;;[$import.$H261])" office:value-type="string" office:string-value="ktwgti1,  null,  null, 19,  null,  null, 1 =&gt; ktwgti1 // Imbued Wight" calcext:value-type="string">
            <text:p>ktwgti1, <text:s/>null, <text:s/>null, 19, <text:s/>null, <text:s/>null, 1 =&gt; ktwgti1 // Imbued Wight</text:p>
          </table:table-cell>
        </table:table-row>
        <table:table-row table:style-name="ro3">
          <table:table-cell table:formula="of:=CONCATENATE([$import.$A262];&quot;, &quot;;[$import.$B262];&quot;, &quot;;[$import.$C262];&quot;, &quot;;[$import.$D262];&quot;, &quot;;[$import.$E262];&quot;, &quot;;[$import.$F262];&quot;, &quot;;[$import.$G262];&quot; =&gt; &quot;;[$import.$A262];&quot; // &quot;;[$import.$H262])" office:value-type="string" office:string-value="ktzom1,  null,  null, 34,  null, 108,  null =&gt; ktzom1 // Zombie" calcext:value-type="string">
            <text:p>ktzom1, <text:s/>null, <text:s/>null, 34, <text:s/>null, 108, <text:s/>null =&gt; ktzom1 // Zombie</text:p>
          </table:table-cell>
        </table:table-row>
        <table:table-row table:style-name="ro3">
          <table:table-cell table:formula="of:=CONCATENATE([$import.$A263];&quot;, &quot;;[$import.$B263];&quot;, &quot;;[$import.$C263];&quot;, &quot;;[$import.$D263];&quot;, &quot;;[$import.$E263];&quot;, &quot;;[$import.$F263];&quot;, &quot;;[$import.$G263];&quot; =&gt; &quot;;[$import.$A263];&quot; // &quot;;[$import.$H263])" office:value-type="string" office:string-value="ktzomj,  null,  null, 35,  null,  null,  null =&gt; ktzomj // Chosen Zombie" calcext:value-type="string">
            <text:p>ktzomj, <text:s/>null, <text:s/>null, 35, <text:s/>null, <text:s/>null, <text:s/>null =&gt; ktzomj // Chosen Zombie</text:p>
          </table:table-cell>
        </table:table-row>
        <table:table-row table:style-name="ro3">
          <table:table-cell table:formula="of:=CONCATENATE([$import.$A264];&quot;, &quot;;[$import.$B264];&quot;, &quot;;[$import.$C264];&quot;, &quot;;[$import.$D264];&quot;, &quot;;[$import.$E264];&quot;, &quot;;[$import.$F264];&quot;, &quot;;[$import.$G264];&quot; =&gt; &quot;;[$import.$A264];&quot; // &quot;;[$import.$H264])" office:value-type="string" office:string-value="kubear, 1,  null,  null,  null,  null,  null =&gt; kubear // Cave Bear" calcext:value-type="string">
            <text:p>kubear, 1, <text:s/>null, <text:s/>null, <text:s/>null, <text:s/>null, <text:s/>null =&gt; kubear // Cave Bear</text:p>
          </table:table-cell>
        </table:table-row>
        <table:table-row table:style-name="ro3">
          <table:table-cell table:formula="of:=CONCATENATE([$import.$A265];&quot;, &quot;;[$import.$B265];&quot;, &quot;;[$import.$C265];&quot;, &quot;;[$import.$D265];&quot;, &quot;;[$import.$E265];&quot;, &quot;;[$import.$F265];&quot;, &quot;;[$import.$G265];&quot; =&gt; &quot;;[$import.$A265];&quot; // &quot;;[$import.$H265])" office:value-type="string" office:string-value="kumirek,  null,  null, 34,  null,  null,  null =&gt; kumirek // Mirek" calcext:value-type="string">
            <text:p>kumirek, <text:s/>null, <text:s/>null, 34, <text:s/>null, <text:s/>null, <text:s/>null =&gt; kumirek // Mirek</text:p>
          </table:table-cell>
        </table:table-row>
        <table:table-row table:style-name="ro3">
          <table:table-cell table:formula="of:=CONCATENATE([$import.$A266];&quot;, &quot;;[$import.$B266];&quot;, &quot;;[$import.$C266];&quot;, &quot;;[$import.$D266];&quot;, &quot;;[$import.$E266];&quot;, &quot;;[$import.$F266];&quot;, &quot;;[$import.$G266];&quot; =&gt; &quot;;[$import.$A266];&quot; // &quot;;[$import.$H266])" office:value-type="string" office:string-value="kuyeti, 1,  null, 34, 5,  null,  null =&gt; kuyeti // Tundra Yeti" calcext:value-type="string">
            <text:p>kuyeti, 1, <text:s/>null, 34, 5, <text:s/>null, <text:s/>null =&gt; kuyeti // Tundra Yeti</text:p>
          </table:table-cell>
        </table:table-row>
        <table:table-row table:style-name="ro3">
          <table:table-cell table:formula="of:=CONCATENATE([$import.$A267];&quot;, &quot;;[$import.$B267];&quot;, &quot;;[$import.$C267];&quot;, &quot;;[$import.$D267];&quot;, &quot;;[$import.$E267];&quot;, &quot;;[$import.$F267];&quot;, &quot;;[$import.$G267];&quot; =&gt; &quot;;[$import.$A267];&quot; // &quot;;[$import.$H267])" office:value-type="string" office:string-value="larrel,  null,  null, 49,  null,  null,  null =&gt; larrel // Larrel" calcext:value-type="string">
            <text:p>larrel, <text:s/>null, <text:s/>null, 49, <text:s/>null, <text:s/>null, <text:s/>null =&gt; larrel // Larrel</text:p>
          </table:table-cell>
        </table:table-row>
        <table:table-row table:style-name="ro3">
          <table:table-cell table:formula="of:=CONCATENATE([$import.$A268];&quot;, &quot;;[$import.$B268];&quot;, &quot;;[$import.$C268];&quot;, &quot;;[$import.$D268];&quot;, &quot;;[$import.$E268];&quot;, &quot;;[$import.$F268];&quot;, &quot;;[$import.$G268];&quot; =&gt; &quot;;[$import.$A268];&quot; // &quot;;[$import.$H268])" office:value-type="string" office:string-value="larrel2, 4,  null, 50,  null,  null,  null =&gt; larrel2 // Larrel's Sending" calcext:value-type="string">
            <text:p>larrel2, 4, <text:s/>null, 50, <text:s/>null, <text:s/>null, <text:s/>null =&gt; larrel2 // Larrel's Sending</text:p>
          </table:table-cell>
        </table:table-row>
        <table:table-row table:style-name="ro3">
          <table:table-cell table:formula="of:=CONCATENATE([$import.$A269];&quot;, &quot;;[$import.$B269];&quot;, &quot;;[$import.$C269];&quot;, &quot;;[$import.$D269];&quot;, &quot;;[$import.$E269];&quot;, &quot;;[$import.$F269];&quot;, &quot;;[$import.$G269];&quot; =&gt; &quot;;[$import.$A269];&quot; // &quot;;[$import.$H269])" office:value-type="string" office:string-value="lehland, 1,  null, 49,  null,  null,  null =&gt; lehland // Lehland" calcext:value-type="string">
            <text:p>lehland, 1, <text:s/>null, 49, <text:s/>null, <text:s/>null, <text:s/>null =&gt; lehland // Lehland</text:p>
          </table:table-cell>
        </table:table-row>
        <table:table-row table:style-name="ro3">
          <table:table-cell table:formula="of:=CONCATENATE([$import.$A270];&quot;, &quot;;[$import.$B270];&quot;, &quot;;[$import.$C270];&quot;, &quot;;[$import.$D270];&quot;, &quot;;[$import.$E270];&quot;, &quot;;[$import.$F270];&quot;, &quot;;[$import.$G270];&quot; =&gt; &quot;;[$import.$A270];&quot; // &quot;;[$import.$H270])" office:value-type="string" office:string-value="lethias,  null,  null,  null,  null, 2,  null =&gt; lethias // Lethias" calcext:value-type="string">
            <text:p>lethias, <text:s/>null, <text:s/>null, <text:s/>null, <text:s/>null, 2, <text:s/>null =&gt; lethias // Lethias</text:p>
          </table:table-cell>
        </table:table-row>
        <table:table-row table:style-name="ro3">
          <table:table-cell table:formula="of:=CONCATENATE([$import.$A271];&quot;, &quot;;[$import.$B271];&quot;, &quot;;[$import.$C271];&quot;, &quot;;[$import.$D271];&quot;, &quot;;[$import.$E271];&quot;, &quot;;[$import.$F271];&quot;, &quot;;[$import.$G271];&quot; =&gt; &quot;;[$import.$A271];&quot; // &quot;;[$import.$H271])" office:value-type="string" office:string-value="lghast,  null,  null, 51, 4,  null,  null =&gt; lghast // Ghast" calcext:value-type="string">
            <text:p>lghast, <text:s/>null, <text:s/>null, 51, 4, <text:s/>null, <text:s/>null =&gt; lghast // Ghast</text:p>
          </table:table-cell>
        </table:table-row>
        <table:table-row table:style-name="ro3">
          <table:table-cell table:formula="of:=CONCATENATE([$import.$A272];&quot;, &quot;;[$import.$B272];&quot;, &quot;;[$import.$C272];&quot;, &quot;;[$import.$D272];&quot;, &quot;;[$import.$E272];&quot;, &quot;;[$import.$F272];&quot;, &quot;;[$import.$G272];&quot; =&gt; &quot;;[$import.$A272];&quot; // &quot;;[$import.$H272])" office:value-type="string" office:string-value="lghoul,  null,  null, 51, 4,  null,  null =&gt; lghoul // Ghoul" calcext:value-type="string">
            <text:p>lghoul, <text:s/>null, <text:s/>null, 51, 4, <text:s/>null, <text:s/>null =&gt; lghoul // Ghoul</text:p>
          </table:table-cell>
        </table:table-row>
        <table:table-row table:style-name="ro3">
          <table:table-cell table:formula="of:=CONCATENATE([$import.$A273];&quot;, &quot;;[$import.$B273];&quot;, &quot;;[$import.$C273];&quot;, &quot;;[$import.$D273];&quot;, &quot;;[$import.$E273];&quot;, &quot;;[$import.$F273];&quot;, &quot;;[$import.$G273];&quot; =&gt; &quot;;[$import.$A273];&quot; // &quot;;[$import.$H273])" office:value-type="string" office:string-value="lizdead, 1,  null, 34, 3,  null,  null =&gt; lizdead // Lizard Man" calcext:value-type="string">
            <text:p>lizdead, 1, <text:s/>null, 34, 3, <text:s/>null, <text:s/>null =&gt; lizdead // Lizard Man</text:p>
          </table:table-cell>
        </table:table-row>
        <table:table-row table:style-name="ro3">
          <table:table-cell table:formula="of:=CONCATENATE([$import.$A274];&quot;, &quot;;[$import.$B274];&quot;, &quot;;[$import.$C274];&quot;, &quot;;[$import.$D274];&quot;, &quot;;[$import.$E274];&quot;, &quot;;[$import.$F274];&quot;, &quot;;[$import.$G274];&quot; =&gt; &quot;;[$import.$A274];&quot; // &quot;;[$import.$H274])" office:value-type="string" office:string-value="lizking,  null,  null,  null, 1,  null,  null =&gt; lizking // Lizard Man King" calcext:value-type="string">
            <text:p>lizking, <text:s/>null, <text:s/>null, <text:s/>null, 1, <text:s/>null, <text:s/>null =&gt; lizking // Lizard Man King</text:p>
          </table:table-cell>
        </table:table-row>
        <table:table-row table:style-name="ro3">
          <table:table-cell table:formula="of:=CONCATENATE([$import.$A275];&quot;, &quot;;[$import.$B275];&quot;, &quot;;[$import.$C275];&quot;, &quot;;[$import.$D275];&quot;, &quot;;[$import.$E275];&quot;, &quot;;[$import.$F275];&quot;, &quot;;[$import.$G275];&quot; =&gt; &quot;;[$import.$A275];&quot; // &quot;;[$import.$H275])" office:value-type="string" office:string-value="lm1hwax, 1,  null, 34, 1,  null,  null =&gt; lm1hwax // Lizard Man" calcext:value-type="string">
            <text:p>lm1hwax, 1, <text:s/>null, 34, 1, <text:s/>null, <text:s/>null =&gt; lm1hwax // Lizard Man</text:p>
          </table:table-cell>
        </table:table-row>
        <table:table-row table:style-name="ro3">
          <table:table-cell table:formula="of:=CONCATENATE([$import.$A276];&quot;, &quot;;[$import.$B276];&quot;, &quot;;[$import.$C276];&quot;, &quot;;[$import.$D276];&quot;, &quot;;[$import.$E276];&quot;, &quot;;[$import.$F276];&quot;, &quot;;[$import.$G276];&quot; =&gt; &quot;;[$import.$A276];&quot; // &quot;;[$import.$H276])" office:value-type="string" office:string-value="lm1hwaxy, 1,  null, 34, 1,  null,  null =&gt; lm1hwaxy // Lizard Man" calcext:value-type="string">
            <text:p>lm1hwaxy, 1, <text:s/>null, 34, 1, <text:s/>null, <text:s/>null =&gt; lm1hwaxy // Lizard Man</text:p>
          </table:table-cell>
        </table:table-row>
        <table:table-row table:style-name="ro3">
          <table:table-cell table:formula="of:=CONCATENATE([$import.$A277];&quot;, &quot;;[$import.$B277];&quot;, &quot;;[$import.$C277];&quot;, &quot;;[$import.$D277];&quot;, &quot;;[$import.$E277];&quot;, &quot;;[$import.$F277];&quot;, &quot;;[$import.$G277];&quot; =&gt; &quot;;[$import.$A277];&quot; // &quot;;[$import.$H277])" office:value-type="string" office:string-value="lm1hwms, 1,  null, 34, 1,  null,  null =&gt; lm1hwms // Lizard Man" calcext:value-type="string">
            <text:p>lm1hwms, 1, <text:s/>null, 34, 1, <text:s/>null, <text:s/>null =&gt; lm1hwms // Lizard Man</text:p>
          </table:table-cell>
        </table:table-row>
        <table:table-row table:style-name="ro3">
          <table:table-cell table:formula="of:=CONCATENATE([$import.$A278];&quot;, &quot;;[$import.$B278];&quot;, &quot;;[$import.$C278];&quot;, &quot;;[$import.$D278];&quot;, &quot;;[$import.$E278];&quot;, &quot;;[$import.$F278];&quot;, &quot;;[$import.$G278];&quot; =&gt; &quot;;[$import.$A278];&quot; // &quot;;[$import.$H278])" office:value-type="string" office:string-value="lm1hwmsy, 1,  null, 34, 1,  null,  null =&gt; lm1hwmsy // Lizard Man" calcext:value-type="string">
            <text:p>lm1hwmsy, 1, <text:s/>null, 34, 1, <text:s/>null, <text:s/>null =&gt; lm1hwmsy // Lizard Man</text:p>
          </table:table-cell>
        </table:table-row>
        <table:table-row table:style-name="ro3">
          <table:table-cell table:formula="of:=CONCATENATE([$import.$A279];&quot;, &quot;;[$import.$B279];&quot;, &quot;;[$import.$C279];&quot;, &quot;;[$import.$D279];&quot;, &quot;;[$import.$E279];&quot;, &quot;;[$import.$F279];&quot;, &quot;;[$import.$G279];&quot; =&gt; &quot;;[$import.$A279];&quot; // &quot;;[$import.$H279])" office:value-type="string" office:string-value="lm1hwpo, 1,  null, 34, 1,  null,  null =&gt; lm1hwpo // Lizard Man" calcext:value-type="string">
            <text:p>lm1hwpo, 1, <text:s/>null, 34, 1, <text:s/>null, <text:s/>null =&gt; lm1hwpo // Lizard Man</text:p>
          </table:table-cell>
        </table:table-row>
        <table:table-row table:style-name="ro3">
          <table:table-cell table:formula="of:=CONCATENATE([$import.$A280];&quot;, &quot;;[$import.$B280];&quot;, &quot;;[$import.$C280];&quot;, &quot;;[$import.$D280];&quot;, &quot;;[$import.$E280];&quot;, &quot;;[$import.$F280];&quot;, &quot;;[$import.$G280];&quot; =&gt; &quot;;[$import.$A280];&quot; // &quot;;[$import.$H280])" office:value-type="string" office:string-value="lm1hwpoy, 1,  null, 34, 1,  null,  null =&gt; lm1hwpoy // Lizard Man" calcext:value-type="string">
            <text:p>lm1hwpoy, 1, <text:s/>null, 34, 1, <text:s/>null, <text:s/>null =&gt; lm1hwpoy // Lizard Man</text:p>
          </table:table-cell>
        </table:table-row>
        <table:table-row table:style-name="ro3">
          <table:table-cell table:formula="of:=CONCATENATE([$import.$A281];&quot;, &quot;;[$import.$B281];&quot;, &quot;;[$import.$C281];&quot;, &quot;;[$import.$D281];&quot;, &quot;;[$import.$E281];&quot;, &quot;;[$import.$F281];&quot;, &quot;;[$import.$G281];&quot; =&gt; &quot;;[$import.$A281];&quot; // &quot;;[$import.$H281])" office:value-type="string" office:string-value="lm2hwla,  null,  null,  null, 1,  null,  null =&gt; lm2hwla // Tough Lizard Man" calcext:value-type="string">
            <text:p>lm2hwla, <text:s/>null, <text:s/>null, <text:s/>null, 1, <text:s/>null, <text:s/>null =&gt; lm2hwla // Tough Lizard Man</text:p>
          </table:table-cell>
        </table:table-row>
        <table:table-row table:style-name="ro3">
          <table:table-cell table:formula="of:=CONCATENATE([$import.$A282];&quot;, &quot;;[$import.$B282];&quot;, &quot;;[$import.$C282];&quot;, &quot;;[$import.$D282];&quot;, &quot;;[$import.$E282];&quot;, &quot;;[$import.$F282];&quot;, &quot;;[$import.$G282];&quot; =&gt; &quot;;[$import.$A282];&quot; // &quot;;[$import.$H282])" office:value-type="string" office:string-value="lm2hwlay,  null,  null,  null, 1,  null,  null =&gt; lm2hwlay // Tough Lizard Man" calcext:value-type="string">
            <text:p>lm2hwlay, <text:s/>null, <text:s/>null, <text:s/>null, 1, <text:s/>null, <text:s/>null =&gt; lm2hwlay // Tough Lizard Man</text:p>
          </table:table-cell>
        </table:table-row>
        <table:table-row table:style-name="ro3">
          <table:table-cell table:formula="of:=CONCATENATE([$import.$A283];&quot;, &quot;;[$import.$B283];&quot;, &quot;;[$import.$C283];&quot;, &quot;;[$import.$D283];&quot;, &quot;;[$import.$E283];&quot;, &quot;;[$import.$F283];&quot;, &quot;;[$import.$G283];&quot; =&gt; &quot;;[$import.$A283];&quot; // &quot;;[$import.$H283])" office:value-type="string" office:string-value="lm2hwna,  null,  null,  null, 1,  null,  null =&gt; lm2hwna // Tough Lizard Man" calcext:value-type="string">
            <text:p>lm2hwna, <text:s/>null, <text:s/>null, <text:s/>null, 1, <text:s/>null, <text:s/>null =&gt; lm2hwna // Tough Lizard Man</text:p>
          </table:table-cell>
        </table:table-row>
        <table:table-row table:style-name="ro3">
          <table:table-cell table:formula="of:=CONCATENATE([$import.$A284];&quot;, &quot;;[$import.$B284];&quot;, &quot;;[$import.$C284];&quot;, &quot;;[$import.$D284];&quot;, &quot;;[$import.$E284];&quot;, &quot;;[$import.$F284];&quot;, &quot;;[$import.$G284];&quot; =&gt; &quot;;[$import.$A284];&quot; // &quot;;[$import.$H284])" office:value-type="string" office:string-value="lm2hwnay,  null,  null,  null, 1,  null,  null =&gt; lm2hwnay // Tough Lizard Man" calcext:value-type="string">
            <text:p>lm2hwnay, <text:s/>null, <text:s/>null, <text:s/>null, 1, <text:s/>null, <text:s/>null =&gt; lm2hwnay // Tough Lizard Man</text:p>
          </table:table-cell>
        </table:table-row>
        <table:table-row table:style-name="ro3">
          <table:table-cell table:formula="of:=CONCATENATE([$import.$A285];&quot;, &quot;;[$import.$B285];&quot;, &quot;;[$import.$C285];&quot;, &quot;;[$import.$D285];&quot;, &quot;;[$import.$E285];&quot;, &quot;;[$import.$F285];&quot;, &quot;;[$import.$G285];&quot; =&gt; &quot;;[$import.$A285];&quot; // &quot;;[$import.$H285])" office:value-type="string" office:string-value="lm2hwte,  null,  null, 34, 1,  null,  null =&gt; lm2hwte // Tough Lizard Man" calcext:value-type="string">
            <text:p>lm2hwte, <text:s/>null, <text:s/>null, 34, 1, <text:s/>null, <text:s/>null =&gt; lm2hwte // Tough Lizard Man</text:p>
          </table:table-cell>
        </table:table-row>
        <table:table-row table:style-name="ro3">
          <table:table-cell table:formula="of:=CONCATENATE([$import.$A286];&quot;, &quot;;[$import.$B286];&quot;, &quot;;[$import.$C286];&quot;, &quot;;[$import.$D286];&quot;, &quot;;[$import.$E286];&quot;, &quot;;[$import.$F286];&quot;, &quot;;[$import.$G286];&quot; =&gt; &quot;;[$import.$A286];&quot; // &quot;;[$import.$H286])" office:value-type="string" office:string-value="lm2hwtey,  null,  null, 34, 1,  null,  null =&gt; lm2hwtey // Tough Lizard Man" calcext:value-type="string">
            <text:p>lm2hwtey, <text:s/>null, <text:s/>null, 34, 1, <text:s/>null, <text:s/>null =&gt; lm2hwtey // Tough Lizard Man</text:p>
          </table:table-cell>
        </table:table-row>
        <table:table-row table:style-name="ro3">
          <table:table-cell table:formula="of:=CONCATENATE([$import.$A287];&quot;, &quot;;[$import.$B287];&quot;, &quot;;[$import.$C287];&quot;, &quot;;[$import.$D287];&quot;, &quot;;[$import.$E287];&quot;, &quot;;[$import.$F287];&quot;, &quot;;[$import.$G287];&quot; =&gt; &quot;;[$import.$A287];&quot; // &quot;;[$import.$H287])" office:value-type="string" office:string-value="lmsham1, 1,  null,  null, 1,  null, 3 =&gt; lmsham1 // Lizard Man Shaman" calcext:value-type="string">
            <text:p>lmsham1, 1, <text:s/>null, <text:s/>null, 1, <text:s/>null, 3 =&gt; lmsham1 // Lizard Man Shaman</text:p>
          </table:table-cell>
        </table:table-row>
        <table:table-row table:style-name="ro3">
          <table:table-cell table:formula="of:=CONCATENATE([$import.$A288];&quot;, &quot;;[$import.$B288];&quot;, &quot;;[$import.$C288];&quot;, &quot;;[$import.$D288];&quot;, &quot;;[$import.$E288];&quot;, &quot;;[$import.$F288];&quot;, &quot;;[$import.$G288];&quot; =&gt; &quot;;[$import.$A288];&quot; // &quot;;[$import.$H288])" office:value-type="string" office:string-value="lmsham2, 1,  null,  null, 1,  null, 3 =&gt; lmsham2 // Lizard Man Shaman" calcext:value-type="string">
            <text:p>lmsham2, 1, <text:s/>null, <text:s/>null, 1, <text:s/>null, 3 =&gt; lmsham2 // Lizard Man Shaman</text:p>
          </table:table-cell>
        </table:table-row>
        <table:table-row table:style-name="ro3">
          <table:table-cell table:formula="of:=CONCATENATE([$import.$A289];&quot;, &quot;;[$import.$B289];&quot;, &quot;;[$import.$C289];&quot;, &quot;;[$import.$D289];&quot;, &quot;;[$import.$E289];&quot;, &quot;;[$import.$F289];&quot;, &quot;;[$import.$G289];&quot; =&gt; &quot;;[$import.$A289];&quot; // &quot;;[$import.$H289])" office:value-type="string" office:string-value="lmsham3, 1,  null,  null, 1,  null, 3 =&gt; lmsham3 // Lizard Man Shaman" calcext:value-type="string">
            <text:p>lmsham3, 1, <text:s/>null, <text:s/>null, 1, <text:s/>null, 3 =&gt; lmsham3 // Lizard Man Shaman</text:p>
          </table:table-cell>
        </table:table-row>
        <table:table-row table:style-name="ro3">
          <table:table-cell table:formula="of:=CONCATENATE([$import.$A290];&quot;, &quot;;[$import.$B290];&quot;, &quot;;[$import.$C290];&quot;, &quot;;[$import.$D290];&quot;, &quot;;[$import.$E290];&quot;, &quot;;[$import.$F290];&quot;, &quot;;[$import.$G290];&quot; =&gt; &quot;;[$import.$A290];&quot; // &quot;;[$import.$H290])" office:value-type="string" office:string-value="lmshkid, 1,  null,  null, 1,  null,  null =&gt; lmshkid // Lizard Man Shaman" calcext:value-type="string">
            <text:p>lmshkid, 1, <text:s/>null, <text:s/>null, 1, <text:s/>null, <text:s/>null =&gt; lmshkid // Lizard Man Shaman</text:p>
          </table:table-cell>
        </table:table-row>
        <table:table-row table:style-name="ro3">
          <table:table-cell table:formula="of:=CONCATENATE([$import.$A291];&quot;, &quot;;[$import.$B291];&quot;, &quot;;[$import.$C291];&quot;, &quot;;[$import.$D291];&quot;, &quot;;[$import.$E291];&quot;, &quot;;[$import.$F291];&quot;, &quot;;[$import.$G291];&quot; =&gt; &quot;;[$import.$A291];&quot; // &quot;;[$import.$H291])" office:value-type="string" office:string-value="lordm,  null,  null,  null,  null, 167,  null =&gt; lordm // Lord Maluradek" calcext:value-type="string">
            <text:p>lordm, <text:s/>null, <text:s/>null, <text:s/>null, <text:s/>null, 167, <text:s/>null =&gt; lordm // Lord Maluradek</text:p>
          </table:table-cell>
        </table:table-row>
        <table:table-row table:style-name="ro3">
          <table:table-cell table:formula="of:=CONCATENATE([$import.$A292];&quot;, &quot;;[$import.$B292];&quot;, &quot;;[$import.$C292];&quot;, &quot;;[$import.$D292];&quot;, &quot;;[$import.$E292];&quot;, &quot;;[$import.$F292];&quot;, &quot;;[$import.$G292];&quot; =&gt; &quot;;[$import.$A292];&quot; // &quot;;[$import.$H292])" office:value-type="string" office:string-value="lskarmms,  null,  null, 34,  null,  null,  null =&gt; lskarmms // Armored Skeleton" calcext:value-type="string">
            <text:p>lskarmms, <text:s/>null, <text:s/>null, 34, <text:s/>null, <text:s/>null, <text:s/>null =&gt; lskarmms // Armored Skeleton</text:p>
          </table:table-cell>
        </table:table-row>
        <table:table-row table:style-name="ro3">
          <table:table-cell table:formula="of:=CONCATENATE([$import.$A293];&quot;, &quot;;[$import.$B293];&quot;, &quot;;[$import.$C293];&quot;, &quot;;[$import.$D293];&quot;, &quot;;[$import.$E293];&quot;, &quot;;[$import.$F293];&quot;, &quot;;[$import.$G293];&quot; =&gt; &quot;;[$import.$A293];&quot; // &quot;;[$import.$H293])" office:value-type="string" office:string-value="lskarmsw,  null,  null, 34,  null,  null,  null =&gt; lskarmsw // Armored Skeleton" calcext:value-type="string">
            <text:p>lskarmsw, <text:s/>null, <text:s/>null, 34, <text:s/>null, <text:s/>null, <text:s/>null =&gt; lskarmsw // Armored Skeleton</text:p>
          </table:table-cell>
        </table:table-row>
        <table:table-row table:style-name="ro3">
          <table:table-cell table:formula="of:=CONCATENATE([$import.$A294];&quot;, &quot;;[$import.$B294];&quot;, &quot;;[$import.$C294];&quot;, &quot;;[$import.$D294];&quot;, &quot;;[$import.$E294];&quot;, &quot;;[$import.$F294];&quot;, &quot;;[$import.$G294];&quot; =&gt; &quot;;[$import.$A294];&quot; // &quot;;[$import.$H294])" office:value-type="string" office:string-value="lwight,  null,  null, 19, 4,  null,  null =&gt; lwight // Wight" calcext:value-type="string">
            <text:p>lwight, <text:s/>null, <text:s/>null, 19, 4, <text:s/>null, <text:s/>null =&gt; lwight // Wight</text:p>
          </table:table-cell>
        </table:table-row>
        <table:table-row table:style-name="ro3">
          <table:table-cell table:formula="of:=CONCATENATE([$import.$A295];&quot;, &quot;;[$import.$B295];&quot;, &quot;;[$import.$C295];&quot;, &quot;;[$import.$D295];&quot;, &quot;;[$import.$E295];&quot;, &quot;;[$import.$F295];&quot;, &quot;;[$import.$G295];&quot; =&gt; &quot;;[$import.$A295];&quot; // &quot;;[$import.$H295])" office:value-type="string" office:string-value="lysanbar, 2,  null,  null, 1,  null,  null =&gt; lysanbar // Lysan" calcext:value-type="string">
            <text:p>lysanbar, 2, <text:s/>null, <text:s/>null, 1, <text:s/>null, <text:s/>null =&gt; lysanbar // Lysan</text:p>
          </table:table-cell>
        </table:table-row>
        <table:table-row table:style-name="ro3">
          <table:table-cell table:formula="of:=CONCATENATE([$import.$A296];&quot;, &quot;;[$import.$B296];&quot;, &quot;;[$import.$C296];&quot;, &quot;;[$import.$D296];&quot;, &quot;;[$import.$E296];&quot;, &quot;;[$import.$F296];&quot;, &quot;;[$import.$G296];&quot; =&gt; &quot;;[$import.$A296];&quot; // &quot;;[$import.$H296])" office:value-type="string" office:string-value="lzombie,  null,  null, 34, 4,  null,  null =&gt; lzombie // Zombie" calcext:value-type="string">
            <text:p>lzombie, <text:s/>null, <text:s/>null, 34, 4, <text:s/>null, <text:s/>null =&gt; lzombie // Zombie</text:p>
          </table:table-cell>
        </table:table-row>
        <table:table-row table:style-name="ro3">
          <table:table-cell table:formula="of:=CONCATENATE([$import.$A297];&quot;, &quot;;[$import.$B297];&quot;, &quot;;[$import.$C297];&quot;, &quot;;[$import.$D297];&quot;, &quot;;[$import.$E297];&quot;, &quot;;[$import.$F297];&quot;, &quot;;[$import.$G297];&quot; =&gt; &quot;;[$import.$A297];&quot; // &quot;;[$import.$H297])" office:value-type="string" office:string-value="lzombiej,  null,  null, 35, 4,  null,  null =&gt; lzombiej // Ju-ju Zombie" calcext:value-type="string">
            <text:p>lzombiej, <text:s/>null, <text:s/>null, 35, 4, <text:s/>null, <text:s/>null =&gt; lzombiej // Ju-ju Zombie</text:p>
          </table:table-cell>
        </table:table-row>
        <table:table-row table:style-name="ro3">
          <table:table-cell table:formula="of:=CONCATENATE([$import.$A298];&quot;, &quot;;[$import.$B298];&quot;, &quot;;[$import.$C298];&quot;, &quot;;[$import.$D298];&quot;, &quot;;[$import.$E298];&quot;, &quot;;[$import.$F298];&quot;, &quot;;[$import.$G298];&quot; =&gt; &quot;;[$import.$A298];&quot; // &quot;;[$import.$H298])" office:value-type="string" office:string-value="malavons,  null,  null,  null,  null, 2,  null =&gt; malavons // Malavon" calcext:value-type="string">
            <text:p>malavons, <text:s/>null, <text:s/>null, <text:s/>null, <text:s/>null, 2, <text:s/>null =&gt; malavons // Malavon</text:p>
          </table:table-cell>
        </table:table-row>
        <table:table-row table:style-name="ro3">
          <table:table-cell table:formula="of:=CONCATENATE([$import.$A299];&quot;, &quot;;[$import.$B299];&quot;, &quot;;[$import.$C299];&quot;, &quot;;[$import.$D299];&quot;, &quot;;[$import.$E299];&quot;, &quot;;[$import.$F299];&quot;, &quot;;[$import.$G299];&quot; =&gt; &quot;;[$import.$A299];&quot; // &quot;;[$import.$H299])" office:value-type="string" office:string-value="mercthf, 1,  null,  null, 1,  null,  null =&gt; mercthf // Mercenary Thief" calcext:value-type="string">
            <text:p>mercthf, 1, <text:s/>null, <text:s/>null, 1, <text:s/>null, <text:s/>null =&gt; mercthf // Mercenary Thief</text:p>
          </table:table-cell>
        </table:table-row>
        <table:table-row table:style-name="ro3">
          <table:table-cell table:formula="of:=CONCATENATE([$import.$A300];&quot;, &quot;;[$import.$B300];&quot;, &quot;;[$import.$C300];&quot;, &quot;;[$import.$D300];&quot;, &quot;;[$import.$E300];&quot;, &quot;;[$import.$F300];&quot;, &quot;;[$import.$G300];&quot; =&gt; &quot;;[$import.$A300];&quot; // &quot;;[$import.$H300])" office:value-type="string" office:string-value="mercthfd, 1,  null,  null, 3,  null,  null =&gt; mercthfd // Mercenary Thief" calcext:value-type="string">
            <text:p>mercthfd, 1, <text:s/>null, <text:s/>null, 3, <text:s/>null, <text:s/>null =&gt; mercthfd // Mercenary Thief</text:p>
          </table:table-cell>
        </table:table-row>
        <table:table-row table:style-name="ro3">
          <table:table-cell table:formula="of:=CONCATENATE([$import.$A301];&quot;, &quot;;[$import.$B301];&quot;, &quot;;[$import.$C301];&quot;, &quot;;[$import.$D301];&quot;, &quot;;[$import.$E301];&quot;, &quot;;[$import.$F301];&quot;, &quot;;[$import.$G301];&quot; =&gt; &quot;;[$import.$A301];&quot; // &quot;;[$import.$H301])" office:value-type="string" office:string-value="mercwar1, 1,  null,  null, 1, 1,  null =&gt; mercwar1 // Mercenary Warrior" calcext:value-type="string">
            <text:p>mercwar1, 1, <text:s/>null, <text:s/>null, 1, 1, <text:s/>null =&gt; mercwar1 // Mercenary Warrior</text:p>
          </table:table-cell>
        </table:table-row>
        <table:table-row table:style-name="ro3">
          <table:table-cell table:formula="of:=CONCATENATE([$import.$A302];&quot;, &quot;;[$import.$B302];&quot;, &quot;;[$import.$C302];&quot;, &quot;;[$import.$D302];&quot;, &quot;;[$import.$E302];&quot;, &quot;;[$import.$F302];&quot;, &quot;;[$import.$G302];&quot; =&gt; &quot;;[$import.$A302];&quot; // &quot;;[$import.$H302])" office:value-type="string" office:string-value="mercwar2,  null,  null,  null, 1, 1,  null =&gt; mercwar2 // Mercenary Warrior" calcext:value-type="string">
            <text:p>mercwar2, <text:s/>null, <text:s/>null, <text:s/>null, 1, 1, <text:s/>null =&gt; mercwar2 // Mercenary Warrior</text:p>
          </table:table-cell>
        </table:table-row>
        <table:table-row table:style-name="ro3">
          <table:table-cell table:formula="of:=CONCATENATE([$import.$A303];&quot;, &quot;;[$import.$B303];&quot;, &quot;;[$import.$C303];&quot;, &quot;;[$import.$D303];&quot;, &quot;;[$import.$E303];&quot;, &quot;;[$import.$F303];&quot;, &quot;;[$import.$G303];&quot; =&gt; &quot;;[$import.$A303];&quot; // &quot;;[$import.$H303])" office:value-type="string" office:string-value="mercwr1d, 1,  null,  null,  null, 1,  null =&gt; mercwr1d // Mercenary Warrior" calcext:value-type="string">
            <text:p>mercwr1d, 1, <text:s/>null, <text:s/>null, <text:s/>null, 1, <text:s/>null =&gt; mercwr1d // Mercenary Warrior</text:p>
          </table:table-cell>
        </table:table-row>
        <table:table-row table:style-name="ro3">
          <table:table-cell table:formula="of:=CONCATENATE([$import.$A304];&quot;, &quot;;[$import.$B304];&quot;, &quot;;[$import.$C304];&quot;, &quot;;[$import.$D304];&quot;, &quot;;[$import.$E304];&quot;, &quot;;[$import.$F304];&quot;, &quot;;[$import.$G304];&quot; =&gt; &quot;;[$import.$A304];&quot; // &quot;;[$import.$H304])" office:value-type="string" office:string-value="mercwr2d,  null,  null,  null,  null, 1,  null =&gt; mercwr2d // Mercenary Warrior" calcext:value-type="string">
            <text:p>mercwr2d, <text:s/>null, <text:s/>null, <text:s/>null, <text:s/>null, 1, <text:s/>null =&gt; mercwr2d // Mercenary Warrior</text:p>
          </table:table-cell>
        </table:table-row>
        <table:table-row table:style-name="ro3">
          <table:table-cell table:formula="of:=CONCATENATE([$import.$A305];&quot;, &quot;;[$import.$B305];&quot;, &quot;;[$import.$C305];&quot;, &quot;;[$import.$D305];&quot;, &quot;;[$import.$E305];&quot;, &quot;;[$import.$F305];&quot;, &quot;;[$import.$G305];&quot; =&gt; &quot;;[$import.$A305];&quot; // &quot;;[$import.$H305])" office:value-type="string" office:string-value="min8005,  null,  null,  null, 1, 179,  null =&gt; min8005 // Blind Minotaur" calcext:value-type="string">
            <text:p>min8005, <text:s/>null, <text:s/>null, <text:s/>null, 1, 179, <text:s/>null =&gt; min8005 // Blind Minotaur</text:p>
          </table:table-cell>
        </table:table-row>
        <table:table-row table:style-name="ro3">
          <table:table-cell table:formula="of:=CONCATENATE([$import.$A306];&quot;, &quot;;[$import.$B306];&quot;, &quot;;[$import.$C306];&quot;, &quot;;[$import.$D306];&quot;, &quot;;[$import.$E306];&quot;, &quot;;[$import.$F306];&quot;, &quot;;[$import.$G306];&quot; =&gt; &quot;;[$import.$A306];&quot; // &quot;;[$import.$H306])" office:value-type="string" office:string-value="min8013, 1,  null, 51, 1, 179,  null =&gt; min8013 // Minotaur" calcext:value-type="string">
            <text:p>min8013, 1, <text:s/>null, 51, 1, 179, <text:s/>null =&gt; min8013 // Minotaur</text:p>
          </table:table-cell>
        </table:table-row>
        <table:table-row table:style-name="ro3">
          <table:table-cell table:formula="of:=CONCATENATE([$import.$A307];&quot;, &quot;;[$import.$B307];&quot;, &quot;;[$import.$C307];&quot;, &quot;;[$import.$D307];&quot;, &quot;;[$import.$E307];&quot;, &quot;;[$import.$F307];&quot;, &quot;;[$import.$G307];&quot; =&gt; &quot;;[$import.$A307];&quot; // &quot;;[$import.$H307])" office:value-type="string" office:string-value="mincat, 1,  null,  null, 1,  null,  null =&gt; mincat // Minotaur" calcext:value-type="string">
            <text:p>mincat, 1, <text:s/>null, <text:s/>null, 1, <text:s/>null, <text:s/>null =&gt; mincat // Minotaur</text:p>
          </table:table-cell>
        </table:table-row>
        <table:table-row table:style-name="ro3">
          <table:table-cell table:formula="of:=CONCATENATE([$import.$A308];&quot;, &quot;;[$import.$B308];&quot;, &quot;;[$import.$C308];&quot;, &quot;;[$import.$D308];&quot;, &quot;;[$import.$E308];&quot;, &quot;;[$import.$F308];&quot;, &quot;;[$import.$G308];&quot; =&gt; &quot;;[$import.$A308];&quot; // &quot;;[$import.$H308])" office:value-type="string" office:string-value="mineld, 1,  null, 51, 1, 179,  null =&gt; mineld // Minotaur Elder" calcext:value-type="string">
            <text:p>mineld, 1, <text:s/>null, 51, 1, 179, <text:s/>null =&gt; mineld // Minotaur Elder</text:p>
          </table:table-cell>
        </table:table-row>
        <table:table-row table:style-name="ro3">
          <table:table-cell table:formula="of:=CONCATENATE([$import.$A309];&quot;, &quot;;[$import.$B309];&quot;, &quot;;[$import.$C309];&quot;, &quot;;[$import.$D309];&quot;, &quot;;[$import.$E309];&quot;, &quot;;[$import.$F309];&quot;, &quot;;[$import.$G309];&quot; =&gt; &quot;;[$import.$A309];&quot; // &quot;;[$import.$H309])" office:value-type="string" office:string-value="minfle, 1,  null,  null, 1,  null,  null =&gt; minfle // Minotaur" calcext:value-type="string">
            <text:p>minfle, 1, <text:s/>null, <text:s/>null, 1, <text:s/>null, <text:s/>null =&gt; minfle // Minotaur</text:p>
          </table:table-cell>
        </table:table-row>
        <table:table-row table:style-name="ro3">
          <table:table-cell table:formula="of:=CONCATENATE([$import.$A310];&quot;, &quot;;[$import.$B310];&quot;, &quot;;[$import.$C310];&quot;, &quot;;[$import.$D310];&quot;, &quot;;[$import.$E310];&quot;, &quot;;[$import.$F310];&quot;, &quot;;[$import.$G310];&quot; =&gt; &quot;;[$import.$A310];&quot; // &quot;;[$import.$H310])" office:value-type="string" office:string-value="minlrd, 1,  null,  null, 1,  null,  null =&gt; minlrd // Minotaur Lord" calcext:value-type="string">
            <text:p>minlrd, 1, <text:s/>null, <text:s/>null, 1, <text:s/>null, <text:s/>null =&gt; minlrd // Minotaur Lord</text:p>
          </table:table-cell>
        </table:table-row>
        <table:table-row table:style-name="ro3">
          <table:table-cell table:formula="of:=CONCATENATE([$import.$A311];&quot;, &quot;;[$import.$B311];&quot;, &quot;;[$import.$C311];&quot;, &quot;;[$import.$D311];&quot;, &quot;;[$import.$E311];&quot;, &quot;;[$import.$F311];&quot;, &quot;;[$import.$G311];&quot; =&gt; &quot;;[$import.$A311];&quot; // &quot;;[$import.$H311])" office:value-type="string" office:string-value="minotaub, 1,  null, 51, 1, 179,  null =&gt; minotaub // Blind Minotaur" calcext:value-type="string">
            <text:p>minotaub, 1, <text:s/>null, 51, 1, 179, <text:s/>null =&gt; minotaub // Blind Minotaur</text:p>
          </table:table-cell>
        </table:table-row>
        <table:table-row table:style-name="ro3">
          <table:table-cell table:formula="of:=CONCATENATE([$import.$A312];&quot;, &quot;;[$import.$B312];&quot;, &quot;;[$import.$C312];&quot;, &quot;;[$import.$D312];&quot;, &quot;;[$import.$E312];&quot;, &quot;;[$import.$F312];&quot;, &quot;;[$import.$G312];&quot; =&gt; &quot;;[$import.$A312];&quot; // &quot;;[$import.$H312])" office:value-type="string" office:string-value="minotaur,  null,  null, 51, 1, 179,  null =&gt; minotaur // Minotaur" calcext:value-type="string">
            <text:p>minotaur, <text:s/>null, <text:s/>null, 51, 1, 179, <text:s/>null =&gt; minotaur // Minotaur</text:p>
          </table:table-cell>
        </table:table-row>
        <table:table-row table:style-name="ro3">
          <table:table-cell table:formula="of:=CONCATENATE([$import.$A313];&quot;, &quot;;[$import.$B313];&quot;, &quot;;[$import.$C313];&quot;, &quot;;[$import.$D313];&quot;, &quot;;[$import.$E313];&quot;, &quot;;[$import.$F313];&quot;, &quot;;[$import.$G313];&quot; =&gt; &quot;;[$import.$A313];&quot; // &quot;;[$import.$H313])" office:value-type="string" office:string-value="mouth,  null,  null, 34, 255,  null,  null =&gt; mouth // Magic Mouth" calcext:value-type="string">
            <text:p>mouth, <text:s/>null, <text:s/>null, 34, 255, <text:s/>null, <text:s/>null =&gt; mouth // Magic Mouth</text:p>
          </table:table-cell>
        </table:table-row>
        <table:table-row table:style-name="ro3">
          <table:table-cell table:formula="of:=CONCATENATE([$import.$A314];&quot;, &quot;;[$import.$B314];&quot;, &quot;;[$import.$C314];&quot;, &quot;;[$import.$D314];&quot;, &quot;;[$import.$E314];&quot;, &quot;;[$import.$F314];&quot;, &quot;;[$import.$G314];&quot; =&gt; &quot;;[$import.$A314];&quot; // &quot;;[$import.$H314])" office:value-type="string" office:string-value="ms1fb,  null,  null, 34,  null,  null,  null =&gt; ms1fb // Fire Beetle" calcext:value-type="string">
            <text:p>ms1fb, <text:s/>null, <text:s/>null, 34, <text:s/>null, <text:s/>null, <text:s/>null =&gt; ms1fb // Fire Beetle</text:p>
          </table:table-cell>
        </table:table-row>
        <table:table-row table:style-name="ro3">
          <table:table-cell table:formula="of:=CONCATENATE([$import.$A315];&quot;, &quot;;[$import.$B315];&quot;, &quot;;[$import.$C315];&quot;, &quot;;[$import.$D315];&quot;, &quot;;[$import.$E315];&quot;, &quot;;[$import.$F315];&quot;, &quot;;[$import.$G315];&quot; =&gt; &quot;;[$import.$A315];&quot; // &quot;;[$import.$H315])" office:value-type="string" office:string-value="ms1goba,  null,  null, 19, 1,  null,  null =&gt; ms1goba // Goblin" calcext:value-type="string">
            <text:p>ms1goba, <text:s/>null, <text:s/>null, 19, 1, <text:s/>null, <text:s/>null =&gt; ms1goba // Goblin</text:p>
          </table:table-cell>
        </table:table-row>
        <table:table-row table:style-name="ro3">
          <table:table-cell table:formula="of:=CONCATENATE([$import.$A316];&quot;, &quot;;[$import.$B316];&quot;, &quot;;[$import.$C316];&quot;, &quot;;[$import.$D316];&quot;, &quot;;[$import.$E316];&quot;, &quot;;[$import.$F316];&quot;, &quot;;[$import.$G316];&quot; =&gt; &quot;;[$import.$A316];&quot; // &quot;;[$import.$H316])" office:value-type="string" office:string-value="ms1gobm,  null,  null, 19, 1,  null,  null =&gt; ms1gobm // Goblin" calcext:value-type="string">
            <text:p>ms1gobm, <text:s/>null, <text:s/>null, 19, 1, <text:s/>null, <text:s/>null =&gt; ms1gobm // Goblin</text:p>
          </table:table-cell>
        </table:table-row>
        <table:table-row table:style-name="ro3">
          <table:table-cell table:formula="of:=CONCATENATE([$import.$A317];&quot;, &quot;;[$import.$B317];&quot;, &quot;;[$import.$C317];&quot;, &quot;;[$import.$D317];&quot;, &quot;;[$import.$E317];&quot;, &quot;;[$import.$F317];&quot;, &quot;;[$import.$G317];&quot; =&gt; &quot;;[$import.$A317];&quot; // &quot;;[$import.$H317])" office:value-type="string" office:string-value="ms2bbtl,  null,  null, 34,  null,  null,  null =&gt; ms2bbtl // Bombardier Beetle" calcext:value-type="string">
            <text:p>ms2bbtl, <text:s/>null, <text:s/>null, 34, <text:s/>null, <text:s/>null, <text:s/>null =&gt; ms2bbtl // Bombardier Beetle</text:p>
          </table:table-cell>
        </table:table-row>
        <table:table-row table:style-name="ro3">
          <table:table-cell table:formula="of:=CONCATENATE([$import.$A318];&quot;, &quot;;[$import.$B318];&quot;, &quot;;[$import.$C318];&quot;, &quot;;[$import.$D318];&quot;, &quot;;[$import.$E318];&quot;, &quot;;[$import.$F318];&quot;, &quot;;[$import.$G318];&quot; =&gt; &quot;;[$import.$A318];&quot; // &quot;;[$import.$H318])" office:value-type="string" office:string-value="ms2gobb,  null,  null, 19, 1,  null,  null =&gt; ms2gobb // Goblin Elite" calcext:value-type="string">
            <text:p>ms2gobb, <text:s/>null, <text:s/>null, 19, 1, <text:s/>null, <text:s/>null =&gt; ms2gobb // Goblin Elite</text:p>
          </table:table-cell>
        </table:table-row>
        <table:table-row table:style-name="ro3">
          <table:table-cell table:formula="of:=CONCATENATE([$import.$A319];&quot;, &quot;;[$import.$B319];&quot;, &quot;;[$import.$C319];&quot;, &quot;;[$import.$D319];&quot;, &quot;;[$import.$E319];&quot;, &quot;;[$import.$F319];&quot;, &quot;;[$import.$G319];&quot; =&gt; &quot;;[$import.$A319];&quot; // &quot;;[$import.$H319])" office:value-type="string" office:string-value="ms2gobe,  null,  null, 19, 1,  null,  null =&gt; ms2gobe // Goblin Elite" calcext:value-type="string">
            <text:p>ms2gobe, <text:s/>null, <text:s/>null, 19, 1, <text:s/>null, <text:s/>null =&gt; ms2gobe // Goblin Elite</text:p>
          </table:table-cell>
        </table:table-row>
        <table:table-row table:style-name="ro3">
          <table:table-cell table:formula="of:=CONCATENATE([$import.$A320];&quot;, &quot;;[$import.$B320];&quot;, &quot;;[$import.$C320];&quot;, &quot;;[$import.$D320];&quot;, &quot;;[$import.$E320];&quot;, &quot;;[$import.$F320];&quot;, &quot;;[$import.$G320];&quot; =&gt; &quot;;[$import.$A320];&quot; // &quot;;[$import.$H320])" office:value-type="string" office:string-value="ms2lizm,  null,  null,  null, 1,  null,  null =&gt; ms2lizm // Lizard Man" calcext:value-type="string">
            <text:p>ms2lizm, <text:s/>null, <text:s/>null, <text:s/>null, 1, <text:s/>null, <text:s/>null =&gt; ms2lizm // Lizard Man</text:p>
          </table:table-cell>
        </table:table-row>
        <table:table-row table:style-name="ro3">
          <table:table-cell table:formula="of:=CONCATENATE([$import.$A321];&quot;, &quot;;[$import.$B321];&quot;, &quot;;[$import.$C321];&quot;, &quot;;[$import.$D321];&quot;, &quot;;[$import.$E321];&quot;, &quot;;[$import.$F321];&quot;, &quot;;[$import.$G321];&quot; =&gt; &quot;;[$import.$A321];&quot; // &quot;;[$import.$H321])" office:value-type="string" office:string-value="ms3borb,  null,  null, 34,  null,  null,  null =&gt; ms3borb // Boring Beetle" calcext:value-type="string">
            <text:p>ms3borb, <text:s/>null, <text:s/>null, 34, <text:s/>null, <text:s/>null, <text:s/>null =&gt; ms3borb // Boring Beetle</text:p>
          </table:table-cell>
        </table:table-row>
        <table:table-row table:style-name="ro3">
          <table:table-cell table:formula="of:=CONCATENATE([$import.$A322];&quot;, &quot;;[$import.$B322];&quot;, &quot;;[$import.$C322];&quot;, &quot;;[$import.$D322];&quot;, &quot;;[$import.$E322];&quot;, &quot;;[$import.$F322];&quot;, &quot;;[$import.$G322];&quot; =&gt; &quot;;[$import.$A322];&quot; // &quot;;[$import.$H322])" office:value-type="string" office:string-value="ms3ghl,  null,  null, 51,  null,  null,  null =&gt; ms3ghl // Ghoul" calcext:value-type="string">
            <text:p>ms3ghl, <text:s/>null, <text:s/>null, 51, <text:s/>null, <text:s/>null, <text:s/>null =&gt; ms3ghl // Ghoul</text:p>
          </table:table-cell>
        </table:table-row>
        <table:table-row table:style-name="ro3">
          <table:table-cell table:formula="of:=CONCATENATE([$import.$A323];&quot;, &quot;;[$import.$B323];&quot;, &quot;;[$import.$C323];&quot;, &quot;;[$import.$D323];&quot;, &quot;;[$import.$E323];&quot;, &quot;;[$import.$F323];&quot;, &quot;;[$import.$G323];&quot; =&gt; &quot;;[$import.$A323];&quot; // &quot;;[$import.$H323])" office:value-type="string" office:string-value="ms3orog,  null,  null, 19, 1,  null,  null =&gt; ms3orog // Neo Orog" calcext:value-type="string">
            <text:p>ms3orog, <text:s/>null, <text:s/>null, 19, 1, <text:s/>null, <text:s/>null =&gt; ms3orog // Neo Orog</text:p>
          </table:table-cell>
        </table:table-row>
        <table:table-row table:style-name="ro3">
          <table:table-cell table:formula="of:=CONCATENATE([$import.$A324];&quot;, &quot;;[$import.$B324];&quot;, &quot;;[$import.$C324];&quot;, &quot;;[$import.$D324];&quot;, &quot;;[$import.$E324];&quot;, &quot;;[$import.$F324];&quot;, &quot;;[$import.$G324];&quot; =&gt; &quot;;[$import.$A324];&quot; // &quot;;[$import.$H324])" office:value-type="string" office:string-value="ms3tliz,  null,  null,  null, 1,  null,  null =&gt; ms3tliz // Tough Lizard Man" calcext:value-type="string">
            <text:p>ms3tliz, <text:s/>null, <text:s/>null, <text:s/>null, 1, <text:s/>null, <text:s/>null =&gt; ms3tliz // Tough Lizard Man</text:p>
          </table:table-cell>
        </table:table-row>
        <table:table-row table:style-name="ro3">
          <table:table-cell table:formula="of:=CONCATENATE([$import.$A325];&quot;, &quot;;[$import.$B325];&quot;, &quot;;[$import.$C325];&quot;, &quot;;[$import.$D325];&quot;, &quot;;[$import.$E325];&quot;, &quot;;[$import.$F325];&quot;, &quot;;[$import.$G325];&quot; =&gt; &quot;;[$import.$A325];&quot; // &quot;;[$import.$H325])" office:value-type="string" office:string-value="ms4ghst,  null,  null, 51,  null,  null,  null =&gt; ms4ghst // Ghast" calcext:value-type="string">
            <text:p>ms4ghst, <text:s/>null, <text:s/>null, 51, <text:s/>null, <text:s/>null, <text:s/>null =&gt; ms4ghst // Ghast</text:p>
          </table:table-cell>
        </table:table-row>
        <table:table-row table:style-name="ro3">
          <table:table-cell table:formula="of:=CONCATENATE([$import.$A326];&quot;, &quot;;[$import.$B326];&quot;, &quot;;[$import.$C326];&quot;, &quot;;[$import.$D326];&quot;, &quot;;[$import.$E326];&quot;, &quot;;[$import.$F326];&quot;, &quot;;[$import.$G326];&quot; =&gt; &quot;;[$import.$A326];&quot; // &quot;;[$import.$H326])" office:value-type="string" office:string-value="ms4ogr,  null,  null,  null, 5,  null,  null =&gt; ms4ogr // Ogre" calcext:value-type="string">
            <text:p>ms4ogr, <text:s/>null, <text:s/>null, <text:s/>null, 5, <text:s/>null, <text:s/>null =&gt; ms4ogr // Ogre</text:p>
          </table:table-cell>
        </table:table-row>
        <table:table-row table:style-name="ro3">
          <table:table-cell table:formula="of:=CONCATENATE([$import.$A327];&quot;, &quot;;[$import.$B327];&quot;, &quot;;[$import.$C327];&quot;, &quot;;[$import.$D327];&quot;, &quot;;[$import.$E327];&quot;, &quot;;[$import.$F327];&quot;, &quot;;[$import.$G327];&quot; =&gt; &quot;;[$import.$A327];&quot; // &quot;;[$import.$H327])" office:value-type="string" office:string-value="ms4yeti,  null,  null, 34, 5,  null,  null =&gt; ms4yeti // Yeti" calcext:value-type="string">
            <text:p>ms4yeti, <text:s/>null, <text:s/>null, 34, 5, <text:s/>null, <text:s/>null =&gt; ms4yeti // Yeti</text:p>
          </table:table-cell>
        </table:table-row>
        <table:table-row table:style-name="ro3">
          <table:table-cell table:formula="of:=CONCATENATE([$import.$A328];&quot;, &quot;;[$import.$B328];&quot;, &quot;;[$import.$C328];&quot;, &quot;;[$import.$D328];&quot;, &quot;;[$import.$E328];&quot;, &quot;;[$import.$F328];&quot;, &quot;;[$import.$G328];&quot; =&gt; &quot;;[$import.$A328];&quot; // &quot;;[$import.$H328])" office:value-type="string" office:string-value="ms5jzom,  null,  null, 35,  null,  null,  null =&gt; ms5jzom // Ju-ju Zombie" calcext:value-type="string">
            <text:p>ms5jzom, <text:s/>null, <text:s/>null, 35, <text:s/>null, <text:s/>null, <text:s/>null =&gt; ms5jzom // Ju-ju Zombie</text:p>
          </table:table-cell>
        </table:table-row>
        <table:table-row table:style-name="ro3">
          <table:table-cell table:formula="of:=CONCATENATE([$import.$A329];&quot;, &quot;;[$import.$B329];&quot;, &quot;;[$import.$C329];&quot;, &quot;;[$import.$D329];&quot;, &quot;;[$import.$E329];&quot;, &quot;;[$import.$F329];&quot;, &quot;;[$import.$G329];&quot; =&gt; &quot;;[$import.$A329];&quot; // &quot;;[$import.$H329])" office:value-type="string" office:string-value="ms5mino,  null,  null, 51, 1, 179,  null =&gt; ms5mino // Minotaur" calcext:value-type="string">
            <text:p>ms5mino, <text:s/>null, <text:s/>null, 51, 1, 179, <text:s/>null =&gt; ms5mino // Minotaur</text:p>
          </table:table-cell>
        </table:table-row>
        <table:table-row table:style-name="ro3">
          <table:table-cell table:formula="of:=CONCATENATE([$import.$A330];&quot;, &quot;;[$import.$B330];&quot;, &quot;;[$import.$C330];&quot;, &quot;;[$import.$D330];&quot;, &quot;;[$import.$E330];&quot;, &quot;;[$import.$F330];&quot;, &quot;;[$import.$G330];&quot; =&gt; &quot;;[$import.$A330];&quot; // &quot;;[$import.$H330])" office:value-type="string" office:string-value="ms6crwl,  null,  null, 34,  null,  null,  null =&gt; ms6crwl // Carrion Crawler" calcext:value-type="string">
            <text:p>ms6crwl, <text:s/>null, <text:s/>null, 34, <text:s/>null, <text:s/>null, <text:s/>null =&gt; ms6crwl // Carrion Crawler</text:p>
          </table:table-cell>
        </table:table-row>
        <table:table-row table:style-name="ro3">
          <table:table-cell table:formula="of:=CONCATENATE([$import.$A331];&quot;, &quot;;[$import.$B331];&quot;, &quot;;[$import.$C331];&quot;, &quot;;[$import.$D331];&quot;, &quot;;[$import.$E331];&quot;, &quot;;[$import.$F331];&quot;, &quot;;[$import.$G331];&quot; =&gt; &quot;;[$import.$A331];&quot; // &quot;;[$import.$H331])" office:value-type="string" office:string-value="ms6salc,  null,  null, 51,  null,  null,  null =&gt; ms6salc // Frost Salamander" calcext:value-type="string">
            <text:p>ms6salc, <text:s/>null, <text:s/>null, 51, <text:s/>null, <text:s/>null, <text:s/>null =&gt; ms6salc // Frost Salamander</text:p>
          </table:table-cell>
        </table:table-row>
        <table:table-row table:style-name="ro3">
          <table:table-cell table:formula="of:=CONCATENATE([$import.$A332];&quot;, &quot;;[$import.$B332];&quot;, &quot;;[$import.$C332];&quot;, &quot;;[$import.$D332];&quot;, &quot;;[$import.$E332];&quot;, &quot;;[$import.$F332];&quot;, &quot;;[$import.$G332];&quot; =&gt; &quot;;[$import.$A332];&quot; // &quot;;[$import.$H332])" office:value-type="string" office:string-value="ms7bgrd,  null,  null, 34,  null,  null,  null =&gt; ms7bgrd // Boneguard Skeleton" calcext:value-type="string">
            <text:p>ms7bgrd, <text:s/>null, <text:s/>null, 34, <text:s/>null, <text:s/>null, <text:s/>null =&gt; ms7bgrd // Boneguard Skeleton</text:p>
          </table:table-cell>
        </table:table-row>
        <table:table-row table:style-name="ro3">
          <table:table-cell table:formula="of:=CONCATENATE([$import.$A333];&quot;, &quot;;[$import.$B333];&quot;, &quot;;[$import.$C333];&quot;, &quot;;[$import.$D333];&quot;, &quot;;[$import.$E333];&quot;, &quot;;[$import.$F333];&quot;, &quot;;[$import.$G333];&quot; =&gt; &quot;;[$import.$A333];&quot; // &quot;;[$import.$H333])" office:value-type="string" office:string-value="ms7umbh,  null,  null, 51,  null,  null,  null =&gt; ms7umbh // Umber Hulk" calcext:value-type="string">
            <text:p>ms7umbh, <text:s/>null, <text:s/>null, 51, <text:s/>null, <text:s/>null, <text:s/>null =&gt; ms7umbh // Umber Hulk</text:p>
          </table:table-cell>
        </table:table-row>
        <table:table-row table:style-name="ro3">
          <table:table-cell table:formula="of:=CONCATENATE([$import.$A334];&quot;, &quot;;[$import.$B334];&quot;, &quot;;[$import.$C334];&quot;, &quot;;[$import.$D334];&quot;, &quot;;[$import.$E334];&quot;, &quot;;[$import.$F334];&quot;, &quot;;[$import.$G334];&quot; =&gt; &quot;;[$import.$A334];&quot; // &quot;;[$import.$H334])" office:value-type="string" office:string-value="msmcrwl,  null,  null, 34,  null,  null,  null =&gt; msmcrwl // Carrion Crawler" calcext:value-type="string">
            <text:p>msmcrwl, <text:s/>null, <text:s/>null, 34, <text:s/>null, <text:s/>null, <text:s/>null =&gt; msmcrwl // Carrion Crawler</text:p>
          </table:table-cell>
        </table:table-row>
        <table:table-row table:style-name="ro3">
          <table:table-cell table:formula="of:=CONCATENATE([$import.$A335];&quot;, &quot;;[$import.$B335];&quot;, &quot;;[$import.$C335];&quot;, &quot;;[$import.$D335];&quot;, &quot;;[$import.$E335];&quot;, &quot;;[$import.$F335];&quot;, &quot;;[$import.$G335];&quot; =&gt; &quot;;[$import.$A335];&quot; // &quot;;[$import.$H335])" office:value-type="string" office:string-value="msmsalc,  null,  null, 51,  null,  null,  null =&gt; msmsalc // Frost Salamander" calcext:value-type="string">
            <text:p>msmsalc, <text:s/>null, <text:s/>null, 51, <text:s/>null, <text:s/>null, <text:s/>null =&gt; msmsalc // Frost Salamander</text:p>
          </table:table-cell>
        </table:table-row>
        <table:table-row table:style-name="ro3">
          <table:table-cell table:formula="of:=CONCATENATE([$import.$A336];&quot;, &quot;;[$import.$B336];&quot;, &quot;;[$import.$C336];&quot;, &quot;;[$import.$D336];&quot;, &quot;;[$import.$E336];&quot;, &quot;;[$import.$F336];&quot;, &quot;;[$import.$G336];&quot; =&gt; &quot;;[$import.$A336];&quot; // &quot;;[$import.$H336])" office:value-type="string" office:string-value="msmyuan,  null,  null, 51,  null,  null,  null =&gt; msmyuan // Yuan-ti Elite" calcext:value-type="string">
            <text:p>msmyuan, <text:s/>null, <text:s/>null, 51, <text:s/>null, <text:s/>null, <text:s/>null =&gt; msmyuan // Yuan-ti Elite</text:p>
          </table:table-cell>
        </table:table-row>
        <table:table-row table:style-name="ro3">
          <table:table-cell table:formula="of:=CONCATENATE([$import.$A337];&quot;, &quot;;[$import.$B337];&quot;, &quot;;[$import.$C337];&quot;, &quot;;[$import.$D337];&quot;, &quot;;[$import.$E337];&quot;, &quot;;[$import.$F337];&quot;, &quot;;[$import.$G337];&quot; =&gt; &quot;;[$import.$A337];&quot; // &quot;;[$import.$H337])" office:value-type="string" office:string-value="mtsn,  null,  null, 51,  null,  null,  null =&gt; mtsn // Snow Troll" calcext:value-type="string">
            <text:p>mtsn, <text:s/>null, <text:s/>null, 51, <text:s/>null, <text:s/>null, <text:s/>null =&gt; mtsn // Snow Troll</text:p>
          </table:table-cell>
        </table:table-row>
        <table:table-row table:style-name="ro3">
          <table:table-cell table:formula="of:=CONCATENATE([$import.$A338];&quot;, &quot;;[$import.$B338];&quot;, &quot;;[$import.$C338];&quot;, &quot;;[$import.$D338];&quot;, &quot;;[$import.$E338];&quot;, &quot;;[$import.$F338];&quot;, &quot;;[$import.$G338];&quot; =&gt; &quot;;[$import.$A338];&quot; // &quot;;[$import.$H338])" office:value-type="string" office:string-value="mummy,  null,  null, 19,  null,  null,  null =&gt; mummy // Mummy" calcext:value-type="string">
            <text:p>mummy, <text:s/>null, <text:s/>null, 19, <text:s/>null, <text:s/>null, <text:s/>null =&gt; mummy // Mummy</text:p>
          </table:table-cell>
        </table:table-row>
        <table:table-row table:style-name="ro3">
          <table:table-cell table:formula="of:=CONCATENATE([$import.$A339];&quot;, &quot;;[$import.$B339];&quot;, &quot;;[$import.$C339];&quot;, &quot;;[$import.$D339];&quot;, &quot;;[$import.$E339];&quot;, &quot;;[$import.$F339];&quot;, &quot;;[$import.$G339];&quot; =&gt; &quot;;[$import.$A339];&quot; // &quot;;[$import.$H339])" office:value-type="string" office:string-value="murdaugh, 1,  null,  null, 1,  null,  null =&gt; murdaugh // Murdaugh" calcext:value-type="string">
            <text:p>murdaugh, 1, <text:s/>null, <text:s/>null, 1, <text:s/>null, <text:s/>null =&gt; murdaugh // Murdaugh</text:p>
          </table:table-cell>
        </table:table-row>
        <table:table-row table:style-name="ro3">
          <table:table-cell table:formula="of:=CONCATENATE([$import.$A340];&quot;, &quot;;[$import.$B340];&quot;, &quot;;[$import.$C340];&quot;, &quot;;[$import.$D340];&quot;, &quot;;[$import.$E340];&quot;, &quot;;[$import.$F340];&quot;, &quot;;[$import.$G340];&quot; =&gt; &quot;;[$import.$A340];&quot; // &quot;;[$import.$H340])" office:value-type="string" office:string-value="myc8013,  null,  null, 18,  null,  null,  null =&gt; myc8013 // Red Myconid" calcext:value-type="string">
            <text:p>myc8013, <text:s/>null, <text:s/>null, 18, <text:s/>null, <text:s/>null, <text:s/>null =&gt; myc8013 // Red Myconid</text:p>
          </table:table-cell>
        </table:table-row>
        <table:table-row table:style-name="ro3">
          <table:table-cell table:formula="of:=CONCATENATE([$import.$A341];&quot;, &quot;;[$import.$B341];&quot;, &quot;;[$import.$C341];&quot;, &quot;;[$import.$D341];&quot;, &quot;;[$import.$E341];&quot;, &quot;;[$import.$F341];&quot;, &quot;;[$import.$G341];&quot; =&gt; &quot;;[$import.$A341];&quot; // &quot;;[$import.$H341])" office:value-type="string" office:string-value="myconidb,  null,  null, 18,  null,  null,  null =&gt; myconidb // Blue Myconid" calcext:value-type="string">
            <text:p>myconidb, <text:s/>null, <text:s/>null, 18, <text:s/>null, <text:s/>null, <text:s/>null =&gt; myconidb // Blue Myconid</text:p>
          </table:table-cell>
        </table:table-row>
        <table:table-row table:style-name="ro3">
          <table:table-cell table:formula="of:=CONCATENATE([$import.$A342];&quot;, &quot;;[$import.$B342];&quot;, &quot;;[$import.$C342];&quot;, &quot;;[$import.$D342];&quot;, &quot;;[$import.$E342];&quot;, &quot;;[$import.$F342];&quot;, &quot;;[$import.$G342];&quot; =&gt; &quot;;[$import.$A342];&quot; // &quot;;[$import.$H342])" office:value-type="string" office:string-value="myconidr,  null,  null, 18,  null,  null,  null =&gt; myconidr // Red Myconid" calcext:value-type="string">
            <text:p>myconidr, <text:s/>null, <text:s/>null, 18, <text:s/>null, <text:s/>null, <text:s/>null =&gt; myconidr // Red Myconid</text:p>
          </table:table-cell>
        </table:table-row>
        <table:table-row table:style-name="ro3">
          <table:table-cell table:formula="of:=CONCATENATE([$import.$A343];&quot;, &quot;;[$import.$B343];&quot;, &quot;;[$import.$C343];&quot;, &quot;;[$import.$D343];&quot;, &quot;;[$import.$E343];&quot;, &quot;;[$import.$F343];&quot;, &quot;;[$import.$G343];&quot; =&gt; &quot;;[$import.$A343];&quot; // &quot;;[$import.$H343])" office:value-type="string" office:string-value="mytos,  null,  null,  null, 4,  null,  null =&gt; mytos // Mytos" calcext:value-type="string">
            <text:p>mytos, <text:s/>null, <text:s/>null, <text:s/>null, 4, <text:s/>null, <text:s/>null =&gt; mytos // Mytos</text:p>
          </table:table-cell>
        </table:table-row>
        <table:table-row table:style-name="ro3">
          <table:table-cell table:formula="of:=CONCATENATE([$import.$A344];&quot;, &quot;;[$import.$B344];&quot;, &quot;;[$import.$C344];&quot;, &quot;;[$import.$D344];&quot;, &quot;;[$import.$E344];&quot;, &quot;;[$import.$F344];&quot;, &quot;;[$import.$G344];&quot; =&gt; &quot;;[$import.$A344];&quot; // &quot;;[$import.$H344])" office:value-type="string" office:string-value="neoorog, 1,  null,  null, 1,  null,  null =&gt; neoorog // Neo Orog" calcext:value-type="string">
            <text:p>neoorog, 1, <text:s/>null, <text:s/>null, 1, <text:s/>null, <text:s/>null =&gt; neoorog // Neo Orog</text:p>
          </table:table-cell>
        </table:table-row>
        <table:table-row table:style-name="ro3">
          <table:table-cell table:formula="of:=CONCATENATE([$import.$A345];&quot;, &quot;;[$import.$B345];&quot;, &quot;;[$import.$C345];&quot;, &quot;;[$import.$D345];&quot;, &quot;;[$import.$E345];&quot;, &quot;;[$import.$F345];&quot;, &quot;;[$import.$G345];&quot; =&gt; &quot;;[$import.$A345];&quot; // &quot;;[$import.$H345])" office:value-type="string" office:string-value="neoorogc, 1,  null, 19, 1,  null,  null =&gt; neoorogc // Krilag" calcext:value-type="string">
            <text:p>neoorogc, 1, <text:s/>null, 19, 1, <text:s/>null, <text:s/>null =&gt; neoorogc // Krilag</text:p>
          </table:table-cell>
        </table:table-row>
        <table:table-row table:style-name="ro3">
          <table:table-cell table:formula="of:=CONCATENATE([$import.$A346];&quot;, &quot;;[$import.$B346];&quot;, &quot;;[$import.$C346];&quot;, &quot;;[$import.$D346];&quot;, &quot;;[$import.$E346];&quot;, &quot;;[$import.$F346];&quot;, &quot;;[$import.$G346];&quot; =&gt; &quot;;[$import.$A346];&quot; // &quot;;[$import.$H346])" office:value-type="string" office:string-value="neooroge, 1,  null,  null, 1,  null,  null =&gt; neooroge // Neo Orog Marauder" calcext:value-type="string">
            <text:p>neooroge, 1, <text:s/>null, <text:s/>null, 1, <text:s/>null, <text:s/>null =&gt; neooroge // Neo Orog Marauder</text:p>
          </table:table-cell>
        </table:table-row>
        <table:table-row table:style-name="ro3">
          <table:table-cell table:formula="of:=CONCATENATE([$import.$A347];&quot;, &quot;;[$import.$B347];&quot;, &quot;;[$import.$C347];&quot;, &quot;;[$import.$D347];&quot;, &quot;;[$import.$E347];&quot;, &quot;;[$import.$F347];&quot;, &quot;;[$import.$G347];&quot; =&gt; &quot;;[$import.$A347];&quot; // &quot;;[$import.$H347])" office:value-type="string" office:string-value="neoorogg, 1,  null, 19, 1,  null,  null =&gt; neoorogg // Neo Orog General" calcext:value-type="string">
            <text:p>neoorogg, 1, <text:s/>null, 19, 1, <text:s/>null, <text:s/>null =&gt; neoorogg // Neo Orog General</text:p>
          </table:table-cell>
        </table:table-row>
        <table:table-row table:style-name="ro3">
          <table:table-cell table:formula="of:=CONCATENATE([$import.$A348];&quot;, &quot;;[$import.$B348];&quot;, &quot;;[$import.$C348];&quot;, &quot;;[$import.$D348];&quot;, &quot;;[$import.$E348];&quot;, &quot;;[$import.$F348];&quot;, &quot;;[$import.$G348];&quot; =&gt; &quot;;[$import.$A348];&quot; // &quot;;[$import.$H348])" office:value-type="string" office:string-value="neoorogs, 1,  null, 19, 1,  null,  null =&gt; neoorogs // Neo Orog" calcext:value-type="string">
            <text:p>neoorogs, 1, <text:s/>null, 19, 1, <text:s/>null, <text:s/>null =&gt; neoorogs // Neo Orog</text:p>
          </table:table-cell>
        </table:table-row>
        <table:table-row table:style-name="ro3">
          <table:table-cell table:formula="of:=CONCATENATE([$import.$A349];&quot;, &quot;;[$import.$B349];&quot;, &quot;;[$import.$C349];&quot;, &quot;;[$import.$D349];&quot;, &quot;;[$import.$E349];&quot;, &quot;;[$import.$F349];&quot;, &quot;;[$import.$G349];&quot; =&gt; &quot;;[$import.$A349];&quot; // &quot;;[$import.$H349])" office:value-type="string" office:string-value="norlinor, 4,  null, 17, null, 4, 255 =&gt; norlinor // Norlinor" calcext:value-type="string">
            <text:p>norlinor, 4, <text:s/>null, 17, null, 4, 255 =&gt; norlinor // Norlinor</text:p>
          </table:table-cell>
        </table:table-row>
        <table:table-row table:style-name="ro3">
          <table:table-cell table:formula="of:=CONCATENATE([$import.$A350];&quot;, &quot;;[$import.$B350];&quot;, &quot;;[$import.$C350];&quot;, &quot;;[$import.$D350];&quot;, &quot;;[$import.$E350];&quot;, &quot;;[$import.$F350];&quot;, &quot;;[$import.$G350];&quot; =&gt; &quot;;[$import.$A350];&quot; // &quot;;[$import.$H350])" office:value-type="string" office:string-value="ogre,  null,  null,  null, 5,  null,  null =&gt; ogre // Ogre" calcext:value-type="string">
            <text:p>ogre, <text:s/>null, <text:s/>null, <text:s/>null, 5, <text:s/>null, <text:s/>null =&gt; ogre // Ogre</text:p>
          </table:table-cell>
        </table:table-row>
        <table:table-row table:style-name="ro3">
          <table:table-cell table:formula="of:=CONCATENATE([$import.$A351];&quot;, &quot;;[$import.$B351];&quot;, &quot;;[$import.$C351];&quot;, &quot;;[$import.$D351];&quot;, &quot;;[$import.$E351];&quot;, &quot;;[$import.$F351];&quot;, &quot;;[$import.$G351];&quot; =&gt; &quot;;[$import.$A351];&quot; // &quot;;[$import.$H351])" office:value-type="string" office:string-value="orc2004, 1,  null, 19,  null,  null,  null =&gt; orc2004 // Orc" calcext:value-type="string">
            <text:p>orc2004, 1, <text:s/>null, 19, <text:s/>null, <text:s/>null, <text:s/>null =&gt; orc2004 // Orc</text:p>
          </table:table-cell>
        </table:table-row>
        <table:table-row table:style-name="ro3">
          <table:table-cell table:formula="of:=CONCATENATE([$import.$A352];&quot;, &quot;;[$import.$B352];&quot;, &quot;;[$import.$C352];&quot;, &quot;;[$import.$D352];&quot;, &quot;;[$import.$E352];&quot;, &quot;;[$import.$F352];&quot;, &quot;;[$import.$G352];&quot; =&gt; &quot;;[$import.$A352];&quot; // &quot;;[$import.$H352])" office:value-type="string" office:string-value="orca2004, 1,  null, 19,  null,  null,  null =&gt; orca2004 // Orc" calcext:value-type="string">
            <text:p>orca2004, 1, <text:s/>null, 19, <text:s/>null, <text:s/>null, <text:s/>null =&gt; orca2004 // Orc</text:p>
          </table:table-cell>
        </table:table-row>
        <table:table-row table:style-name="ro3">
          <table:table-cell table:formula="of:=CONCATENATE([$import.$A353];&quot;, &quot;;[$import.$B353];&quot;, &quot;;[$import.$C353];&quot;, &quot;;[$import.$D353];&quot;, &quot;;[$import.$E353];&quot;, &quot;;[$import.$F353];&quot;, &quot;;[$import.$G353];&quot; =&gt; &quot;;[$import.$A353];&quot; // &quot;;[$import.$H353])" office:value-type="string" office:string-value="orcewaxe, 1,  null, 19,  null,  null,  null =&gt; orcewaxe // Orc Elite" calcext:value-type="string">
            <text:p>orcewaxe, 1, <text:s/>null, 19, <text:s/>null, <text:s/>null, <text:s/>null =&gt; orcewaxe // Orc Elite</text:p>
          </table:table-cell>
        </table:table-row>
        <table:table-row table:style-name="ro3">
          <table:table-cell table:formula="of:=CONCATENATE([$import.$A354];&quot;, &quot;;[$import.$B354];&quot;, &quot;;[$import.$C354];&quot;, &quot;;[$import.$D354];&quot;, &quot;;[$import.$E354];&quot;, &quot;;[$import.$F354];&quot;, &quot;;[$import.$G354];&quot; =&gt; &quot;;[$import.$A354];&quot; // &quot;;[$import.$H354])" office:value-type="string" office:string-value="orcewbow, 1,  null,  null,  null,  null,  null =&gt; orcewbow // Orc Elite" calcext:value-type="string">
            <text:p>orcewbow, 1, <text:s/>null, <text:s/>null, <text:s/>null, <text:s/>null, <text:s/>null =&gt; orcewbow // Orc Elite</text:p>
          </table:table-cell>
        </table:table-row>
        <table:table-row table:style-name="ro3">
          <table:table-cell table:formula="of:=CONCATENATE([$import.$A355];&quot;, &quot;;[$import.$B355];&quot;, &quot;;[$import.$C355];&quot;, &quot;;[$import.$D355];&quot;, &quot;;[$import.$E355];&quot;, &quot;;[$import.$F355];&quot;, &quot;;[$import.$G355];&quot; =&gt; &quot;;[$import.$A355];&quot; // &quot;;[$import.$H355])" office:value-type="string" office:string-value="orcsham, 1,  null,  null,  null,  null, 3 =&gt; orcsham // Orc Shaman" calcext:value-type="string">
            <text:p>orcsham, 1, <text:s/>null, <text:s/>null, <text:s/>null, <text:s/>null, 3 =&gt; orcsham // Orc Shaman</text:p>
          </table:table-cell>
        </table:table-row>
        <table:table-row table:style-name="ro3">
          <table:table-cell table:formula="of:=CONCATENATE([$import.$A356];&quot;, &quot;;[$import.$B356];&quot;, &quot;;[$import.$C356];&quot;, &quot;;[$import.$D356];&quot;, &quot;;[$import.$E356];&quot;, &quot;;[$import.$F356];&quot;, &quot;;[$import.$G356];&quot; =&gt; &quot;;[$import.$A356];&quot; // &quot;;[$import.$H356])" office:value-type="string" office:string-value="orcwaxe, 1,  null, 19,  null,  null,  null =&gt; orcwaxe // Orc" calcext:value-type="string">
            <text:p>orcwaxe, 1, <text:s/>null, 19, <text:s/>null, <text:s/>null, <text:s/>null =&gt; orcwaxe // Orc</text:p>
          </table:table-cell>
        </table:table-row>
        <table:table-row table:style-name="ro3">
          <table:table-cell table:formula="of:=CONCATENATE([$import.$A357];&quot;, &quot;;[$import.$B357];&quot;, &quot;;[$import.$C357];&quot;, &quot;;[$import.$D357];&quot;, &quot;;[$import.$E357];&quot;, &quot;;[$import.$F357];&quot;, &quot;;[$import.$G357];&quot; =&gt; &quot;;[$import.$A357];&quot; // &quot;;[$import.$H357])" office:value-type="string" office:string-value="orcwbow, 1,  null, 19,  null,  null,  null =&gt; orcwbow // Orc" calcext:value-type="string">
            <text:p>orcwbow, 1, <text:s/>null, 19, <text:s/>null, <text:s/>null, <text:s/>null =&gt; orcwbow // Orc</text:p>
          </table:table-cell>
        </table:table-row>
        <table:table-row table:style-name="ro3">
          <table:table-cell table:formula="of:=CONCATENATE([$import.$A358];&quot;, &quot;;[$import.$B358];&quot;, &quot;;[$import.$C358];&quot;, &quot;;[$import.$D358];&quot;, &quot;;[$import.$E358];&quot;, &quot;;[$import.$F358];&quot;, &quot;;[$import.$G358];&quot; =&gt; &quot;;[$import.$A358];&quot; // &quot;;[$import.$H358])" office:value-type="string" office:string-value="orrick,  null,  null,  null, 1,  null,  null =&gt; orrick // Orrick the Grey" calcext:value-type="string">
            <text:p>orrick, <text:s/>null, <text:s/>null, <text:s/>null, 1, <text:s/>null, <text:s/>null =&gt; orrick // Orrick the Grey</text:p>
          </table:table-cell>
        </table:table-row>
        <table:table-row table:style-name="ro3">
          <table:table-cell table:formula="of:=CONCATENATE([$import.$A359];&quot;, &quot;;[$import.$B359];&quot;, &quot;;[$import.$C359];&quot;, &quot;;[$import.$D359];&quot;, &quot;;[$import.$E359];&quot;, &quot;;[$import.$F359];&quot;, &quot;;[$import.$G359];&quot; =&gt; &quot;;[$import.$A359];&quot; // &quot;;[$import.$H359])" office:value-type="string" office:string-value="pbspir,  null,  null,  null,  null, 103,  null =&gt; pbspir // Polar Bear Spirit" calcext:value-type="string">
            <text:p>pbspir, <text:s/>null, <text:s/>null, <text:s/>null, <text:s/>null, 103, <text:s/>null =&gt; pbspir // Polar Bear Spirit</text:p>
          </table:table-cell>
        </table:table-row>
        <table:table-row table:style-name="ro3">
          <table:table-cell table:formula="of:=CONCATENATE([$import.$A360];&quot;, &quot;;[$import.$B360];&quot;, &quot;;[$import.$C360];&quot;, &quot;;[$import.$D360];&quot;, &quot;;[$import.$E360];&quot;, &quot;;[$import.$F360];&quot;, &quot;;[$import.$G360];&quot; =&gt; &quot;;[$import.$A360];&quot; // &quot;;[$import.$H360])" office:value-type="string" office:string-value="pomab,  null,  null, 19,  null,  null,  null =&gt; pomab // Pomab" calcext:value-type="string">
            <text:p>pomab, <text:s/>null, <text:s/>null, 19, <text:s/>null, <text:s/>null, <text:s/>null =&gt; pomab // Pomab</text:p>
          </table:table-cell>
        </table:table-row>
        <table:table-row table:style-name="ro3">
          <table:table-cell table:formula="of:=CONCATENATE([$import.$A361];&quot;, &quot;;[$import.$B361];&quot;, &quot;;[$import.$C361];&quot;, &quot;;[$import.$D361];&quot;, &quot;;[$import.$E361];&quot;, &quot;;[$import.$F361];&quot;, &quot;;[$import.$G361];&quot; =&gt; &quot;;[$import.$A361];&quot; // &quot;;[$import.$H361])" office:value-type="string" office:string-value="pomimg,  null,  null, 19,  null,  null,  null =&gt; pomimg // False Pomab" calcext:value-type="string">
            <text:p>pomimg, <text:s/>null, <text:s/>null, 19, <text:s/>null, <text:s/>null, <text:s/>null =&gt; pomimg // False Pomab</text:p>
          </table:table-cell>
        </table:table-row>
        <table:table-row table:style-name="ro3">
          <table:table-cell table:formula="of:=CONCATENATE([$import.$A362];&quot;, &quot;;[$import.$B362];&quot;, &quot;;[$import.$C362];&quot;, &quot;;[$import.$D362];&quot;, &quot;;[$import.$E362];&quot;, &quot;;[$import.$F362];&quot;, &quot;;[$import.$G362];&quot; =&gt; &quot;;[$import.$A362];&quot; // &quot;;[$import.$H362])" office:value-type="string" office:string-value="poquelin, 1,  null,  null, 255, 1, 3 =&gt; poquelin // Revered Brother Poquelin" calcext:value-type="string">
            <text:p>poquelin, 1, <text:s/>null, <text:s/>null, 255, 1, 3 =&gt; poquelin // Revered Brother Poquelin</text:p>
          </table:table-cell>
        </table:table-row>
        <table:table-row table:style-name="ro3">
          <table:table-cell table:formula="of:=CONCATENATE([$import.$A363];&quot;, &quot;;[$import.$B363];&quot;, &quot;;[$import.$C363];&quot;, &quot;;[$import.$D363];&quot;, &quot;;[$import.$E363];&quot;, &quot;;[$import.$F363];&quot;, &quot;;[$import.$G363];&quot; =&gt; &quot;;[$import.$A363];&quot; // &quot;;[$import.$H363])" office:value-type="string" office:string-value="presapp,  null,  null,  null, 1, 1, 1 =&gt; presapp // Presio's Apprentice" calcext:value-type="string">
            <text:p>presapp, <text:s/>null, <text:s/>null, <text:s/>null, 1, 1, 1 =&gt; presapp // Presio's Apprentice</text:p>
          </table:table-cell>
        </table:table-row>
        <table:table-row table:style-name="ro3">
          <table:table-cell table:formula="of:=CONCATENATE([$import.$A364];&quot;, &quot;;[$import.$B364];&quot;, &quot;;[$import.$C364];&quot;, &quot;;[$import.$D364];&quot;, &quot;;[$import.$E364];&quot;, &quot;;[$import.$F364];&quot;, &quot;;[$import.$G364];&quot; =&gt; &quot;;[$import.$A364];&quot; // &quot;;[$import.$H364])" office:value-type="string" office:string-value="presfig, 1,  null,  null, 1, 1,  null =&gt; presfig // Warrior" calcext:value-type="string">
            <text:p>presfig, 1, <text:s/>null, <text:s/>null, 1, 1, <text:s/>null =&gt; presfig // Warrior</text:p>
          </table:table-cell>
        </table:table-row>
        <table:table-row table:style-name="ro3">
          <table:table-cell table:formula="of:=CONCATENATE([$import.$A365];&quot;, &quot;;[$import.$B365];&quot;, &quot;;[$import.$C365];&quot;, &quot;;[$import.$D365];&quot;, &quot;;[$import.$E365];&quot;, &quot;;[$import.$F365];&quot;, &quot;;[$import.$G365];&quot; =&gt; &quot;;[$import.$A365];&quot; // &quot;;[$import.$H365])" office:value-type="string" office:string-value="priestd,  null,  null,  null, 3,  null,  null =&gt; priestd // Acolyte" calcext:value-type="string">
            <text:p>priestd, <text:s/>null, <text:s/>null, <text:s/>null, 3, <text:s/>null, <text:s/>null =&gt; priestd // Acolyte</text:p>
          </table:table-cell>
        </table:table-row>
        <table:table-row table:style-name="ro3">
          <table:table-cell table:formula="of:=CONCATENATE([$import.$A366];&quot;, &quot;;[$import.$B366];&quot;, &quot;;[$import.$C366];&quot;, &quot;;[$import.$D366];&quot;, &quot;;[$import.$E366];&quot;, &quot;;[$import.$F366];&quot;, &quot;;[$import.$G366];&quot; =&gt; &quot;;[$import.$A366];&quot; // &quot;;[$import.$H366])" office:value-type="string" office:string-value="psborbtl,  null,  null, 34,  null,  null,  null =&gt; psborbtl // Boring Beetle" calcext:value-type="string">
            <text:p>psborbtl, <text:s/>null, <text:s/>null, 34, <text:s/>null, <text:s/>null, <text:s/>null =&gt; psborbtl // Boring Beetle</text:p>
          </table:table-cell>
        </table:table-row>
        <table:table-row table:style-name="ro3">
          <table:table-cell table:formula="of:=CONCATENATE([$import.$A367];&quot;, &quot;;[$import.$B367];&quot;, &quot;;[$import.$C367];&quot;, &quot;;[$import.$D367];&quot;, &quot;;[$import.$E367];&quot;, &quot;;[$import.$F367];&quot;, &quot;;[$import.$G367];&quot; =&gt; &quot;;[$import.$A367];&quot; // &quot;;[$import.$H367])" office:value-type="string" office:string-value="psentry,  null,  null, 34,  null,  null,  null =&gt; psentry // Bronze Sentry" calcext:value-type="string">
            <text:p>psentry, <text:s/>null, <text:s/>null, 34, <text:s/>null, <text:s/>null, <text:s/>null =&gt; psentry // Bronze Sentry</text:p>
          </table:table-cell>
        </table:table-row>
        <table:table-row table:style-name="ro3">
          <table:table-cell table:formula="of:=CONCATENATE([$import.$A368];&quot;, &quot;;[$import.$B368];&quot;, &quot;;[$import.$C368];&quot;, &quot;;[$import.$D368];&quot;, &quot;;[$import.$E368];&quot;, &quot;;[$import.$F368];&quot;, &quot;;[$import.$G368];&quot; =&gt; &quot;;[$import.$A368];&quot; // &quot;;[$import.$H368])" office:value-type="string" office:string-value="pshar, 2, 2,  null, 1, 1, 3 =&gt; pshar // Priestess of Shar" calcext:value-type="string">
            <text:p>pshar, 2, 2, <text:s/>null, 1, 1, 3 =&gt; pshar // Priestess of Shar</text:p>
          </table:table-cell>
        </table:table-row>
        <table:table-row table:style-name="ro3">
          <table:table-cell table:formula="of:=CONCATENATE([$import.$A369];&quot;, &quot;;[$import.$B369];&quot;, &quot;;[$import.$C369];&quot;, &quot;;[$import.$D369];&quot;, &quot;;[$import.$E369];&quot;, &quot;;[$import.$F369];&quot;, &quot;;[$import.$G369];&quot; =&gt; &quot;;[$import.$A369];&quot; // &quot;;[$import.$H369])" office:value-type="string" office:string-value="pshard,  null,  null,  null, 3, 1, 3 =&gt; pshard // Priestess of Shar" calcext:value-type="string">
            <text:p>pshard, <text:s/>null, <text:s/>null, <text:s/>null, 3, 1, 3 =&gt; pshard // Priestess of Shar</text:p>
          </table:table-cell>
        </table:table-row>
        <table:table-row table:style-name="ro3">
          <table:table-cell table:formula="of:=CONCATENATE([$import.$A370];&quot;, &quot;;[$import.$B370];&quot;, &quot;;[$import.$C370];&quot;, &quot;;[$import.$D370];&quot;, &quot;;[$import.$E370];&quot;, &quot;;[$import.$F370];&quot;, &quot;;[$import.$G370];&quot; =&gt; &quot;;[$import.$A370];&quot; // &quot;;[$import.$H370])" office:value-type="string" office:string-value="purvis,  null,  null,  null, 1,  null,  null =&gt; purvis // Purvis" calcext:value-type="string">
            <text:p>purvis, <text:s/>null, <text:s/>null, <text:s/>null, 1, <text:s/>null, <text:s/>null =&gt; purvis // Purvis</text:p>
          </table:table-cell>
        </table:table-row>
        <table:table-row table:style-name="ro3">
          <table:table-cell table:formula="of:=CONCATENATE([$import.$A371];&quot;, &quot;;[$import.$B371];&quot;, &quot;;[$import.$C371];&quot;, &quot;;[$import.$D371];&quot;, &quot;;[$import.$E371];&quot;, &quot;;[$import.$F371];&quot;, &quot;;[$import.$G371];&quot; =&gt; &quot;;[$import.$A371];&quot; // &quot;;[$import.$H371])" office:value-type="string" office:string-value="purvish,  null,  null,  null, 1,  null,  null =&gt; purvish // Purvis" calcext:value-type="string">
            <text:p>purvish, <text:s/>null, <text:s/>null, <text:s/>null, 1, <text:s/>null, <text:s/>null =&gt; purvish // Purvis</text:p>
          </table:table-cell>
        </table:table-row>
        <table:table-row table:style-name="ro3">
          <table:table-cell table:formula="of:=CONCATENATE([$import.$A372];&quot;, &quot;;[$import.$B372];&quot;, &quot;;[$import.$C372];&quot;, &quot;;[$import.$D372];&quot;, &quot;;[$import.$E372];&quot;, &quot;;[$import.$F372];&quot;, &quot;;[$import.$G372];&quot; =&gt; &quot;;[$import.$A372];&quot; // &quot;;[$import.$H372])" office:value-type="string" office:string-value="rakshasa, 1,  null,  null,  null,  null,  null =&gt; rakshasa // Rakshasa" calcext:value-type="string">
            <text:p>rakshasa, 1, <text:s/>null, <text:s/>null, <text:s/>null, <text:s/>null, <text:s/>null =&gt; rakshasa // Rakshasa</text:p>
          </table:table-cell>
        </table:table-row>
        <table:table-row table:style-name="ro3">
          <table:table-cell table:formula="of:=CONCATENATE([$import.$A373];&quot;, &quot;;[$import.$B373];&quot;, &quot;;[$import.$C373];&quot;, &quot;;[$import.$D373];&quot;, &quot;;[$import.$E373];&quot;, &quot;;[$import.$F373];&quot;, &quot;;[$import.$G373];&quot; =&gt; &quot;;[$import.$A373];&quot; // &quot;;[$import.$H373])" office:value-type="string" office:string-value="rakshinv, 1,  null,  null,  null,  null,  null =&gt; rakshinv // Rakshasa" calcext:value-type="string">
            <text:p>rakshinv, 1, <text:s/>null, <text:s/>null, <text:s/>null, <text:s/>null, <text:s/>null =&gt; rakshinv // Rakshasa</text:p>
          </table:table-cell>
        </table:table-row>
        <table:table-row table:style-name="ro3">
          <table:table-cell table:formula="of:=CONCATENATE([$import.$A374];&quot;, &quot;;[$import.$B374];&quot;, &quot;;[$import.$C374];&quot;, &quot;;[$import.$D374];&quot;, &quot;;[$import.$E374];&quot;, &quot;;[$import.$F374];&quot;, &quot;;[$import.$G374];&quot; =&gt; &quot;;[$import.$A374];&quot; // &quot;;[$import.$H374])" office:value-type="string" office:string-value="rawleigh,  null,  null, 34, 1,  null,  null =&gt; rawleigh // Rawleigh Gallaway" calcext:value-type="string">
            <text:p>rawleigh, <text:s/>null, <text:s/>null, 34, 1, <text:s/>null, <text:s/>null =&gt; rawleigh // Rawleigh Gallaway</text:p>
          </table:table-cell>
        </table:table-row>
        <table:table-row table:style-name="ro3">
          <table:table-cell table:formula="of:=CONCATENATE([$import.$A375];&quot;, &quot;;[$import.$B375];&quot;, &quot;;[$import.$C375];&quot;, &quot;;[$import.$D375];&quot;, &quot;;[$import.$E375];&quot;, &quot;;[$import.$F375];&quot;, &quot;;[$import.$G375];&quot; =&gt; &quot;;[$import.$A375];&quot; // &quot;;[$import.$H375])" office:value-type="string" office:string-value="rdeliza, 1,  null, 34, 1,  null,  null =&gt; rdeliza // Lizard Man" calcext:value-type="string">
            <text:p>rdeliza, 1, <text:s/>null, 34, 1, <text:s/>null, <text:s/>null =&gt; rdeliza // Lizard Man</text:p>
          </table:table-cell>
        </table:table-row>
        <table:table-row table:style-name="ro3">
          <table:table-cell table:formula="of:=CONCATENATE([$import.$A376];&quot;, &quot;;[$import.$B376];&quot;, &quot;;[$import.$C376];&quot;, &quot;;[$import.$D376];&quot;, &quot;;[$import.$E376];&quot;, &quot;;[$import.$F376];&quot;, &quot;;[$import.$G376];&quot; =&gt; &quot;;[$import.$A376];&quot; // &quot;;[$import.$H376])" office:value-type="string" office:string-value="rdeliztl,  null,  null,  null, 1,  null,  null =&gt; rdeliztl // Tough Lizard Man" calcext:value-type="string">
            <text:p>rdeliztl, <text:s/>null, <text:s/>null, <text:s/>null, 1, <text:s/>null, <text:s/>null =&gt; rdeliztl // Tough Lizard Man</text:p>
          </table:table-cell>
        </table:table-row>
        <table:table-row table:style-name="ro3">
          <table:table-cell table:formula="of:=CONCATENATE([$import.$A377];&quot;, &quot;;[$import.$B377];&quot;, &quot;;[$import.$C377];&quot;, &quot;;[$import.$D377];&quot;, &quot;;[$import.$E377];&quot;, &quot;;[$import.$F377];&quot;, &quot;;[$import.$G377];&quot; =&gt; &quot;;[$import.$A377];&quot; // &quot;;[$import.$H377])" office:value-type="string" office:string-value="rdeyuane, 1,  null, 51,  null,  null,  null =&gt; rdeyuane // Yuan-ti Elite" calcext:value-type="string">
            <text:p>rdeyuane, 1, <text:s/>null, 51, <text:s/>null, <text:s/>null, <text:s/>null =&gt; rdeyuane // Yuan-ti Elite</text:p>
          </table:table-cell>
        </table:table-row>
        <table:table-row table:style-name="ro3">
          <table:table-cell table:formula="of:=CONCATENATE([$import.$A378];&quot;, &quot;;[$import.$B378];&quot;, &quot;;[$import.$C378];&quot;, &quot;;[$import.$D378];&quot;, &quot;;[$import.$E378];&quot;, &quot;;[$import.$F378];&quot;, &quot;;[$import.$G378];&quot; =&gt; &quot;;[$import.$A378];&quot; // &quot;;[$import.$H378])" office:value-type="string" office:string-value="revnant,  null,  null,  null, 4, 108,  null =&gt; revnant // Revenant" calcext:value-type="string">
            <text:p>revnant, <text:s/>null, <text:s/>null, <text:s/>null, 4, 108, <text:s/>null =&gt; revnant // Revenant</text:p>
          </table:table-cell>
        </table:table-row>
        <table:table-row table:style-name="ro3">
          <table:table-cell table:formula="of:=CONCATENATE([$import.$A379];&quot;, &quot;;[$import.$B379];&quot;, &quot;;[$import.$C379];&quot;, &quot;;[$import.$D379];&quot;, &quot;;[$import.$E379];&quot;, &quot;;[$import.$F379];&quot;, &quot;;[$import.$G379];&quot; =&gt; &quot;;[$import.$A379];&quot; // &quot;;[$import.$H379])" office:value-type="string" office:string-value="rikasha,  null,  null,  null, 1,  null,  null =&gt; rikasha // Rikasha" calcext:value-type="string">
            <text:p>rikasha, <text:s/>null, <text:s/>null, <text:s/>null, 1, <text:s/>null, <text:s/>null =&gt; rikasha // Rikasha</text:p>
          </table:table-cell>
        </table:table-row>
        <table:table-row table:style-name="ro3">
          <table:table-cell table:formula="of:=CONCATENATE([$import.$A380];&quot;, &quot;;[$import.$B380];&quot;, &quot;;[$import.$C380];&quot;, &quot;;[$import.$D380];&quot;, &quot;;[$import.$E380];&quot;, &quot;;[$import.$F380];&quot;, &quot;;[$import.$G380];&quot; =&gt; &quot;;[$import.$A380];&quot; // &quot;;[$import.$H380])" office:value-type="string" office:string-value="rktskelm,  null,  null, 34,  null,  null,  null =&gt; rktskelm // Skeleton" calcext:value-type="string">
            <text:p>rktskelm, <text:s/>null, <text:s/>null, 34, <text:s/>null, <text:s/>null, <text:s/>null =&gt; rktskelm // Skeleton</text:p>
          </table:table-cell>
        </table:table-row>
        <table:table-row table:style-name="ro3">
          <table:table-cell table:formula="of:=CONCATENATE([$import.$A381];&quot;, &quot;;[$import.$B381];&quot;, &quot;;[$import.$C381];&quot;, &quot;;[$import.$D381];&quot;, &quot;;[$import.$E381];&quot;, &quot;;[$import.$F381];&quot;, &quot;;[$import.$G381];&quot; =&gt; &quot;;[$import.$A381];&quot; // &quot;;[$import.$H381])" office:value-type="string" office:string-value="rktskelr,  null,  null, 34,  null,  null,  null =&gt; rktskelr // Skeleton" calcext:value-type="string">
            <text:p>rktskelr, <text:s/>null, <text:s/>null, 34, <text:s/>null, <text:s/>null, <text:s/>null =&gt; rktskelr // Skeleton</text:p>
          </table:table-cell>
        </table:table-row>
        <table:table-row table:style-name="ro3">
          <table:table-cell table:formula="of:=CONCATENATE([$import.$A382];&quot;, &quot;;[$import.$B382];&quot;, &quot;;[$import.$C382];&quot;, &quot;;[$import.$D382];&quot;, &quot;;[$import.$E382];&quot;, &quot;;[$import.$F382];&quot;, &quot;;[$import.$G382];&quot; =&gt; &quot;;[$import.$A382];&quot; // &quot;;[$import.$H382])" office:value-type="string" office:string-value="rkttguam,  null,  null, 34,  null,  null,  null =&gt; rkttguam // Temple Guardian" calcext:value-type="string">
            <text:p>rkttguam, <text:s/>null, <text:s/>null, 34, <text:s/>null, <text:s/>null, <text:s/>null =&gt; rkttguam // Temple Guardian</text:p>
          </table:table-cell>
        </table:table-row>
        <table:table-row table:style-name="ro3">
          <table:table-cell table:formula="of:=CONCATENATE([$import.$A383];&quot;, &quot;;[$import.$B383];&quot;, &quot;;[$import.$C383];&quot;, &quot;;[$import.$D383];&quot;, &quot;;[$import.$E383];&quot;, &quot;;[$import.$F383];&quot;, &quot;;[$import.$G383];&quot; =&gt; &quot;;[$import.$A383];&quot; // &quot;;[$import.$H383])" office:value-type="string" office:string-value="rldmycr,  null,  null, 18,  null,  null,  null =&gt; rldmycr // Red Myconid" calcext:value-type="string">
            <text:p>rldmycr, <text:s/>null, <text:s/>null, 18, <text:s/>null, <text:s/>null, <text:s/>null =&gt; rldmycr // Red Myconid</text:p>
          </table:table-cell>
        </table:table-row>
        <table:table-row table:style-name="ro3">
          <table:table-cell table:formula="of:=CONCATENATE([$import.$A384];&quot;, &quot;;[$import.$B384];&quot;, &quot;;[$import.$C384];&quot;, &quot;;[$import.$D384];&quot;, &quot;;[$import.$E384];&quot;, &quot;;[$import.$F384];&quot;, &quot;;[$import.$G384];&quot; =&gt; &quot;;[$import.$A384];&quot; // &quot;;[$import.$H384])" office:value-type="string" office:string-value="rldumbh,  null,  null, 51,  null,  null,  null =&gt; rldumbh // Umber Hulk" calcext:value-type="string">
            <text:p>rldumbh, <text:s/>null, <text:s/>null, 51, <text:s/>null, <text:s/>null, <text:s/>null =&gt; rldumbh // Umber Hulk</text:p>
          </table:table-cell>
        </table:table-row>
        <table:table-row table:style-name="ro3">
          <table:table-cell table:formula="of:=CONCATENATE([$import.$A385];&quot;, &quot;;[$import.$B385];&quot;, &quot;;[$import.$C385];&quot;, &quot;;[$import.$D385];&quot;, &quot;;[$import.$E385];&quot;, &quot;;[$import.$F385];&quot;, &quot;;[$import.$G385];&quot; =&gt; &quot;;[$import.$A385];&quot; // &quot;;[$import.$H385])" office:value-type="string" office:string-value="rndbomb,  null,  null, 34,  null,  null,  null =&gt; rndbomb // Bombardier Beetle" calcext:value-type="string">
            <text:p>rndbomb, <text:s/>null, <text:s/>null, 34, <text:s/>null, <text:s/>null, <text:s/>null =&gt; rndbomb // Bombardier Beetle</text:p>
          </table:table-cell>
        </table:table-row>
        <table:table-row table:style-name="ro3">
          <table:table-cell table:formula="of:=CONCATENATE([$import.$A386];&quot;, &quot;;[$import.$B386];&quot;, &quot;;[$import.$C386];&quot;, &quot;;[$import.$D386];&quot;, &quot;;[$import.$E386];&quot;, &quot;;[$import.$F386];&quot;, &quot;;[$import.$G386];&quot; =&gt; &quot;;[$import.$A386];&quot; // &quot;;[$import.$H386])" office:value-type="string" office:string-value="rndcryp, 4,  null,  null, 4, 167,  null =&gt; rndcryp // Crypt Thing" calcext:value-type="string">
            <text:p>rndcryp, 4, <text:s/>null, <text:s/>null, 4, 167, <text:s/>null =&gt; rndcryp // Crypt Thing</text:p>
          </table:table-cell>
        </table:table-row>
        <table:table-row table:style-name="ro3">
          <table:table-cell table:formula="of:=CONCATENATE([$import.$A387];&quot;, &quot;;[$import.$B387];&quot;, &quot;;[$import.$C387];&quot;, &quot;;[$import.$D387];&quot;, &quot;;[$import.$E387];&quot;, &quot;;[$import.$F387];&quot;, &quot;;[$import.$G387];&quot; =&gt; &quot;;[$import.$A387];&quot; // &quot;;[$import.$H387])" office:value-type="string" office:string-value="rndghos,  null,  null, 19,  null,  null,  null =&gt; rndghos // Ghost" calcext:value-type="string">
            <text:p>rndghos, <text:s/>null, <text:s/>null, 19, <text:s/>null, <text:s/>null, <text:s/>null =&gt; rndghos // Ghost</text:p>
          </table:table-cell>
        </table:table-row>
        <table:table-row table:style-name="ro3">
          <table:table-cell table:formula="of:=CONCATENATE([$import.$A388];&quot;, &quot;;[$import.$B388];&quot;, &quot;;[$import.$C388];&quot;, &quot;;[$import.$D388];&quot;, &quot;;[$import.$E388];&quot;, &quot;;[$import.$F388];&quot;, &quot;;[$import.$G388];&quot; =&gt; &quot;;[$import.$A388];&quot; // &quot;;[$import.$H388])" office:value-type="string" office:string-value="rndrevn,  null,  null,  null, 4, 108,  null =&gt; rndrevn // Revenant" calcext:value-type="string">
            <text:p>rndrevn, <text:s/>null, <text:s/>null, <text:s/>null, 4, 108, <text:s/>null =&gt; rndrevn // Revenant</text:p>
          </table:table-cell>
        </table:table-row>
        <table:table-row table:style-name="ro3">
          <table:table-cell table:formula="of:=CONCATENATE([$import.$A389];&quot;, &quot;;[$import.$B389];&quot;, &quot;;[$import.$C389];&quot;, &quot;;[$import.$D389];&quot;, &quot;;[$import.$E389];&quot;, &quot;;[$import.$F389];&quot;, &quot;;[$import.$G389];&quot; =&gt; &quot;;[$import.$A389];&quot; // &quot;;[$import.$H389])" office:value-type="string" office:string-value="rndstrol, 1,  null, 51, 5,  null,  null =&gt; rndstrol // Snow Troll" calcext:value-type="string">
            <text:p>rndstrol, 1, <text:s/>null, 51, 5, <text:s/>null, <text:s/>null =&gt; rndstrol // Snow Troll</text:p>
          </table:table-cell>
        </table:table-row>
        <table:table-row table:style-name="ro3">
          <table:table-cell table:formula="of:=CONCATENATE([$import.$A390];&quot;, &quot;;[$import.$B390];&quot;, &quot;;[$import.$C390];&quot;, &quot;;[$import.$D390];&quot;, &quot;;[$import.$E390];&quot;, &quot;;[$import.$F390];&quot;, &quot;;[$import.$G390];&quot; =&gt; &quot;;[$import.$A390];&quot; // &quot;;[$import.$H390])" office:value-type="string" office:string-value="rndwwolf, 1,  null,  null, 2,  null,  null =&gt; rndwwolf // Winter Wolf" calcext:value-type="string">
            <text:p>rndwwolf, 1, <text:s/>null, <text:s/>null, 2, <text:s/>null, <text:s/>null =&gt; rndwwolf // Winter Wolf</text:p>
          </table:table-cell>
        </table:table-row>
        <table:table-row table:style-name="ro3">
          <table:table-cell table:formula="of:=CONCATENATE([$import.$A391];&quot;, &quot;;[$import.$B391];&quot;, &quot;;[$import.$C391];&quot;, &quot;;[$import.$D391];&quot;, &quot;;[$import.$E391];&quot;, &quot;;[$import.$F391];&quot;, &quot;;[$import.$G391];&quot; =&gt; &quot;;[$import.$A391];&quot; // &quot;;[$import.$H391])" office:value-type="string" office:string-value="rndwyv, 1,  null,  null,  null,  null,  null =&gt; rndwyv // Wyvern" calcext:value-type="string">
            <text:p>rndwyv, 1, <text:s/>null, <text:s/>null, <text:s/>null, <text:s/>null, <text:s/>null =&gt; rndwyv // Wyvern</text:p>
          </table:table-cell>
        </table:table-row>
        <table:table-row table:style-name="ro3">
          <table:table-cell table:formula="of:=CONCATENATE([$import.$A392];&quot;, &quot;;[$import.$B392];&quot;, &quot;;[$import.$C392];&quot;, &quot;;[$import.$D392];&quot;, &quot;;[$import.$E392];&quot;, &quot;;[$import.$F392];&quot;, &quot;;[$import.$G392];&quot; =&gt; &quot;;[$import.$A392];&quot; // &quot;;[$import.$H392])" office:value-type="string" office:string-value="roald,  null,  null, 17, 1,  null,  null =&gt; roald // Roald Tunnelfist" calcext:value-type="string">
            <text:p>roald, <text:s/>null, <text:s/>null, 17, 1, <text:s/>null, <text:s/>null =&gt; roald // Roald Tunnelfist</text:p>
          </table:table-cell>
        </table:table-row>
        <table:table-row table:style-name="ro3">
          <table:table-cell table:formula="of:=CONCATENATE([$import.$A393];&quot;, &quot;;[$import.$B393];&quot;, &quot;;[$import.$C393];&quot;, &quot;;[$import.$D393];&quot;, &quot;;[$import.$E393];&quot;, &quot;;[$import.$F393];&quot;, &quot;;[$import.$G393];&quot; =&gt; &quot;;[$import.$A393];&quot; // &quot;;[$import.$H393])" office:value-type="string" office:string-value="rocorca, 1,  null, 19, 1,  null,  null =&gt; rocorca // Orc" calcext:value-type="string">
            <text:p>rocorca, 1, <text:s/>null, 19, 1, <text:s/>null, <text:s/>null =&gt; rocorca // Orc</text:p>
          </table:table-cell>
        </table:table-row>
        <table:table-row table:style-name="ro3">
          <table:table-cell table:formula="of:=CONCATENATE([$import.$A394];&quot;, &quot;;[$import.$B394];&quot;, &quot;;[$import.$C394];&quot;, &quot;;[$import.$D394];&quot;, &quot;;[$import.$E394];&quot;, &quot;;[$import.$F394];&quot;, &quot;;[$import.$G394];&quot; =&gt; &quot;;[$import.$A394];&quot; // &quot;;[$import.$H394])" office:value-type="string" office:string-value="rsheac,  null,  null, 49,  null, 2,  null =&gt; rsheac // Shadowed Elven Acolyte" calcext:value-type="string">
            <text:p>rsheac, <text:s/>null, <text:s/>null, 49, <text:s/>null, 2, <text:s/>null =&gt; rsheac // Shadowed Elven Acolyte</text:p>
          </table:table-cell>
        </table:table-row>
        <table:table-row table:style-name="ro3">
          <table:table-cell table:formula="of:=CONCATENATE([$import.$A395];&quot;, &quot;;[$import.$B395];&quot;, &quot;;[$import.$C395];&quot;, &quot;;[$import.$D395];&quot;, &quot;;[$import.$E395];&quot;, &quot;;[$import.$F395];&quot;, &quot;;[$import.$G395];&quot; =&gt; &quot;;[$import.$A395];&quot; // &quot;;[$import.$H395])" office:value-type="string" office:string-value="rshelfb,  null,  null, 49,  null, 2,  null =&gt; rshelfb // Shadowed Elven Archer" calcext:value-type="string">
            <text:p>rshelfb, <text:s/>null, <text:s/>null, 49, <text:s/>null, 2, <text:s/>null =&gt; rshelfb // Shadowed Elven Archer</text:p>
          </table:table-cell>
        </table:table-row>
        <table:table-row table:style-name="ro3">
          <table:table-cell table:formula="of:=CONCATENATE([$import.$A396];&quot;, &quot;;[$import.$B396];&quot;, &quot;;[$import.$C396];&quot;, &quot;;[$import.$D396];&quot;, &quot;;[$import.$E396];&quot;, &quot;;[$import.$F396];&quot;, &quot;;[$import.$G396];&quot; =&gt; &quot;;[$import.$A396];&quot; // &quot;;[$import.$H396])" office:value-type="string" office:string-value="rshelfs,  null,  null, 49,  null, 2,  null =&gt; rshelfs // Shadowed Elven Swordsman" calcext:value-type="string">
            <text:p>rshelfs, <text:s/>null, <text:s/>null, 49, <text:s/>null, 2, <text:s/>null =&gt; rshelfs // Shadowed Elven Swordsman</text:p>
          </table:table-cell>
        </table:table-row>
        <table:table-row table:style-name="ro3">
          <table:table-cell table:formula="of:=CONCATENATE([$import.$A397];&quot;, &quot;;[$import.$B397];&quot;, &quot;;[$import.$C397];&quot;, &quot;;[$import.$D397];&quot;, &quot;;[$import.$E397];&quot;, &quot;;[$import.$F397];&quot;, &quot;;[$import.$G397];&quot; =&gt; &quot;;[$import.$A397];&quot; // &quot;;[$import.$H397])" office:value-type="string" office:string-value="rshorca,  null,  null, 19,  null, 160,  null =&gt; rshorca // Shadowed Orc Grunt" calcext:value-type="string">
            <text:p>rshorca, <text:s/>null, <text:s/>null, 19, <text:s/>null, 160, <text:s/>null =&gt; rshorca // Shadowed Orc Grunt</text:p>
          </table:table-cell>
        </table:table-row>
        <table:table-row table:style-name="ro3">
          <table:table-cell table:formula="of:=CONCATENATE([$import.$A398];&quot;, &quot;;[$import.$B398];&quot;, &quot;;[$import.$C398];&quot;, &quot;;[$import.$D398];&quot;, &quot;;[$import.$E398];&quot;, &quot;;[$import.$F398];&quot;, &quot;;[$import.$G398];&quot; =&gt; &quot;;[$import.$A398];&quot; // &quot;;[$import.$H398])" office:value-type="string" office:string-value="rshorcb,  null,  null, 19,  null, 160,  null =&gt; rshorcb // Shadowed Orc Archer" calcext:value-type="string">
            <text:p>rshorcb, <text:s/>null, <text:s/>null, 19, <text:s/>null, 160, <text:s/>null =&gt; rshorcb // Shadowed Orc Archer</text:p>
          </table:table-cell>
        </table:table-row>
        <table:table-row table:style-name="ro3">
          <table:table-cell table:formula="of:=CONCATENATE([$import.$A399];&quot;, &quot;;[$import.$B399];&quot;, &quot;;[$import.$C399];&quot;, &quot;;[$import.$D399];&quot;, &quot;;[$import.$E399];&quot;, &quot;;[$import.$F399];&quot;, &quot;;[$import.$G399];&quot; =&gt; &quot;;[$import.$A399];&quot; // &quot;;[$import.$H399])" office:value-type="string" office:string-value="rtfgverb, 1,  null, 35, 5,  null,  null =&gt; rtfgverb // Verbeeg" calcext:value-type="string">
            <text:p>rtfgverb, 1, <text:s/>null, 35, 5, <text:s/>null, <text:s/>null =&gt; rtfgverb // Verbeeg</text:p>
          </table:table-cell>
        </table:table-row>
        <table:table-row table:style-name="ro3">
          <table:table-cell table:formula="of:=CONCATENATE([$import.$A400];&quot;, &quot;;[$import.$B400];&quot;, &quot;;[$import.$C400];&quot;, &quot;;[$import.$D400];&quot;, &quot;;[$import.$E400];&quot;, &quot;;[$import.$F400];&quot;, &quot;;[$import.$G400];&quot; =&gt; &quot;;[$import.$A400];&quot; // &quot;;[$import.$H400])" office:value-type="string" office:string-value="rudorog, 1,  null, 19, 1,  null,  null =&gt; rudorog // Neo Orog Avenger" calcext:value-type="string">
            <text:p>rudorog, 1, <text:s/>null, 19, 1, <text:s/>null, <text:s/>null =&gt; rudorog // Neo Orog Avenger</text:p>
          </table:table-cell>
        </table:table-row>
        <table:table-row table:style-name="ro3">
          <table:table-cell table:formula="of:=CONCATENATE([$import.$A401];&quot;, &quot;;[$import.$B401];&quot;, &quot;;[$import.$C401];&quot;, &quot;;[$import.$D401];&quot;, &quot;;[$import.$E401];&quot;, &quot;;[$import.$F401];&quot;, &quot;;[$import.$G401];&quot; =&gt; &quot;;[$import.$A401];&quot; // &quot;;[$import.$H401])" office:value-type="string" office:string-value="rudoroge, 1,  null, 19, 1,  null,  null =&gt; rudoroge // Neo Orog Marauder" calcext:value-type="string">
            <text:p>rudoroge, 1, <text:s/>null, 19, 1, <text:s/>null, <text:s/>null =&gt; rudoroge // Neo Orog Marauder</text:p>
          </table:table-cell>
        </table:table-row>
        <table:table-row table:style-name="ro3">
          <table:table-cell table:formula="of:=CONCATENATE([$import.$A402];&quot;, &quot;;[$import.$B402];&quot;, &quot;;[$import.$C402];&quot;, &quot;;[$import.$D402];&quot;, &quot;;[$import.$E402];&quot;, &quot;;[$import.$F402];&quot;, &quot;;[$import.$G402];&quot; =&gt; &quot;;[$import.$A402];&quot; // &quot;;[$import.$H402])" office:value-type="string" office:string-value="rvsyeti, 1,  null, 34, 5,  null,  null =&gt; rvsyeti // Yeti" calcext:value-type="string">
            <text:p>rvsyeti, 1, <text:s/>null, 34, 5, <text:s/>null, <text:s/>null =&gt; rvsyeti // Yeti</text:p>
          </table:table-cell>
        </table:table-row>
        <table:table-row table:style-name="ro3">
          <table:table-cell table:formula="of:=CONCATENATE([$import.$A403];&quot;, &quot;;[$import.$B403];&quot;, &quot;;[$import.$C403];&quot;, &quot;;[$import.$D403];&quot;, &quot;;[$import.$E403];&quot;, &quot;;[$import.$F403];&quot;, &quot;;[$import.$G403];&quot; =&gt; &quot;;[$import.$A403];&quot; // &quot;;[$import.$H403])" office:value-type="string" office:string-value="rwtgice,  null,  null,  null, 5,  null,  null =&gt; rwtgice // Greater Ice Troll" calcext:value-type="string">
            <text:p>rwtgice, <text:s/>null, <text:s/>null, <text:s/>null, 5, <text:s/>null, <text:s/>null =&gt; rwtgice // Greater Ice Troll</text:p>
          </table:table-cell>
        </table:table-row>
        <table:table-row table:style-name="ro3">
          <table:table-cell table:formula="of:=CONCATENATE([$import.$A404];&quot;, &quot;;[$import.$B404];&quot;, &quot;;[$import.$C404];&quot;, &quot;;[$import.$D404];&quot;, &quot;;[$import.$E404];&quot;, &quot;;[$import.$F404];&quot;, &quot;;[$import.$G404];&quot; =&gt; &quot;;[$import.$A404];&quot; // &quot;;[$import.$H404])" office:value-type="string" office:string-value="rwtwwolf, 1,  null,  null, 2,  null,  null =&gt; rwtwwolf // Winter Wolf" calcext:value-type="string">
            <text:p>rwtwwolf, 1, <text:s/>null, <text:s/>null, 2, <text:s/>null, <text:s/>null =&gt; rwtwwolf // Winter Wolf</text:p>
          </table:table-cell>
        </table:table-row>
        <table:table-row table:style-name="ro3">
          <table:table-cell table:formula="of:=CONCATENATE([$import.$A405];&quot;, &quot;;[$import.$B405];&quot;, &quot;;[$import.$C405];&quot;, &quot;;[$import.$D405];&quot;, &quot;;[$import.$E405];&quot;, &quot;;[$import.$F405];&quot;, &quot;;[$import.$G405];&quot; =&gt; &quot;;[$import.$A405];&quot; // &quot;;[$import.$H405])" office:value-type="string" office:string-value="saablic,  null,  null, 35,  null,  null,  null =&gt; saablic // Saablic Tan" calcext:value-type="string">
            <text:p>saablic, <text:s/>null, <text:s/>null, 35, <text:s/>null, <text:s/>null, <text:s/>null =&gt; saablic // Saablic Tan</text:p>
          </table:table-cell>
        </table:table-row>
        <table:table-row table:style-name="ro3">
          <table:table-cell table:formula="of:=CONCATENATE([$import.$A406];&quot;, &quot;;[$import.$B406];&quot;, &quot;;[$import.$C406];&quot;, &quot;;[$import.$D406];&quot;, &quot;;[$import.$E406];&quot;, &quot;;[$import.$F406];&quot;, &quot;;[$import.$G406];&quot; =&gt; &quot;;[$import.$A406];&quot; // &quot;;[$import.$H406])" office:value-type="string" office:string-value="sagrdm,  null,  null, 19,  null,  null,  null =&gt; sagrdm // Sahuagin Royal Guard" calcext:value-type="string">
            <text:p>sagrdm, <text:s/>null, <text:s/>null, 19, <text:s/>null, <text:s/>null, <text:s/>null =&gt; sagrdm // Sahuagin Royal Guard</text:p>
          </table:table-cell>
        </table:table-row>
        <table:table-row table:style-name="ro3">
          <table:table-cell table:formula="of:=CONCATENATE([$import.$A407];&quot;, &quot;;[$import.$B407];&quot;, &quot;;[$import.$C407];&quot;, &quot;;[$import.$D407];&quot;, &quot;;[$import.$E407];&quot;, &quot;;[$import.$F407];&quot;, &quot;;[$import.$G407];&quot; =&gt; &quot;;[$import.$A407];&quot; // &quot;;[$import.$H407])" office:value-type="string" office:string-value="sarguard,  null,  null, 19,  null,  null,  null =&gt; sarguard // Sahuagin Royal Guard" calcext:value-type="string">
            <text:p>sarguard, <text:s/>null, <text:s/>null, 19, <text:s/>null, <text:s/>null, <text:s/>null =&gt; sarguard // Sahuagin Royal Guard</text:p>
          </table:table-cell>
        </table:table-row>
        <table:table-row table:style-name="ro3">
          <table:table-cell table:formula="of:=CONCATENATE([$import.$A408];&quot;, &quot;;[$import.$B408];&quot;, &quot;;[$import.$C408];&quot;, &quot;;[$import.$D408];&quot;, &quot;;[$import.$E408];&quot;, &quot;;[$import.$F408];&quot;, &quot;;[$import.$G408];&quot; =&gt; &quot;;[$import.$A408];&quot; // &quot;;[$import.$H408])" office:value-type="string" office:string-value="sarpries,  null,  null,  null,  null,  null, 3 =&gt; sarpries // Sahuagin Royal High Priestess" calcext:value-type="string">
            <text:p>sarpries, <text:s/>null, <text:s/>null, <text:s/>null, <text:s/>null, <text:s/>null, 3 =&gt; sarpries // Sahuagin Royal High Priestess</text:p>
          </table:table-cell>
        </table:table-row>
        <table:table-row table:style-name="ro3">
          <table:table-cell table:formula="of:=CONCATENATE([$import.$A409];&quot;, &quot;;[$import.$B409];&quot;, &quot;;[$import.$C409];&quot;, &quot;;[$import.$D409];&quot;, &quot;;[$import.$E409];&quot;, &quot;;[$import.$F409];&quot;, &quot;;[$import.$G409];&quot; =&gt; &quot;;[$import.$A409];&quot; // &quot;;[$import.$H409])" office:value-type="string" office:string-value="saumber,  null,  null,  null, 255,  null,  null =&gt; saumber // Vodyanoi" calcext:value-type="string">
            <text:p>saumber, <text:s/>null, <text:s/>null, <text:s/>null, 255, <text:s/>null, <text:s/>null =&gt; saumber // Vodyanoi</text:p>
          </table:table-cell>
        </table:table-row>
        <table:table-row table:style-name="ro3">
          <table:table-cell table:formula="of:=CONCATENATE([$import.$A410];&quot;, &quot;;[$import.$B410];&quot;, &quot;;[$import.$C410];&quot;, &quot;;[$import.$D410];&quot;, &quot;;[$import.$E410];&quot;, &quot;;[$import.$F410];&quot;, &quot;;[$import.$G410];&quot; =&gt; &quot;;[$import.$A410];&quot; // &quot;;[$import.$H410])" office:value-type="string" office:string-value="saumber2,  null,  null,  null, 255,  null,  null =&gt; saumber2 // Vodyanoi" calcext:value-type="string">
            <text:p>saumber2, <text:s/>null, <text:s/>null, <text:s/>null, 255, <text:s/>null, <text:s/>null =&gt; saumber2 // Vodyanoi</text:p>
          </table:table-cell>
        </table:table-row>
        <table:table-row table:style-name="ro3">
          <table:table-cell table:formula="of:=CONCATENATE([$import.$A411];&quot;, &quot;;[$import.$B411];&quot;, &quot;;[$import.$C411];&quot;, &quot;;[$import.$D411];&quot;, &quot;;[$import.$E411];&quot;, &quot;;[$import.$F411];&quot;, &quot;;[$import.$G411];&quot; =&gt; &quot;;[$import.$A411];&quot; // &quot;;[$import.$H411])" office:value-type="string" office:string-value="sbethla,  null,  null,  null, 1, 1,  null =&gt; sbethla // Priestess of Illmater" calcext:value-type="string">
            <text:p>sbethla, <text:s/>null, <text:s/>null, <text:s/>null, 1, 1, <text:s/>null =&gt; sbethla // Priestess of Illmater</text:p>
          </table:table-cell>
        </table:table-row>
        <table:table-row table:style-name="ro3">
          <table:table-cell table:formula="of:=CONCATENATE([$import.$A412];&quot;, &quot;;[$import.$B412];&quot;, &quot;;[$import.$C412];&quot;, &quot;;[$import.$D412];&quot;, &quot;;[$import.$E412];&quot;, &quot;;[$import.$F412];&quot;, &quot;;[$import.$G412];&quot; =&gt; &quot;;[$import.$A412];&quot; // &quot;;[$import.$H412])" office:value-type="string" office:string-value="sdelfac,  null,  null, 49,  null, 2,  null =&gt; sdelfac // Shadowed Elven Acolyte" calcext:value-type="string">
            <text:p>sdelfac, <text:s/>null, <text:s/>null, 49, <text:s/>null, 2, <text:s/>null =&gt; sdelfac // Shadowed Elven Acolyte</text:p>
          </table:table-cell>
        </table:table-row>
        <table:table-row table:style-name="ro3">
          <table:table-cell table:formula="of:=CONCATENATE([$import.$A413];&quot;, &quot;;[$import.$B413];&quot;, &quot;;[$import.$C413];&quot;, &quot;;[$import.$D413];&quot;, &quot;;[$import.$E413];&quot;, &quot;;[$import.$F413];&quot;, &quot;;[$import.$G413];&quot; =&gt; &quot;;[$import.$A413];&quot; // &quot;;[$import.$H413])" office:value-type="string" office:string-value="sdelfbw1,  null,  null, 49,  null, 2,  null =&gt; sdelfbw1 // Shadowed Elven Archer" calcext:value-type="string">
            <text:p>sdelfbw1, <text:s/>null, <text:s/>null, 49, <text:s/>null, 2, <text:s/>null =&gt; sdelfbw1 // Shadowed Elven Archer</text:p>
          </table:table-cell>
        </table:table-row>
        <table:table-row table:style-name="ro3">
          <table:table-cell table:formula="of:=CONCATENATE([$import.$A414];&quot;, &quot;;[$import.$B414];&quot;, &quot;;[$import.$C414];&quot;, &quot;;[$import.$D414];&quot;, &quot;;[$import.$E414];&quot;, &quot;;[$import.$F414];&quot;, &quot;;[$import.$G414];&quot; =&gt; &quot;;[$import.$A414];&quot; // &quot;;[$import.$H414])" office:value-type="string" office:string-value="sdelfbw2,  null,  null, 49,  null, 2,  null =&gt; sdelfbw2 // Shadowed Elven Archer" calcext:value-type="string">
            <text:p>sdelfbw2, <text:s/>null, <text:s/>null, 49, <text:s/>null, 2, <text:s/>null =&gt; sdelfbw2 // Shadowed Elven Archer</text:p>
          </table:table-cell>
        </table:table-row>
        <table:table-row table:style-name="ro3">
          <table:table-cell table:formula="of:=CONCATENATE([$import.$A415];&quot;, &quot;;[$import.$B415];&quot;, &quot;;[$import.$C415];&quot;, &quot;;[$import.$D415];&quot;, &quot;;[$import.$E415];&quot;, &quot;;[$import.$F415];&quot;, &quot;;[$import.$G415];&quot; =&gt; &quot;;[$import.$A415];&quot; // &quot;;[$import.$H415])" office:value-type="string" office:string-value="sdelfcl,  null,  null, 49,  null, 2,  null =&gt; sdelfcl // Shadowed Elven Cleric" calcext:value-type="string">
            <text:p>sdelfcl, <text:s/>null, <text:s/>null, 49, <text:s/>null, 2, <text:s/>null =&gt; sdelfcl // Shadowed Elven Cleric</text:p>
          </table:table-cell>
        </table:table-row>
        <table:table-row table:style-name="ro3">
          <table:table-cell table:formula="of:=CONCATENATE([$import.$A416];&quot;, &quot;;[$import.$B416];&quot;, &quot;;[$import.$C416];&quot;, &quot;;[$import.$D416];&quot;, &quot;;[$import.$E416];&quot;, &quot;;[$import.$F416];&quot;, &quot;;[$import.$G416];&quot; =&gt; &quot;;[$import.$A416];&quot; // &quot;;[$import.$H416])" office:value-type="string" office:string-value="sdelfcl2,  null,  null, 49,  null, 2,  null =&gt; sdelfcl2 // Shadowed Elven Cleric" calcext:value-type="string">
            <text:p>sdelfcl2, <text:s/>null, <text:s/>null, 49, <text:s/>null, 2, <text:s/>null =&gt; sdelfcl2 // Shadowed Elven Cleric</text:p>
          </table:table-cell>
        </table:table-row>
        <table:table-row table:style-name="ro3">
          <table:table-cell table:formula="of:=CONCATENATE([$import.$A417];&quot;, &quot;;[$import.$B417];&quot;, &quot;;[$import.$C417];&quot;, &quot;;[$import.$D417];&quot;, &quot;;[$import.$E417];&quot;, &quot;;[$import.$F417];&quot;, &quot;;[$import.$G417];&quot; =&gt; &quot;;[$import.$A417];&quot; // &quot;;[$import.$H417])" office:value-type="string" office:string-value="sdelfof1,  null,  null, 49,  null, 2,  null =&gt; sdelfof1 // Shadowed Elven Officer" calcext:value-type="string">
            <text:p>sdelfof1, <text:s/>null, <text:s/>null, 49, <text:s/>null, 2, <text:s/>null =&gt; sdelfof1 // Shadowed Elven Officer</text:p>
          </table:table-cell>
        </table:table-row>
        <table:table-row table:style-name="ro3">
          <table:table-cell table:formula="of:=CONCATENATE([$import.$A418];&quot;, &quot;;[$import.$B418];&quot;, &quot;;[$import.$C418];&quot;, &quot;;[$import.$D418];&quot;, &quot;;[$import.$E418];&quot;, &quot;;[$import.$F418];&quot;, &quot;;[$import.$G418];&quot; =&gt; &quot;;[$import.$A418];&quot; // &quot;;[$import.$H418])" office:value-type="string" office:string-value="sdelfof2,  null,  null, 49,  null, 2,  null =&gt; sdelfof2 // Shadowed Elven Officer" calcext:value-type="string">
            <text:p>sdelfof2, <text:s/>null, <text:s/>null, 49, <text:s/>null, 2, <text:s/>null =&gt; sdelfof2 // Shadowed Elven Officer</text:p>
          </table:table-cell>
        </table:table-row>
        <table:table-row table:style-name="ro3">
          <table:table-cell table:formula="of:=CONCATENATE([$import.$A419];&quot;, &quot;;[$import.$B419];&quot;, &quot;;[$import.$C419];&quot;, &quot;;[$import.$D419];&quot;, &quot;;[$import.$E419];&quot;, &quot;;[$import.$F419];&quot;, &quot;;[$import.$G419];&quot; =&gt; &quot;;[$import.$A419];&quot; // &quot;;[$import.$H419])" office:value-type="string" office:string-value="sdelfof3,  null,  null, 49,  null, 2,  null =&gt; sdelfof3 // Shadowed Elven Officer" calcext:value-type="string">
            <text:p>sdelfof3, <text:s/>null, <text:s/>null, 49, <text:s/>null, 2, <text:s/>null =&gt; sdelfof3 // Shadowed Elven Officer</text:p>
          </table:table-cell>
        </table:table-row>
        <table:table-row table:style-name="ro3">
          <table:table-cell table:formula="of:=CONCATENATE([$import.$A420];&quot;, &quot;;[$import.$B420];&quot;, &quot;;[$import.$C420];&quot;, &quot;;[$import.$D420];&quot;, &quot;;[$import.$E420];&quot;, &quot;;[$import.$F420];&quot;, &quot;;[$import.$G420];&quot; =&gt; &quot;;[$import.$A420];&quot; // &quot;;[$import.$H420])" office:value-type="string" office:string-value="sdelfpr,  null,  null, 49,  null, 2,  null =&gt; sdelfpr // Shadowed Elven Priest" calcext:value-type="string">
            <text:p>sdelfpr, <text:s/>null, <text:s/>null, 49, <text:s/>null, 2, <text:s/>null =&gt; sdelfpr // Shadowed Elven Priest</text:p>
          </table:table-cell>
        </table:table-row>
        <table:table-row table:style-name="ro3">
          <table:table-cell table:formula="of:=CONCATENATE([$import.$A421];&quot;, &quot;;[$import.$B421];&quot;, &quot;;[$import.$C421];&quot;, &quot;;[$import.$D421];&quot;, &quot;;[$import.$E421];&quot;, &quot;;[$import.$F421];&quot;, &quot;;[$import.$G421];&quot; =&gt; &quot;;[$import.$A421];&quot; // &quot;;[$import.$H421])" office:value-type="string" office:string-value="sdelfsw1,  null,  null,  null,  null, 2,  null =&gt; sdelfsw1 // Shadowed Elven Swordsman" calcext:value-type="string">
            <text:p>sdelfsw1, <text:s/>null, <text:s/>null, <text:s/>null, <text:s/>null, 2, <text:s/>null =&gt; sdelfsw1 // Shadowed Elven Swordsman</text:p>
          </table:table-cell>
        </table:table-row>
        <table:table-row table:style-name="ro3">
          <table:table-cell table:formula="of:=CONCATENATE([$import.$A422];&quot;, &quot;;[$import.$B422];&quot;, &quot;;[$import.$C422];&quot;, &quot;;[$import.$D422];&quot;, &quot;;[$import.$E422];&quot;, &quot;;[$import.$F422];&quot;, &quot;;[$import.$G422];&quot; =&gt; &quot;;[$import.$A422];&quot; // &quot;;[$import.$H422])" office:value-type="string" office:string-value="sdelfsw2,  null,  null, 49,  null, 2,  null =&gt; sdelfsw2 // Shadowed Elven Swordsman" calcext:value-type="string">
            <text:p>sdelfsw2, <text:s/>null, <text:s/>null, 49, <text:s/>null, 2, <text:s/>null =&gt; sdelfsw2 // Shadowed Elven Swordsman</text:p>
          </table:table-cell>
        </table:table-row>
        <table:table-row table:style-name="ro3">
          <table:table-cell table:formula="of:=CONCATENATE([$import.$A423];&quot;, &quot;;[$import.$B423];&quot;, &quot;;[$import.$C423];&quot;, &quot;;[$import.$D423];&quot;, &quot;;[$import.$E423];&quot;, &quot;;[$import.$F423];&quot;, &quot;;[$import.$G423];&quot; =&gt; &quot;;[$import.$A423];&quot; // &quot;;[$import.$H423])" office:value-type="string" office:string-value="sdelfsw3,  null,  null, 49,  null, 2,  null =&gt; sdelfsw3 // Shadowed Elven Swordsman" calcext:value-type="string">
            <text:p>sdelfsw3, <text:s/>null, <text:s/>null, 49, <text:s/>null, 2, <text:s/>null =&gt; sdelfsw3 // Shadowed Elven Swordsman</text:p>
          </table:table-cell>
        </table:table-row>
        <table:table-row table:style-name="ro3">
          <table:table-cell table:formula="of:=CONCATENATE([$import.$A424];&quot;, &quot;;[$import.$B424];&quot;, &quot;;[$import.$C424];&quot;, &quot;;[$import.$D424];&quot;, &quot;;[$import.$E424];&quot;, &quot;;[$import.$F424];&quot;, &quot;;[$import.$G424];&quot; =&gt; &quot;;[$import.$A424];&quot; // &quot;;[$import.$H424])" office:value-type="string" office:string-value="sdelfsw4,  null,  null, 49,  null, 2,  null =&gt; sdelfsw4 // Shadowed Elven Swordsman" calcext:value-type="string">
            <text:p>sdelfsw4, <text:s/>null, <text:s/>null, 49, <text:s/>null, 2, <text:s/>null =&gt; sdelfsw4 // Shadowed Elven Swordsman</text:p>
          </table:table-cell>
        </table:table-row>
        <table:table-row table:style-name="ro3">
          <table:table-cell table:formula="of:=CONCATENATE([$import.$A425];&quot;, &quot;;[$import.$B425];&quot;, &quot;;[$import.$C425];&quot;, &quot;;[$import.$D425];&quot;, &quot;;[$import.$E425];&quot;, &quot;;[$import.$F425];&quot;, &quot;;[$import.$G425];&quot; =&gt; &quot;;[$import.$A425];&quot; // &quot;;[$import.$H425])" office:value-type="string" office:string-value="sdelfsw5,  null,  null, 49,  null, 2,  null =&gt; sdelfsw5 // Shadowed Elven Swordsman" calcext:value-type="string">
            <text:p>sdelfsw5, <text:s/>null, <text:s/>null, 49, <text:s/>null, 2, <text:s/>null =&gt; sdelfsw5 // Shadowed Elven Swordsman</text:p>
          </table:table-cell>
        </table:table-row>
        <table:table-row table:style-name="ro3">
          <table:table-cell table:formula="of:=CONCATENATE([$import.$A426];&quot;, &quot;;[$import.$B426];&quot;, &quot;;[$import.$C426];&quot;, &quot;;[$import.$D426];&quot;, &quot;;[$import.$E426];&quot;, &quot;;[$import.$F426];&quot;, &quot;;[$import.$G426];&quot; =&gt; &quot;;[$import.$A426];&quot; // &quot;;[$import.$H426])" office:value-type="string" office:string-value="sdelfwz1,  null,  null, 49,  null, 2,  null =&gt; sdelfwz1 // Shadowed Elven Wizard" calcext:value-type="string">
            <text:p>sdelfwz1, <text:s/>null, <text:s/>null, 49, <text:s/>null, 2, <text:s/>null =&gt; sdelfwz1 // Shadowed Elven Wizard</text:p>
          </table:table-cell>
        </table:table-row>
        <table:table-row table:style-name="ro3">
          <table:table-cell table:formula="of:=CONCATENATE([$import.$A427];&quot;, &quot;;[$import.$B427];&quot;, &quot;;[$import.$C427];&quot;, &quot;;[$import.$D427];&quot;, &quot;;[$import.$E427];&quot;, &quot;;[$import.$F427];&quot;, &quot;;[$import.$G427];&quot; =&gt; &quot;;[$import.$A427];&quot; // &quot;;[$import.$H427])" office:value-type="string" office:string-value="sdgobax1,  null,  null, 19,  null, 155,  null =&gt; sdgobax1 // Shadowed Goblin Grunt" calcext:value-type="string">
            <text:p>sdgobax1, <text:s/>null, <text:s/>null, 19, <text:s/>null, 155, <text:s/>null =&gt; sdgobax1 // Shadowed Goblin Grunt</text:p>
          </table:table-cell>
        </table:table-row>
        <table:table-row table:style-name="ro3">
          <table:table-cell table:formula="of:=CONCATENATE([$import.$A428];&quot;, &quot;;[$import.$B428];&quot;, &quot;;[$import.$C428];&quot;, &quot;;[$import.$D428];&quot;, &quot;;[$import.$E428];&quot;, &quot;;[$import.$F428];&quot;, &quot;;[$import.$G428];&quot; =&gt; &quot;;[$import.$A428];&quot; // &quot;;[$import.$H428])" office:value-type="string" office:string-value="sdgobax2,  null,  null, 19,  null, 155,  null =&gt; sdgobax2 // Shadowed Goblin Warrior" calcext:value-type="string">
            <text:p>sdgobax2, <text:s/>null, <text:s/>null, 19, <text:s/>null, 155, <text:s/>null =&gt; sdgobax2 // Shadowed Goblin Warrior</text:p>
          </table:table-cell>
        </table:table-row>
        <table:table-row table:style-name="ro3">
          <table:table-cell table:formula="of:=CONCATENATE([$import.$A429];&quot;, &quot;;[$import.$B429];&quot;, &quot;;[$import.$C429];&quot;, &quot;;[$import.$D429];&quot;, &quot;;[$import.$E429];&quot;, &quot;;[$import.$F429];&quot;, &quot;;[$import.$G429];&quot; =&gt; &quot;;[$import.$A429];&quot; // &quot;;[$import.$H429])" office:value-type="string" office:string-value="sdgobax3,  null,  null, 19,  null, 155,  null =&gt; sdgobax3 // Shadowed Goblin Warrior" calcext:value-type="string">
            <text:p>sdgobax3, <text:s/>null, <text:s/>null, 19, <text:s/>null, 155, <text:s/>null =&gt; sdgobax3 // Shadowed Goblin Warrior</text:p>
          </table:table-cell>
        </table:table-row>
        <table:table-row table:style-name="ro3">
          <table:table-cell table:formula="of:=CONCATENATE([$import.$A430];&quot;, &quot;;[$import.$B430];&quot;, &quot;;[$import.$C430];&quot;, &quot;;[$import.$D430];&quot;, &quot;;[$import.$E430];&quot;, &quot;;[$import.$F430];&quot;, &quot;;[$import.$G430];&quot; =&gt; &quot;;[$import.$A430];&quot; // &quot;;[$import.$H430])" office:value-type="string" office:string-value="sdgobbw1,  null,  null, 19,  null, 155,  null =&gt; sdgobbw1 // Shadowed Goblin Archer" calcext:value-type="string">
            <text:p>sdgobbw1, <text:s/>null, <text:s/>null, 19, <text:s/>null, 155, <text:s/>null =&gt; sdgobbw1 // Shadowed Goblin Archer</text:p>
          </table:table-cell>
        </table:table-row>
        <table:table-row table:style-name="ro3">
          <table:table-cell table:formula="of:=CONCATENATE([$import.$A431];&quot;, &quot;;[$import.$B431];&quot;, &quot;;[$import.$C431];&quot;, &quot;;[$import.$D431];&quot;, &quot;;[$import.$E431];&quot;, &quot;;[$import.$F431];&quot;, &quot;;[$import.$G431];&quot; =&gt; &quot;;[$import.$A431];&quot; // &quot;;[$import.$H431])" office:value-type="string" office:string-value="sdgobbw2,  null,  null, 19,  null, 155,  null =&gt; sdgobbw2 // Shadowed Goblin Marksman" calcext:value-type="string">
            <text:p>sdgobbw2, <text:s/>null, <text:s/>null, 19, <text:s/>null, 155, <text:s/>null =&gt; sdgobbw2 // Shadowed Goblin Marksman</text:p>
          </table:table-cell>
        </table:table-row>
        <table:table-row table:style-name="ro3">
          <table:table-cell table:formula="of:=CONCATENATE([$import.$A432];&quot;, &quot;;[$import.$B432];&quot;, &quot;;[$import.$C432];&quot;, &quot;;[$import.$D432];&quot;, &quot;;[$import.$E432];&quot;, &quot;;[$import.$F432];&quot;, &quot;;[$import.$G432];&quot; =&gt; &quot;;[$import.$A432];&quot; // &quot;;[$import.$H432])" office:value-type="string" office:string-value="sdgobtrn,  null,  null, 19,  null, 155,  null =&gt; sdgobtrn // Shadowed Goblin Trainer" calcext:value-type="string">
            <text:p>sdgobtrn, <text:s/>null, <text:s/>null, 19, <text:s/>null, 155, <text:s/>null =&gt; sdgobtrn // Shadowed Goblin Trainer</text:p>
          </table:table-cell>
        </table:table-row>
        <table:table-row table:style-name="ro3">
          <table:table-cell table:formula="of:=CONCATENATE([$import.$A433];&quot;, &quot;;[$import.$B433];&quot;, &quot;;[$import.$C433];&quot;, &quot;;[$import.$D433];&quot;, &quot;;[$import.$E433];&quot;, &quot;;[$import.$F433];&quot;, &quot;;[$import.$G433];&quot; =&gt; &quot;;[$import.$A433];&quot; // &quot;;[$import.$H433])" office:value-type="string" office:string-value="sdogre,  null,  null, 51,  null, 113,  null =&gt; sdogre // Shadowed Ogre" calcext:value-type="string">
            <text:p>sdogre, <text:s/>null, <text:s/>null, 51, <text:s/>null, 113, <text:s/>null =&gt; sdogre // Shadowed Ogre</text:p>
          </table:table-cell>
        </table:table-row>
        <table:table-row table:style-name="ro3">
          <table:table-cell table:formula="of:=CONCATENATE([$import.$A434];&quot;, &quot;;[$import.$B434];&quot;, &quot;;[$import.$C434];&quot;, &quot;;[$import.$D434];&quot;, &quot;;[$import.$E434];&quot;, &quot;;[$import.$F434];&quot;, &quot;;[$import.$G434];&quot; =&gt; &quot;;[$import.$A434];&quot; // &quot;;[$import.$H434])" office:value-type="string" office:string-value="sdogre2,  null,  null, 51,  null, 167,  null =&gt; sdogre2 // Shadowed Ogre" calcext:value-type="string">
            <text:p>sdogre2, <text:s/>null, <text:s/>null, 51, <text:s/>null, 167, <text:s/>null =&gt; sdogre2 // Shadowed Ogre</text:p>
          </table:table-cell>
        </table:table-row>
        <table:table-row table:style-name="ro3">
          <table:table-cell table:formula="of:=CONCATENATE([$import.$A435];&quot;, &quot;;[$import.$B435];&quot;, &quot;;[$import.$C435];&quot;, &quot;;[$import.$D435];&quot;, &quot;;[$import.$E435];&quot;, &quot;;[$import.$F435];&quot;, &quot;;[$import.$G435];&quot; =&gt; &quot;;[$import.$A435];&quot; // &quot;;[$import.$H435])" office:value-type="string" office:string-value="sdorcax1,  null,  null, 19,  null, 160,  null =&gt; sdorcax1 // Shadowed Orc Grunt" calcext:value-type="string">
            <text:p>sdorcax1, <text:s/>null, <text:s/>null, 19, <text:s/>null, 160, <text:s/>null =&gt; sdorcax1 // Shadowed Orc Grunt</text:p>
          </table:table-cell>
        </table:table-row>
        <table:table-row table:style-name="ro3">
          <table:table-cell table:formula="of:=CONCATENATE([$import.$A436];&quot;, &quot;;[$import.$B436];&quot;, &quot;;[$import.$C436];&quot;, &quot;;[$import.$D436];&quot;, &quot;;[$import.$E436];&quot;, &quot;;[$import.$F436];&quot;, &quot;;[$import.$G436];&quot; =&gt; &quot;;[$import.$A436];&quot; // &quot;;[$import.$H436])" office:value-type="string" office:string-value="sdorcax3,  null,  null, 19,  null, 160,  null =&gt; sdorcax3 // Shadowed Orc Chieftain" calcext:value-type="string">
            <text:p>sdorcax3, <text:s/>null, <text:s/>null, 19, <text:s/>null, 160, <text:s/>null =&gt; sdorcax3 // Shadowed Orc Chieftain</text:p>
          </table:table-cell>
        </table:table-row>
        <table:table-row table:style-name="ro3">
          <table:table-cell table:formula="of:=CONCATENATE([$import.$A437];&quot;, &quot;;[$import.$B437];&quot;, &quot;;[$import.$C437];&quot;, &quot;;[$import.$D437];&quot;, &quot;;[$import.$E437];&quot;, &quot;;[$import.$F437];&quot;, &quot;;[$import.$G437];&quot; =&gt; &quot;;[$import.$A437];&quot; // &quot;;[$import.$H437])" office:value-type="string" office:string-value="sdorcbw1,  null,  null, 19,  null, 160,  null =&gt; sdorcbw1 // Shadowed Orc Archer" calcext:value-type="string">
            <text:p>sdorcbw1, <text:s/>null, <text:s/>null, 19, <text:s/>null, 160, <text:s/>null =&gt; sdorcbw1 // Shadowed Orc Archer</text:p>
          </table:table-cell>
        </table:table-row>
        <table:table-row table:style-name="ro3">
          <table:table-cell table:formula="of:=CONCATENATE([$import.$A438];&quot;, &quot;;[$import.$B438];&quot;, &quot;;[$import.$C438];&quot;, &quot;;[$import.$D438];&quot;, &quot;;[$import.$E438];&quot;, &quot;;[$import.$F438];&quot;, &quot;;[$import.$G438];&quot; =&gt; &quot;;[$import.$A438];&quot; // &quot;;[$import.$H438])" office:value-type="string" office:string-value="sdorcbw2,  null,  null, 19,  null, 160,  null =&gt; sdorcbw2 // Shadowed Orc Marksman" calcext:value-type="string">
            <text:p>sdorcbw2, <text:s/>null, <text:s/>null, 19, <text:s/>null, 160, <text:s/>null =&gt; sdorcbw2 // Shadowed Orc Marksman</text:p>
          </table:table-cell>
        </table:table-row>
        <table:table-row table:style-name="ro3">
          <table:table-cell table:formula="of:=CONCATENATE([$import.$A439];&quot;, &quot;;[$import.$B439];&quot;, &quot;;[$import.$C439];&quot;, &quot;;[$import.$D439];&quot;, &quot;;[$import.$E439];&quot;, &quot;;[$import.$F439];&quot;, &quot;;[$import.$G439];&quot; =&gt; &quot;;[$import.$A439];&quot; // &quot;;[$import.$H439])" office:value-type="string" office:string-value="sdorcshm,  null,  null, 19,  null, 160,  null =&gt; sdorcshm // Shadowed Orc Shaman" calcext:value-type="string">
            <text:p>sdorcshm, <text:s/>null, <text:s/>null, 19, <text:s/>null, 160, <text:s/>null =&gt; sdorcshm // Shadowed Orc Shaman</text:p>
          </table:table-cell>
        </table:table-row>
        <table:table-row table:style-name="ro3">
          <table:table-cell table:formula="of:=CONCATENATE([$import.$A440];&quot;, &quot;;[$import.$B440];&quot;, &quot;;[$import.$C440];&quot;, &quot;;[$import.$D440];&quot;, &quot;;[$import.$E440];&quot;, &quot;;[$import.$F440];&quot;, &quot;;[$import.$G440];&quot; =&gt; &quot;;[$import.$A440];&quot; // &quot;;[$import.$H440])" office:value-type="string" office:string-value="sdworg,  null,  null, 35,  null, 117,  null =&gt; sdworg // Shadowed Worg" calcext:value-type="string">
            <text:p>sdworg, <text:s/>null, <text:s/>null, 35, <text:s/>null, 117, <text:s/>null =&gt; sdworg // Shadowed Worg</text:p>
          </table:table-cell>
        </table:table-row>
        <table:table-row table:style-name="ro3">
          <table:table-cell table:formula="of:=CONCATENATE([$import.$A441];&quot;, &quot;;[$import.$B441];&quot;, &quot;;[$import.$C441];&quot;, &quot;;[$import.$D441];&quot;, &quot;;[$import.$E441];&quot;, &quot;;[$import.$F441];&quot;, &quot;;[$import.$G441];&quot; =&gt; &quot;;[$import.$A441];&quot; // &quot;;[$import.$H441])" office:value-type="string" office:string-value="sentry,  null,  null,  null,  null, 156,  null =&gt; sentry // Cryshal Sentry" calcext:value-type="string">
            <text:p>sentry, <text:s/>null, <text:s/>null, <text:s/>null, <text:s/>null, 156, <text:s/>null =&gt; sentry // Cryshal Sentry</text:p>
          </table:table-cell>
        </table:table-row>
        <table:table-row table:style-name="ro3">
          <table:table-cell table:formula="of:=CONCATENATE([$import.$A442];&quot;, &quot;;[$import.$B442];&quot;, &quot;;[$import.$C442];&quot;, &quot;;[$import.$D442];&quot;, &quot;;[$import.$E442];&quot;, &quot;;[$import.$F442];&quot;, &quot;;[$import.$G442];&quot; =&gt; &quot;;[$import.$A442];&quot; // &quot;;[$import.$H442])" office:value-type="string" office:string-value="serrhya,  null,  null, 49,  null,  null,  null =&gt; serrhya // Sehriya" calcext:value-type="string">
            <text:p>serrhya, <text:s/>null, <text:s/>null, 49, <text:s/>null, <text:s/>null, <text:s/>null =&gt; serrhya // Sehriya</text:p>
          </table:table-cell>
        </table:table-row>
        <table:table-row table:style-name="ro3">
          <table:table-cell table:formula="of:=CONCATENATE([$import.$A443];&quot;, &quot;;[$import.$B443];&quot;, &quot;;[$import.$C443];&quot;, &quot;;[$import.$D443];&quot;, &quot;;[$import.$E443];&quot;, &quot;;[$import.$F443];&quot;, &quot;;[$import.$G443];&quot; =&gt; &quot;;[$import.$A443];&quot; // &quot;;[$import.$H443])" office:value-type="string" office:string-value="sevsoul, 4,  null, 19,  null,  null,  null =&gt; sevsoul // Severed Soul" calcext:value-type="string">
            <text:p>sevsoul, 4, <text:s/>null, 19, <text:s/>null, <text:s/>null, <text:s/>null =&gt; sevsoul // Severed Soul</text:p>
          </table:table-cell>
        </table:table-row>
        <table:table-row table:style-name="ro3">
          <table:table-cell table:formula="of:=CONCATENATE([$import.$A444];&quot;, &quot;;[$import.$B444];&quot;, &quot;;[$import.$C444];&quot;, &quot;;[$import.$D444];&quot;, &quot;;[$import.$E444];&quot;, &quot;;[$import.$F444];&quot;, &quot;;[$import.$G444];&quot; =&gt; &quot;;[$import.$A444];&quot; // &quot;;[$import.$H444])" office:value-type="string" office:string-value="shadow,  null,  null, 51,  null,  null,  null =&gt; shadow // Shadow" calcext:value-type="string">
            <text:p>shadow, <text:s/>null, <text:s/>null, 51, <text:s/>null, <text:s/>null, <text:s/>null =&gt; shadow // Shadow</text:p>
          </table:table-cell>
        </table:table-row>
        <table:table-row table:style-name="ro3">
          <table:table-cell table:formula="of:=CONCATENATE([$import.$A445];&quot;, &quot;;[$import.$B445];&quot;, &quot;;[$import.$C445];&quot;, &quot;;[$import.$D445];&quot;, &quot;;[$import.$E445];&quot;, &quot;;[$import.$F445];&quot;, &quot;;[$import.$G445];&quot; =&gt; &quot;;[$import.$A445];&quot; // &quot;;[$import.$H445])" office:value-type="string" office:string-value="shadowb,  null,  null, 51,  null,  null,  null =&gt; shadowb // Buff Shadow" calcext:value-type="string">
            <text:p>shadowb, <text:s/>null, <text:s/>null, 51, <text:s/>null, <text:s/>null, <text:s/>null =&gt; shadowb // Buff Shadow</text:p>
          </table:table-cell>
        </table:table-row>
        <table:table-row table:style-name="ro3">
          <table:table-cell table:formula="of:=CONCATENATE([$import.$A446];&quot;, &quot;;[$import.$B446];&quot;, &quot;;[$import.$C446];&quot;, &quot;;[$import.$D446];&quot;, &quot;;[$import.$E446];&quot;, &quot;;[$import.$F446];&quot;, &quot;;[$import.$G446];&quot; =&gt; &quot;;[$import.$A446];&quot; // &quot;;[$import.$H446])" office:value-type="string" office:string-value="shadsoul,  null,  null, 19,  null,  null,  null =&gt; shadsoul // Shadowed Soul" calcext:value-type="string">
            <text:p>shadsoul, <text:s/>null, <text:s/>null, 19, <text:s/>null, <text:s/>null, <text:s/>null =&gt; shadsoul // Shadowed Soul</text:p>
          </table:table-cell>
        </table:table-row>
        <table:table-row table:style-name="ro3">
          <table:table-cell table:formula="of:=CONCATENATE([$import.$A447];&quot;, &quot;;[$import.$B447];&quot;, &quot;;[$import.$C447];&quot;, &quot;;[$import.$D447];&quot;, &quot;;[$import.$E447];&quot;, &quot;;[$import.$F447];&quot;, &quot;;[$import.$G447];&quot; =&gt; &quot;;[$import.$A447];&quot; // &quot;;[$import.$H447])" office:value-type="string" office:string-value="shatsoul, 4,  null, 19,  null,  null,  null =&gt; shatsoul // Shattered Soul" calcext:value-type="string">
            <text:p>shatsoul, 4, <text:s/>null, 19, <text:s/>null, <text:s/>null, <text:s/>null =&gt; shatsoul // Shattered Soul</text:p>
          </table:table-cell>
        </table:table-row>
        <table:table-row table:style-name="ro3">
          <table:table-cell table:formula="of:=CONCATENATE([$import.$A448];&quot;, &quot;;[$import.$B448];&quot;, &quot;;[$import.$C448];&quot;, &quot;;[$import.$D448];&quot;, &quot;;[$import.$E448];&quot;, &quot;;[$import.$F448];&quot;, &quot;;[$import.$G448];&quot; =&gt; &quot;;[$import.$A448];&quot; // &quot;;[$import.$H448])" office:value-type="string" office:string-value="shdelfpt,  null,  null, 49,  null,  null,  null =&gt; shdelfpt // Shadowed Elf" calcext:value-type="string">
            <text:p>shdelfpt, <text:s/>null, <text:s/>null, 49, <text:s/>null, <text:s/>null, <text:s/>null =&gt; shdelfpt // Shadowed Elf</text:p>
          </table:table-cell>
        </table:table-row>
        <table:table-row table:style-name="ro3">
          <table:table-cell table:formula="of:=CONCATENATE([$import.$A449];&quot;, &quot;;[$import.$B449];&quot;, &quot;;[$import.$C449];&quot;, &quot;;[$import.$D449];&quot;, &quot;;[$import.$E449];&quot;, &quot;;[$import.$F449];&quot;, &quot;;[$import.$G449];&quot; =&gt; &quot;;[$import.$A449];&quot; // &quot;;[$import.$H449])" office:value-type="string" office:string-value="sheemish, 1, 1,  null,  null,  null,  null =&gt; sheemish // Sheemish" calcext:value-type="string">
            <text:p>sheemish, 1, 1, <text:s/>null, <text:s/>null, <text:s/>null, <text:s/>null =&gt; sheemish // Sheemish</text:p>
          </table:table-cell>
        </table:table-row>
        <table:table-row table:style-name="ro3">
          <table:table-cell table:formula="of:=CONCATENATE([$import.$A450];&quot;, &quot;;[$import.$B450];&quot;, &quot;;[$import.$C450];&quot;, &quot;;[$import.$D450];&quot;, &quot;;[$import.$E450];&quot;, &quot;;[$import.$F450];&quot;, &quot;;[$import.$G450];&quot; =&gt; &quot;;[$import.$A450];&quot; // &quot;;[$import.$H450])" office:value-type="string" office:string-value="shmblr, 4,  null,  null, 255, 176,  null =&gt; shmblr // Shambler" calcext:value-type="string">
            <text:p>shmblr, 4, <text:s/>null, <text:s/>null, 255, 176, <text:s/>null =&gt; shmblr // Shambler</text:p>
          </table:table-cell>
        </table:table-row>
        <table:table-row table:style-name="ro3">
          <table:table-cell table:formula="of:=CONCATENATE([$import.$A451];&quot;, &quot;;[$import.$B451];&quot;, &quot;;[$import.$C451];&quot;, &quot;;[$import.$D451];&quot;, &quot;;[$import.$E451];&quot;, &quot;;[$import.$F451];&quot;, &quot;;[$import.$G451];&quot; =&gt; &quot;;[$import.$A451];&quot; // &quot;;[$import.$H451])" office:value-type="string" office:string-value="shrieker,  null,  null, 34,  null,  null,  null =&gt; shrieker // Shrieker" calcext:value-type="string">
            <text:p>shrieker, <text:s/>null, <text:s/>null, 34, <text:s/>null, <text:s/>null, <text:s/>null =&gt; shrieker // Shrieker</text:p>
          </table:table-cell>
        </table:table-row>
        <table:table-row table:style-name="ro3">
          <table:table-cell table:formula="of:=CONCATENATE([$import.$A452];&quot;, &quot;;[$import.$B452];&quot;, &quot;;[$import.$C452];&quot;, &quot;;[$import.$D452];&quot;, &quot;;[$import.$E452];&quot;, &quot;;[$import.$F452];&quot;, &quot;;[$import.$G452];&quot; =&gt; &quot;;[$import.$A452];&quot; // &quot;;[$import.$H452])" office:value-type="string" office:string-value="sincylia,  null,  null,  null, 1, 1,  null =&gt; sincylia // Sister Incylia" calcext:value-type="string">
            <text:p>sincylia, <text:s/>null, <text:s/>null, <text:s/>null, 1, 1, <text:s/>null =&gt; sincylia // Sister Incylia</text:p>
          </table:table-cell>
        </table:table-row>
        <table:table-row table:style-name="ro3">
          <table:table-cell table:formula="of:=CONCATENATE([$import.$A453];&quot;, &quot;;[$import.$B453];&quot;, &quot;;[$import.$C453];&quot;, &quot;;[$import.$D453];&quot;, &quot;;[$import.$E453];&quot;, &quot;;[$import.$F453];&quot;, &quot;;[$import.$G453];&quot; =&gt; &quot;;[$import.$A453];&quot; // &quot;;[$import.$H453])" office:value-type="string" office:string-value="skarmax,  null,  null, 34,  null,  null,  null =&gt; skarmax // Armored Skeleton" calcext:value-type="string">
            <text:p>skarmax, <text:s/>null, <text:s/>null, 34, <text:s/>null, <text:s/>null, <text:s/>null =&gt; skarmax // Armored Skeleton</text:p>
          </table:table-cell>
        </table:table-row>
        <table:table-row table:style-name="ro3">
          <table:table-cell table:formula="of:=CONCATENATE([$import.$A454];&quot;, &quot;;[$import.$B454];&quot;, &quot;;[$import.$C454];&quot;, &quot;;[$import.$D454];&quot;, &quot;;[$import.$E454];&quot;, &quot;;[$import.$F454];&quot;, &quot;;[$import.$G454];&quot; =&gt; &quot;;[$import.$A454];&quot; // &quot;;[$import.$H454])" office:value-type="string" office:string-value="skarmms,  null,  null, 34,  null,  null,  null =&gt; skarmms // Armored Skeleton" calcext:value-type="string">
            <text:p>skarmms, <text:s/>null, <text:s/>null, 34, <text:s/>null, <text:s/>null, <text:s/>null =&gt; skarmms // Armored Skeleton</text:p>
          </table:table-cell>
        </table:table-row>
        <table:table-row table:style-name="ro3">
          <table:table-cell table:formula="of:=CONCATENATE([$import.$A455];&quot;, &quot;;[$import.$B455];&quot;, &quot;;[$import.$C455];&quot;, &quot;;[$import.$D455];&quot;, &quot;;[$import.$E455];&quot;, &quot;;[$import.$F455];&quot;, &quot;;[$import.$G455];&quot; =&gt; &quot;;[$import.$A455];&quot; // &quot;;[$import.$H455])" office:value-type="string" office:string-value="skarmsw,  null,  null, 34,  null,  null,  null =&gt; skarmsw // Armored Skeleton" calcext:value-type="string">
            <text:p>skarmsw, <text:s/>null, <text:s/>null, 34, <text:s/>null, <text:s/>null, <text:s/>null =&gt; skarmsw // Armored Skeleton</text:p>
          </table:table-cell>
        </table:table-row>
        <table:table-row table:style-name="ro3">
          <table:table-cell table:formula="of:=CONCATENATE([$import.$A456];&quot;, &quot;;[$import.$B456];&quot;, &quot;;[$import.$C456];&quot;, &quot;;[$import.$D456];&quot;, &quot;;[$import.$E456];&quot;, &quot;;[$import.$F456];&quot;, &quot;;[$import.$G456];&quot; =&gt; &quot;;[$import.$A456];&quot; // &quot;;[$import.$H456])" office:value-type="string" office:string-value="skelarm,  null,  null, 34,  null,  null,  null =&gt; skelarm // Armored Skeleton" calcext:value-type="string">
            <text:p>skelarm, <text:s/>null, <text:s/>null, 34, <text:s/>null, <text:s/>null, <text:s/>null =&gt; skelarm // Armored Skeleton</text:p>
          </table:table-cell>
        </table:table-row>
        <table:table-row table:style-name="ro3">
          <table:table-cell table:formula="of:=CONCATENATE([$import.$A457];&quot;, &quot;;[$import.$B457];&quot;, &quot;;[$import.$C457];&quot;, &quot;;[$import.$D457];&quot;, &quot;;[$import.$E457];&quot;, &quot;;[$import.$F457];&quot;, &quot;;[$import.$G457];&quot; =&gt; &quot;;[$import.$A457];&quot; // &quot;;[$import.$H457])" office:value-type="string" office:string-value="skelblad,  null,  null, 34,  null,  null,  null =&gt; skelblad // Bladed Skeleton" calcext:value-type="string">
            <text:p>skelblad, <text:s/>null, <text:s/>null, 34, <text:s/>null, <text:s/>null, <text:s/>null =&gt; skelblad // Bladed Skeleton</text:p>
          </table:table-cell>
        </table:table-row>
        <table:table-row table:style-name="ro3">
          <table:table-cell table:formula="of:=CONCATENATE([$import.$A458];&quot;, &quot;;[$import.$B458];&quot;, &quot;;[$import.$C458];&quot;, &quot;;[$import.$D458];&quot;, &quot;;[$import.$E458];&quot;, &quot;;[$import.$F458];&quot;, &quot;;[$import.$G458];&quot; =&gt; &quot;;[$import.$A458];&quot; // &quot;;[$import.$H458])" office:value-type="string" office:string-value="skelblaz, 4,  null, 34,  null,  null,  null =&gt; skelblaz // Burning Skeleton" calcext:value-type="string">
            <text:p>skelblaz, 4, <text:s/>null, 34, <text:s/>null, <text:s/>null, <text:s/>null =&gt; skelblaz // Burning Skeleton</text:p>
          </table:table-cell>
        </table:table-row>
        <table:table-row table:style-name="ro3">
          <table:table-cell table:formula="of:=CONCATENATE([$import.$A459];&quot;, &quot;;[$import.$B459];&quot;, &quot;;[$import.$C459];&quot;, &quot;;[$import.$D459];&quot;, &quot;;[$import.$E459];&quot;, &quot;;[$import.$F459];&quot;, &quot;;[$import.$G459];&quot; =&gt; &quot;;[$import.$A459];&quot; // &quot;;[$import.$H459])" office:value-type="string" office:string-value="skelbow,  null,  null, 34,  null,  null,  null =&gt; skelbow // Skeleton Archer" calcext:value-type="string">
            <text:p>skelbow, <text:s/>null, <text:s/>null, 34, <text:s/>null, <text:s/>null, <text:s/>null =&gt; skelbow // Skeleton Archer</text:p>
          </table:table-cell>
        </table:table-row>
        <table:table-row table:style-name="ro3">
          <table:table-cell table:formula="of:=CONCATENATE([$import.$A460];&quot;, &quot;;[$import.$B460];&quot;, &quot;;[$import.$C460];&quot;, &quot;;[$import.$D460];&quot;, &quot;;[$import.$E460];&quot;, &quot;;[$import.$F460];&quot;, &quot;;[$import.$G460];&quot; =&gt; &quot;;[$import.$A460];&quot; // &quot;;[$import.$H460])" office:value-type="string" office:string-value="skelserr,  null,  null, 34,  null,  null,  null =&gt; skelserr // Serrated Skeleton" calcext:value-type="string">
            <text:p>skelserr, <text:s/>null, <text:s/>null, 34, <text:s/>null, <text:s/>null, <text:s/>null =&gt; skelserr // Serrated Skeleton</text:p>
          </table:table-cell>
        </table:table-row>
        <table:table-row table:style-name="ro3">
          <table:table-cell table:formula="of:=CONCATENATE([$import.$A461];&quot;, &quot;;[$import.$B461];&quot;, &quot;;[$import.$C461];&quot;, &quot;;[$import.$D461];&quot;, &quot;;[$import.$E461];&quot;, &quot;;[$import.$F461];&quot;, &quot;;[$import.$G461];&quot; =&gt; &quot;;[$import.$A461];&quot; // &quot;;[$import.$H461])" office:value-type="string" office:string-value="slavedf1,  null,  null, 34, 3,  null,  null =&gt; slavedf1 // Dead Slave" calcext:value-type="string">
            <text:p>slavedf1, <text:s/>null, <text:s/>null, 34, 3, <text:s/>null, <text:s/>null =&gt; slavedf1 // Dead Slave</text:p>
          </table:table-cell>
        </table:table-row>
        <table:table-row table:style-name="ro3">
          <table:table-cell table:formula="of:=CONCATENATE([$import.$A462];&quot;, &quot;;[$import.$B462];&quot;, &quot;;[$import.$C462];&quot;, &quot;;[$import.$D462];&quot;, &quot;;[$import.$E462];&quot;, &quot;;[$import.$F462];&quot;, &quot;;[$import.$G462];&quot; =&gt; &quot;;[$import.$A462];&quot; // &quot;;[$import.$H462])" office:value-type="string" office:string-value="slavedf2,  null,  null, 34, 3,  null,  null =&gt; slavedf2 // Dead Slave" calcext:value-type="string">
            <text:p>slavedf2, <text:s/>null, <text:s/>null, 34, 3, <text:s/>null, <text:s/>null =&gt; slavedf2 // Dead Slave</text:p>
          </table:table-cell>
        </table:table-row>
        <table:table-row table:style-name="ro3">
          <table:table-cell table:formula="of:=CONCATENATE([$import.$A463];&quot;, &quot;;[$import.$B463];&quot;, &quot;;[$import.$C463];&quot;, &quot;;[$import.$D463];&quot;, &quot;;[$import.$E463];&quot;, &quot;;[$import.$F463];&quot;, &quot;;[$import.$G463];&quot; =&gt; &quot;;[$import.$A463];&quot; // &quot;;[$import.$H463])" office:value-type="string" office:string-value="slavedm1,  null,  null, 34, 3,  null,  null =&gt; slavedm1 // Dead Slave" calcext:value-type="string">
            <text:p>slavedm1, <text:s/>null, <text:s/>null, 34, 3, <text:s/>null, <text:s/>null =&gt; slavedm1 // Dead Slave</text:p>
          </table:table-cell>
        </table:table-row>
        <table:table-row table:style-name="ro3">
          <table:table-cell table:formula="of:=CONCATENATE([$import.$A464];&quot;, &quot;;[$import.$B464];&quot;, &quot;;[$import.$C464];&quot;, &quot;;[$import.$D464];&quot;, &quot;;[$import.$E464];&quot;, &quot;;[$import.$F464];&quot;, &quot;;[$import.$G464];&quot; =&gt; &quot;;[$import.$A464];&quot; // &quot;;[$import.$H464])" office:value-type="string" office:string-value="slavedm2,  null,  null, 34, 3,  null,  null =&gt; slavedm2 // Dead Slave" calcext:value-type="string">
            <text:p>slavedm2, <text:s/>null, <text:s/>null, 34, 3, <text:s/>null, <text:s/>null =&gt; slavedm2 // Dead Slave</text:p>
          </table:table-cell>
        </table:table-row>
        <table:table-row table:style-name="ro3">
          <table:table-cell table:formula="of:=CONCATENATE([$import.$A465];&quot;, &quot;;[$import.$B465];&quot;, &quot;;[$import.$C465];&quot;, &quot;;[$import.$D465];&quot;, &quot;;[$import.$E465];&quot;, &quot;;[$import.$F465];&quot;, &quot;;[$import.$G465];&quot; =&gt; &quot;;[$import.$A465];&quot; // &quot;;[$import.$H465])" office:value-type="string" office:string-value="slavef1,  null,  null, 34,  null,  null,  null =&gt; slavef1 // Slave" calcext:value-type="string">
            <text:p>slavef1, <text:s/>null, <text:s/>null, 34, <text:s/>null, <text:s/>null, <text:s/>null =&gt; slavef1 // Slave</text:p>
          </table:table-cell>
        </table:table-row>
        <table:table-row table:style-name="ro3">
          <table:table-cell table:formula="of:=CONCATENATE([$import.$A466];&quot;, &quot;;[$import.$B466];&quot;, &quot;;[$import.$C466];&quot;, &quot;;[$import.$D466];&quot;, &quot;;[$import.$E466];&quot;, &quot;;[$import.$F466];&quot;, &quot;;[$import.$G466];&quot; =&gt; &quot;;[$import.$A466];&quot; // &quot;;[$import.$H466])" office:value-type="string" office:string-value="slavef2,  null,  null, 34,  null,  null,  null =&gt; slavef2 // Slave" calcext:value-type="string">
            <text:p>slavef2, <text:s/>null, <text:s/>null, 34, <text:s/>null, <text:s/>null, <text:s/>null =&gt; slavef2 // Slave</text:p>
          </table:table-cell>
        </table:table-row>
        <table:table-row table:style-name="ro3">
          <table:table-cell table:formula="of:=CONCATENATE([$import.$A467];&quot;, &quot;;[$import.$B467];&quot;, &quot;;[$import.$C467];&quot;, &quot;;[$import.$D467];&quot;, &quot;;[$import.$E467];&quot;, &quot;;[$import.$F467];&quot;, &quot;;[$import.$G467];&quot; =&gt; &quot;;[$import.$A467];&quot; // &quot;;[$import.$H467])" office:value-type="string" office:string-value="slavef3,  null,  null, 34,  null,  null,  null =&gt; slavef3 // Slave" calcext:value-type="string">
            <text:p>slavef3, <text:s/>null, <text:s/>null, 34, <text:s/>null, <text:s/>null, <text:s/>null =&gt; slavef3 // Slave</text:p>
          </table:table-cell>
        </table:table-row>
        <table:table-row table:style-name="ro3">
          <table:table-cell table:formula="of:=CONCATENATE([$import.$A468];&quot;, &quot;;[$import.$B468];&quot;, &quot;;[$import.$C468];&quot;, &quot;;[$import.$D468];&quot;, &quot;;[$import.$E468];&quot;, &quot;;[$import.$F468];&quot;, &quot;;[$import.$G468];&quot; =&gt; &quot;;[$import.$A468];&quot; // &quot;;[$import.$H468])" office:value-type="string" office:string-value="slavef4,  null,  null, 34,  null,  null,  null =&gt; slavef4 // Slave" calcext:value-type="string">
            <text:p>slavef4, <text:s/>null, <text:s/>null, 34, <text:s/>null, <text:s/>null, <text:s/>null =&gt; slavef4 // Slave</text:p>
          </table:table-cell>
        </table:table-row>
        <table:table-row table:style-name="ro3">
          <table:table-cell table:formula="of:=CONCATENATE([$import.$A469];&quot;, &quot;;[$import.$B469];&quot;, &quot;;[$import.$C469];&quot;, &quot;;[$import.$D469];&quot;, &quot;;[$import.$E469];&quot;, &quot;;[$import.$F469];&quot;, &quot;;[$import.$G469];&quot; =&gt; &quot;;[$import.$A469];&quot; // &quot;;[$import.$H469])" office:value-type="string" office:string-value="slavef5,  null,  null, 34,  null,  null,  null =&gt; slavef5 // Slave" calcext:value-type="string">
            <text:p>slavef5, <text:s/>null, <text:s/>null, 34, <text:s/>null, <text:s/>null, <text:s/>null =&gt; slavef5 // Slave</text:p>
          </table:table-cell>
        </table:table-row>
        <table:table-row table:style-name="ro3">
          <table:table-cell table:formula="of:=CONCATENATE([$import.$A470];&quot;, &quot;;[$import.$B470];&quot;, &quot;;[$import.$C470];&quot;, &quot;;[$import.$D470];&quot;, &quot;;[$import.$E470];&quot;, &quot;;[$import.$F470];&quot;, &quot;;[$import.$G470];&quot; =&gt; &quot;;[$import.$A470];&quot; // &quot;;[$import.$H470])" office:value-type="string" office:string-value="slavem1,  null,  null, 34,  null,  null,  null =&gt; slavem1 // Slave" calcext:value-type="string">
            <text:p>slavem1, <text:s/>null, <text:s/>null, 34, <text:s/>null, <text:s/>null, <text:s/>null =&gt; slavem1 // Slave</text:p>
          </table:table-cell>
        </table:table-row>
        <table:table-row table:style-name="ro3">
          <table:table-cell table:formula="of:=CONCATENATE([$import.$A471];&quot;, &quot;;[$import.$B471];&quot;, &quot;;[$import.$C471];&quot;, &quot;;[$import.$D471];&quot;, &quot;;[$import.$E471];&quot;, &quot;;[$import.$F471];&quot;, &quot;;[$import.$G471];&quot; =&gt; &quot;;[$import.$A471];&quot; // &quot;;[$import.$H471])" office:value-type="string" office:string-value="slavem2,  null,  null, 34,  null,  null,  null =&gt; slavem2 // Slave" calcext:value-type="string">
            <text:p>slavem2, <text:s/>null, <text:s/>null, 34, <text:s/>null, <text:s/>null, <text:s/>null =&gt; slavem2 // Slave</text:p>
          </table:table-cell>
        </table:table-row>
        <table:table-row table:style-name="ro3">
          <table:table-cell table:formula="of:=CONCATENATE([$import.$A472];&quot;, &quot;;[$import.$B472];&quot;, &quot;;[$import.$C472];&quot;, &quot;;[$import.$D472];&quot;, &quot;;[$import.$E472];&quot;, &quot;;[$import.$F472];&quot;, &quot;;[$import.$G472];&quot; =&gt; &quot;;[$import.$A472];&quot; // &quot;;[$import.$H472])" office:value-type="string" office:string-value="slavem3,  null,  null, 34,  null,  null,  null =&gt; slavem3 // Slave" calcext:value-type="string">
            <text:p>slavem3, <text:s/>null, <text:s/>null, 34, <text:s/>null, <text:s/>null, <text:s/>null =&gt; slavem3 // Slave</text:p>
          </table:table-cell>
        </table:table-row>
        <table:table-row table:style-name="ro3">
          <table:table-cell table:formula="of:=CONCATENATE([$import.$A473];&quot;, &quot;;[$import.$B473];&quot;, &quot;;[$import.$C473];&quot;, &quot;;[$import.$D473];&quot;, &quot;;[$import.$E473];&quot;, &quot;;[$import.$F473];&quot;, &quot;;[$import.$G473];&quot; =&gt; &quot;;[$import.$A473];&quot; // &quot;;[$import.$H473])" office:value-type="string" office:string-value="slavem5,  null,  null, 34,  null,  null,  null =&gt; slavem5 // Slave" calcext:value-type="string">
            <text:p>slavem5, <text:s/>null, <text:s/>null, 34, <text:s/>null, <text:s/>null, <text:s/>null =&gt; slavem5 // Slave</text:p>
          </table:table-cell>
        </table:table-row>
        <table:table-row table:style-name="ro3">
          <table:table-cell table:formula="of:=CONCATENATE([$import.$A474];&quot;, &quot;;[$import.$B474];&quot;, &quot;;[$import.$C474];&quot;, &quot;;[$import.$D474];&quot;, &quot;;[$import.$E474];&quot;, &quot;;[$import.$F474];&quot;, &quot;;[$import.$G474];&quot; =&gt; &quot;;[$import.$A474];&quot; // &quot;;[$import.$H474])" office:value-type="string" office:string-value="slmzomb,  null,  null,  null, 4, 108,  null =&gt; slmzomb // Slime Zombie" calcext:value-type="string">
            <text:p>slmzomb, <text:s/>null, <text:s/>null, <text:s/>null, 4, 108, <text:s/>null =&gt; slmzomb // Slime Zombie</text:p>
          </table:table-cell>
        </table:table-row>
        <table:table-row table:style-name="ro3">
          <table:table-cell table:formula="of:=CONCATENATE([$import.$A475];&quot;, &quot;;[$import.$B475];&quot;, &quot;;[$import.$C475];&quot;, &quot;;[$import.$D475];&quot;, &quot;;[$import.$E475];&quot;, &quot;;[$import.$F475];&quot;, &quot;;[$import.$G475];&quot; =&gt; &quot;;[$import.$A475];&quot; // &quot;;[$import.$H475])" office:value-type="string" office:string-value="soth,  null,  null, 34,  null,  null,  null =&gt; soth // Soth" calcext:value-type="string">
            <text:p>soth, <text:s/>null, <text:s/>null, 34, <text:s/>null, <text:s/>null, <text:s/>null =&gt; soth // Soth</text:p>
          </table:table-cell>
        </table:table-row>
        <table:table-row table:style-name="ro3">
          <table:table-cell table:formula="of:=CONCATENATE([$import.$A476];&quot;, &quot;;[$import.$B476];&quot;, &quot;;[$import.$C476];&quot;, &quot;;[$import.$D476];&quot;, &quot;;[$import.$E476];&quot;, &quot;;[$import.$F476];&quot;, &quot;;[$import.$G476];&quot; =&gt; &quot;;[$import.$A476];&quot; // &quot;;[$import.$H476])" office:value-type="string" office:string-value="spcook,  null,  null,  null, 4,  null,  null =&gt; spcook // Spectral Cook" calcext:value-type="string">
            <text:p>spcook, <text:s/>null, <text:s/>null, <text:s/>null, 4, <text:s/>null, <text:s/>null =&gt; spcook // Spectral Cook</text:p>
          </table:table-cell>
        </table:table-row>
        <table:table-row table:style-name="ro3">
          <table:table-cell table:formula="of:=CONCATENATE([$import.$A477];&quot;, &quot;;[$import.$B477];&quot;, &quot;;[$import.$C477];&quot;, &quot;;[$import.$D477];&quot;, &quot;;[$import.$E477];&quot;, &quot;;[$import.$F477];&quot;, &quot;;[$import.$G477];&quot; =&gt; &quot;;[$import.$A477];&quot; // &quot;;[$import.$H477])" office:value-type="string" office:string-value="spcourtf,  null, 2,  null, 4,  null,  null =&gt; spcourtf // Spectral Courtier" calcext:value-type="string">
            <text:p>spcourtf, <text:s/>null, 2, <text:s/>null, 4, <text:s/>null, <text:s/>null =&gt; spcourtf // Spectral Courtier</text:p>
          </table:table-cell>
        </table:table-row>
        <table:table-row table:style-name="ro3">
          <table:table-cell table:formula="of:=CONCATENATE([$import.$A478];&quot;, &quot;;[$import.$B478];&quot;, &quot;;[$import.$C478];&quot;, &quot;;[$import.$D478];&quot;, &quot;;[$import.$E478];&quot;, &quot;;[$import.$F478];&quot;, &quot;;[$import.$G478];&quot; =&gt; &quot;;[$import.$A478];&quot; // &quot;;[$import.$H478])" office:value-type="string" office:string-value="spcourtm,  null,  null,  null, 4,  null,  null =&gt; spcourtm // Spectral Courtier" calcext:value-type="string">
            <text:p>spcourtm, <text:s/>null, <text:s/>null, <text:s/>null, 4, <text:s/>null, <text:s/>null =&gt; spcourtm // Spectral Courtier</text:p>
          </table:table-cell>
        </table:table-row>
        <table:table-row table:style-name="ro3">
          <table:table-cell table:formula="of:=CONCATENATE([$import.$A479];&quot;, &quot;;[$import.$B479];&quot;, &quot;;[$import.$C479];&quot;, &quot;;[$import.$D479];&quot;, &quot;;[$import.$E479];&quot;, &quot;;[$import.$F479];&quot;, &quot;;[$import.$G479];&quot; =&gt; &quot;;[$import.$A479];&quot; // &quot;;[$import.$H479])" office:value-type="string" office:string-value="spknight,  null,  null, 34,  null,  null,  null =&gt; spknight // Spectral Knight" calcext:value-type="string">
            <text:p>spknight, <text:s/>null, <text:s/>null, 34, <text:s/>null, <text:s/>null, <text:s/>null =&gt; spknight // Spectral Knight</text:p>
          </table:table-cell>
        </table:table-row>
        <table:table-row table:style-name="ro3">
          <table:table-cell table:formula="of:=CONCATENATE([$import.$A480];&quot;, &quot;;[$import.$B480];&quot;, &quot;;[$import.$C480];&quot;, &quot;;[$import.$D480];&quot;, &quot;;[$import.$E480];&quot;, &quot;;[$import.$F480];&quot;, &quot;;[$import.$G480];&quot; =&gt; &quot;;[$import.$A480];&quot; // &quot;;[$import.$H480])" office:value-type="string" office:string-value="squirel,  null,  null, 34,  null,  null,  null =&gt; squirel // Squirrel" calcext:value-type="string">
            <text:p>squirel, <text:s/>null, <text:s/>null, 34, <text:s/>null, <text:s/>null, <text:s/>null =&gt; squirel // Squirrel</text:p>
          </table:table-cell>
        </table:table-row>
        <table:table-row table:style-name="ro3">
          <table:table-cell table:formula="of:=CONCATENATE([$import.$A481];&quot;, &quot;;[$import.$B481];&quot;, &quot;;[$import.$C481];&quot;, &quot;;[$import.$D481];&quot;, &quot;;[$import.$E481];&quot;, &quot;;[$import.$F481];&quot;, &quot;;[$import.$G481];&quot; =&gt; &quot;;[$import.$A481];&quot; // &quot;;[$import.$H481])" office:value-type="string" office:string-value="squirel2,  null,  null, 34,  null,  null,  null =&gt; squirel2 // Squirrel" calcext:value-type="string">
            <text:p>squirel2, <text:s/>null, <text:s/>null, 34, <text:s/>null, <text:s/>null, <text:s/>null =&gt; squirel2 // Squirrel</text:p>
          </table:table-cell>
        </table:table-row>
        <table:table-row table:style-name="ro3">
          <table:table-cell table:formula="of:=CONCATENATE([$import.$A482];&quot;, &quot;;[$import.$B482];&quot;, &quot;;[$import.$C482];&quot;, &quot;;[$import.$D482];&quot;, &quot;;[$import.$E482];&quot;, &quot;;[$import.$F482];&quot;, &quot;;[$import.$G482];&quot; =&gt; &quot;;[$import.$A482];&quot; // &quot;;[$import.$H482])" office:value-type="string" office:string-value="ss1gob1,  null,  null, 19, 1,  null,  null =&gt; ss1gob1 // Goblin" calcext:value-type="string">
            <text:p>ss1gob1, <text:s/>null, <text:s/>null, 19, 1, <text:s/>null, <text:s/>null =&gt; ss1gob1 // Goblin</text:p>
          </table:table-cell>
        </table:table-row>
        <table:table-row table:style-name="ro3">
          <table:table-cell table:formula="of:=CONCATENATE([$import.$A483];&quot;, &quot;;[$import.$B483];&quot;, &quot;;[$import.$C483];&quot;, &quot;;[$import.$D483];&quot;, &quot;;[$import.$E483];&quot;, &quot;;[$import.$F483];&quot;, &quot;;[$import.$G483];&quot; =&gt; &quot;;[$import.$A483];&quot; // &quot;;[$import.$H483])" office:value-type="string" office:string-value="ss1gob2,  null,  null, 19, 1,  null,  null =&gt; ss1gob2 // Goblin" calcext:value-type="string">
            <text:p>ss1gob2, <text:s/>null, <text:s/>null, 19, 1, <text:s/>null, <text:s/>null =&gt; ss1gob2 // Goblin</text:p>
          </table:table-cell>
        </table:table-row>
        <table:table-row table:style-name="ro3">
          <table:table-cell table:formula="of:=CONCATENATE([$import.$A484];&quot;, &quot;;[$import.$B484];&quot;, &quot;;[$import.$C484];&quot;, &quot;;[$import.$D484];&quot;, &quot;;[$import.$E484];&quot;, &quot;;[$import.$F484];&quot;, &quot;;[$import.$G484];&quot; =&gt; &quot;;[$import.$A484];&quot; // &quot;;[$import.$H484])" office:value-type="string" office:string-value="ss1gob3,  null,  null, 19, 1,  null,  null =&gt; ss1gob3 // Goblin" calcext:value-type="string">
            <text:p>ss1gob3, <text:s/>null, <text:s/>null, 19, 1, <text:s/>null, <text:s/>null =&gt; ss1gob3 // Goblin</text:p>
          </table:table-cell>
        </table:table-row>
        <table:table-row table:style-name="ro3">
          <table:table-cell table:formula="of:=CONCATENATE([$import.$A485];&quot;, &quot;;[$import.$B485];&quot;, &quot;;[$import.$C485];&quot;, &quot;;[$import.$D485];&quot;, &quot;;[$import.$E485];&quot;, &quot;;[$import.$F485];&quot;, &quot;;[$import.$G485];&quot; =&gt; &quot;;[$import.$A485];&quot; // &quot;;[$import.$H485])" office:value-type="string" office:string-value="ss1liz3,  null,  null,  null, 1,  null,  null =&gt; ss1liz3 // Lizard Man" calcext:value-type="string">
            <text:p>ss1liz3, <text:s/>null, <text:s/>null, <text:s/>null, 1, <text:s/>null, <text:s/>null =&gt; ss1liz3 // Lizard Man</text:p>
          </table:table-cell>
        </table:table-row>
        <table:table-row table:style-name="ro3">
          <table:table-cell table:formula="of:=CONCATENATE([$import.$A486];&quot;, &quot;;[$import.$B486];&quot;, &quot;;[$import.$C486];&quot;, &quot;;[$import.$D486];&quot;, &quot;;[$import.$E486];&quot;, &quot;;[$import.$F486];&quot;, &quot;;[$import.$G486];&quot; =&gt; &quot;;[$import.$A486];&quot; // &quot;;[$import.$H486])" office:value-type="string" office:string-value="ss1liz4,  null,  null,  null, 1,  null,  null =&gt; ss1liz4 // Lizard Man" calcext:value-type="string">
            <text:p>ss1liz4, <text:s/>null, <text:s/>null, <text:s/>null, 1, <text:s/>null, <text:s/>null =&gt; ss1liz4 // Lizard Man</text:p>
          </table:table-cell>
        </table:table-row>
        <table:table-row table:style-name="ro3">
          <table:table-cell table:formula="of:=CONCATENATE([$import.$A487];&quot;, &quot;;[$import.$B487];&quot;, &quot;;[$import.$C487];&quot;, &quot;;[$import.$D487];&quot;, &quot;;[$import.$E487];&quot;, &quot;;[$import.$F487];&quot;, &quot;;[$import.$G487];&quot; =&gt; &quot;;[$import.$A487];&quot; // &quot;;[$import.$H487])" office:value-type="string" office:string-value="ss1trl6,  null,  null,  null, 5,  null,  null =&gt; ss1trl6 // Troll" calcext:value-type="string">
            <text:p>ss1trl6, <text:s/>null, <text:s/>null, <text:s/>null, 5, <text:s/>null, <text:s/>null =&gt; ss1trl6 // Troll</text:p>
          </table:table-cell>
        </table:table-row>
        <table:table-row table:style-name="ro3">
          <table:table-cell table:formula="of:=CONCATENATE([$import.$A488];&quot;, &quot;;[$import.$B488];&quot;, &quot;;[$import.$C488];&quot;, &quot;;[$import.$D488];&quot;, &quot;;[$import.$E488];&quot;, &quot;;[$import.$F488];&quot;, &quot;;[$import.$G488];&quot; =&gt; &quot;;[$import.$A488];&quot; // &quot;;[$import.$H488])" office:value-type="string" office:string-value="ss1trl7,  null,  null,  null, 5,  null,  null =&gt; ss1trl7 // Troll" calcext:value-type="string">
            <text:p>ss1trl7, <text:s/>null, <text:s/>null, <text:s/>null, 5, <text:s/>null, <text:s/>null =&gt; ss1trl7 // Troll</text:p>
          </table:table-cell>
        </table:table-row>
        <table:table-row table:style-name="ro3">
          <table:table-cell table:formula="of:=CONCATENATE([$import.$A489];&quot;, &quot;;[$import.$B489];&quot;, &quot;;[$import.$C489];&quot;, &quot;;[$import.$D489];&quot;, &quot;;[$import.$E489];&quot;, &quot;;[$import.$F489];&quot;, &quot;;[$import.$G489];&quot; =&gt; &quot;;[$import.$A489];&quot; // &quot;;[$import.$H489])" office:value-type="string" office:string-value="ss1trl8,  null,  null,  null, 5,  null,  null =&gt; ss1trl8 // Troll" calcext:value-type="string">
            <text:p>ss1trl8, <text:s/>null, <text:s/>null, <text:s/>null, 5, <text:s/>null, <text:s/>null =&gt; ss1trl8 // Troll</text:p>
          </table:table-cell>
        </table:table-row>
        <table:table-row table:style-name="ro3">
          <table:table-cell table:formula="of:=CONCATENATE([$import.$A490];&quot;, &quot;;[$import.$B490];&quot;, &quot;;[$import.$C490];&quot;, &quot;;[$import.$D490];&quot;, &quot;;[$import.$E490];&quot;, &quot;;[$import.$F490];&quot;, &quot;;[$import.$G490];&quot; =&gt; &quot;;[$import.$A490];&quot; // &quot;;[$import.$H490])" office:value-type="string" office:string-value="ss2gob1,  null,  null, 19, 1,  null,  null =&gt; ss2gob1 // Goblin Elite" calcext:value-type="string">
            <text:p>ss2gob1, <text:s/>null, <text:s/>null, 19, 1, <text:s/>null, <text:s/>null =&gt; ss2gob1 // Goblin Elite</text:p>
          </table:table-cell>
        </table:table-row>
        <table:table-row table:style-name="ro3">
          <table:table-cell table:formula="of:=CONCATENATE([$import.$A491];&quot;, &quot;;[$import.$B491];&quot;, &quot;;[$import.$C491];&quot;, &quot;;[$import.$D491];&quot;, &quot;;[$import.$E491];&quot;, &quot;;[$import.$F491];&quot;, &quot;;[$import.$G491];&quot; =&gt; &quot;;[$import.$A491];&quot; // &quot;;[$import.$H491])" office:value-type="string" office:string-value="ss2gob2,  null,  null, 19, 1,  null,  null =&gt; ss2gob2 // Goblin Elite" calcext:value-type="string">
            <text:p>ss2gob2, <text:s/>null, <text:s/>null, 19, 1, <text:s/>null, <text:s/>null =&gt; ss2gob2 // Goblin Elite</text:p>
          </table:table-cell>
        </table:table-row>
        <table:table-row table:style-name="ro3">
          <table:table-cell table:formula="of:=CONCATENATE([$import.$A492];&quot;, &quot;;[$import.$B492];&quot;, &quot;;[$import.$C492];&quot;, &quot;;[$import.$D492];&quot;, &quot;;[$import.$E492];&quot;, &quot;;[$import.$F492];&quot;, &quot;;[$import.$G492];&quot; =&gt; &quot;;[$import.$A492];&quot; // &quot;;[$import.$H492])" office:value-type="string" office:string-value="ss2gob3,  null,  null, 19, 1,  null,  null =&gt; ss2gob3 // Goblin Elite" calcext:value-type="string">
            <text:p>ss2gob3, <text:s/>null, <text:s/>null, 19, 1, <text:s/>null, <text:s/>null =&gt; ss2gob3 // Goblin Elite</text:p>
          </table:table-cell>
        </table:table-row>
        <table:table-row table:style-name="ro3">
          <table:table-cell table:formula="of:=CONCATENATE([$import.$A493];&quot;, &quot;;[$import.$B493];&quot;, &quot;;[$import.$C493];&quot;, &quot;;[$import.$D493];&quot;, &quot;;[$import.$E493];&quot;, &quot;;[$import.$F493];&quot;, &quot;;[$import.$G493];&quot; =&gt; &quot;;[$import.$A493];&quot; // &quot;;[$import.$H493])" office:value-type="string" office:string-value="ss2liz5,  null,  null,  null, 1,  null,  null =&gt; ss2liz5 // Tough Lizard Man" calcext:value-type="string">
            <text:p>ss2liz5, <text:s/>null, <text:s/>null, <text:s/>null, 1, <text:s/>null, <text:s/>null =&gt; ss2liz5 // Tough Lizard Man</text:p>
          </table:table-cell>
        </table:table-row>
        <table:table-row table:style-name="ro3">
          <table:table-cell table:formula="of:=CONCATENATE([$import.$A494];&quot;, &quot;;[$import.$B494];&quot;, &quot;;[$import.$C494];&quot;, &quot;;[$import.$D494];&quot;, &quot;;[$import.$E494];&quot;, &quot;;[$import.$F494];&quot;, &quot;;[$import.$G494];&quot; =&gt; &quot;;[$import.$A494];&quot; // &quot;;[$import.$H494])" office:value-type="string" office:string-value="ss2liz6,  null,  null,  null, 1,  null,  null =&gt; ss2liz6 // Tough Lizard Man" calcext:value-type="string">
            <text:p>ss2liz6, <text:s/>null, <text:s/>null, <text:s/>null, 1, <text:s/>null, <text:s/>null =&gt; ss2liz6 // Tough Lizard Man</text:p>
          </table:table-cell>
        </table:table-row>
        <table:table-row table:style-name="ro3">
          <table:table-cell table:formula="of:=CONCATENATE([$import.$A495];&quot;, &quot;;[$import.$B495];&quot;, &quot;;[$import.$C495];&quot;, &quot;;[$import.$D495];&quot;, &quot;;[$import.$E495];&quot;, &quot;;[$import.$F495];&quot;, &quot;;[$import.$G495];&quot; =&gt; &quot;;[$import.$A495];&quot; // &quot;;[$import.$H495])" office:value-type="string" office:string-value="ss2liz7,  null,  null,  null, 1,  null,  null =&gt; ss2liz7 // Tough Lizard Man" calcext:value-type="string">
            <text:p>ss2liz7, <text:s/>null, <text:s/>null, <text:s/>null, 1, <text:s/>null, <text:s/>null =&gt; ss2liz7 // Tough Lizard Man</text:p>
          </table:table-cell>
        </table:table-row>
        <table:table-row table:style-name="ro3">
          <table:table-cell table:formula="of:=CONCATENATE([$import.$A496];&quot;, &quot;;[$import.$B496];&quot;, &quot;;[$import.$C496];&quot;, &quot;;[$import.$D496];&quot;, &quot;;[$import.$E496];&quot;, &quot;;[$import.$F496];&quot;, &quot;;[$import.$G496];&quot; =&gt; &quot;;[$import.$A496];&quot; // &quot;;[$import.$H496])" office:value-type="string" office:string-value="ss3trl7,  null,  null,  null, 5,  null,  null =&gt; ss3trl7 // Troll" calcext:value-type="string">
            <text:p>ss3trl7, <text:s/>null, <text:s/>null, <text:s/>null, 5, <text:s/>null, <text:s/>null =&gt; ss3trl7 // Troll</text:p>
          </table:table-cell>
        </table:table-row>
        <table:table-row table:style-name="ro3">
          <table:table-cell table:formula="of:=CONCATENATE([$import.$A497];&quot;, &quot;;[$import.$B497];&quot;, &quot;;[$import.$C497];&quot;, &quot;;[$import.$D497];&quot;, &quot;;[$import.$E497];&quot;, &quot;;[$import.$F497];&quot;, &quot;;[$import.$G497];&quot; =&gt; &quot;;[$import.$A497];&quot; // &quot;;[$import.$H497])" office:value-type="string" office:string-value="ss3trl8,  null,  null,  null, 5,  null,  null =&gt; ss3trl8 // Troll" calcext:value-type="string">
            <text:p>ss3trl8, <text:s/>null, <text:s/>null, <text:s/>null, 5, <text:s/>null, <text:s/>null =&gt; ss3trl8 // Troll</text:p>
          </table:table-cell>
        </table:table-row>
        <table:table-row table:style-name="ro3">
          <table:table-cell table:formula="of:=CONCATENATE([$import.$A498];&quot;, &quot;;[$import.$B498];&quot;, &quot;;[$import.$C498];&quot;, &quot;;[$import.$D498];&quot;, &quot;;[$import.$E498];&quot;, &quot;;[$import.$F498];&quot;, &quot;;[$import.$G498];&quot; =&gt; &quot;;[$import.$A498];&quot; // &quot;;[$import.$H498])" office:value-type="string" office:string-value="ss3umb8,  null,  null, 51,  null,  null,  null =&gt; ss3umb8 // Umber Hulk" calcext:value-type="string">
            <text:p>ss3umb8, <text:s/>null, <text:s/>null, 51, <text:s/>null, <text:s/>null, <text:s/>null =&gt; ss3umb8 // Umber Hulk</text:p>
          </table:table-cell>
        </table:table-row>
        <table:table-row table:style-name="ro3">
          <table:table-cell table:formula="of:=CONCATENATE([$import.$A499];&quot;, &quot;;[$import.$B499];&quot;, &quot;;[$import.$C499];&quot;, &quot;;[$import.$D499];&quot;, &quot;;[$import.$E499];&quot;, &quot;;[$import.$F499];&quot;, &quot;;[$import.$G499];&quot; =&gt; &quot;;[$import.$A499];&quot; // &quot;;[$import.$H499])" office:value-type="string" office:string-value="ss3umb9,  null,  null, 51,  null,  null,  null =&gt; ss3umb9 // Umber Hulk" calcext:value-type="string">
            <text:p>ss3umb9, <text:s/>null, <text:s/>null, 51, <text:s/>null, <text:s/>null, <text:s/>null =&gt; ss3umb9 // Umber Hulk</text:p>
          </table:table-cell>
        </table:table-row>
        <table:table-row table:style-name="ro3">
          <table:table-cell table:formula="of:=CONCATENATE([$import.$A500];&quot;, &quot;;[$import.$B500];&quot;, &quot;;[$import.$C500];&quot;, &quot;;[$import.$D500];&quot;, &quot;;[$import.$E500];&quot;, &quot;;[$import.$F500];&quot;, &quot;;[$import.$G500];&quot; =&gt; &quot;;[$import.$A500];&quot; // &quot;;[$import.$H500])" office:value-type="string" office:string-value="sshamb,  null,  null,  null,  null, 176,  null =&gt; sshamb // Shambling Mound" calcext:value-type="string">
            <text:p>sshamb, <text:s/>null, <text:s/>null, <text:s/>null, <text:s/>null, 176, <text:s/>null =&gt; sshamb // Shambling Mound</text:p>
          </table:table-cell>
        </table:table-row>
        <table:table-row table:style-name="ro3">
          <table:table-cell table:formula="of:=CONCATENATE([$import.$A501];&quot;, &quot;;[$import.$B501];&quot;, &quot;;[$import.$C501];&quot;, &quot;;[$import.$D501];&quot;, &quot;;[$import.$E501];&quot;, &quot;;[$import.$F501];&quot;, &quot;;[$import.$G501];&quot; =&gt; &quot;;[$import.$A501];&quot; // &quot;;[$import.$H501])" office:value-type="string" office:string-value="stnnui,  null,  null, 34, 255,  null,  null =&gt; stnnui // Stone Nuisance" calcext:value-type="string">
            <text:p>stnnui, <text:s/>null, <text:s/>null, 34, 255, <text:s/>null, <text:s/>null =&gt; stnnui // Stone Nuisance</text:p>
          </table:table-cell>
        </table:table-row>
        <table:table-row table:style-name="ro3">
          <table:table-cell table:formula="of:=CONCATENATE([$import.$A502];&quot;, &quot;;[$import.$B502];&quot;, &quot;;[$import.$C502];&quot;, &quot;;[$import.$D502];&quot;, &quot;;[$import.$E502];&quot;, &quot;;[$import.$F502];&quot;, &quot;;[$import.$G502];&quot; =&gt; &quot;;[$import.$A502];&quot; // &quot;;[$import.$H502])" office:value-type="string" office:string-value="stoolm1,  null,  null, 34,  null,  null,  null =&gt; stoolm1 // Townsperson" calcext:value-type="string">
            <text:p>stoolm1, <text:s/>null, <text:s/>null, 34, <text:s/>null, <text:s/>null, <text:s/>null =&gt; stoolm1 // Townsperson</text:p>
          </table:table-cell>
        </table:table-row>
        <table:table-row table:style-name="ro3">
          <table:table-cell table:formula="of:=CONCATENATE([$import.$A503];&quot;, &quot;;[$import.$B503];&quot;, &quot;;[$import.$C503];&quot;, &quot;;[$import.$D503];&quot;, &quot;;[$import.$E503];&quot;, &quot;;[$import.$F503];&quot;, &quot;;[$import.$G503];&quot; =&gt; &quot;;[$import.$A503];&quot; // &quot;;[$import.$H503])" office:value-type="string" office:string-value="stoolm2,  null,  null, 34,  null,  null,  null =&gt; stoolm2 // Townsperson" calcext:value-type="string">
            <text:p>stoolm2, <text:s/>null, <text:s/>null, 34, <text:s/>null, <text:s/>null, <text:s/>null =&gt; stoolm2 // Townsperson</text:p>
          </table:table-cell>
        </table:table-row>
        <table:table-row table:style-name="ro3">
          <table:table-cell table:formula="of:=CONCATENATE([$import.$A504];&quot;, &quot;;[$import.$B504];&quot;, &quot;;[$import.$C504];&quot;, &quot;;[$import.$D504];&quot;, &quot;;[$import.$E504];&quot;, &quot;;[$import.$F504];&quot;, &quot;;[$import.$G504];&quot; =&gt; &quot;;[$import.$A504];&quot; // &quot;;[$import.$H504])" office:value-type="string" office:string-value="stoolm3,  null,  null, 34,  null,  null,  null =&gt; stoolm3 // Townsperson" calcext:value-type="string">
            <text:p>stoolm3, <text:s/>null, <text:s/>null, 34, <text:s/>null, <text:s/>null, <text:s/>null =&gt; stoolm3 // Townsperson</text:p>
          </table:table-cell>
        </table:table-row>
        <table:table-row table:style-name="ro3">
          <table:table-cell table:formula="of:=CONCATENATE([$import.$A505];&quot;, &quot;;[$import.$B505];&quot;, &quot;;[$import.$C505];&quot;, &quot;;[$import.$D505];&quot;, &quot;;[$import.$E505];&quot;, &quot;;[$import.$F505];&quot;, &quot;;[$import.$G505];&quot; =&gt; &quot;;[$import.$A505];&quot; // &quot;;[$import.$H505])" office:value-type="string" office:string-value="sumdoom,  null,  null, 34,  null,  null,  null =&gt; sumdoom // Creeping Doom" calcext:value-type="string">
            <text:p>sumdoom, <text:s/>null, <text:s/>null, 34, <text:s/>null, <text:s/>null, <text:s/>null =&gt; sumdoom // Creeping Doom</text:p>
          </table:table-cell>
        </table:table-row>
        <table:table-row table:style-name="ro3">
          <table:table-cell table:formula="of:=CONCATENATE([$import.$A506];&quot;, &quot;;[$import.$B506];&quot;, &quot;;[$import.$C506];&quot;, &quot;;[$import.$D506];&quot;, &quot;;[$import.$E506];&quot;, &quot;;[$import.$F506];&quot;, &quot;;[$import.$G506];&quot; =&gt; &quot;;[$import.$A506];&quot; // &quot;;[$import.$H506])" office:value-type="string" office:string-value="sumshad,  null,  null, 51,  null,  null,  null =&gt; sumshad // Shadow" calcext:value-type="string">
            <text:p>sumshad, <text:s/>null, <text:s/>null, 51, <text:s/>null, <text:s/>null, <text:s/>null =&gt; sumshad // Shadow</text:p>
          </table:table-cell>
        </table:table-row>
        <table:table-row table:style-name="ro3">
          <table:table-cell table:formula="of:=CONCATENATE([$import.$A507];&quot;, &quot;;[$import.$B507];&quot;, &quot;;[$import.$C507];&quot;, &quot;;[$import.$D507];&quot;, &quot;;[$import.$E507];&quot;, &quot;;[$import.$F507];&quot;, &quot;;[$import.$G507];&quot; =&gt; &quot;;[$import.$A507];&quot; // &quot;;[$import.$H507])" office:value-type="string" office:string-value="sumstlk,  null,  null, 34,  null, 152,  null =&gt; sumstlk // Invisible Stalker" calcext:value-type="string">
            <text:p>sumstlk, <text:s/>null, <text:s/>null, 34, <text:s/>null, 152, <text:s/>null =&gt; sumstlk // Invisible Stalker</text:p>
          </table:table-cell>
        </table:table-row>
        <table:table-row table:style-name="ro3">
          <table:table-cell table:formula="of:=CONCATENATE([$import.$A508];&quot;, &quot;;[$import.$B508];&quot;, &quot;;[$import.$C508];&quot;, &quot;;[$import.$D508];&quot;, &quot;;[$import.$E508];&quot;, &quot;;[$import.$F508];&quot;, &quot;;[$import.$G508];&quot; =&gt; &quot;;[$import.$A508];&quot; // &quot;;[$import.$H508])" office:value-type="string" office:string-value="svirfneb,  null,  null, 33,  null,  null,  null =&gt; svirfneb // Svirfneblin" calcext:value-type="string">
            <text:p>svirfneb, <text:s/>null, <text:s/>null, 33, <text:s/>null, <text:s/>null, <text:s/>null =&gt; svirfneb // Svirfneblin</text:p>
          </table:table-cell>
        </table:table-row>
        <table:table-row table:style-name="ro3">
          <table:table-cell table:formula="of:=CONCATENATE([$import.$A509];&quot;, &quot;;[$import.$B509];&quot;, &quot;;[$import.$C509];&quot;, &quot;;[$import.$D509];&quot;, &quot;;[$import.$E509];&quot;, &quot;;[$import.$F509];&quot;, &quot;;[$import.$G509];&quot; =&gt; &quot;;[$import.$A509];&quot; // &quot;;[$import.$H509])" office:value-type="string" office:string-value="talodead, 1, 1,  null, 3,  null, 3 =&gt; talodead // Talonite Priest" calcext:value-type="string">
            <text:p>talodead, 1, 1, <text:s/>null, 3, <text:s/>null, 3 =&gt; talodead // Talonite Priest</text:p>
          </table:table-cell>
        </table:table-row>
        <table:table-row table:style-name="ro3">
          <table:table-cell table:formula="of:=CONCATENATE([$import.$A510];&quot;, &quot;;[$import.$B510];&quot;, &quot;;[$import.$C510];&quot;, &quot;;[$import.$D510];&quot;, &quot;;[$import.$E510];&quot;, &quot;;[$import.$F510];&quot;, &quot;;[$import.$G510];&quot; =&gt; &quot;;[$import.$A510];&quot; // &quot;;[$import.$H510])" office:value-type="string" office:string-value="tarnelm, 1,  null,  null,  null,  null,  null =&gt; tarnelm // Tarnelm" calcext:value-type="string">
            <text:p>tarnelm, 1, <text:s/>null, <text:s/>null, <text:s/>null, <text:s/>null, <text:s/>null =&gt; tarnelm // Tarnelm</text:p>
          </table:table-cell>
        </table:table-row>
        <table:table-row table:style-name="ro3">
          <table:table-cell table:formula="of:=CONCATENATE([$import.$A511];&quot;, &quot;;[$import.$B511];&quot;, &quot;;[$import.$C511];&quot;, &quot;;[$import.$D511];&quot;, &quot;;[$import.$E511];&quot;, &quot;;[$import.$F511];&quot;, &quot;;[$import.$G511];&quot; =&gt; &quot;;[$import.$A511];&quot; // &quot;;[$import.$H511])" office:value-type="string" office:string-value="tarnsen,  null,  null, 34,  null,  null,  null =&gt; tarnsen // Tarnished Sentry" calcext:value-type="string">
            <text:p>tarnsen, <text:s/>null, <text:s/>null, 34, <text:s/>null, <text:s/>null, <text:s/>null =&gt; tarnsen // Tarnished Sentry</text:p>
          </table:table-cell>
        </table:table-row>
        <table:table-row table:style-name="ro3">
          <table:table-cell table:formula="of:=CONCATENATE([$import.$A512];&quot;, &quot;;[$import.$B512];&quot;, &quot;;[$import.$C512];&quot;, &quot;;[$import.$D512];&quot;, &quot;;[$import.$E512];&quot;, &quot;;[$import.$F512];&quot;, &quot;;[$import.$G512];&quot; =&gt; &quot;;[$import.$A512];&quot; // &quot;;[$import.$H512])" office:value-type="string" office:string-value="telanis, 1,  null, 49,  null, 2,  null =&gt; telanis // Telanis" calcext:value-type="string">
            <text:p>telanis, 1, <text:s/>null, 49, <text:s/>null, 2, <text:s/>null =&gt; telanis // Telanis</text:p>
          </table:table-cell>
        </table:table-row>
        <table:table-row table:style-name="ro3">
          <table:table-cell table:formula="of:=CONCATENATE([$import.$A513];&quot;, &quot;;[$import.$B513];&quot;, &quot;;[$import.$C513];&quot;, &quot;;[$import.$D513];&quot;, &quot;;[$import.$E513];&quot;, &quot;;[$import.$F513];&quot;, &quot;;[$import.$G513];&quot; =&gt; &quot;;[$import.$A513];&quot; // &quot;;[$import.$H513])" office:value-type="string" office:string-value="therik,  null,  null, 34, 4,  null,  null =&gt; therik // Therik" calcext:value-type="string">
            <text:p>therik, <text:s/>null, <text:s/>null, 34, 4, <text:s/>null, <text:s/>null =&gt; therik // Therik</text:p>
          </table:table-cell>
        </table:table-row>
        <table:table-row table:style-name="ro3">
          <table:table-cell table:formula="of:=CONCATENATE([$import.$A514];&quot;, &quot;;[$import.$B514];&quot;, &quot;;[$import.$C514];&quot;, &quot;;[$import.$D514];&quot;, &quot;;[$import.$E514];&quot;, &quot;;[$import.$F514];&quot;, &quot;;[$import.$G514];&quot; =&gt; &quot;;[$import.$A514];&quot; // &quot;;[$import.$H514])" office:value-type="string" office:string-value="thom,  null,  null,  null, 1,  null,  null =&gt; thom // Thom Farold" calcext:value-type="string">
            <text:p>thom, <text:s/>null, <text:s/>null, <text:s/>null, 1, <text:s/>null, <text:s/>null =&gt; thom // Thom Farold</text:p>
          </table:table-cell>
        </table:table-row>
        <table:table-row table:style-name="ro3">
          <table:table-cell table:formula="of:=CONCATENATE([$import.$A515];&quot;, &quot;;[$import.$B515];&quot;, &quot;;[$import.$C515];&quot;, &quot;;[$import.$D515];&quot;, &quot;;[$import.$E515];&quot;, &quot;;[$import.$F515];&quot;, &quot;;[$import.$G515];&quot; =&gt; &quot;;[$import.$A515];&quot; // &quot;;[$import.$H515])" office:value-type="string" office:string-value="tiernon,  null,  null, 17,  null,  null,  null =&gt; tiernon // Tiernon" calcext:value-type="string">
            <text:p>tiernon, <text:s/>null, <text:s/>null, 17, <text:s/>null, <text:s/>null, <text:s/>null =&gt; tiernon // Tiernon</text:p>
          </table:table-cell>
        </table:table-row>
        <table:table-row table:style-name="ro3">
          <table:table-cell table:formula="of:=CONCATENATE([$import.$A516];&quot;, &quot;;[$import.$B516];&quot;, &quot;;[$import.$C516];&quot;, &quot;;[$import.$D516];&quot;, &quot;;[$import.$E516];&quot;, &quot;;[$import.$F516];&quot;, &quot;;[$import.$G516];&quot; =&gt; &quot;;[$import.$A516];&quot; // &quot;;[$import.$H516])" office:value-type="string" office:string-value="townief1,  null,  null, 34,  null,  null,  null =&gt; townief1 // Townsperson" calcext:value-type="string">
            <text:p>townief1, <text:s/>null, <text:s/>null, 34, <text:s/>null, <text:s/>null, <text:s/>null =&gt; townief1 // Townsperson</text:p>
          </table:table-cell>
        </table:table-row>
        <table:table-row table:style-name="ro3">
          <table:table-cell table:formula="of:=CONCATENATE([$import.$A517];&quot;, &quot;;[$import.$B517];&quot;, &quot;;[$import.$C517];&quot;, &quot;;[$import.$D517];&quot;, &quot;;[$import.$E517];&quot;, &quot;;[$import.$F517];&quot;, &quot;;[$import.$G517];&quot; =&gt; &quot;;[$import.$A517];&quot; // &quot;;[$import.$H517])" office:value-type="string" office:string-value="townief2,  null,  null, 34,  null,  null,  null =&gt; townief2 // Townsperson" calcext:value-type="string">
            <text:p>townief2, <text:s/>null, <text:s/>null, 34, <text:s/>null, <text:s/>null, <text:s/>null =&gt; townief2 // Townsperson</text:p>
          </table:table-cell>
        </table:table-row>
        <table:table-row table:style-name="ro3">
          <table:table-cell table:formula="of:=CONCATENATE([$import.$A518];&quot;, &quot;;[$import.$B518];&quot;, &quot;;[$import.$C518];&quot;, &quot;;[$import.$D518];&quot;, &quot;;[$import.$E518];&quot;, &quot;;[$import.$F518];&quot;, &quot;;[$import.$G518];&quot; =&gt; &quot;;[$import.$A518];&quot; // &quot;;[$import.$H518])" office:value-type="string" office:string-value="townief3,  null,  null, 34,  null,  null,  null =&gt; townief3 // Townsperson" calcext:value-type="string">
            <text:p>townief3, <text:s/>null, <text:s/>null, 34, <text:s/>null, <text:s/>null, <text:s/>null =&gt; townief3 // Townsperson</text:p>
          </table:table-cell>
        </table:table-row>
        <table:table-row table:style-name="ro3">
          <table:table-cell table:formula="of:=CONCATENATE([$import.$A519];&quot;, &quot;;[$import.$B519];&quot;, &quot;;[$import.$C519];&quot;, &quot;;[$import.$D519];&quot;, &quot;;[$import.$E519];&quot;, &quot;;[$import.$F519];&quot;, &quot;;[$import.$G519];&quot; =&gt; &quot;;[$import.$A519];&quot; // &quot;;[$import.$H519])" office:value-type="string" office:string-value="townief4,  null,  null, 34,  null,  null,  null =&gt; townief4 // Townsperson" calcext:value-type="string">
            <text:p>townief4, <text:s/>null, <text:s/>null, 34, <text:s/>null, <text:s/>null, <text:s/>null =&gt; townief4 // Townsperson</text:p>
          </table:table-cell>
        </table:table-row>
        <table:table-row table:style-name="ro3">
          <table:table-cell table:formula="of:=CONCATENATE([$import.$A520];&quot;, &quot;;[$import.$B520];&quot;, &quot;;[$import.$C520];&quot;, &quot;;[$import.$D520];&quot;, &quot;;[$import.$E520];&quot;, &quot;;[$import.$F520];&quot;, &quot;;[$import.$G520];&quot; =&gt; &quot;;[$import.$A520];&quot; // &quot;;[$import.$H520])" office:value-type="string" office:string-value="townief5,  null,  null, 34,  null,  null,  null =&gt; townief5 // Townsperson" calcext:value-type="string">
            <text:p>townief5, <text:s/>null, <text:s/>null, 34, <text:s/>null, <text:s/>null, <text:s/>null =&gt; townief5 // Townsperson</text:p>
          </table:table-cell>
        </table:table-row>
        <table:table-row table:style-name="ro3">
          <table:table-cell table:formula="of:=CONCATENATE([$import.$A521];&quot;, &quot;;[$import.$B521];&quot;, &quot;;[$import.$C521];&quot;, &quot;;[$import.$D521];&quot;, &quot;;[$import.$E521];&quot;, &quot;;[$import.$F521];&quot;, &quot;;[$import.$G521];&quot; =&gt; &quot;;[$import.$A521];&quot; // &quot;;[$import.$H521])" office:value-type="string" office:string-value="towniem1,  null,  null, 34,  null,  null,  null =&gt; towniem1 // Townsperson" calcext:value-type="string">
            <text:p>towniem1, <text:s/>null, <text:s/>null, 34, <text:s/>null, <text:s/>null, <text:s/>null =&gt; towniem1 // Townsperson</text:p>
          </table:table-cell>
        </table:table-row>
        <table:table-row table:style-name="ro3">
          <table:table-cell table:formula="of:=CONCATENATE([$import.$A522];&quot;, &quot;;[$import.$B522];&quot;, &quot;;[$import.$C522];&quot;, &quot;;[$import.$D522];&quot;, &quot;;[$import.$E522];&quot;, &quot;;[$import.$F522];&quot;, &quot;;[$import.$G522];&quot; =&gt; &quot;;[$import.$A522];&quot; // &quot;;[$import.$H522])" office:value-type="string" office:string-value="towniem2,  null,  null, 34,  null,  null,  null =&gt; towniem2 // Townsperson" calcext:value-type="string">
            <text:p>towniem2, <text:s/>null, <text:s/>null, 34, <text:s/>null, <text:s/>null, <text:s/>null =&gt; towniem2 // Townsperson</text:p>
          </table:table-cell>
        </table:table-row>
        <table:table-row table:style-name="ro3">
          <table:table-cell table:formula="of:=CONCATENATE([$import.$A523];&quot;, &quot;;[$import.$B523];&quot;, &quot;;[$import.$C523];&quot;, &quot;;[$import.$D523];&quot;, &quot;;[$import.$E523];&quot;, &quot;;[$import.$F523];&quot;, &quot;;[$import.$G523];&quot; =&gt; &quot;;[$import.$A523];&quot; // &quot;;[$import.$H523])" office:value-type="string" office:string-value="towniem3,  null,  null, 34,  null,  null,  null =&gt; towniem3 // Townsperson" calcext:value-type="string">
            <text:p>towniem3, <text:s/>null, <text:s/>null, 34, <text:s/>null, <text:s/>null, <text:s/>null =&gt; towniem3 // Townsperson</text:p>
          </table:table-cell>
        </table:table-row>
        <table:table-row table:style-name="ro3">
          <table:table-cell table:formula="of:=CONCATENATE([$import.$A524];&quot;, &quot;;[$import.$B524];&quot;, &quot;;[$import.$C524];&quot;, &quot;;[$import.$D524];&quot;, &quot;;[$import.$E524];&quot;, &quot;;[$import.$F524];&quot;, &quot;;[$import.$G524];&quot; =&gt; &quot;;[$import.$A524];&quot; // &quot;;[$import.$H524])" office:value-type="string" office:string-value="towniem4,  null,  null, 34,  null,  null,  null =&gt; towniem4 // Townsperson" calcext:value-type="string">
            <text:p>towniem4, <text:s/>null, <text:s/>null, 34, <text:s/>null, <text:s/>null, <text:s/>null =&gt; towniem4 // Townsperson</text:p>
          </table:table-cell>
        </table:table-row>
        <table:table-row table:style-name="ro3">
          <table:table-cell table:formula="of:=CONCATENATE([$import.$A525];&quot;, &quot;;[$import.$B525];&quot;, &quot;;[$import.$C525];&quot;, &quot;;[$import.$D525];&quot;, &quot;;[$import.$E525];&quot;, &quot;;[$import.$F525];&quot;, &quot;;[$import.$G525];&quot; =&gt; &quot;;[$import.$A525];&quot; // &quot;;[$import.$H525])" office:value-type="string" office:string-value="towniem5,  null,  null, 34,  null,  null,  null =&gt; towniem5 // Townsperson" calcext:value-type="string">
            <text:p>towniem5, <text:s/>null, <text:s/>null, 34, <text:s/>null, <text:s/>null, <text:s/>null =&gt; towniem5 // Townsperson</text:p>
          </table:table-cell>
        </table:table-row>
        <table:table-row table:style-name="ro3">
          <table:table-cell table:formula="of:=CONCATENATE([$import.$A526];&quot;, &quot;;[$import.$B526];&quot;, &quot;;[$import.$C526];&quot;, &quot;;[$import.$D526];&quot;, &quot;;[$import.$E526];&quot;, &quot;;[$import.$F526];&quot;, &quot;;[$import.$G526];&quot; =&gt; &quot;;[$import.$A526];&quot; // &quot;;[$import.$H526])" office:value-type="string" office:string-value="tradran,  null,  null,  null, 4,  null,  null =&gt; tradran // Spectral Hero" calcext:value-type="string">
            <text:p>tradran, <text:s/>null, <text:s/>null, <text:s/>null, 4, <text:s/>null, <text:s/>null =&gt; tradran // Spectral Hero</text:p>
          </table:table-cell>
        </table:table-row>
        <table:table-row table:style-name="ro3">
          <table:table-cell table:formula="of:=CONCATENATE([$import.$A527];&quot;, &quot;;[$import.$B527];&quot;, &quot;;[$import.$C527];&quot;, &quot;;[$import.$D527];&quot;, &quot;;[$import.$E527];&quot;, &quot;;[$import.$F527];&quot;, &quot;;[$import.$G527];&quot; =&gt; &quot;;[$import.$A527];&quot; // &quot;;[$import.$H527])" office:value-type="string" office:string-value="trcriek,  null,  null,  null, 4,  null,  null =&gt; trcriek // Spectral Hero" calcext:value-type="string">
            <text:p>trcriek, <text:s/>null, <text:s/>null, <text:s/>null, 4, <text:s/>null, <text:s/>null =&gt; trcriek // Spectral Hero</text:p>
          </table:table-cell>
        </table:table-row>
        <table:table-row table:style-name="ro3">
          <table:table-cell table:formula="of:=CONCATENATE([$import.$A528];&quot;, &quot;;[$import.$B528];&quot;, &quot;;[$import.$C528];&quot;, &quot;;[$import.$D528];&quot;, &quot;;[$import.$E528];&quot;, &quot;;[$import.$F528];&quot;, &quot;;[$import.$G528];&quot; =&gt; &quot;;[$import.$A528];&quot; // &quot;;[$import.$H528])" office:value-type="string" office:string-value="trgbard,  null,  null,  null, 4, 1,  null =&gt; trgbard // Luremaster" calcext:value-type="string">
            <text:p>trgbard, <text:s/>null, <text:s/>null, <text:s/>null, 4, 1, <text:s/>null =&gt; trgbard // Luremaster</text:p>
          </table:table-cell>
        </table:table-row>
        <table:table-row table:style-name="ro3">
          <table:table-cell table:formula="of:=CONCATENATE([$import.$A529];&quot;, &quot;;[$import.$B529];&quot;, &quot;;[$import.$C529];&quot;, &quot;;[$import.$D529];&quot;, &quot;;[$import.$E529];&quot;, &quot;;[$import.$F529];&quot;, &quot;;[$import.$G529];&quot; =&gt; &quot;;[$import.$A529];&quot; // &quot;;[$import.$H529])" office:value-type="string" office:string-value="trharld,  null,  null,  null, 4,  null,  null =&gt; trharld // Spectral Hero" calcext:value-type="string">
            <text:p>trharld, <text:s/>null, <text:s/>null, <text:s/>null, 4, <text:s/>null, <text:s/>null =&gt; trharld // Spectral Hero</text:p>
          </table:table-cell>
        </table:table-row>
        <table:table-row table:style-name="ro3">
          <table:table-cell table:formula="of:=CONCATENATE([$import.$A530];&quot;, &quot;;[$import.$B530];&quot;, &quot;;[$import.$C530];&quot;, &quot;;[$import.$D530];&quot;, &quot;;[$import.$E530];&quot;, &quot;;[$import.$F530];&quot;, &quot;;[$import.$G530];&quot; =&gt; &quot;;[$import.$A530];&quot; // &quot;;[$import.$H530])" office:value-type="string" office:string-value="trhobrt,  null,  null,  null, 4,  null,  null =&gt; trhobrt // Spectral Hero" calcext:value-type="string">
            <text:p>trhobrt, <text:s/>null, <text:s/>null, <text:s/>null, 4, <text:s/>null, <text:s/>null =&gt; trhobrt // Spectral Hero</text:p>
          </table:table-cell>
        </table:table-row>
        <table:table-row table:style-name="ro3">
          <table:table-cell table:formula="of:=CONCATENATE([$import.$A531];&quot;, &quot;;[$import.$B531];&quot;, &quot;;[$import.$C531];&quot;, &quot;;[$import.$D531];&quot;, &quot;;[$import.$E531];&quot;, &quot;;[$import.$F531];&quot;, &quot;;[$import.$G531];&quot; =&gt; &quot;;[$import.$A531];&quot; // &quot;;[$import.$H531])" office:value-type="string" office:string-value="troll,  null,  null,  null, 5,  null,  null =&gt; troll // Troll" calcext:value-type="string">
            <text:p>troll, <text:s/>null, <text:s/>null, <text:s/>null, 5, <text:s/>null, <text:s/>null =&gt; troll // Troll</text:p>
          </table:table-cell>
        </table:table-row>
        <table:table-row table:style-name="ro3">
          <table:table-cell table:formula="of:=CONCATENATE([$import.$A532];&quot;, &quot;;[$import.$B532];&quot;, &quot;;[$import.$C532];&quot;, &quot;;[$import.$D532];&quot;, &quot;;[$import.$E532];&quot;, &quot;;[$import.$F532];&quot;, &quot;;[$import.$G532];&quot; =&gt; &quot;;[$import.$A532];&quot; // &quot;;[$import.$H532])" office:value-type="string" office:string-value="trollice,  null,  null,  null, 5,  null,  null =&gt; trollice // Ice Troll" calcext:value-type="string">
            <text:p>trollice, <text:s/>null, <text:s/>null, <text:s/>null, 5, <text:s/>null, <text:s/>null =&gt; trollice // Ice Troll</text:p>
          </table:table-cell>
        </table:table-row>
        <table:table-row table:style-name="ro3">
          <table:table-cell table:formula="of:=CONCATENATE([$import.$A533];&quot;, &quot;;[$import.$B533];&quot;, &quot;;[$import.$C533];&quot;, &quot;;[$import.$D533];&quot;, &quot;;[$import.$E533];&quot;, &quot;;[$import.$F533];&quot;, &quot;;[$import.$G533];&quot; =&gt; &quot;;[$import.$A533];&quot; // &quot;;[$import.$H533])" office:value-type="string" office:string-value="trollsno, 1,  null, 51, 5,  null,  null =&gt; trollsno // Snow Troll" calcext:value-type="string">
            <text:p>trollsno, 1, <text:s/>null, 51, 5, <text:s/>null, <text:s/>null =&gt; trollsno // Snow Troll</text:p>
          </table:table-cell>
        </table:table-row>
        <table:table-row table:style-name="ro3">
          <table:table-cell table:formula="of:=CONCATENATE([$import.$A534];&quot;, &quot;;[$import.$B534];&quot;, &quot;;[$import.$C534];&quot;, &quot;;[$import.$D534];&quot;, &quot;;[$import.$E534];&quot;, &quot;;[$import.$F534];&quot;, &quot;;[$import.$G534];&quot; =&gt; &quot;;[$import.$A534];&quot; // &quot;;[$import.$H534])" office:value-type="string" office:string-value="trollt,  null,  null,  null, 5,  null,  null =&gt; trollt // Troll" calcext:value-type="string">
            <text:p>trollt, <text:s/>null, <text:s/>null, <text:s/>null, 5, <text:s/>null, <text:s/>null =&gt; trollt // Troll</text:p>
          </table:table-cell>
        </table:table-row>
        <table:table-row table:style-name="ro3">
          <table:table-cell table:formula="of:=CONCATENATE([$import.$A535];&quot;, &quot;;[$import.$B535];&quot;, &quot;;[$import.$C535];&quot;, &quot;;[$import.$D535];&quot;, &quot;;[$import.$E535];&quot;, &quot;;[$import.$F535];&quot;, &quot;;[$import.$G535];&quot; =&gt; &quot;;[$import.$A535];&quot; // &quot;;[$import.$H535])" office:value-type="string" office:string-value="trolly,  null,  null,  null, 5,  null,  null =&gt; trolly // Troll" calcext:value-type="string">
            <text:p>trolly, <text:s/>null, <text:s/>null, <text:s/>null, 5, <text:s/>null, <text:s/>null =&gt; trolly // Troll</text:p>
          </table:table-cell>
        </table:table-row>
        <table:table-row table:style-name="ro3">
          <table:table-cell table:formula="of:=CONCATENATE([$import.$A536];&quot;, &quot;;[$import.$B536];&quot;, &quot;;[$import.$C536];&quot;, &quot;;[$import.$D536];&quot;, &quot;;[$import.$E536];&quot;, &quot;;[$import.$F536];&quot;, &quot;;[$import.$G536];&quot; =&gt; &quot;;[$import.$A536];&quot; // &quot;;[$import.$H536])" office:value-type="string" office:string-value="trshelh,  null,  null,  null, 4,  null,  null =&gt; trshelh // Spectral Hero" calcext:value-type="string">
            <text:p>trshelh, <text:s/>null, <text:s/>null, <text:s/>null, 4, <text:s/>null, <text:s/>null =&gt; trshelh // Spectral Hero</text:p>
          </table:table-cell>
        </table:table-row>
        <table:table-row table:style-name="ro3">
          <table:table-cell table:formula="of:=CONCATENATE([$import.$A537];&quot;, &quot;;[$import.$B537];&quot;, &quot;;[$import.$C537];&quot;, &quot;;[$import.$D537];&quot;, &quot;;[$import.$E537];&quot;, &quot;;[$import.$F537];&quot;, &quot;;[$import.$G537];&quot; =&gt; &quot;;[$import.$A537];&quot; // &quot;;[$import.$H537])" office:value-type="string" office:string-value="trsph1,  null,  null,  null, 4, 4,  null =&gt; trsph1 // Spectral Hero" calcext:value-type="string">
            <text:p>trsph1, <text:s/>null, <text:s/>null, <text:s/>null, 4, 4, <text:s/>null =&gt; trsph1 // Spectral Hero</text:p>
          </table:table-cell>
        </table:table-row>
        <table:table-row table:style-name="ro3">
          <table:table-cell table:formula="of:=CONCATENATE([$import.$A538];&quot;, &quot;;[$import.$B538];&quot;, &quot;;[$import.$C538];&quot;, &quot;;[$import.$D538];&quot;, &quot;;[$import.$E538];&quot;, &quot;;[$import.$F538];&quot;, &quot;;[$import.$G538];&quot; =&gt; &quot;;[$import.$A538];&quot; // &quot;;[$import.$H538])" office:value-type="string" office:string-value="trsph2,  null,  null,  null, 4, 2,  null =&gt; trsph2 // Spectral Hero" calcext:value-type="string">
            <text:p>trsph2, <text:s/>null, <text:s/>null, <text:s/>null, 4, 2, <text:s/>null =&gt; trsph2 // Spectral Hero</text:p>
          </table:table-cell>
        </table:table-row>
        <table:table-row table:style-name="ro3">
          <table:table-cell table:formula="of:=CONCATENATE([$import.$A539];&quot;, &quot;;[$import.$B539];&quot;, &quot;;[$import.$C539];&quot;, &quot;;[$import.$D539];&quot;, &quot;;[$import.$E539];&quot;, &quot;;[$import.$F539];&quot;, &quot;;[$import.$G539];&quot; =&gt; &quot;;[$import.$A539];&quot; // &quot;;[$import.$H539])" office:value-type="string" office:string-value="trsph3,  null,  null,  null, 4, 1,  null =&gt; trsph3 // Spectral Hero" calcext:value-type="string">
            <text:p>trsph3, <text:s/>null, <text:s/>null, <text:s/>null, 4, 1, <text:s/>null =&gt; trsph3 // Spectral Hero</text:p>
          </table:table-cell>
        </table:table-row>
        <table:table-row table:style-name="ro3">
          <table:table-cell table:formula="of:=CONCATENATE([$import.$A540];&quot;, &quot;;[$import.$B540];&quot;, &quot;;[$import.$C540];&quot;, &quot;;[$import.$D540];&quot;, &quot;;[$import.$E540];&quot;, &quot;;[$import.$F540];&quot;, &quot;;[$import.$G540];&quot; =&gt; &quot;;[$import.$A540];&quot; // &quot;;[$import.$H540])" office:value-type="string" office:string-value="trsph4,  null,  null,  null, 4, 3,  null =&gt; trsph4 // Spectral Hero" calcext:value-type="string">
            <text:p>trsph4, <text:s/>null, <text:s/>null, <text:s/>null, 4, 3, <text:s/>null =&gt; trsph4 // Spectral Hero</text:p>
          </table:table-cell>
        </table:table-row>
        <table:table-row table:style-name="ro3">
          <table:table-cell table:formula="of:=CONCATENATE([$import.$A541];&quot;, &quot;;[$import.$B541];&quot;, &quot;;[$import.$C541];&quot;, &quot;;[$import.$D541];&quot;, &quot;;[$import.$E541];&quot;, &quot;;[$import.$F541];&quot;, &quot;;[$import.$G541];&quot; =&gt; &quot;;[$import.$A541];&quot; // &quot;;[$import.$H541])" office:value-type="string" office:string-value="trsph5,  null,  null,  null, 4, 1,  null =&gt; trsph5 // Spectral Hero" calcext:value-type="string">
            <text:p>trsph5, <text:s/>null, <text:s/>null, <text:s/>null, 4, 1, <text:s/>null =&gt; trsph5 // Spectral Hero</text:p>
          </table:table-cell>
        </table:table-row>
        <table:table-row table:style-name="ro3">
          <table:table-cell table:formula="of:=CONCATENATE([$import.$A542];&quot;, &quot;;[$import.$B542];&quot;, &quot;;[$import.$C542];&quot;, &quot;;[$import.$D542];&quot;, &quot;;[$import.$E542];&quot;, &quot;;[$import.$F542];&quot;, &quot;;[$import.$G542];&quot; =&gt; &quot;;[$import.$A542];&quot; // &quot;;[$import.$H542])" office:value-type="string" office:string-value="trsph6,  null,  null,  null, 4, 1,  null =&gt; trsph6 // Spectral Hero" calcext:value-type="string">
            <text:p>trsph6, <text:s/>null, <text:s/>null, <text:s/>null, 4, 1, <text:s/>null =&gt; trsph6 // Spectral Hero</text:p>
          </table:table-cell>
        </table:table-row>
        <table:table-row table:style-name="ro3">
          <table:table-cell table:formula="of:=CONCATENATE([$import.$A543];&quot;, &quot;;[$import.$B543];&quot;, &quot;;[$import.$C543];&quot;, &quot;;[$import.$D543];&quot;, &quot;;[$import.$E543];&quot;, &quot;;[$import.$F543];&quot;, &quot;;[$import.$G543];&quot; =&gt; &quot;;[$import.$A543];&quot; // &quot;;[$import.$H543])" office:value-type="string" office:string-value="trsph7,  null,  null,  null, 4, 1,  null =&gt; trsph7 // Spectral Hero" calcext:value-type="string">
            <text:p>trsph7, <text:s/>null, <text:s/>null, <text:s/>null, 4, 1, <text:s/>null =&gt; trsph7 // Spectral Hero</text:p>
          </table:table-cell>
        </table:table-row>
        <table:table-row table:style-name="ro3">
          <table:table-cell table:formula="of:=CONCATENATE([$import.$A544];&quot;, &quot;;[$import.$B544];&quot;, &quot;;[$import.$C544];&quot;, &quot;;[$import.$D544];&quot;, &quot;;[$import.$E544];&quot;, &quot;;[$import.$F544];&quot;, &quot;;[$import.$G544];&quot; =&gt; &quot;;[$import.$A544];&quot; // &quot;;[$import.$H544])" office:value-type="string" office:string-value="trsph8,  null,  null,  null, 4, 4,  null =&gt; trsph8 // Spectral Hero" calcext:value-type="string">
            <text:p>trsph8, <text:s/>null, <text:s/>null, <text:s/>null, 4, 4, <text:s/>null =&gt; trsph8 // Spectral Hero</text:p>
          </table:table-cell>
        </table:table-row>
        <table:table-row table:style-name="ro3">
          <table:table-cell table:formula="of:=CONCATENATE([$import.$A545];&quot;, &quot;;[$import.$B545];&quot;, &quot;;[$import.$C545];&quot;, &quot;;[$import.$D545];&quot;, &quot;;[$import.$E545];&quot;, &quot;;[$import.$F545];&quot;, &quot;;[$import.$G545];&quot; =&gt; &quot;;[$import.$A545];&quot; // &quot;;[$import.$H545])" office:value-type="string" office:string-value="trsph9,  null,  null,  null, 4, 2,  null =&gt; trsph9 // Spectral Hero" calcext:value-type="string">
            <text:p>trsph9, <text:s/>null, <text:s/>null, <text:s/>null, 4, 2, <text:s/>null =&gt; trsph9 // Spectral Hero</text:p>
          </table:table-cell>
        </table:table-row>
        <table:table-row table:style-name="ro3">
          <table:table-cell table:formula="of:=CONCATENATE([$import.$A546];&quot;, &quot;;[$import.$B546];&quot;, &quot;;[$import.$C546];&quot;, &quot;;[$import.$D546];&quot;, &quot;;[$import.$E546];&quot;, &quot;;[$import.$F546];&quot;, &quot;;[$import.$G546];&quot; =&gt; &quot;;[$import.$A546];&quot; // &quot;;[$import.$H546])" office:value-type="string" office:string-value="udghast,  null,  null, 51, 4,  null,  null =&gt; udghast // Ghast" calcext:value-type="string">
            <text:p>udghast, <text:s/>null, <text:s/>null, 51, 4, <text:s/>null, <text:s/>null =&gt; udghast // Ghast</text:p>
          </table:table-cell>
        </table:table-row>
        <table:table-row table:style-name="ro3">
          <table:table-cell table:formula="of:=CONCATENATE([$import.$A547];&quot;, &quot;;[$import.$B547];&quot;, &quot;;[$import.$C547];&quot;, &quot;;[$import.$D547];&quot;, &quot;;[$import.$E547];&quot;, &quot;;[$import.$F547];&quot;, &quot;;[$import.$G547];&quot; =&gt; &quot;;[$import.$A547];&quot; // &quot;;[$import.$H547])" office:value-type="string" office:string-value="udghoul,  null,  null, 51, 4,  null,  null =&gt; udghoul // Ghoul" calcext:value-type="string">
            <text:p>udghoul, <text:s/>null, <text:s/>null, 51, 4, <text:s/>null, <text:s/>null =&gt; udghoul // Ghoul</text:p>
          </table:table-cell>
        </table:table-row>
        <table:table-row table:style-name="ro3">
          <table:table-cell table:formula="of:=CONCATENATE([$import.$A548];&quot;, &quot;;[$import.$B548];&quot;, &quot;;[$import.$C548];&quot;, &quot;;[$import.$D548];&quot;, &quot;;[$import.$E548];&quot;, &quot;;[$import.$F548];&quot;, &quot;;[$import.$G548];&quot; =&gt; &quot;;[$import.$A548];&quot; // &quot;;[$import.$H548])" office:value-type="string" office:string-value="udwight,  null,  null, 19, 4,  null,  null =&gt; udwight // Wight" calcext:value-type="string">
            <text:p>udwight, <text:s/>null, <text:s/>null, 19, 4, <text:s/>null, <text:s/>null =&gt; udwight // Wight</text:p>
          </table:table-cell>
        </table:table-row>
        <table:table-row table:style-name="ro3">
          <table:table-cell table:formula="of:=CONCATENATE([$import.$A549];&quot;, &quot;;[$import.$B549];&quot;, &quot;;[$import.$C549];&quot;, &quot;;[$import.$D549];&quot;, &quot;;[$import.$E549];&quot;, &quot;;[$import.$F549];&quot;, &quot;;[$import.$G549];&quot; =&gt; &quot;;[$import.$A549];&quot; // &quot;;[$import.$H549])" office:value-type="string" office:string-value="uhlk8004,  null,  null, 51,  null,  null,  null =&gt; uhlk8004 // Umber Hulk" calcext:value-type="string">
            <text:p>uhlk8004, <text:s/>null, <text:s/>null, 51, <text:s/>null, <text:s/>null, <text:s/>null =&gt; uhlk8004 // Umber Hulk</text:p>
          </table:table-cell>
        </table:table-row>
        <table:table-row table:style-name="ro3">
          <table:table-cell table:formula="of:=CONCATENATE([$import.$A550];&quot;, &quot;;[$import.$B550];&quot;, &quot;;[$import.$C550];&quot;, &quot;;[$import.$D550];&quot;, &quot;;[$import.$E550];&quot;, &quot;;[$import.$F550];&quot;, &quot;;[$import.$G550];&quot; =&gt; &quot;;[$import.$A550];&quot; // &quot;;[$import.$H550])" office:value-type="string" office:string-value="uhlk8010,  null,  null, 51,  null,  null,  null =&gt; uhlk8010 // Umber Hulk" calcext:value-type="string">
            <text:p>uhlk8010, <text:s/>null, <text:s/>null, 51, <text:s/>null, <text:s/>null, <text:s/>null =&gt; uhlk8010 // Umber Hulk</text:p>
          </table:table-cell>
        </table:table-row>
        <table:table-row table:style-name="ro3">
          <table:table-cell table:formula="of:=CONCATENATE([$import.$A551];&quot;, &quot;;[$import.$B551];&quot;, &quot;;[$import.$C551];&quot;, &quot;;[$import.$D551];&quot;, &quot;;[$import.$E551];&quot;, &quot;;[$import.$F551];&quot;, &quot;;[$import.$G551];&quot; =&gt; &quot;;[$import.$A551];&quot; // &quot;;[$import.$H551])" office:value-type="string" office:string-value="uligar,  null,  null,  null, 1,  null,  null =&gt; uligar // Uligar" calcext:value-type="string">
            <text:p>uligar, <text:s/>null, <text:s/>null, <text:s/>null, 1, <text:s/>null, <text:s/>null =&gt; uligar // Uligar</text:p>
          </table:table-cell>
        </table:table-row>
        <table:table-row table:style-name="ro3">
          <table:table-cell table:formula="of:=CONCATENATE([$import.$A552];&quot;, &quot;;[$import.$B552];&quot;, &quot;;[$import.$C552];&quot;, &quot;;[$import.$D552];&quot;, &quot;;[$import.$E552];&quot;, &quot;;[$import.$F552];&quot;, &quot;;[$import.$G552];&quot; =&gt; &quot;;[$import.$A552];&quot; // &quot;;[$import.$H552])" office:value-type="string" office:string-value="umberhlk,  null,  null, 51,  null,  null,  null =&gt; umberhlk // Umber Hulk" calcext:value-type="string">
            <text:p>umberhlk, <text:s/>null, <text:s/>null, 51, <text:s/>null, <text:s/>null, <text:s/>null =&gt; umberhlk // Umber Hulk</text:p>
          </table:table-cell>
        </table:table-row>
        <table:table-row table:style-name="ro3">
          <table:table-cell table:formula="of:=CONCATENATE([$import.$A553];&quot;, &quot;;[$import.$B553];&quot;, &quot;;[$import.$C553];&quot;, &quot;;[$import.$D553];&quot;, &quot;;[$import.$E553];&quot;, &quot;;[$import.$F553];&quot;, &quot;;[$import.$G553];&quot; =&gt; &quot;;[$import.$A553];&quot; // &quot;;[$import.$H553])" office:value-type="string" office:string-value="undeadlt,  null,  null, 34, 4,  null,  null =&gt; undeadlt // Undead Lieutenant" calcext:value-type="string">
            <text:p>undeadlt, <text:s/>null, <text:s/>null, 34, 4, <text:s/>null, <text:s/>null =&gt; undeadlt // Undead Lieutenant</text:p>
          </table:table-cell>
        </table:table-row>
        <table:table-row table:style-name="ro3">
          <table:table-cell table:formula="of:=CONCATENATE([$import.$A554];&quot;, &quot;;[$import.$B554];&quot;, &quot;;[$import.$C554];&quot;, &quot;;[$import.$D554];&quot;, &quot;;[$import.$E554];&quot;, &quot;;[$import.$F554];&quot;, &quot;;[$import.$G554];&quot; =&gt; &quot;;[$import.$A554];&quot; // &quot;;[$import.$H554])" office:value-type="string" office:string-value="vaarglan,  null,  null,  null, 1,  null, 1 =&gt; vaarglan // Vaarglan" calcext:value-type="string">
            <text:p>vaarglan, <text:s/>null, <text:s/>null, <text:s/>null, 1, <text:s/>null, 1 =&gt; vaarglan // Vaarglan</text:p>
          </table:table-cell>
        </table:table-row>
        <table:table-row table:style-name="ro3">
          <table:table-cell table:formula="of:=CONCATENATE([$import.$A555];&quot;, &quot;;[$import.$B555];&quot;, &quot;;[$import.$C555];&quot;, &quot;;[$import.$D555];&quot;, &quot;;[$import.$E555];&quot;, &quot;;[$import.$F555];&quot;, &quot;;[$import.$G555];&quot; =&gt; &quot;;[$import.$A555];&quot; // &quot;;[$import.$H555])" office:value-type="string" office:string-value="vaarglnd,  null,  null,  null, 3,  null, 1 =&gt; vaarglnd // Vaarglan" calcext:value-type="string">
            <text:p>vaarglnd, <text:s/>null, <text:s/>null, <text:s/>null, 3, <text:s/>null, 1 =&gt; vaarglnd // Vaarglan</text:p>
          </table:table-cell>
        </table:table-row>
        <table:table-row table:style-name="ro3">
          <table:table-cell table:formula="of:=CONCATENATE([$import.$A556];&quot;, &quot;;[$import.$B556];&quot;, &quot;;[$import.$C556];&quot;, &quot;;[$import.$D556];&quot;, &quot;;[$import.$E556];&quot;, &quot;;[$import.$F556];&quot;, &quot;;[$import.$G556];&quot; =&gt; &quot;;[$import.$A556];&quot; // &quot;;[$import.$H556])" office:value-type="string" office:string-value="valestis, 1,  null, 49,  null,  null,  null =&gt; valestis // Valestis" calcext:value-type="string">
            <text:p>valestis, 1, <text:s/>null, 49, <text:s/>null, <text:s/>null, <text:s/>null =&gt; valestis // Valestis</text:p>
          </table:table-cell>
        </table:table-row>
        <table:table-row table:style-name="ro3">
          <table:table-cell table:formula="of:=CONCATENATE([$import.$A557];&quot;, &quot;;[$import.$B557];&quot;, &quot;;[$import.$C557];&quot;, &quot;;[$import.$D557];&quot;, &quot;;[$import.$E557];&quot;, &quot;;[$import.$F557];&quot;, &quot;;[$import.$G557];&quot; =&gt; &quot;;[$import.$A557];&quot; // &quot;;[$import.$H557])" office:value-type="string" office:string-value="verbdead, 1,  null, 35, 3,  null,  null =&gt; verbdead // Verbeeg" calcext:value-type="string">
            <text:p>verbdead, 1, <text:s/>null, 35, 3, <text:s/>null, <text:s/>null =&gt; verbdead // Verbeeg</text:p>
          </table:table-cell>
        </table:table-row>
        <table:table-row table:style-name="ro3">
          <table:table-cell table:formula="of:=CONCATENATE([$import.$A558];&quot;, &quot;;[$import.$B558];&quot;, &quot;;[$import.$C558];&quot;, &quot;;[$import.$D558];&quot;, &quot;;[$import.$E558];&quot;, &quot;;[$import.$F558];&quot;, &quot;;[$import.$G558];&quot; =&gt; &quot;;[$import.$A558];&quot; // &quot;;[$import.$H558])" office:value-type="string" office:string-value="verbeeg, 1,  null, 35, 5,  null,  null =&gt; verbeeg // Verbeeg" calcext:value-type="string">
            <text:p>verbeeg, 1, <text:s/>null, 35, 5, <text:s/>null, <text:s/>null =&gt; verbeeg // Verbeeg</text:p>
          </table:table-cell>
        </table:table-row>
        <table:table-row table:style-name="ro3">
          <table:table-cell table:formula="of:=CONCATENATE([$import.$A559];&quot;, &quot;;[$import.$B559];&quot;, &quot;;[$import.$C559];&quot;, &quot;;[$import.$D559];&quot;, &quot;;[$import.$E559];&quot;, &quot;;[$import.$F559];&quot;, &quot;;[$import.$G559];&quot; =&gt; &quot;;[$import.$A559];&quot; // &quot;;[$import.$H559])" office:value-type="string" office:string-value="verbeegd, 1,  null, 35, 5,  null,  null =&gt; verbeegd // Verbeeg" calcext:value-type="string">
            <text:p>verbeegd, 1, <text:s/>null, 35, 5, <text:s/>null, <text:s/>null =&gt; verbeegd // Verbeeg</text:p>
          </table:table-cell>
        </table:table-row>
        <table:table-row table:style-name="ro3">
          <table:table-cell table:formula="of:=CONCATENATE([$import.$A560];&quot;, &quot;;[$import.$B560];&quot;, &quot;;[$import.$C560];&quot;, &quot;;[$import.$D560];&quot;, &quot;;[$import.$E560];&quot;, &quot;;[$import.$F560];&quot;, &quot;;[$import.$G560];&quot; =&gt; &quot;;[$import.$A560];&quot; // &quot;;[$import.$H560])" office:value-type="string" office:string-value="voice,  null,  null,  null,  null, 115,  null =&gt; voice // The Voice of Durdel Anatha" calcext:value-type="string">
            <text:p>voice, <text:s/>null, <text:s/>null, <text:s/>null, <text:s/>null, 115, <text:s/>null =&gt; voice // The Voice of Durdel Anatha</text:p>
          </table:table-cell>
        </table:table-row>
        <table:table-row table:style-name="ro3">
          <table:table-cell table:formula="of:=CONCATENATE([$import.$A561];&quot;, &quot;;[$import.$B561];&quot;, &quot;;[$import.$C561];&quot;, &quot;;[$import.$D561];&quot;, &quot;;[$import.$E561];&quot;, &quot;;[$import.$F561];&quot;, &quot;;[$import.$G561];&quot; =&gt; &quot;;[$import.$A561];&quot; // &quot;;[$import.$H561])" office:value-type="string" office:string-value="vscyeti, 1,  null, 34, 5,  null,  null =&gt; vscyeti // Yeti Chieftain" calcext:value-type="string">
            <text:p>vscyeti, 1, <text:s/>null, 34, 5, <text:s/>null, <text:s/>null =&gt; vscyeti // Yeti Chieftain</text:p>
          </table:table-cell>
        </table:table-row>
        <table:table-row table:style-name="ro3">
          <table:table-cell table:formula="of:=CONCATENATE([$import.$A562];&quot;, &quot;;[$import.$B562];&quot;, &quot;;[$import.$C562];&quot;, &quot;;[$import.$D562];&quot;, &quot;;[$import.$E562];&quot;, &quot;;[$import.$F562];&quot;, &quot;;[$import.$G562];&quot; =&gt; &quot;;[$import.$A562];&quot; // &quot;;[$import.$H562])" office:value-type="string" office:string-value="vslyeti,  null,  null,  null, 5,  null,  null =&gt; vslyeti // Yeti" calcext:value-type="string">
            <text:p>vslyeti, <text:s/>null, <text:s/>null, <text:s/>null, 5, <text:s/>null, <text:s/>null =&gt; vslyeti // Yeti</text:p>
          </table:table-cell>
        </table:table-row>
        <table:table-row table:style-name="ro3">
          <table:table-cell table:formula="of:=CONCATENATE([$import.$A563];&quot;, &quot;;[$import.$B563];&quot;, &quot;;[$import.$C563];&quot;, &quot;;[$import.$D563];&quot;, &quot;;[$import.$E563];&quot;, &quot;;[$import.$F563];&quot;, &quot;;[$import.$G563];&quot; =&gt; &quot;;[$import.$A563];&quot; // &quot;;[$import.$H563])" office:value-type="string" office:string-value="vsshad1,  null,  null, 51,  null,  null,  null =&gt; vsshad1 // Lesser Shadow" calcext:value-type="string">
            <text:p>vsshad1, <text:s/>null, <text:s/>null, 51, <text:s/>null, <text:s/>null, <text:s/>null =&gt; vsshad1 // Lesser Shadow</text:p>
          </table:table-cell>
        </table:table-row>
        <table:table-row table:style-name="ro3">
          <table:table-cell table:formula="of:=CONCATENATE([$import.$A564];&quot;, &quot;;[$import.$B564];&quot;, &quot;;[$import.$C564];&quot;, &quot;;[$import.$D564];&quot;, &quot;;[$import.$E564];&quot;, &quot;;[$import.$F564];&quot;, &quot;;[$import.$G564];&quot; =&gt; &quot;;[$import.$A564];&quot; // &quot;;[$import.$H564])" office:value-type="string" office:string-value="vsshadow,  null,  null, 51,  null,  null,  null =&gt; vsshadow // Lesser Shadow" calcext:value-type="string">
            <text:p>vsshadow, <text:s/>null, <text:s/>null, 51, <text:s/>null, <text:s/>null, <text:s/>null =&gt; vsshadow // Lesser Shadow</text:p>
          </table:table-cell>
        </table:table-row>
        <table:table-row table:style-name="ro3">
          <table:table-cell table:formula="of:=CONCATENATE([$import.$A565];&quot;, &quot;;[$import.$B565];&quot;, &quot;;[$import.$C565];&quot;, &quot;;[$import.$D565];&quot;, &quot;;[$import.$E565];&quot;, &quot;;[$import.$F565];&quot;, &quot;;[$import.$G565];&quot; =&gt; &quot;;[$import.$A565];&quot; // &quot;;[$import.$H565])" office:value-type="string" office:string-value="vsyeti, 1,  null, 34, 5,  null,  null =&gt; vsyeti // Yeti" calcext:value-type="string">
            <text:p>vsyeti, 1, <text:s/>null, 34, 5, <text:s/>null, <text:s/>null =&gt; vsyeti // Yeti</text:p>
          </table:table-cell>
        </table:table-row>
        <table:table-row table:style-name="ro3">
          <table:table-cell table:formula="of:=CONCATENATE([$import.$A566];&quot;, &quot;;[$import.$B566];&quot;, &quot;;[$import.$C566];&quot;, &quot;;[$import.$D566];&quot;, &quot;;[$import.$E566];&quot;, &quot;;[$import.$F566];&quot;, &quot;;[$import.$G566];&quot; =&gt; &quot;;[$import.$A566];&quot; // &quot;;[$import.$H566])" office:value-type="string" office:string-value="vsyetii, 1,  null, 34, 5,  null,  null =&gt; vsyetii // Yeti" calcext:value-type="string">
            <text:p>vsyetii, 1, <text:s/>null, 34, 5, <text:s/>null, <text:s/>null =&gt; vsyetii // Yeti</text:p>
          </table:table-cell>
        </table:table-row>
        <table:table-row table:style-name="ro3">
          <table:table-cell table:formula="of:=CONCATENATE([$import.$A567];&quot;, &quot;;[$import.$B567];&quot;, &quot;;[$import.$C567];&quot;, &quot;;[$import.$D567];&quot;, &quot;;[$import.$E567];&quot;, &quot;;[$import.$F567];&quot;, &quot;;[$import.$G567];&quot; =&gt; &quot;;[$import.$A567];&quot; // &quot;;[$import.$H567])" office:value-type="string" office:string-value="vulture, 1,  null, 34,  null,  null,  null =&gt; vulture // Vulture" calcext:value-type="string">
            <text:p>vulture, 1, <text:s/>null, 34, <text:s/>null, <text:s/>null, <text:s/>null =&gt; vulture // Vulture</text:p>
          </table:table-cell>
        </table:table-row>
        <table:table-row table:style-name="ro3">
          <table:table-cell table:formula="of:=CONCATENATE([$import.$A568];&quot;, &quot;;[$import.$B568];&quot;, &quot;;[$import.$C568];&quot;, &quot;;[$import.$D568];&quot;, &quot;;[$import.$E568];&quot;, &quot;;[$import.$F568];&quot;, &quot;;[$import.$G568];&quot; =&gt; &quot;;[$import.$A568];&quot; // &quot;;[$import.$H568])" office:value-type="string" office:string-value="wbishop,  null,  null, 34,  null,  null,  null =&gt; wbishop // White Bishop " calcext:value-type="string">
            <text:p>wbishop, <text:s/>null, <text:s/>null, 34, <text:s/>null, <text:s/>null, <text:s/>null =&gt; wbishop // White Bishop </text:p>
          </table:table-cell>
        </table:table-row>
        <table:table-row table:style-name="ro3">
          <table:table-cell table:formula="of:=CONCATENATE([$import.$A569];&quot;, &quot;;[$import.$B569];&quot;, &quot;;[$import.$C569];&quot;, &quot;;[$import.$D569];&quot;, &quot;;[$import.$E569];&quot;, &quot;;[$import.$F569];&quot;, &quot;;[$import.$G569];&quot; =&gt; &quot;;[$import.$A569];&quot; // &quot;;[$import.$H569])" office:value-type="string" office:string-value="werewlf, 1,  null,  null, 1,  null,  null =&gt; werewlf // Greater Werewolf" calcext:value-type="string">
            <text:p>werewlf, 1, <text:s/>null, <text:s/>null, 1, <text:s/>null, <text:s/>null =&gt; werewlf // Greater Werewolf</text:p>
          </table:table-cell>
        </table:table-row>
        <table:table-row table:style-name="ro3">
          <table:table-cell table:formula="of:=CONCATENATE([$import.$A570];&quot;, &quot;;[$import.$B570];&quot;, &quot;;[$import.$C570];&quot;, &quot;;[$import.$D570];&quot;, &quot;;[$import.$E570];&quot;, &quot;;[$import.$F570];&quot;, &quot;;[$import.$G570];&quot; =&gt; &quot;;[$import.$A570];&quot; // &quot;;[$import.$H570])" office:value-type="string" office:string-value="whitcomb, 1,  null,  null, 1,  null,  null =&gt; whitcomb // Whitcomb" calcext:value-type="string">
            <text:p>whitcomb, 1, <text:s/>null, <text:s/>null, 1, <text:s/>null, <text:s/>null =&gt; whitcomb // Whitcomb</text:p>
          </table:table-cell>
        </table:table-row>
        <table:table-row table:style-name="ro3">
          <table:table-cell table:formula="of:=CONCATENATE([$import.$A571];&quot;, &quot;;[$import.$B571];&quot;, &quot;;[$import.$C571];&quot;, &quot;;[$import.$D571];&quot;, &quot;;[$import.$E571];&quot;, &quot;;[$import.$F571];&quot;, &quot;;[$import.$G571];&quot; =&gt; &quot;;[$import.$A571];&quot; // &quot;;[$import.$H571])" office:value-type="string" office:string-value="wight,  null,  null, 19,  null,  null,  null =&gt; wight // Wight" calcext:value-type="string">
            <text:p>wight, <text:s/>null, <text:s/>null, 19, <text:s/>null, <text:s/>null, <text:s/>null =&gt; wight // Wight</text:p>
          </table:table-cell>
        </table:table-row>
        <table:table-row table:style-name="ro3">
          <table:table-cell table:formula="of:=CONCATENATE([$import.$A572];&quot;, &quot;;[$import.$B572];&quot;, &quot;;[$import.$C572];&quot;, &quot;;[$import.$D572];&quot;, &quot;;[$import.$E572];&quot;, &quot;;[$import.$F572];&quot;, &quot;;[$import.$G572];&quot; =&gt; &quot;;[$import.$A572];&quot; // &quot;;[$import.$H572])" office:value-type="string" office:string-value="wight2,  null,  null, 19,  null,  null,  null =&gt; wight2 // Wight" calcext:value-type="string">
            <text:p>wight2, <text:s/>null, <text:s/>null, 19, <text:s/>null, <text:s/>null, <text:s/>null =&gt; wight2 // Wight</text:p>
          </table:table-cell>
        </table:table-row>
        <table:table-row table:style-name="ro3">
          <table:table-cell table:formula="of:=CONCATENATE([$import.$A573];&quot;, &quot;;[$import.$B573];&quot;, &quot;;[$import.$C573];&quot;, &quot;;[$import.$D573];&quot;, &quot;;[$import.$E573];&quot;, &quot;;[$import.$F573];&quot;, &quot;;[$import.$G573];&quot; =&gt; &quot;;[$import.$A573];&quot; // &quot;;[$import.$H573])" office:value-type="string" office:string-value="wight3,  null,  null, 19,  null,  null,  null =&gt; wight3 // Wight" calcext:value-type="string">
            <text:p>wight3, <text:s/>null, <text:s/>null, 19, <text:s/>null, <text:s/>null, <text:s/>null =&gt; wight3 // Wight</text:p>
          </table:table-cell>
        </table:table-row>
        <table:table-row table:style-name="ro3">
          <table:table-cell table:formula="of:=CONCATENATE([$import.$A574];&quot;, &quot;;[$import.$B574];&quot;, &quot;;[$import.$C574];&quot;, &quot;;[$import.$D574];&quot;, &quot;;[$import.$E574];&quot;, &quot;;[$import.$F574];&quot;, &quot;;[$import.$G574];&quot; =&gt; &quot;;[$import.$A574];&quot; // &quot;;[$import.$H574])" office:value-type="string" office:string-value="winwolf, 1,  null,  null, 2,  null,  null =&gt; winwolf // Winter Wolf" calcext:value-type="string">
            <text:p>winwolf, 1, <text:s/>null, <text:s/>null, 2, <text:s/>null, <text:s/>null =&gt; winwolf // Winter Wolf</text:p>
          </table:table-cell>
        </table:table-row>
        <table:table-row table:style-name="ro3">
          <table:table-cell table:formula="of:=CONCATENATE([$import.$A575];&quot;, &quot;;[$import.$B575];&quot;, &quot;;[$import.$C575];&quot;, &quot;;[$import.$D575];&quot;, &quot;;[$import.$E575];&quot;, &quot;;[$import.$F575];&quot;, &quot;;[$import.$G575];&quot; =&gt; &quot;;[$import.$A575];&quot; // &quot;;[$import.$H575])" office:value-type="string" office:string-value="winwolfp, 1,  null,  null, 2,  null,  null =&gt; winwolfp // Winter Wolf" calcext:value-type="string">
            <text:p>winwolfp, 1, <text:s/>null, <text:s/>null, 2, <text:s/>null, <text:s/>null =&gt; winwolfp // Winter Wolf</text:p>
          </table:table-cell>
        </table:table-row>
        <table:table-row table:style-name="ro3">
          <table:table-cell table:formula="of:=CONCATENATE([$import.$A576];&quot;, &quot;;[$import.$B576];&quot;, &quot;;[$import.$C576];&quot;, &quot;;[$import.$D576];&quot;, &quot;;[$import.$E576];&quot;, &quot;;[$import.$F576];&quot;, &quot;;[$import.$G576];&quot; =&gt; &quot;;[$import.$A576];&quot; // &quot;;[$import.$H576])" office:value-type="string" office:string-value="wolf,  null,  null, 34,  null,  null,  null =&gt; wolf // Wolf" calcext:value-type="string">
            <text:p>wolf, <text:s/>null, <text:s/>null, 34, <text:s/>null, <text:s/>null, <text:s/>null =&gt; wolf // Wolf</text:p>
          </table:table-cell>
        </table:table-row>
        <table:table-row table:style-name="ro3">
          <table:table-cell table:formula="of:=CONCATENATE([$import.$A577];&quot;, &quot;;[$import.$B577];&quot;, &quot;;[$import.$C577];&quot;, &quot;;[$import.$D577];&quot;, &quot;;[$import.$E577];&quot;, &quot;;[$import.$F577];&quot;, &quot;;[$import.$G577];&quot; =&gt; &quot;;[$import.$A577];&quot; // &quot;;[$import.$H577])" office:value-type="string" office:string-value="wolf12,  null,  null, 34,  null,  null,  null =&gt; wolf12 // Wolf" calcext:value-type="string">
            <text:p>wolf12, <text:s/>null, <text:s/>null, 34, <text:s/>null, <text:s/>null, <text:s/>null =&gt; wolf12 // Wolf</text:p>
          </table:table-cell>
        </table:table-row>
        <table:table-row table:style-name="ro3">
          <table:table-cell table:formula="of:=CONCATENATE([$import.$A578];&quot;, &quot;;[$import.$B578];&quot;, &quot;;[$import.$C578];&quot;, &quot;;[$import.$D578];&quot;, &quot;;[$import.$E578];&quot;, &quot;;[$import.$F578];&quot;, &quot;;[$import.$G578];&quot; =&gt; &quot;;[$import.$A578];&quot; // &quot;;[$import.$H578])" office:value-type="string" office:string-value="wolfbel,  null,  null, 34,  null,  null,  null =&gt; wolfbel // Wolf" calcext:value-type="string">
            <text:p>wolfbel, <text:s/>null, <text:s/>null, 34, <text:s/>null, <text:s/>null, <text:s/>null =&gt; wolfbel // Wolf</text:p>
          </table:table-cell>
        </table:table-row>
        <table:table-row table:style-name="ro3">
          <table:table-cell table:formula="of:=CONCATENATE([$import.$A579];&quot;, &quot;;[$import.$B579];&quot;, &quot;;[$import.$C579];&quot;, &quot;;[$import.$D579];&quot;, &quot;;[$import.$E579];&quot;, &quot;;[$import.$F579];&quot;, &quot;;[$import.$G579];&quot; =&gt; &quot;;[$import.$A579];&quot; // &quot;;[$import.$H579])" office:value-type="string" office:string-value="wolfe,  null,  null, 34,  null,  null,  null =&gt; wolfe // Wolf" calcext:value-type="string">
            <text:p>wolfe, <text:s/>null, <text:s/>null, 34, <text:s/>null, <text:s/>null, <text:s/>null =&gt; wolfe // Wolf</text:p>
          </table:table-cell>
        </table:table-row>
        <table:table-row table:style-name="ro3">
          <table:table-cell table:formula="of:=CONCATENATE([$import.$A580];&quot;, &quot;;[$import.$B580];&quot;, &quot;;[$import.$C580];&quot;, &quot;;[$import.$D580];&quot;, &quot;;[$import.$E580];&quot;, &quot;;[$import.$F580];&quot;, &quot;;[$import.$G580];&quot; =&gt; &quot;;[$import.$A580];&quot; // &quot;;[$import.$H580])" office:value-type="string" office:string-value="wolfwint,  null,  null, 35,  null,  null,  null =&gt; wolfwint // Winter Wolf" calcext:value-type="string">
            <text:p>wolfwint, <text:s/>null, <text:s/>null, 35, <text:s/>null, <text:s/>null, <text:s/>null =&gt; wolfwint // Winter Wolf</text:p>
          </table:table-cell>
        </table:table-row>
        <table:table-row table:style-name="ro3">
          <table:table-cell table:formula="of:=CONCATENATE([$import.$A581];&quot;, &quot;;[$import.$B581];&quot;, &quot;;[$import.$C581];&quot;, &quot;;[$import.$D581];&quot;, &quot;;[$import.$E581];&quot;, &quot;;[$import.$F581];&quot;, &quot;;[$import.$G581];&quot; =&gt; &quot;;[$import.$A581];&quot; // &quot;;[$import.$H581])" office:value-type="string" office:string-value="wspir,  null,  null,  null,  null, 117,  null =&gt; wspir // Wolf Spirit" calcext:value-type="string">
            <text:p>wspir, <text:s/>null, <text:s/>null, <text:s/>null, <text:s/>null, 117, <text:s/>null =&gt; wspir // Wolf Spirit</text:p>
          </table:table-cell>
        </table:table-row>
        <table:table-row table:style-name="ro3">
          <table:table-cell table:formula="of:=CONCATENATE([$import.$A582];&quot;, &quot;;[$import.$B582];&quot;, &quot;;[$import.$C582];&quot;, &quot;;[$import.$D582];&quot;, &quot;;[$import.$E582];&quot;, &quot;;[$import.$F582];&quot;, &quot;;[$import.$G582];&quot; =&gt; &quot;;[$import.$A582];&quot; // &quot;;[$import.$H582])" office:value-type="string" office:string-value="wtcyeti,  null,  null, 34, 5,  null,  null =&gt; wtcyeti // Yeti Chieftain" calcext:value-type="string">
            <text:p>wtcyeti, <text:s/>null, <text:s/>null, 34, 5, <text:s/>null, <text:s/>null =&gt; wtcyeti // Yeti Chieftain</text:p>
          </table:table-cell>
        </table:table-row>
        <table:table-row table:style-name="ro3">
          <table:table-cell table:formula="of:=CONCATENATE([$import.$A583];&quot;, &quot;;[$import.$B583];&quot;, &quot;;[$import.$C583];&quot;, &quot;;[$import.$D583];&quot;, &quot;;[$import.$E583];&quot;, &quot;;[$import.$F583];&quot;, &quot;;[$import.$G583];&quot; =&gt; &quot;;[$import.$A583];&quot; // &quot;;[$import.$H583])" office:value-type="string" office:string-value="wtettin,  null,  null, 51, 5, 153,  null =&gt; wtettin // Ettin" calcext:value-type="string">
            <text:p>wtettin, <text:s/>null, <text:s/>null, 51, 5, 153, <text:s/>null =&gt; wtettin // Ettin</text:p>
          </table:table-cell>
        </table:table-row>
        <table:table-row table:style-name="ro3">
          <table:table-cell table:formula="of:=CONCATENATE([$import.$A584];&quot;, &quot;;[$import.$B584];&quot;, &quot;;[$import.$C584];&quot;, &quot;;[$import.$D584];&quot;, &quot;;[$import.$E584];&quot;, &quot;;[$import.$F584];&quot;, &quot;;[$import.$G584];&quot; =&gt; &quot;;[$import.$A584];&quot; // &quot;;[$import.$H584])" office:value-type="string" office:string-value="wticetr1,  null,  null,  null, 5,  null,  null =&gt; wticetr1 // Greater Ice Troll" calcext:value-type="string">
            <text:p>wticetr1, <text:s/>null, <text:s/>null, <text:s/>null, 5, <text:s/>null, <text:s/>null =&gt; wticetr1 // Greater Ice Troll</text:p>
          </table:table-cell>
        </table:table-row>
        <table:table-row table:style-name="ro3">
          <table:table-cell table:formula="of:=CONCATENATE([$import.$A585];&quot;, &quot;;[$import.$B585];&quot;, &quot;;[$import.$C585];&quot;, &quot;;[$import.$D585];&quot;, &quot;;[$import.$E585];&quot;, &quot;;[$import.$F585];&quot;, &quot;;[$import.$G585];&quot; =&gt; &quot;;[$import.$A585];&quot; // &quot;;[$import.$H585])" office:value-type="string" office:string-value="wticetr2,  null,  null,  null, 255,  null,  null =&gt; wticetr2 // Ice Troll" calcext:value-type="string">
            <text:p>wticetr2, <text:s/>null, <text:s/>null, <text:s/>null, 255, <text:s/>null, <text:s/>null =&gt; wticetr2 // Ice Troll</text:p>
          </table:table-cell>
        </table:table-row>
        <table:table-row table:style-name="ro3">
          <table:table-cell table:formula="of:=CONCATENATE([$import.$A586];&quot;, &quot;;[$import.$B586];&quot;, &quot;;[$import.$C586];&quot;, &quot;;[$import.$D586];&quot;, &quot;;[$import.$E586];&quot;, &quot;;[$import.$F586];&quot;, &quot;;[$import.$G586];&quot; =&gt; &quot;;[$import.$A586];&quot; // &quot;;[$import.$H586])" office:value-type="string" office:string-value="wticetri,  null,  null,  null, 255,  null,  null =&gt; wticetri // unknown" calcext:value-type="string">
            <text:p>wticetri, <text:s/>null, <text:s/>null, <text:s/>null, 255, <text:s/>null, <text:s/>null =&gt; wticetri // unknown</text:p>
          </table:table-cell>
        </table:table-row>
        <table:table-row table:style-name="ro3">
          <table:table-cell table:formula="of:=CONCATENATE([$import.$A587];&quot;, &quot;;[$import.$B587];&quot;, &quot;;[$import.$C587];&quot;, &quot;;[$import.$D587];&quot;, &quot;;[$import.$E587];&quot;, &quot;;[$import.$F587];&quot;, &quot;;[$import.$G587];&quot; =&gt; &quot;;[$import.$A587];&quot; // &quot;;[$import.$H587])" office:value-type="string" office:string-value="wticetrl,  null,  null,  null, 255,  null,  null =&gt; wticetrl // Greater Ice Troll" calcext:value-type="string">
            <text:p>wticetrl, <text:s/>null, <text:s/>null, <text:s/>null, 255, <text:s/>null, <text:s/>null =&gt; wticetrl // Greater Ice Troll</text:p>
          </table:table-cell>
        </table:table-row>
        <table:table-row table:style-name="ro3">
          <table:table-cell table:formula="of:=CONCATENATE([$import.$A588];&quot;, &quot;;[$import.$B588];&quot;, &quot;;[$import.$C588];&quot;, &quot;;[$import.$D588];&quot;, &quot;;[$import.$E588];&quot;, &quot;;[$import.$F588];&quot;, &quot;;[$import.$G588];&quot; =&gt; &quot;;[$import.$A588];&quot; // &quot;;[$import.$H588])" office:value-type="string" office:string-value="wtsalf1,  null,  null, 51,  null,  null,  null =&gt; wtsalf1 // Frost Salamander" calcext:value-type="string">
            <text:p>wtsalf1, <text:s/>null, <text:s/>null, 51, <text:s/>null, <text:s/>null, <text:s/>null =&gt; wtsalf1 // Frost Salamander</text:p>
          </table:table-cell>
        </table:table-row>
        <table:table-row table:style-name="ro3">
          <table:table-cell table:formula="of:=CONCATENATE([$import.$A589];&quot;, &quot;;[$import.$B589];&quot;, &quot;;[$import.$C589];&quot;, &quot;;[$import.$D589];&quot;, &quot;;[$import.$E589];&quot;, &quot;;[$import.$F589];&quot;, &quot;;[$import.$G589];&quot; =&gt; &quot;;[$import.$A589];&quot; // &quot;;[$import.$H589])" office:value-type="string" office:string-value="wtsalf2,  null,  null, 51,  null,  null,  null =&gt; wtsalf2 // Frost Salamander" calcext:value-type="string">
            <text:p>wtsalf2, <text:s/>null, <text:s/>null, 51, <text:s/>null, <text:s/>null, <text:s/>null =&gt; wtsalf2 // Frost Salamander</text:p>
          </table:table-cell>
        </table:table-row>
        <table:table-row table:style-name="ro3">
          <table:table-cell table:formula="of:=CONCATENATE([$import.$A590];&quot;, &quot;;[$import.$B590];&quot;, &quot;;[$import.$C590];&quot;, &quot;;[$import.$D590];&quot;, &quot;;[$import.$E590];&quot;, &quot;;[$import.$F590];&quot;, &quot;;[$import.$G590];&quot; =&gt; &quot;;[$import.$A590];&quot; // &quot;;[$import.$H590])" office:value-type="string" office:string-value="wtsalf3,  null,  null, 51,  null,  null,  null =&gt; wtsalf3 // Frost Salamander" calcext:value-type="string">
            <text:p>wtsalf3, <text:s/>null, <text:s/>null, 51, <text:s/>null, <text:s/>null, <text:s/>null =&gt; wtsalf3 // Frost Salamander</text:p>
          </table:table-cell>
        </table:table-row>
        <table:table-row table:style-name="ro3">
          <table:table-cell table:formula="of:=CONCATENATE([$import.$A591];&quot;, &quot;;[$import.$B591];&quot;, &quot;;[$import.$C591];&quot;, &quot;;[$import.$D591];&quot;, &quot;;[$import.$E591];&quot;, &quot;;[$import.$F591];&quot;, &quot;;[$import.$G591];&quot; =&gt; &quot;;[$import.$A591];&quot; // &quot;;[$import.$H591])" office:value-type="string" office:string-value="wtsalfd,  null,  null, 51, 3,  null,  null =&gt; wtsalfd // Dead Salamander" calcext:value-type="string">
            <text:p>wtsalfd, <text:s/>null, <text:s/>null, 51, 3, <text:s/>null, <text:s/>null =&gt; wtsalfd // Dead Salamander</text:p>
          </table:table-cell>
        </table:table-row>
        <table:table-row table:style-name="ro3">
          <table:table-cell table:formula="of:=CONCATENATE([$import.$A592];&quot;, &quot;;[$import.$B592];&quot;, &quot;;[$import.$C592];&quot;, &quot;;[$import.$D592];&quot;, &quot;;[$import.$E592];&quot;, &quot;;[$import.$F592];&quot;, &quot;;[$import.$G592];&quot; =&gt; &quot;;[$import.$A592];&quot; // &quot;;[$import.$H592])" office:value-type="string" office:string-value="wtsnotro, 1,  null, 51, 5,  null,  null =&gt; wtsnotro // Snow Troll" calcext:value-type="string">
            <text:p>wtsnotro, 1, <text:s/>null, 51, 5, <text:s/>null, <text:s/>null =&gt; wtsnotro // Snow Troll</text:p>
          </table:table-cell>
        </table:table-row>
        <table:table-row table:style-name="ro3">
          <table:table-cell table:formula="of:=CONCATENATE([$import.$A593];&quot;, &quot;;[$import.$B593];&quot;, &quot;;[$import.$C593];&quot;, &quot;;[$import.$D593];&quot;, &quot;;[$import.$E593];&quot;, &quot;;[$import.$F593];&quot;, &quot;;[$import.$G593];&quot; =&gt; &quot;;[$import.$A593];&quot; // &quot;;[$import.$H593])" office:value-type="string" office:string-value="wtyeti, 1,  null, 34, 5,  null,  null =&gt; wtyeti // Glacier Yeti" calcext:value-type="string">
            <text:p>wtyeti, 1, <text:s/>null, 34, 5, <text:s/>null, <text:s/>null =&gt; wtyeti // Glacier Yeti</text:p>
          </table:table-cell>
        </table:table-row>
        <table:table-row table:style-name="ro3">
          <table:table-cell table:formula="of:=CONCATENATE([$import.$A594];&quot;, &quot;;[$import.$B594];&quot;, &quot;;[$import.$C594];&quot;, &quot;;[$import.$D594];&quot;, &quot;;[$import.$E594];&quot;, &quot;;[$import.$F594];&quot;, &quot;;[$import.$G594];&quot; =&gt; &quot;;[$import.$A594];&quot; // &quot;;[$import.$H594])" office:value-type="string" office:string-value="wyrm, 1,  null,  null,  null,  null,  null =&gt; wyrm // White Wyrm" calcext:value-type="string">
            <text:p>wyrm, 1, <text:s/>null, <text:s/>null, <text:s/>null, <text:s/>null, <text:s/>null =&gt; wyrm // White Wyrm</text:p>
          </table:table-cell>
        </table:table-row>
        <table:table-row table:style-name="ro3">
          <table:table-cell table:formula="of:=CONCATENATE([$import.$A595];&quot;, &quot;;[$import.$B595];&quot;, &quot;;[$import.$C595];&quot;, &quot;;[$import.$D595];&quot;, &quot;;[$import.$E595];&quot;, &quot;;[$import.$F595];&quot;, &quot;;[$import.$G595];&quot; =&gt; &quot;;[$import.$A595];&quot; // &quot;;[$import.$H595])" office:value-type="string" office:string-value="wyvern, 1,  null,  null,  null,  null,  null =&gt; wyvern // Wyvern" calcext:value-type="string">
            <text:p>wyvern, 1, <text:s/>null, <text:s/>null, <text:s/>null, <text:s/>null, <text:s/>null =&gt; wyvern // Wyvern</text:p>
          </table:table-cell>
        </table:table-row>
        <table:table-row table:style-name="ro3">
          <table:table-cell table:formula="of:=CONCATENATE([$import.$A596];&quot;, &quot;;[$import.$B596];&quot;, &quot;;[$import.$C596];&quot;, &quot;;[$import.$D596];&quot;, &quot;;[$import.$E596];&quot;, &quot;;[$import.$F596];&quot;, &quot;;[$import.$G596];&quot; =&gt; &quot;;[$import.$A596];&quot; // &quot;;[$import.$H596])" office:value-type="string" office:string-value="wyvmat,  null, 2,  null,  null,  null,  null =&gt; wyvmat // Wyvern Matron" calcext:value-type="string">
            <text:p>wyvmat, <text:s/>null, 2, <text:s/>null, <text:s/>null, <text:s/>null, <text:s/>null =&gt; wyvmat // Wyvern Matron</text:p>
          </table:table-cell>
        </table:table-row>
        <table:table-row table:style-name="ro3">
          <table:table-cell table:formula="of:=CONCATENATE([$import.$A597];&quot;, &quot;;[$import.$B597];&quot;, &quot;;[$import.$C597];&quot;, &quot;;[$import.$D597];&quot;, &quot;;[$import.$E597];&quot;, &quot;;[$import.$F597];&quot;, &quot;;[$import.$G597];&quot; =&gt; &quot;;[$import.$A597];&quot; // &quot;;[$import.$H597])" office:value-type="string" office:string-value="xactile,  null,  null, 19, 255, 169,  null =&gt; xactile // Xactile" calcext:value-type="string">
            <text:p>xactile, <text:s/>null, <text:s/>null, 19, 255, 169, <text:s/>null =&gt; xactile // Xactile</text:p>
          </table:table-cell>
        </table:table-row>
        <table:table-row table:style-name="ro3">
          <table:table-cell table:formula="of:=CONCATENATE([$import.$A598];&quot;, &quot;;[$import.$B598];&quot;, &quot;;[$import.$C598];&quot;, &quot;;[$import.$D598];&quot;, &quot;;[$import.$E598];&quot;, &quot;;[$import.$F598];&quot;, &quot;;[$import.$G598];&quot; =&gt; &quot;;[$import.$A598];&quot; // &quot;;[$import.$H598])" office:value-type="string" office:string-value="yuaewax, 1,  null, 51,  null,  null,  null =&gt; yuaewax // Yuan-ti Elite" calcext:value-type="string">
            <text:p>yuaewax, 1, <text:s/>null, 51, <text:s/>null, <text:s/>null, <text:s/>null =&gt; yuaewax // Yuan-ti Elite</text:p>
          </table:table-cell>
        </table:table-row>
        <table:table-row table:style-name="ro3">
          <table:table-cell table:formula="of:=CONCATENATE([$import.$A599];&quot;, &quot;;[$import.$B599];&quot;, &quot;;[$import.$C599];&quot;, &quot;;[$import.$D599];&quot;, &quot;;[$import.$E599];&quot;, &quot;;[$import.$F599];&quot;, &quot;;[$import.$G599];&quot; =&gt; &quot;;[$import.$A599];&quot; // &quot;;[$import.$H599])" office:value-type="string" office:string-value="yuaewbl, 1,  null, 51,  null,  null,  null =&gt; yuaewbl // Yuan-ti Elite" calcext:value-type="string">
            <text:p>yuaewbl, 1, <text:s/>null, 51, <text:s/>null, <text:s/>null, <text:s/>null =&gt; yuaewbl // Yuan-ti Elite</text:p>
          </table:table-cell>
        </table:table-row>
        <table:table-row table:style-name="ro3">
          <table:table-cell table:formula="of:=CONCATENATE([$import.$A600];&quot;, &quot;;[$import.$B600];&quot;, &quot;;[$import.$C600];&quot;, &quot;;[$import.$D600];&quot;, &quot;;[$import.$E600];&quot;, &quot;;[$import.$F600];&quot;, &quot;;[$import.$G600];&quot; =&gt; &quot;;[$import.$A600];&quot; // &quot;;[$import.$H600])" office:value-type="string" office:string-value="yuaewbo, 1,  null,  null,  null,  null,  null =&gt; yuaewbo // Yuan-ti Elite" calcext:value-type="string">
            <text:p>yuaewbo, 1, <text:s/>null, <text:s/>null, <text:s/>null, <text:s/>null, <text:s/>null =&gt; yuaewbo // Yuan-ti Elite</text:p>
          </table:table-cell>
        </table:table-row>
        <table:table-row table:style-name="ro3">
          <table:table-cell table:formula="of:=CONCATENATE([$import.$A601];&quot;, &quot;;[$import.$B601];&quot;, &quot;;[$import.$C601];&quot;, &quot;;[$import.$D601];&quot;, &quot;;[$import.$E601];&quot;, &quot;;[$import.$F601];&quot;, &quot;;[$import.$G601];&quot; =&gt; &quot;;[$import.$A601];&quot; // &quot;;[$import.$H601])" office:value-type="string" office:string-value="yuaewsw, 1,  null, 51,  null,  null,  null =&gt; yuaewsw // Yuan-ti Elite" calcext:value-type="string">
            <text:p>yuaewsw, 1, <text:s/>null, 51, <text:s/>null, <text:s/>null, <text:s/>null =&gt; yuaewsw // Yuan-ti Elite</text:p>
          </table:table-cell>
        </table:table-row>
        <table:table-row table:style-name="ro3">
          <table:table-cell table:formula="of:=CONCATENATE([$import.$A602];&quot;, &quot;;[$import.$B602];&quot;, &quot;;[$import.$C602];&quot;, &quot;;[$import.$D602];&quot;, &quot;;[$import.$E602];&quot;, &quot;;[$import.$F602];&quot;, &quot;;[$import.$G602];&quot; =&gt; &quot;;[$import.$A602];&quot; // &quot;;[$import.$H602])" office:value-type="string" office:string-value="yuanmag, 1,  null,  null,  null,  null,  null =&gt; yuanmag // Yuan-ti Mage" calcext:value-type="string">
            <text:p>yuanmag, 1, <text:s/>null, <text:s/>null, <text:s/>null, <text:s/>null, <text:s/>null =&gt; yuanmag // Yuan-ti Mage</text:p>
          </table:table-cell>
        </table:table-row>
        <table:table-row table:style-name="ro3">
          <table:table-cell table:formula="of:=CONCATENATE([$import.$A603];&quot;, &quot;;[$import.$B603];&quot;, &quot;;[$import.$C603];&quot;, &quot;;[$import.$D603];&quot;, &quot;;[$import.$E603];&quot;, &quot;;[$import.$F603];&quot;, &quot;;[$import.$G603];&quot; =&gt; &quot;;[$import.$A603];&quot; // &quot;;[$import.$H603])" office:value-type="string" office:string-value="yuanti, 1,  null, 51,  null,  null,  null =&gt; yuanti // Yuan-ti" calcext:value-type="string">
            <text:p>yuanti, 1, <text:s/>null, 51, <text:s/>null, <text:s/>null, <text:s/>null =&gt; yuanti // Yuan-ti</text:p>
          </table:table-cell>
        </table:table-row>
        <table:table-row table:style-name="ro3">
          <table:table-cell table:formula="of:=CONCATENATE([$import.$A604];&quot;, &quot;;[$import.$B604];&quot;, &quot;;[$import.$C604];&quot;, &quot;;[$import.$D604];&quot;, &quot;;[$import.$E604];&quot;, &quot;;[$import.$F604];&quot;, &quot;;[$import.$G604];&quot; =&gt; &quot;;[$import.$A604];&quot; // &quot;;[$import.$H604])" office:value-type="string" office:string-value="yuantie, 1,  null, 51,  null,  null,  null =&gt; yuantie // Yuan-ti Elite" calcext:value-type="string">
            <text:p>yuantie, 1, <text:s/>null, 51, <text:s/>null, <text:s/>null, <text:s/>null =&gt; yuantie // Yuan-ti Elite</text:p>
          </table:table-cell>
        </table:table-row>
        <table:table-row table:style-name="ro3">
          <table:table-cell table:formula="of:=CONCATENATE([$import.$A605];&quot;, &quot;;[$import.$B605];&quot;, &quot;;[$import.$C605];&quot;, &quot;;[$import.$D605];&quot;, &quot;;[$import.$E605];&quot;, &quot;;[$import.$F605];&quot;, &quot;;[$import.$G605];&quot; =&gt; &quot;;[$import.$A605];&quot; // &quot;;[$import.$H605])" office:value-type="string" office:string-value="yuantip, 1,  null,  null,  null,  null, 3 =&gt; yuantip // Yuan-ti Priest" calcext:value-type="string">
            <text:p>yuantip, 1, <text:s/>null, <text:s/>null, <text:s/>null, <text:s/>null, 3 =&gt; yuantip // Yuan-ti Priest</text:p>
          </table:table-cell>
        </table:table-row>
        <table:table-row table:style-name="ro3">
          <table:table-cell table:formula="of:=CONCATENATE([$import.$A606];&quot;, &quot;;[$import.$B606];&quot;, &quot;;[$import.$C606];&quot;, &quot;;[$import.$D606];&quot;, &quot;;[$import.$E606];&quot;, &quot;;[$import.$F606];&quot;, &quot;;[$import.$G606];&quot; =&gt; &quot;;[$import.$A606];&quot; // &quot;;[$import.$H606])" office:value-type="string" office:string-value="yuanwax, 1,  null, 51,  null,  null,  null =&gt; yuanwax // Yuan-ti" calcext:value-type="string">
            <text:p>yuanwax, 1, <text:s/>null, 51, <text:s/>null, <text:s/>null, <text:s/>null =&gt; yuanwax // Yuan-ti</text:p>
          </table:table-cell>
        </table:table-row>
        <table:table-row table:style-name="ro3">
          <table:table-cell table:formula="of:=CONCATENATE([$import.$A607];&quot;, &quot;;[$import.$B607];&quot;, &quot;;[$import.$C607];&quot;, &quot;;[$import.$D607];&quot;, &quot;;[$import.$E607];&quot;, &quot;;[$import.$F607];&quot;, &quot;;[$import.$G607];&quot; =&gt; &quot;;[$import.$A607];&quot; // &quot;;[$import.$H607])" office:value-type="string" office:string-value="yuanwbi, 1,  null, 51,  null,  null,  null =&gt; yuanwbi // Yuan-ti" calcext:value-type="string">
            <text:p>yuanwbi, 1, <text:s/>null, 51, <text:s/>null, <text:s/>null, <text:s/>null =&gt; yuanwbi // Yuan-ti</text:p>
          </table:table-cell>
        </table:table-row>
        <table:table-row table:style-name="ro3">
          <table:table-cell table:formula="of:=CONCATENATE([$import.$A608];&quot;, &quot;;[$import.$B608];&quot;, &quot;;[$import.$C608];&quot;, &quot;;[$import.$D608];&quot;, &quot;;[$import.$E608];&quot;, &quot;;[$import.$F608];&quot;, &quot;;[$import.$G608];&quot; =&gt; &quot;;[$import.$A608];&quot; // &quot;;[$import.$H608])" office:value-type="string" office:string-value="yuanwsw, 1,  null, 51,  null,  null,  null =&gt; yuanwsw // Yuan-ti" calcext:value-type="string">
            <text:p>yuanwsw, 1, <text:s/>null, 51, <text:s/>null, <text:s/>null, <text:s/>null =&gt; yuanwsw // Yuan-ti</text:p>
          </table:table-cell>
        </table:table-row>
        <table:table-row table:style-name="ro3">
          <table:table-cell table:formula="of:=CONCATENATE([$import.$A609];&quot;, &quot;;[$import.$B609];&quot;, &quot;;[$import.$C609];&quot;, &quot;;[$import.$D609];&quot;, &quot;;[$import.$E609];&quot;, &quot;;[$import.$F609];&quot;, &quot;;[$import.$G609];&quot; =&gt; &quot;;[$import.$A609];&quot; // &quot;;[$import.$H609])" office:value-type="string" office:string-value="yuaxdin, 1,  null, 51,  null,  null,  null =&gt; yuaxdin // Yuan-ti" calcext:value-type="string">
            <text:p>yuaxdin, 1, <text:s/>null, 51, <text:s/>null, <text:s/>null, <text:s/>null =&gt; yuaxdin // Yuan-ti</text:p>
          </table:table-cell>
        </table:table-row>
        <table:table-row table:style-name="ro3">
          <table:table-cell table:formula="of:=CONCATENATE([$import.$A610];&quot;, &quot;;[$import.$B610];&quot;, &quot;;[$import.$C610];&quot;, &quot;;[$import.$D610];&quot;, &quot;;[$import.$E610];&quot;, &quot;;[$import.$F610];&quot;, &quot;;[$import.$G610];&quot; =&gt; &quot;;[$import.$A610];&quot; // &quot;;[$import.$H610])" office:value-type="string" office:string-value="yubldin, 1,  null, 51,  null,  null,  null =&gt; yubldin // Yuan-ti" calcext:value-type="string">
            <text:p>yubldin, 1, <text:s/>null, 51, <text:s/>null, <text:s/>null, <text:s/>null =&gt; yubldin // Yuan-ti</text:p>
          </table:table-cell>
        </table:table-row>
        <table:table-row table:style-name="ro3">
          <table:table-cell table:formula="of:=CONCATENATE([$import.$A611];&quot;, &quot;;[$import.$B611];&quot;, &quot;;[$import.$C611];&quot;, &quot;;[$import.$D611];&quot;, &quot;;[$import.$E611];&quot;, &quot;;[$import.$F611];&quot;, &quot;;[$import.$G611];&quot; =&gt; &quot;;[$import.$A611];&quot; // &quot;;[$import.$H611])" office:value-type="string" office:string-value="yuchamp, 1,  null,  null,  null,  null,  null =&gt; yuchamp // Yuan-Ti Champion" calcext:value-type="string">
            <text:p>yuchamp, 1, <text:s/>null, <text:s/>null, <text:s/>null, <text:s/>null, <text:s/>null =&gt; yuchamp // Yuan-Ti Champion</text:p>
          </table:table-cell>
        </table:table-row>
        <table:table-row table:style-name="ro3">
          <table:table-cell table:formula="of:=CONCATENATE([$import.$A612];&quot;, &quot;;[$import.$B612];&quot;, &quot;;[$import.$C612];&quot;, &quot;;[$import.$D612];&quot;, &quot;;[$import.$E612];&quot;, &quot;;[$import.$F612];&quot;, &quot;;[$import.$G612];&quot; =&gt; &quot;;[$import.$A612];&quot; // &quot;;[$import.$H612])" office:value-type="string" office:string-value="yuswdin, 1,  null, 51,  null,  null,  null =&gt; yuswdin // Yuan-ti" calcext:value-type="string">
            <text:p>yuswdin, 1, <text:s/>null, 51, <text:s/>null, <text:s/>null, <text:s/>null =&gt; yuswdin // Yuan-ti</text:p>
          </table:table-cell>
        </table:table-row>
        <table:table-row table:style-name="ro3">
          <table:table-cell table:formula="of:=CONCATENATE([$import.$A613];&quot;, &quot;;[$import.$B613];&quot;, &quot;;[$import.$C613];&quot;, &quot;;[$import.$D613];&quot;, &quot;;[$import.$E613];&quot;, &quot;;[$import.$F613];&quot;, &quot;;[$import.$G613];&quot; =&gt; &quot;;[$import.$A613];&quot; // &quot;;[$import.$H613])" office:value-type="string" office:string-value="yxungirl,  null,  null,  null, 255, 164,  null =&gt; yxungirl // Odd Little Girl" calcext:value-type="string">
            <text:p>yxungirl, <text:s/>null, <text:s/>null, <text:s/>null, 255, 164, <text:s/>null =&gt; yxungirl // Odd Little Girl</text:p>
          </table:table-cell>
        </table:table-row>
        <table:table-row table:style-name="ro3">
          <table:table-cell table:formula="of:=CONCATENATE([$import.$A614];&quot;, &quot;;[$import.$B614];&quot;, &quot;;[$import.$C614];&quot;, &quot;;[$import.$D614];&quot;, &quot;;[$import.$E614];&quot;, &quot;;[$import.$F614];&quot;, &quot;;[$import.$G614];&quot; =&gt; &quot;;[$import.$A614];&quot; // &quot;;[$import.$H614])" office:value-type="string" office:string-value="zombie,  null,  null, 34,  null,  null,  null =&gt; zombie // Zombie" calcext:value-type="string">
            <text:p>zombie, <text:s/>null, <text:s/>null, 34, <text:s/>null, <text:s/>null, <text:s/>null =&gt; zombie // Zombie</text:p>
          </table:table-cell>
        </table:table-row>
        <table:table-row table:style-name="ro3">
          <table:table-cell table:formula="of:=CONCATENATE([$import.$A615];&quot;, &quot;;[$import.$B615];&quot;, &quot;;[$import.$C615];&quot;, &quot;;[$import.$D615];&quot;, &quot;;[$import.$E615];&quot;, &quot;;[$import.$F615];&quot;, &quot;;[$import.$G615];&quot; =&gt; &quot;;[$import.$A615];&quot; // &quot;;[$import.$H615])" office:value-type="string" office:string-value="zombie2,  null,  null, 34,  null,  null,  null =&gt; zombie2 // Zombie" calcext:value-type="string">
            <text:p>zombie2, <text:s/>null, <text:s/>null, 34, <text:s/>null, <text:s/>null, <text:s/>null =&gt; zombie2 // Zombie</text:p>
          </table:table-cell>
        </table:table-row>
        <table:table-row table:style-name="ro3">
          <table:table-cell table:formula="of:=CONCATENATE([$import.$A616];&quot;, &quot;;[$import.$B616];&quot;, &quot;;[$import.$C616];&quot;, &quot;;[$import.$D616];&quot;, &quot;;[$import.$E616];&quot;, &quot;;[$import.$F616];&quot;, &quot;;[$import.$G616];&quot; =&gt; &quot;;[$import.$A616];&quot; // &quot;;[$import.$H616])" office:value-type="string" office:string-value="zombiej,  null,  null, 34,  null,  null,  null =&gt; zombiej // Ju-ju Zombie" calcext:value-type="string">
            <text:p>zombiej, <text:s/>null, <text:s/>null, 34, <text:s/>null, <text:s/>null, <text:s/>null =&gt; zombiej // Ju-ju Zombie</text:p>
          </table:table-cell>
        </table:table-row>
      </table:table>
      <table:named-expressions/>
      <table:database-ranges>
        <table:database-range table:name="__Anonymous_Sheet_DB__0" table:target-range-address="import.A1:import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12">00/00/0000</text:date>, <text:time style:data-style-name="N2" text:time-value="06:37:51.81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12T08:29:06.202000000</dc:date>
    <meta:editing-duration>PT5H3M46S</meta:editing-duration>
    <meta:editing-cycles>15</meta:editing-cycles>
    <meta:generator>LibreOffice/7.2.1.2$Windows_X86_64 LibreOffice_project/87b77fad49947c1441b67c559c339af8f3517e22</meta:generator>
    <meta:document-statistic meta:table-count="2" meta:cell-count="5567" meta:object-count="0"/>
  </office:meta>
</office:document-meta>
</file>